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qr_shape_table" table:style-name="ta1">
        <table:table-column table:style-name="co1" table:number-columns-repeated="16384" table:default-cell-style-name="ce1"/>
        <table:table-row table:style-name="ro1">
          <table:table-cell office:value-type="float" office:value="16384" table:style-name="ce1">
            <text:p>16384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office:value-type="float" office:value="32768" table:formula="of:=[.$A$1]*(1/2)^((ROW()-2-32)/32)" table:style-name="ce1">
            <text:p>32768</text:p>
          </table:table-cell>
          <table:table-cell table:style-name="ce1"/>
          <table:table-cell office:value-type="float" office:value="32768" table:formula="of:=ROUND([.A2];0)" table:style-name="ce1">
            <text:p>32768</text:p>
          </table:table-cell>
          <table:table-cell table:style-name="ce1"/>
          <table:table-cell office:value-type="float" office:value="0" table:formula="of:=ROW()-2" table:style-name="ce1">
            <text:p>0</text:p>
          </table:table-cell>
          <table:table-cell office:value-type="float" office:value="0" table:formula="of:=MIN([.$C2]*(COLUMN()-6);32768)" table:style-name="ce1">
            <text:p>0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office:value-type="float" office:value="32768" table:formula="of:=MIN([.$C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065.84933048976" table:formula="of:=[.$A$1]*(1/2)^((ROW()-2-32)/32)" table:style-name="ce1">
            <text:p>32065.84933</text:p>
          </table:table-cell>
          <table:table-cell table:style-name="ce1"/>
          <table:table-cell office:value-type="float" office:value="32066" table:formula="of:=ROUND([.A3];0)" table:style-name="ce1">
            <text:p>32066</text:p>
          </table:table-cell>
          <table:table-cell table:style-name="ce1"/>
          <table:table-cell office:value-type="float" office:value="1" table:formula="of:=ROW()-2" table:style-name="ce1">
            <text:p>1</text:p>
          </table:table-cell>
          <table:table-cell office:value-type="float" office:value="0" table:formula="of:=MIN([.$C3]*(COLUMN()-6);32768)" table:style-name="ce1">
            <text:p>0</text:p>
          </table:table-cell>
          <table:table-cell office:value-type="float" office:value="32066" table:formula="of:=MIN([.$C3]*(COLUMN()-6);32768)" table:style-name="ce1">
            <text:p>32066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office:value-type="float" office:value="32768" table:formula="of:=MIN([.$C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378.744301930856" table:formula="of:=[.$A$1]*(1/2)^((ROW()-2-32)/32)" table:style-name="ce1">
            <text:p>31378.7443</text:p>
          </table:table-cell>
          <table:table-cell table:style-name="ce1"/>
          <table:table-cell office:value-type="float" office:value="31379" table:formula="of:=ROUND([.A4];0)" table:style-name="ce1">
            <text:p>31379</text:p>
          </table:table-cell>
          <table:table-cell table:style-name="ce1"/>
          <table:table-cell office:value-type="float" office:value="2" table:formula="of:=ROW()-2" table:style-name="ce1">
            <text:p>2</text:p>
          </table:table-cell>
          <table:table-cell office:value-type="float" office:value="0" table:formula="of:=MIN([.$C4]*(COLUMN()-6);32768)" table:style-name="ce1">
            <text:p>0</text:p>
          </table:table-cell>
          <table:table-cell office:value-type="float" office:value="31379" table:formula="of:=MIN([.$C4]*(COLUMN()-6);32768)" table:style-name="ce1">
            <text:p>31379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office:value-type="float" office:value="32768" table:formula="of:=MIN([.$C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706.362517263151" table:formula="of:=[.$A$1]*(1/2)^((ROW()-2-32)/32)" table:style-name="ce1">
            <text:p>30706.36252</text:p>
          </table:table-cell>
          <table:table-cell table:style-name="ce1"/>
          <table:table-cell office:value-type="float" office:value="30706" table:formula="of:=ROUND([.A5];0)" table:style-name="ce1">
            <text:p>30706</text:p>
          </table:table-cell>
          <table:table-cell table:style-name="ce1"/>
          <table:table-cell office:value-type="float" office:value="3" table:formula="of:=ROW()-2" table:style-name="ce1">
            <text:p>3</text:p>
          </table:table-cell>
          <table:table-cell office:value-type="float" office:value="0" table:formula="of:=MIN([.$C5]*(COLUMN()-6);32768)" table:style-name="ce1">
            <text:p>0</text:p>
          </table:table-cell>
          <table:table-cell office:value-type="float" office:value="30706" table:formula="of:=MIN([.$C5]*(COLUMN()-6);32768)" table:style-name="ce1">
            <text:p>30706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office:value-type="float" office:value="32768" table:formula="of:=MIN([.$C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048.388487730666" table:formula="of:=[.$A$1]*(1/2)^((ROW()-2-32)/32)" table:style-name="ce1">
            <text:p>30048.38849</text:p>
          </table:table-cell>
          <table:table-cell table:style-name="ce1"/>
          <table:table-cell office:value-type="float" office:value="30048" table:formula="of:=ROUND([.A6];0)" table:style-name="ce1">
            <text:p>30048</text:p>
          </table:table-cell>
          <table:table-cell table:style-name="ce1"/>
          <table:table-cell office:value-type="float" office:value="4" table:formula="of:=ROW()-2" table:style-name="ce1">
            <text:p>4</text:p>
          </table:table-cell>
          <table:table-cell office:value-type="float" office:value="0" table:formula="of:=MIN([.$C6]*(COLUMN()-6);32768)" table:style-name="ce1">
            <text:p>0</text:p>
          </table:table-cell>
          <table:table-cell office:value-type="float" office:value="30048" table:formula="of:=MIN([.$C6]*(COLUMN()-6);32768)" table:style-name="ce1">
            <text:p>3004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office:value-type="float" office:value="32768" table:formula="of:=MIN([.$C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404.513484850911" table:formula="of:=[.$A$1]*(1/2)^((ROW()-2-32)/32)" table:style-name="ce1">
            <text:p>29404.51348</text:p>
          </table:table-cell>
          <table:table-cell table:style-name="ce1"/>
          <table:table-cell office:value-type="float" office:value="29405" table:formula="of:=ROUND([.A7];0)" table:style-name="ce1">
            <text:p>29405</text:p>
          </table:table-cell>
          <table:table-cell table:style-name="ce1"/>
          <table:table-cell office:value-type="float" office:value="5" table:formula="of:=ROW()-2" table:style-name="ce1">
            <text:p>5</text:p>
          </table:table-cell>
          <table:table-cell office:value-type="float" office:value="0" table:formula="of:=MIN([.$C7]*(COLUMN()-6);32768)" table:style-name="ce1">
            <text:p>0</text:p>
          </table:table-cell>
          <table:table-cell office:value-type="float" office:value="29405" table:formula="of:=MIN([.$C7]*(COLUMN()-6);32768)" table:style-name="ce1">
            <text:p>29405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office:value-type="float" office:value="32768" table:formula="of:=MIN([.$C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774.435395556135" table:formula="of:=[.$A$1]*(1/2)^((ROW()-2-32)/32)" table:style-name="ce1">
            <text:p>28774.4354</text:p>
          </table:table-cell>
          <table:table-cell table:style-name="ce1"/>
          <table:table-cell office:value-type="float" office:value="28774" table:formula="of:=ROUND([.A8];0)" table:style-name="ce1">
            <text:p>28774</text:p>
          </table:table-cell>
          <table:table-cell table:style-name="ce1"/>
          <table:table-cell office:value-type="float" office:value="6" table:formula="of:=ROW()-2" table:style-name="ce1">
            <text:p>6</text:p>
          </table:table-cell>
          <table:table-cell office:value-type="float" office:value="0" table:formula="of:=MIN([.$C8]*(COLUMN()-6);32768)" table:style-name="ce1">
            <text:p>0</text:p>
          </table:table-cell>
          <table:table-cell office:value-type="float" office:value="28774" table:formula="of:=MIN([.$C8]*(COLUMN()-6);32768)" table:style-name="ce1">
            <text:p>28774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office:value-type="float" office:value="32768" table:formula="of:=MIN([.$C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157.858580438678" table:formula="of:=[.$A$1]*(1/2)^((ROW()-2-32)/32)" table:style-name="ce1">
            <text:p>28157.85858</text:p>
          </table:table-cell>
          <table:table-cell table:style-name="ce1"/>
          <table:table-cell office:value-type="float" office:value="28158" table:formula="of:=ROUND([.A9];0)" table:style-name="ce1">
            <text:p>28158</text:p>
          </table:table-cell>
          <table:table-cell table:style-name="ce1"/>
          <table:table-cell office:value-type="float" office:value="7" table:formula="of:=ROW()-2" table:style-name="ce1">
            <text:p>7</text:p>
          </table:table-cell>
          <table:table-cell office:value-type="float" office:value="0" table:formula="of:=MIN([.$C9]*(COLUMN()-6);32768)" table:style-name="ce1">
            <text:p>0</text:p>
          </table:table-cell>
          <table:table-cell office:value-type="float" office:value="28158" table:formula="of:=MIN([.$C9]*(COLUMN()-6);32768)" table:style-name="ce1">
            <text:p>2815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office:value-type="float" office:value="32768" table:formula="of:=MIN([.$C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554.49373503372" table:formula="of:=[.$A$1]*(1/2)^((ROW()-2-32)/32)" table:style-name="ce1">
            <text:p>27554.49374</text:p>
          </table:table-cell>
          <table:table-cell table:style-name="ce1"/>
          <table:table-cell office:value-type="float" office:value="27554" table:formula="of:=ROUND([.A10];0)" table:style-name="ce1">
            <text:p>27554</text:p>
          </table:table-cell>
          <table:table-cell table:style-name="ce1"/>
          <table:table-cell office:value-type="float" office:value="8" table:formula="of:=ROW()-2" table:style-name="ce1">
            <text:p>8</text:p>
          </table:table-cell>
          <table:table-cell office:value-type="float" office:value="0" table:formula="of:=MIN([.$C10]*(COLUMN()-6);32768)" table:style-name="ce1">
            <text:p>0</text:p>
          </table:table-cell>
          <table:table-cell office:value-type="float" office:value="27554" table:formula="of:=MIN([.$C10]*(COLUMN()-6);32768)" table:style-name="ce1">
            <text:p>27554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office:value-type="float" office:value="32768" table:formula="of:=MIN([.$C1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964.057754074558" table:formula="of:=[.$A$1]*(1/2)^((ROW()-2-32)/32)" table:style-name="ce1">
            <text:p>26964.05775</text:p>
          </table:table-cell>
          <table:table-cell table:style-name="ce1"/>
          <table:table-cell office:value-type="float" office:value="26964" table:formula="of:=ROUND([.A11];0)" table:style-name="ce1">
            <text:p>26964</text:p>
          </table:table-cell>
          <table:table-cell table:style-name="ce1"/>
          <table:table-cell office:value-type="float" office:value="9" table:formula="of:=ROW()-2" table:style-name="ce1">
            <text:p>9</text:p>
          </table:table-cell>
          <table:table-cell office:value-type="float" office:value="0" table:formula="of:=MIN([.$C11]*(COLUMN()-6);32768)" table:style-name="ce1">
            <text:p>0</text:p>
          </table:table-cell>
          <table:table-cell office:value-type="float" office:value="26964" table:formula="of:=MIN([.$C11]*(COLUMN()-6);32768)" table:style-name="ce1">
            <text:p>26964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office:value-type="float" office:value="32768" table:formula="of:=MIN([.$C1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386.273598656582" table:formula="of:=[.$A$1]*(1/2)^((ROW()-2-32)/32)" table:style-name="ce1">
            <text:p>26386.2736</text:p>
          </table:table-cell>
          <table:table-cell table:style-name="ce1"/>
          <table:table-cell office:value-type="float" office:value="26386" table:formula="of:=ROUND([.A12];0)" table:style-name="ce1">
            <text:p>26386</text:p>
          </table:table-cell>
          <table:table-cell table:style-name="ce1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MIN([.$C12]*(COLUMN()-6);32768)" table:style-name="ce1">
            <text:p>0</text:p>
          </table:table-cell>
          <table:table-cell office:value-type="float" office:value="26386" table:formula="of:=MIN([.$C12]*(COLUMN()-6);32768)" table:style-name="ce1">
            <text:p>26386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office:value-type="float" office:value="32768" table:formula="of:=MIN([.$C1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820.870166247612" table:formula="of:=[.$A$1]*(1/2)^((ROW()-2-32)/32)" table:style-name="ce1">
            <text:p>25820.87017</text:p>
          </table:table-cell>
          <table:table-cell table:style-name="ce1"/>
          <table:table-cell office:value-type="float" office:value="25821" table:formula="of:=ROUND([.A13];0)" table:style-name="ce1">
            <text:p>25821</text:p>
          </table:table-cell>
          <table:table-cell table:style-name="ce1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MIN([.$C13]*(COLUMN()-6);32768)" table:style-name="ce1">
            <text:p>0</text:p>
          </table:table-cell>
          <table:table-cell office:value-type="float" office:value="25821" table:formula="of:=MIN([.$C13]*(COLUMN()-6);32768)" table:style-name="ce1">
            <text:p>25821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office:value-type="float" office:value="32768" table:formula="of:=MIN([.$C1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267.582163483701" table:formula="of:=[.$A$1]*(1/2)^((ROW()-2-32)/32)" table:style-name="ce1">
            <text:p>25267.58216</text:p>
          </table:table-cell>
          <table:table-cell table:style-name="ce1"/>
          <table:table-cell office:value-type="float" office:value="25268" table:formula="of:=ROUND([.A14];0)" table:style-name="ce1">
            <text:p>25268</text:p>
          </table:table-cell>
          <table:table-cell table:style-name="ce1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MIN([.$C14]*(COLUMN()-6);32768)" table:style-name="ce1">
            <text:p>0</text:p>
          </table:table-cell>
          <table:table-cell office:value-type="float" office:value="25268" table:formula="of:=MIN([.$C14]*(COLUMN()-6);32768)" table:style-name="ce1">
            <text:p>252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office:value-type="float" office:value="32768" table:formula="of:=MIN([.$C1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726.149981690636" table:formula="of:=[.$A$1]*(1/2)^((ROW()-2-32)/32)" table:style-name="ce1">
            <text:p>24726.14998</text:p>
          </table:table-cell>
          <table:table-cell table:style-name="ce1"/>
          <table:table-cell office:value-type="float" office:value="24726" table:formula="of:=ROUND([.A15];0)" table:style-name="ce1">
            <text:p>24726</text:p>
          </table:table-cell>
          <table:table-cell table:style-name="ce1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MIN([.$C15]*(COLUMN()-6);32768)" table:style-name="ce1">
            <text:p>0</text:p>
          </table:table-cell>
          <table:table-cell office:value-type="float" office:value="24726" table:formula="of:=MIN([.$C15]*(COLUMN()-6);32768)" table:style-name="ce1">
            <text:p>24726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office:value-type="float" office:value="32768" table:formula="of:=MIN([.$C1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196.319575072757" table:formula="of:=[.$A$1]*(1/2)^((ROW()-2-32)/32)" table:style-name="ce1">
            <text:p>24196.31958</text:p>
          </table:table-cell>
          <table:table-cell table:style-name="ce1"/>
          <table:table-cell office:value-type="float" office:value="24196" table:formula="of:=ROUND([.A16];0)" table:style-name="ce1">
            <text:p>24196</text:p>
          </table:table-cell>
          <table:table-cell table:style-name="ce1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MIN([.$C16]*(COLUMN()-6);32768)" table:style-name="ce1">
            <text:p>0</text:p>
          </table:table-cell>
          <table:table-cell office:value-type="float" office:value="24196" table:formula="of:=MIN([.$C16]*(COLUMN()-6);32768)" table:style-name="ce1">
            <text:p>24196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office:value-type="float" office:value="32768" table:formula="of:=MIN([.$C1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677.842341511932" table:formula="of:=[.$A$1]*(1/2)^((ROW()-2-32)/32)" table:style-name="ce1">
            <text:p>23677.84234</text:p>
          </table:table-cell>
          <table:table-cell table:style-name="ce1"/>
          <table:table-cell office:value-type="float" office:value="23678" table:formula="of:=ROUND([.A17];0)" table:style-name="ce1">
            <text:p>23678</text:p>
          </table:table-cell>
          <table:table-cell table:style-name="ce1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MIN([.$C17]*(COLUMN()-6);32768)" table:style-name="ce1">
            <text:p>0</text:p>
          </table:table-cell>
          <table:table-cell office:value-type="float" office:value="23678" table:formula="of:=MIN([.$C17]*(COLUMN()-6);32768)" table:style-name="ce1">
            <text:p>2367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office:value-type="float" office:value="32768" table:formula="of:=MIN([.$C1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170.475005920787" table:formula="of:=[.$A$1]*(1/2)^((ROW()-2-32)/32)" table:style-name="ce1">
            <text:p>23170.47501</text:p>
          </table:table-cell>
          <table:table-cell table:style-name="ce1"/>
          <table:table-cell office:value-type="float" office:value="23170" table:formula="of:=ROUND([.A18];0)" table:style-name="ce1">
            <text:p>23170</text:p>
          </table:table-cell>
          <table:table-cell table:style-name="ce1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MIN([.$C18]*(COLUMN()-6);32768)" table:style-name="ce1">
            <text:p>0</text:p>
          </table:table-cell>
          <table:table-cell office:value-type="float" office:value="23170" table:formula="of:=MIN([.$C18]*(COLUMN()-6);32768)" table:style-name="ce1">
            <text:p>23170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office:value-type="float" office:value="32768" table:formula="of:=MIN([.$C1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673.979506095424" table:formula="of:=[.$A$1]*(1/2)^((ROW()-2-32)/32)" table:style-name="ce1">
            <text:p>22673.97951</text:p>
          </table:table-cell>
          <table:table-cell table:style-name="ce1"/>
          <table:table-cell office:value-type="float" office:value="22674" table:formula="of:=ROUND([.A19];0)" table:style-name="ce1">
            <text:p>22674</text:p>
          </table:table-cell>
          <table:table-cell table:style-name="ce1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MIN([.$C19]*(COLUMN()-6);32768)" table:style-name="ce1">
            <text:p>0</text:p>
          </table:table-cell>
          <table:table-cell office:value-type="float" office:value="22674" table:formula="of:=MIN([.$C19]*(COLUMN()-6);32768)" table:style-name="ce1">
            <text:p>22674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office:value-type="float" office:value="32768" table:formula="of:=MIN([.$C1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188.122881014049" table:formula="of:=[.$A$1]*(1/2)^((ROW()-2-32)/32)" table:style-name="ce1">
            <text:p>22188.12288</text:p>
          </table:table-cell>
          <table:table-cell table:style-name="ce1"/>
          <table:table-cell office:value-type="float" office:value="22188" table:formula="of:=ROUND([.A20];0)" table:style-name="ce1">
            <text:p>22188</text:p>
          </table:table-cell>
          <table:table-cell table:style-name="ce1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MIN([.$C20]*(COLUMN()-6);32768)" table:style-name="ce1">
            <text:p>0</text:p>
          </table:table-cell>
          <table:table-cell office:value-type="float" office:value="22188" table:formula="of:=MIN([.$C20]*(COLUMN()-6);32768)" table:style-name="ce1">
            <text:p>2218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office:value-type="float" office:value="32768" table:formula="of:=MIN([.$C2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712.677161529198" table:formula="of:=[.$A$1]*(1/2)^((ROW()-2-32)/32)" table:style-name="ce1">
            <text:p>21712.67716</text:p>
          </table:table-cell>
          <table:table-cell table:style-name="ce1"/>
          <table:table-cell office:value-type="float" office:value="21713" table:formula="of:=ROUND([.A21];0)" table:style-name="ce1">
            <text:p>21713</text:p>
          </table:table-cell>
          <table:table-cell table:style-name="ce1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MIN([.$C21]*(COLUMN()-6);32768)" table:style-name="ce1">
            <text:p>0</text:p>
          </table:table-cell>
          <table:table-cell office:value-type="float" office:value="21713" table:formula="of:=MIN([.$C21]*(COLUMN()-6);32768)" table:style-name="ce1">
            <text:p>21713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office:value-type="float" office:value="32768" table:formula="of:=MIN([.$C2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247.419263402142" table:formula="of:=[.$A$1]*(1/2)^((ROW()-2-32)/32)" table:style-name="ce1">
            <text:p>21247.41926</text:p>
          </table:table-cell>
          <table:table-cell table:style-name="ce1"/>
          <table:table-cell office:value-type="float" office:value="21247" table:formula="of:=ROUND([.A22];0)" table:style-name="ce1">
            <text:p>21247</text:p>
          </table:table-cell>
          <table:table-cell table:style-name="ce1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MIN([.$C22]*(COLUMN()-6);32768)" table:style-name="ce1">
            <text:p>0</text:p>
          </table:table-cell>
          <table:table-cell office:value-type="float" office:value="21247" table:formula="of:=MIN([.$C22]*(COLUMN()-6);32768)" table:style-name="ce1">
            <text:p>21247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office:value-type="float" office:value="32768" table:formula="of:=MIN([.$C2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0792.130882629357" table:formula="of:=[.$A$1]*(1/2)^((ROW()-2-32)/32)" table:style-name="ce1">
            <text:p>20792.13088</text:p>
          </table:table-cell>
          <table:table-cell table:style-name="ce1"/>
          <table:table-cell office:value-type="float" office:value="20792" table:formula="of:=ROUND([.A23];0)" table:style-name="ce1">
            <text:p>20792</text:p>
          </table:table-cell>
          <table:table-cell table:style-name="ce1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MIN([.$C23]*(COLUMN()-6);32768)" table:style-name="ce1">
            <text:p>0</text:p>
          </table:table-cell>
          <table:table-cell office:value-type="float" office:value="20792" table:formula="of:=MIN([.$C23]*(COLUMN()-6);32768)" table:style-name="ce1">
            <text:p>20792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office:value-type="float" office:value="32768" table:formula="of:=MIN([.$C2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0346.598393011962" table:formula="of:=[.$A$1]*(1/2)^((ROW()-2-32)/32)" table:style-name="ce1">
            <text:p>20346.59839</text:p>
          </table:table-cell>
          <table:table-cell table:style-name="ce1"/>
          <table:table-cell office:value-type="float" office:value="20347" table:formula="of:=ROUND([.A24];0)" table:style-name="ce1">
            <text:p>20347</text:p>
          </table:table-cell>
          <table:table-cell table:style-name="ce1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MIN([.$C24]*(COLUMN()-6);32768)" table:style-name="ce1">
            <text:p>0</text:p>
          </table:table-cell>
          <table:table-cell office:value-type="float" office:value="20347" table:formula="of:=MIN([.$C24]*(COLUMN()-6);32768)" table:style-name="ce1">
            <text:p>20347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office:value-type="float" office:value="32768" table:formula="of:=MIN([.$C2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910.61274592" table:formula="of:=[.$A$1]*(1/2)^((ROW()-2-32)/32)" table:style-name="ce1">
            <text:p>19910.61275</text:p>
          </table:table-cell>
          <table:table-cell table:style-name="ce1"/>
          <table:table-cell office:value-type="float" office:value="19911" table:formula="of:=ROUND([.A25];0)" table:style-name="ce1">
            <text:p>19911</text:p>
          </table:table-cell>
          <table:table-cell table:style-name="ce1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MIN([.$C25]*(COLUMN()-6);32768)" table:style-name="ce1">
            <text:p>0</text:p>
          </table:table-cell>
          <table:table-cell office:value-type="float" office:value="19911" table:formula="of:=MIN([.$C25]*(COLUMN()-6);32768)" table:style-name="ce1">
            <text:p>19911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office:value-type="float" office:value="32768" table:formula="of:=MIN([.$C2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483.969372204581" table:formula="of:=[.$A$1]*(1/2)^((ROW()-2-32)/32)" table:style-name="ce1">
            <text:p>19483.96937</text:p>
          </table:table-cell>
          <table:table-cell table:style-name="ce1"/>
          <table:table-cell office:value-type="float" office:value="19484" table:formula="of:=ROUND([.A26];0)" table:style-name="ce1">
            <text:p>19484</text:p>
          </table:table-cell>
          <table:table-cell table:style-name="ce1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MIN([.$C26]*(COLUMN()-6);32768)" table:style-name="ce1">
            <text:p>0</text:p>
          </table:table-cell>
          <table:table-cell office:value-type="float" office:value="19484" table:formula="of:=MIN([.$C26]*(COLUMN()-6);32768)" table:style-name="ce1">
            <text:p>19484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office:value-type="float" office:value="32768" table:formula="of:=MIN([.$C2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9066.468086211829" table:formula="of:=[.$A$1]*(1/2)^((ROW()-2-32)/32)" table:style-name="ce1">
            <text:p>19066.46809</text:p>
          </table:table-cell>
          <table:table-cell table:style-name="ce1"/>
          <table:table-cell office:value-type="float" office:value="19066" table:formula="of:=ROUND([.A27];0)" table:style-name="ce1">
            <text:p>19066</text:p>
          </table:table-cell>
          <table:table-cell table:style-name="ce1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MIN([.$C27]*(COLUMN()-6);32768)" table:style-name="ce1">
            <text:p>0</text:p>
          </table:table-cell>
          <table:table-cell office:value-type="float" office:value="19066" table:formula="of:=MIN([.$C27]*(COLUMN()-6);32768)" table:style-name="ce1">
            <text:p>19066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office:value-type="float" office:value="32768" table:formula="of:=MIN([.$C2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8657.912991853635" table:formula="of:=[.$A$1]*(1/2)^((ROW()-2-32)/32)" table:style-name="ce1">
            <text:p>18657.91299</text:p>
          </table:table-cell>
          <table:table-cell table:style-name="ce1"/>
          <table:table-cell office:value-type="float" office:value="18658" table:formula="of:=ROUND([.A28];0)" table:style-name="ce1">
            <text:p>18658</text:p>
          </table:table-cell>
          <table:table-cell table:style-name="ce1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MIN([.$C28]*(COLUMN()-6);32768)" table:style-name="ce1">
            <text:p>0</text:p>
          </table:table-cell>
          <table:table-cell office:value-type="float" office:value="18658" table:formula="of:=MIN([.$C28]*(COLUMN()-6);32768)" table:style-name="ce1">
            <text:p>1865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office:value-type="float" office:value="32768" table:formula="of:=MIN([.$C2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8258.112390691105" table:formula="of:=[.$A$1]*(1/2)^((ROW()-2-32)/32)" table:style-name="ce1">
            <text:p>18258.11239</text:p>
          </table:table-cell>
          <table:table-cell table:style-name="ce1"/>
          <table:table-cell office:value-type="float" office:value="18258" table:formula="of:=ROUND([.A29];0)" table:style-name="ce1">
            <text:p>18258</text:p>
          </table:table-cell>
          <table:table-cell table:style-name="ce1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MIN([.$C29]*(COLUMN()-6);32768)" table:style-name="ce1">
            <text:p>0</text:p>
          </table:table-cell>
          <table:table-cell office:value-type="float" office:value="18258" table:formula="of:=MIN([.$C29]*(COLUMN()-6);32768)" table:style-name="ce1">
            <text:p>1825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office:value-type="float" office:value="32768" table:formula="of:=MIN([.$C2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866.878691987582" table:formula="of:=[.$A$1]*(1/2)^((ROW()-2-32)/32)" table:style-name="ce1">
            <text:p>17866.87869</text:p>
          </table:table-cell>
          <table:table-cell table:style-name="ce1"/>
          <table:table-cell office:value-type="float" office:value="17867" table:formula="of:=ROUND([.A30];0)" table:style-name="ce1">
            <text:p>17867</text:p>
          </table:table-cell>
          <table:table-cell table:style-name="ce1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MIN([.$C30]*(COLUMN()-6);32768)" table:style-name="ce1">
            <text:p>0</text:p>
          </table:table-cell>
          <table:table-cell office:value-type="float" office:value="17867" table:formula="of:=MIN([.$C30]*(COLUMN()-6);32768)" table:style-name="ce1">
            <text:p>17867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office:value-type="float" office:value="32768" table:formula="of:=MIN([.$C3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484.028324689076" table:formula="of:=[.$A$1]*(1/2)^((ROW()-2-32)/32)" table:style-name="ce1">
            <text:p>17484.02832</text:p>
          </table:table-cell>
          <table:table-cell table:style-name="ce1"/>
          <table:table-cell office:value-type="float" office:value="17484" table:formula="of:=ROUND([.A31];0)" table:style-name="ce1">
            <text:p>17484</text:p>
          </table:table-cell>
          <table:table-cell table:style-name="ce1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MIN([.$C31]*(COLUMN()-6);32768)" table:style-name="ce1">
            <text:p>0</text:p>
          </table:table-cell>
          <table:table-cell office:value-type="float" office:value="17484" table:formula="of:=MIN([.$C31]*(COLUMN()-6);32768)" table:style-name="ce1">
            <text:p>17484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office:value-type="float" office:value="32768" table:formula="of:=MIN([.$C3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7109.381651290747" table:formula="of:=[.$A$1]*(1/2)^((ROW()-2-32)/32)" table:style-name="ce1">
            <text:p>17109.38165</text:p>
          </table:table-cell>
          <table:table-cell table:style-name="ce1"/>
          <table:table-cell office:value-type="float" office:value="17109" table:formula="of:=ROUND([.A32];0)" table:style-name="ce1">
            <text:p>17109</text:p>
          </table:table-cell>
          <table:table-cell table:style-name="ce1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MIN([.$C32]*(COLUMN()-6);32768)" table:style-name="ce1">
            <text:p>0</text:p>
          </table:table-cell>
          <table:table-cell office:value-type="float" office:value="17109" table:formula="of:=MIN([.$C32]*(COLUMN()-6);32768)" table:style-name="ce1">
            <text:p>17109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office:value-type="float" office:value="32768" table:formula="of:=MIN([.$C3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742.762883549047" table:formula="of:=[.$A$1]*(1/2)^((ROW()-2-32)/32)" table:style-name="ce1">
            <text:p>16742.76288</text:p>
          </table:table-cell>
          <table:table-cell table:style-name="ce1"/>
          <table:table-cell office:value-type="float" office:value="16743" table:formula="of:=ROUND([.A33];0)" table:style-name="ce1">
            <text:p>16743</text:p>
          </table:table-cell>
          <table:table-cell table:style-name="ce1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MIN([.$C33]*(COLUMN()-6);32768)" table:style-name="ce1">
            <text:p>0</text:p>
          </table:table-cell>
          <table:table-cell office:value-type="float" office:value="16743" table:formula="of:=MIN([.$C33]*(COLUMN()-6);32768)" table:style-name="ce1">
            <text:p>16743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office:value-type="float" office:value="32768" table:formula="of:=MIN([.$C3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384" table:formula="of:=[.$A$1]*(1/2)^((ROW()-2-32)/32)" table:style-name="ce1">
            <text:p>16384</text:p>
          </table:table-cell>
          <table:table-cell table:style-name="ce1"/>
          <table:table-cell office:value-type="float" office:value="16384" table:formula="of:=ROUND([.A34];0)" table:style-name="ce1">
            <text:p>16384</text:p>
          </table:table-cell>
          <table:table-cell table:style-name="ce1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MIN([.$C34]*(COLUMN()-6);32768)" table:style-name="ce1">
            <text:p>0</text:p>
          </table:table-cell>
          <table:table-cell office:value-type="float" office:value="16384" table:formula="of:=MIN([.$C34]*(COLUMN()-6);32768)" table:style-name="ce1">
            <text:p>16384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office:value-type="float" office:value="32768" table:formula="of:=MIN([.$C3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6032.924665244878" table:formula="of:=[.$A$1]*(1/2)^((ROW()-2-32)/32)" table:style-name="ce1">
            <text:p>16032.92467</text:p>
          </table:table-cell>
          <table:table-cell table:style-name="ce1"/>
          <table:table-cell office:value-type="float" office:value="16033" table:formula="of:=ROUND([.A35];0)" table:style-name="ce1">
            <text:p>16033</text:p>
          </table:table-cell>
          <table:table-cell table:style-name="ce1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MIN([.$C35]*(COLUMN()-6);32768)" table:style-name="ce1">
            <text:p>0</text:p>
          </table:table-cell>
          <table:table-cell office:value-type="float" office:value="16033" table:formula="of:=MIN([.$C35]*(COLUMN()-6);32768)" table:style-name="ce1">
            <text:p>16033</text:p>
          </table:table-cell>
          <table:table-cell office:value-type="float" office:value="32066" table:formula="of:=MIN([.$C35]*(COLUMN()-6);32768)" table:style-name="ce1">
            <text:p>32066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office:value-type="float" office:value="32768" table:formula="of:=MIN([.$C3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689.372150965432" table:formula="of:=[.$A$1]*(1/2)^((ROW()-2-32)/32)" table:style-name="ce1">
            <text:p>15689.37215</text:p>
          </table:table-cell>
          <table:table-cell table:style-name="ce1"/>
          <table:table-cell office:value-type="float" office:value="15689" table:formula="of:=ROUND([.A36];0)" table:style-name="ce1">
            <text:p>15689</text:p>
          </table:table-cell>
          <table:table-cell table:style-name="ce1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MIN([.$C36]*(COLUMN()-6);32768)" table:style-name="ce1">
            <text:p>0</text:p>
          </table:table-cell>
          <table:table-cell office:value-type="float" office:value="15689" table:formula="of:=MIN([.$C36]*(COLUMN()-6);32768)" table:style-name="ce1">
            <text:p>15689</text:p>
          </table:table-cell>
          <table:table-cell office:value-type="float" office:value="31378" table:formula="of:=MIN([.$C36]*(COLUMN()-6);32768)" table:style-name="ce1">
            <text:p>3137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office:value-type="float" office:value="32768" table:formula="of:=MIN([.$C3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353.181258631577" table:formula="of:=[.$A$1]*(1/2)^((ROW()-2-32)/32)" table:style-name="ce1">
            <text:p>15353.18126</text:p>
          </table:table-cell>
          <table:table-cell table:style-name="ce1"/>
          <table:table-cell office:value-type="float" office:value="15353" table:formula="of:=ROUND([.A37];0)" table:style-name="ce1">
            <text:p>15353</text:p>
          </table:table-cell>
          <table:table-cell table:style-name="ce1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MIN([.$C37]*(COLUMN()-6);32768)" table:style-name="ce1">
            <text:p>0</text:p>
          </table:table-cell>
          <table:table-cell office:value-type="float" office:value="15353" table:formula="of:=MIN([.$C37]*(COLUMN()-6);32768)" table:style-name="ce1">
            <text:p>15353</text:p>
          </table:table-cell>
          <table:table-cell office:value-type="float" office:value="30706" table:formula="of:=MIN([.$C37]*(COLUMN()-6);32768)" table:style-name="ce1">
            <text:p>30706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office:value-type="float" office:value="32768" table:formula="of:=MIN([.$C3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5024.194243865333" table:formula="of:=[.$A$1]*(1/2)^((ROW()-2-32)/32)" table:style-name="ce1">
            <text:p>15024.19424</text:p>
          </table:table-cell>
          <table:table-cell table:style-name="ce1"/>
          <table:table-cell office:value-type="float" office:value="15024" table:formula="of:=ROUND([.A38];0)" table:style-name="ce1">
            <text:p>15024</text:p>
          </table:table-cell>
          <table:table-cell table:style-name="ce1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MIN([.$C38]*(COLUMN()-6);32768)" table:style-name="ce1">
            <text:p>0</text:p>
          </table:table-cell>
          <table:table-cell office:value-type="float" office:value="15024" table:formula="of:=MIN([.$C38]*(COLUMN()-6);32768)" table:style-name="ce1">
            <text:p>15024</text:p>
          </table:table-cell>
          <table:table-cell office:value-type="float" office:value="30048" table:formula="of:=MIN([.$C38]*(COLUMN()-6);32768)" table:style-name="ce1">
            <text:p>3004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office:value-type="float" office:value="32768" table:formula="of:=MIN([.$C3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702.256742425454" table:formula="of:=[.$A$1]*(1/2)^((ROW()-2-32)/32)" table:style-name="ce1">
            <text:p>14702.25674</text:p>
          </table:table-cell>
          <table:table-cell table:style-name="ce1"/>
          <table:table-cell office:value-type="float" office:value="14702" table:formula="of:=ROUND([.A39];0)" table:style-name="ce1">
            <text:p>14702</text:p>
          </table:table-cell>
          <table:table-cell table:style-name="ce1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MIN([.$C39]*(COLUMN()-6);32768)" table:style-name="ce1">
            <text:p>0</text:p>
          </table:table-cell>
          <table:table-cell office:value-type="float" office:value="14702" table:formula="of:=MIN([.$C39]*(COLUMN()-6);32768)" table:style-name="ce1">
            <text:p>14702</text:p>
          </table:table-cell>
          <table:table-cell office:value-type="float" office:value="29404" table:formula="of:=MIN([.$C39]*(COLUMN()-6);32768)" table:style-name="ce1">
            <text:p>29404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office:value-type="float" office:value="32768" table:formula="of:=MIN([.$C3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387.217697778069" table:formula="of:=[.$A$1]*(1/2)^((ROW()-2-32)/32)" table:style-name="ce1">
            <text:p>14387.2177</text:p>
          </table:table-cell>
          <table:table-cell table:style-name="ce1"/>
          <table:table-cell office:value-type="float" office:value="14387" table:formula="of:=ROUND([.A40];0)" table:style-name="ce1">
            <text:p>14387</text:p>
          </table:table-cell>
          <table:table-cell table:style-name="ce1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MIN([.$C40]*(COLUMN()-6);32768)" table:style-name="ce1">
            <text:p>0</text:p>
          </table:table-cell>
          <table:table-cell office:value-type="float" office:value="14387" table:formula="of:=MIN([.$C40]*(COLUMN()-6);32768)" table:style-name="ce1">
            <text:p>14387</text:p>
          </table:table-cell>
          <table:table-cell office:value-type="float" office:value="28774" table:formula="of:=MIN([.$C40]*(COLUMN()-6);32768)" table:style-name="ce1">
            <text:p>28774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office:value-type="float" office:value="32768" table:formula="of:=MIN([.$C4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4078.929290219339" table:formula="of:=[.$A$1]*(1/2)^((ROW()-2-32)/32)" table:style-name="ce1">
            <text:p>14078.92929</text:p>
          </table:table-cell>
          <table:table-cell table:style-name="ce1"/>
          <table:table-cell office:value-type="float" office:value="14079" table:formula="of:=ROUND([.A41];0)" table:style-name="ce1">
            <text:p>14079</text:p>
          </table:table-cell>
          <table:table-cell table:style-name="ce1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MIN([.$C41]*(COLUMN()-6);32768)" table:style-name="ce1">
            <text:p>0</text:p>
          </table:table-cell>
          <table:table-cell office:value-type="float" office:value="14079" table:formula="of:=MIN([.$C41]*(COLUMN()-6);32768)" table:style-name="ce1">
            <text:p>14079</text:p>
          </table:table-cell>
          <table:table-cell office:value-type="float" office:value="28158" table:formula="of:=MIN([.$C41]*(COLUMN()-6);32768)" table:style-name="ce1">
            <text:p>2815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office:value-type="float" office:value="32768" table:formula="of:=MIN([.$C4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777.246867516858" table:formula="of:=[.$A$1]*(1/2)^((ROW()-2-32)/32)" table:style-name="ce1">
            <text:p>13777.24687</text:p>
          </table:table-cell>
          <table:table-cell table:style-name="ce1"/>
          <table:table-cell office:value-type="float" office:value="13777" table:formula="of:=ROUND([.A42];0)" table:style-name="ce1">
            <text:p>13777</text:p>
          </table:table-cell>
          <table:table-cell table:style-name="ce1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MIN([.$C42]*(COLUMN()-6);32768)" table:style-name="ce1">
            <text:p>0</text:p>
          </table:table-cell>
          <table:table-cell office:value-type="float" office:value="13777" table:formula="of:=MIN([.$C42]*(COLUMN()-6);32768)" table:style-name="ce1">
            <text:p>13777</text:p>
          </table:table-cell>
          <table:table-cell office:value-type="float" office:value="27554" table:formula="of:=MIN([.$C42]*(COLUMN()-6);32768)" table:style-name="ce1">
            <text:p>27554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office:value-type="float" office:value="32768" table:formula="of:=MIN([.$C4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482.028877037281" table:formula="of:=[.$A$1]*(1/2)^((ROW()-2-32)/32)" table:style-name="ce1">
            <text:p>13482.02888</text:p>
          </table:table-cell>
          <table:table-cell table:style-name="ce1"/>
          <table:table-cell office:value-type="float" office:value="13482" table:formula="of:=ROUND([.A43];0)" table:style-name="ce1">
            <text:p>13482</text:p>
          </table:table-cell>
          <table:table-cell table:style-name="ce1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MIN([.$C43]*(COLUMN()-6);32768)" table:style-name="ce1">
            <text:p>0</text:p>
          </table:table-cell>
          <table:table-cell office:value-type="float" office:value="13482" table:formula="of:=MIN([.$C43]*(COLUMN()-6);32768)" table:style-name="ce1">
            <text:p>13482</text:p>
          </table:table-cell>
          <table:table-cell office:value-type="float" office:value="26964" table:formula="of:=MIN([.$C43]*(COLUMN()-6);32768)" table:style-name="ce1">
            <text:p>26964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office:value-type="float" office:value="32768" table:formula="of:=MIN([.$C4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3193.136799328291" table:formula="of:=[.$A$1]*(1/2)^((ROW()-2-32)/32)" table:style-name="ce1">
            <text:p>13193.1368</text:p>
          </table:table-cell>
          <table:table-cell table:style-name="ce1"/>
          <table:table-cell office:value-type="float" office:value="13193" table:formula="of:=ROUND([.A44];0)" table:style-name="ce1">
            <text:p>13193</text:p>
          </table:table-cell>
          <table:table-cell table:style-name="ce1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MIN([.$C44]*(COLUMN()-6);32768)" table:style-name="ce1">
            <text:p>0</text:p>
          </table:table-cell>
          <table:table-cell office:value-type="float" office:value="13193" table:formula="of:=MIN([.$C44]*(COLUMN()-6);32768)" table:style-name="ce1">
            <text:p>13193</text:p>
          </table:table-cell>
          <table:table-cell office:value-type="float" office:value="26386" table:formula="of:=MIN([.$C44]*(COLUMN()-6);32768)" table:style-name="ce1">
            <text:p>26386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office:value-type="float" office:value="32768" table:formula="of:=MIN([.$C4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910.435083123806" table:formula="of:=[.$A$1]*(1/2)^((ROW()-2-32)/32)" table:style-name="ce1">
            <text:p>12910.43508</text:p>
          </table:table-cell>
          <table:table-cell table:style-name="ce1"/>
          <table:table-cell office:value-type="float" office:value="12910" table:formula="of:=ROUND([.A45];0)" table:style-name="ce1">
            <text:p>12910</text:p>
          </table:table-cell>
          <table:table-cell table:style-name="ce1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MIN([.$C45]*(COLUMN()-6);32768)" table:style-name="ce1">
            <text:p>0</text:p>
          </table:table-cell>
          <table:table-cell office:value-type="float" office:value="12910" table:formula="of:=MIN([.$C45]*(COLUMN()-6);32768)" table:style-name="ce1">
            <text:p>12910</text:p>
          </table:table-cell>
          <table:table-cell office:value-type="float" office:value="25820" table:formula="of:=MIN([.$C45]*(COLUMN()-6);32768)" table:style-name="ce1">
            <text:p>25820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office:value-type="float" office:value="32768" table:formula="of:=MIN([.$C4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633.791081741852" table:formula="of:=[.$A$1]*(1/2)^((ROW()-2-32)/32)" table:style-name="ce1">
            <text:p>12633.79108</text:p>
          </table:table-cell>
          <table:table-cell table:style-name="ce1"/>
          <table:table-cell office:value-type="float" office:value="12634" table:formula="of:=ROUND([.A46];0)" table:style-name="ce1">
            <text:p>12634</text:p>
          </table:table-cell>
          <table:table-cell table:style-name="ce1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MIN([.$C46]*(COLUMN()-6);32768)" table:style-name="ce1">
            <text:p>0</text:p>
          </table:table-cell>
          <table:table-cell office:value-type="float" office:value="12634" table:formula="of:=MIN([.$C46]*(COLUMN()-6);32768)" table:style-name="ce1">
            <text:p>12634</text:p>
          </table:table-cell>
          <table:table-cell office:value-type="float" office:value="25268" table:formula="of:=MIN([.$C46]*(COLUMN()-6);32768)" table:style-name="ce1">
            <text:p>252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office:value-type="float" office:value="32768" table:formula="of:=MIN([.$C4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363.07499084532" table:formula="of:=[.$A$1]*(1/2)^((ROW()-2-32)/32)" table:style-name="ce1">
            <text:p>12363.07499</text:p>
          </table:table-cell>
          <table:table-cell table:style-name="ce1"/>
          <table:table-cell office:value-type="float" office:value="12363" table:formula="of:=ROUND([.A47];0)" table:style-name="ce1">
            <text:p>12363</text:p>
          </table:table-cell>
          <table:table-cell table:style-name="ce1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MIN([.$C47]*(COLUMN()-6);32768)" table:style-name="ce1">
            <text:p>0</text:p>
          </table:table-cell>
          <table:table-cell office:value-type="float" office:value="12363" table:formula="of:=MIN([.$C47]*(COLUMN()-6);32768)" table:style-name="ce1">
            <text:p>12363</text:p>
          </table:table-cell>
          <table:table-cell office:value-type="float" office:value="24726" table:formula="of:=MIN([.$C47]*(COLUMN()-6);32768)" table:style-name="ce1">
            <text:p>24726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office:value-type="float" office:value="32768" table:formula="of:=MIN([.$C4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2098.159787536379" table:formula="of:=[.$A$1]*(1/2)^((ROW()-2-32)/32)" table:style-name="ce1">
            <text:p>12098.15979</text:p>
          </table:table-cell>
          <table:table-cell table:style-name="ce1"/>
          <table:table-cell office:value-type="float" office:value="12098" table:formula="of:=ROUND([.A48];0)" table:style-name="ce1">
            <text:p>12098</text:p>
          </table:table-cell>
          <table:table-cell table:style-name="ce1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MIN([.$C48]*(COLUMN()-6);32768)" table:style-name="ce1">
            <text:p>0</text:p>
          </table:table-cell>
          <table:table-cell office:value-type="float" office:value="12098" table:formula="of:=MIN([.$C48]*(COLUMN()-6);32768)" table:style-name="ce1">
            <text:p>12098</text:p>
          </table:table-cell>
          <table:table-cell office:value-type="float" office:value="24196" table:formula="of:=MIN([.$C48]*(COLUMN()-6);32768)" table:style-name="ce1">
            <text:p>24196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office:value-type="float" office:value="32768" table:formula="of:=MIN([.$C4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838.921170755966" table:formula="of:=[.$A$1]*(1/2)^((ROW()-2-32)/32)" table:style-name="ce1">
            <text:p>11838.92117</text:p>
          </table:table-cell>
          <table:table-cell table:style-name="ce1"/>
          <table:table-cell office:value-type="float" office:value="11839" table:formula="of:=ROUND([.A49];0)" table:style-name="ce1">
            <text:p>11839</text:p>
          </table:table-cell>
          <table:table-cell table:style-name="ce1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MIN([.$C49]*(COLUMN()-6);32768)" table:style-name="ce1">
            <text:p>0</text:p>
          </table:table-cell>
          <table:table-cell office:value-type="float" office:value="11839" table:formula="of:=MIN([.$C49]*(COLUMN()-6);32768)" table:style-name="ce1">
            <text:p>11839</text:p>
          </table:table-cell>
          <table:table-cell office:value-type="float" office:value="23678" table:formula="of:=MIN([.$C49]*(COLUMN()-6);32768)" table:style-name="ce1">
            <text:p>2367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office:value-type="float" office:value="32768" table:formula="of:=MIN([.$C4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585.237502960395" table:formula="of:=[.$A$1]*(1/2)^((ROW()-2-32)/32)" table:style-name="ce1">
            <text:p>11585.2375</text:p>
          </table:table-cell>
          <table:table-cell table:style-name="ce1"/>
          <table:table-cell office:value-type="float" office:value="11585" table:formula="of:=ROUND([.A50];0)" table:style-name="ce1">
            <text:p>11585</text:p>
          </table:table-cell>
          <table:table-cell table:style-name="ce1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MIN([.$C50]*(COLUMN()-6);32768)" table:style-name="ce1">
            <text:p>0</text:p>
          </table:table-cell>
          <table:table-cell office:value-type="float" office:value="11585" table:formula="of:=MIN([.$C50]*(COLUMN()-6);32768)" table:style-name="ce1">
            <text:p>11585</text:p>
          </table:table-cell>
          <table:table-cell office:value-type="float" office:value="23170" table:formula="of:=MIN([.$C50]*(COLUMN()-6);32768)" table:style-name="ce1">
            <text:p>23170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office:value-type="float" office:value="32768" table:formula="of:=MIN([.$C5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336.989753047712" table:formula="of:=[.$A$1]*(1/2)^((ROW()-2-32)/32)" table:style-name="ce1">
            <text:p>11336.98975</text:p>
          </table:table-cell>
          <table:table-cell table:style-name="ce1"/>
          <table:table-cell office:value-type="float" office:value="11337" table:formula="of:=ROUND([.A51];0)" table:style-name="ce1">
            <text:p>11337</text:p>
          </table:table-cell>
          <table:table-cell table:style-name="ce1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MIN([.$C51]*(COLUMN()-6);32768)" table:style-name="ce1">
            <text:p>0</text:p>
          </table:table-cell>
          <table:table-cell office:value-type="float" office:value="11337" table:formula="of:=MIN([.$C51]*(COLUMN()-6);32768)" table:style-name="ce1">
            <text:p>11337</text:p>
          </table:table-cell>
          <table:table-cell office:value-type="float" office:value="22674" table:formula="of:=MIN([.$C51]*(COLUMN()-6);32768)" table:style-name="ce1">
            <text:p>22674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office:value-type="float" office:value="32768" table:formula="of:=MIN([.$C5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1094.061440507025" table:formula="of:=[.$A$1]*(1/2)^((ROW()-2-32)/32)" table:style-name="ce1">
            <text:p>11094.06144</text:p>
          </table:table-cell>
          <table:table-cell table:style-name="ce1"/>
          <table:table-cell office:value-type="float" office:value="11094" table:formula="of:=ROUND([.A52];0)" table:style-name="ce1">
            <text:p>11094</text:p>
          </table:table-cell>
          <table:table-cell table:style-name="ce1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MIN([.$C52]*(COLUMN()-6);32768)" table:style-name="ce1">
            <text:p>0</text:p>
          </table:table-cell>
          <table:table-cell office:value-type="float" office:value="11094" table:formula="of:=MIN([.$C52]*(COLUMN()-6);32768)" table:style-name="ce1">
            <text:p>11094</text:p>
          </table:table-cell>
          <table:table-cell office:value-type="float" office:value="22188" table:formula="of:=MIN([.$C52]*(COLUMN()-6);32768)" table:style-name="ce1">
            <text:p>2218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office:value-type="float" office:value="32768" table:formula="of:=MIN([.$C5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856.338580764601" table:formula="of:=[.$A$1]*(1/2)^((ROW()-2-32)/32)" table:style-name="ce1">
            <text:p>10856.33858</text:p>
          </table:table-cell>
          <table:table-cell table:style-name="ce1"/>
          <table:table-cell office:value-type="float" office:value="10856" table:formula="of:=ROUND([.A53];0)" table:style-name="ce1">
            <text:p>10856</text:p>
          </table:table-cell>
          <table:table-cell table:style-name="ce1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MIN([.$C53]*(COLUMN()-6);32768)" table:style-name="ce1">
            <text:p>0</text:p>
          </table:table-cell>
          <table:table-cell office:value-type="float" office:value="10856" table:formula="of:=MIN([.$C53]*(COLUMN()-6);32768)" table:style-name="ce1">
            <text:p>10856</text:p>
          </table:table-cell>
          <table:table-cell office:value-type="float" office:value="21712" table:formula="of:=MIN([.$C53]*(COLUMN()-6);32768)" table:style-name="ce1">
            <text:p>21712</text:p>
          </table:table-cell>
          <table:table-cell office:value-type="float" office:value="32568" table:formula="of:=MIN([.$C53]*(COLUMN()-6);32768)" table:style-name="ce1">
            <text:p>325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office:value-type="float" office:value="32768" table:formula="of:=MIN([.$C5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623.709631701071" table:formula="of:=[.$A$1]*(1/2)^((ROW()-2-32)/32)" table:style-name="ce1">
            <text:p>10623.70963</text:p>
          </table:table-cell>
          <table:table-cell table:style-name="ce1"/>
          <table:table-cell office:value-type="float" office:value="10624" table:formula="of:=ROUND([.A54];0)" table:style-name="ce1">
            <text:p>10624</text:p>
          </table:table-cell>
          <table:table-cell table:style-name="ce1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MIN([.$C54]*(COLUMN()-6);32768)" table:style-name="ce1">
            <text:p>0</text:p>
          </table:table-cell>
          <table:table-cell office:value-type="float" office:value="10624" table:formula="of:=MIN([.$C54]*(COLUMN()-6);32768)" table:style-name="ce1">
            <text:p>10624</text:p>
          </table:table-cell>
          <table:table-cell office:value-type="float" office:value="21248" table:formula="of:=MIN([.$C54]*(COLUMN()-6);32768)" table:style-name="ce1">
            <text:p>21248</text:p>
          </table:table-cell>
          <table:table-cell office:value-type="float" office:value="31872" table:formula="of:=MIN([.$C54]*(COLUMN()-6);32768)" table:style-name="ce1">
            <text:p>31872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office:value-type="float" office:value="32768" table:formula="of:=MIN([.$C5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396.065441314679" table:formula="of:=[.$A$1]*(1/2)^((ROW()-2-32)/32)" table:style-name="ce1">
            <text:p>10396.06544</text:p>
          </table:table-cell>
          <table:table-cell table:style-name="ce1"/>
          <table:table-cell office:value-type="float" office:value="10396" table:formula="of:=ROUND([.A55];0)" table:style-name="ce1">
            <text:p>10396</text:p>
          </table:table-cell>
          <table:table-cell table:style-name="ce1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MIN([.$C55]*(COLUMN()-6);32768)" table:style-name="ce1">
            <text:p>0</text:p>
          </table:table-cell>
          <table:table-cell office:value-type="float" office:value="10396" table:formula="of:=MIN([.$C55]*(COLUMN()-6);32768)" table:style-name="ce1">
            <text:p>10396</text:p>
          </table:table-cell>
          <table:table-cell office:value-type="float" office:value="20792" table:formula="of:=MIN([.$C55]*(COLUMN()-6);32768)" table:style-name="ce1">
            <text:p>20792</text:p>
          </table:table-cell>
          <table:table-cell office:value-type="float" office:value="31188" table:formula="of:=MIN([.$C55]*(COLUMN()-6);32768)" table:style-name="ce1">
            <text:p>3118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office:value-type="float" office:value="32768" table:formula="of:=MIN([.$C5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10173.299196505981" table:formula="of:=[.$A$1]*(1/2)^((ROW()-2-32)/32)" table:style-name="ce1">
            <text:p>10173.2992</text:p>
          </table:table-cell>
          <table:table-cell table:style-name="ce1"/>
          <table:table-cell office:value-type="float" office:value="10173" table:formula="of:=ROUND([.A56];0)" table:style-name="ce1">
            <text:p>10173</text:p>
          </table:table-cell>
          <table:table-cell table:style-name="ce1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MIN([.$C56]*(COLUMN()-6);32768)" table:style-name="ce1">
            <text:p>0</text:p>
          </table:table-cell>
          <table:table-cell office:value-type="float" office:value="10173" table:formula="of:=MIN([.$C56]*(COLUMN()-6);32768)" table:style-name="ce1">
            <text:p>10173</text:p>
          </table:table-cell>
          <table:table-cell office:value-type="float" office:value="20346" table:formula="of:=MIN([.$C56]*(COLUMN()-6);32768)" table:style-name="ce1">
            <text:p>20346</text:p>
          </table:table-cell>
          <table:table-cell office:value-type="float" office:value="30519" table:formula="of:=MIN([.$C56]*(COLUMN()-6);32768)" table:style-name="ce1">
            <text:p>30519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office:value-type="float" office:value="32768" table:formula="of:=MIN([.$C5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955.3063729600017" table:formula="of:=[.$A$1]*(1/2)^((ROW()-2-32)/32)" table:style-name="ce1">
            <text:p>9955.306373</text:p>
          </table:table-cell>
          <table:table-cell table:style-name="ce1"/>
          <table:table-cell office:value-type="float" office:value="9955" table:formula="of:=ROUND([.A57];0)" table:style-name="ce1">
            <text:p>9955</text:p>
          </table:table-cell>
          <table:table-cell table:style-name="ce1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MIN([.$C57]*(COLUMN()-6);32768)" table:style-name="ce1">
            <text:p>0</text:p>
          </table:table-cell>
          <table:table-cell office:value-type="float" office:value="9955" table:formula="of:=MIN([.$C57]*(COLUMN()-6);32768)" table:style-name="ce1">
            <text:p>9955</text:p>
          </table:table-cell>
          <table:table-cell office:value-type="float" office:value="19910" table:formula="of:=MIN([.$C57]*(COLUMN()-6);32768)" table:style-name="ce1">
            <text:p>19910</text:p>
          </table:table-cell>
          <table:table-cell office:value-type="float" office:value="29865" table:formula="of:=MIN([.$C57]*(COLUMN()-6);32768)" table:style-name="ce1">
            <text:p>29865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office:value-type="float" office:value="32768" table:formula="of:=MIN([.$C5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741.9846861022907" table:formula="of:=[.$A$1]*(1/2)^((ROW()-2-32)/32)" table:style-name="ce1">
            <text:p>9741.984686</text:p>
          </table:table-cell>
          <table:table-cell table:style-name="ce1"/>
          <table:table-cell office:value-type="float" office:value="9742" table:formula="of:=ROUND([.A58];0)" table:style-name="ce1">
            <text:p>9742</text:p>
          </table:table-cell>
          <table:table-cell table:style-name="ce1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MIN([.$C58]*(COLUMN()-6);32768)" table:style-name="ce1">
            <text:p>0</text:p>
          </table:table-cell>
          <table:table-cell office:value-type="float" office:value="9742" table:formula="of:=MIN([.$C58]*(COLUMN()-6);32768)" table:style-name="ce1">
            <text:p>9742</text:p>
          </table:table-cell>
          <table:table-cell office:value-type="float" office:value="19484" table:formula="of:=MIN([.$C58]*(COLUMN()-6);32768)" table:style-name="ce1">
            <text:p>19484</text:p>
          </table:table-cell>
          <table:table-cell office:value-type="float" office:value="29226" table:formula="of:=MIN([.$C58]*(COLUMN()-6);32768)" table:style-name="ce1">
            <text:p>29226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office:value-type="float" office:value="32768" table:formula="of:=MIN([.$C5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533.2340431059147" table:formula="of:=[.$A$1]*(1/2)^((ROW()-2-32)/32)" table:style-name="ce1">
            <text:p>9533.234043</text:p>
          </table:table-cell>
          <table:table-cell table:style-name="ce1"/>
          <table:table-cell office:value-type="float" office:value="9533" table:formula="of:=ROUND([.A59];0)" table:style-name="ce1">
            <text:p>9533</text:p>
          </table:table-cell>
          <table:table-cell table:style-name="ce1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MIN([.$C59]*(COLUMN()-6);32768)" table:style-name="ce1">
            <text:p>0</text:p>
          </table:table-cell>
          <table:table-cell office:value-type="float" office:value="9533" table:formula="of:=MIN([.$C59]*(COLUMN()-6);32768)" table:style-name="ce1">
            <text:p>9533</text:p>
          </table:table-cell>
          <table:table-cell office:value-type="float" office:value="19066" table:formula="of:=MIN([.$C59]*(COLUMN()-6);32768)" table:style-name="ce1">
            <text:p>19066</text:p>
          </table:table-cell>
          <table:table-cell office:value-type="float" office:value="28599" table:formula="of:=MIN([.$C59]*(COLUMN()-6);32768)" table:style-name="ce1">
            <text:p>28599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office:value-type="float" office:value="32768" table:formula="of:=MIN([.$C5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328.9564959268191" table:formula="of:=[.$A$1]*(1/2)^((ROW()-2-32)/32)" table:style-name="ce1">
            <text:p>9328.956496</text:p>
          </table:table-cell>
          <table:table-cell table:style-name="ce1"/>
          <table:table-cell office:value-type="float" office:value="9329" table:formula="of:=ROUND([.A60];0)" table:style-name="ce1">
            <text:p>9329</text:p>
          </table:table-cell>
          <table:table-cell table:style-name="ce1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MIN([.$C60]*(COLUMN()-6);32768)" table:style-name="ce1">
            <text:p>0</text:p>
          </table:table-cell>
          <table:table-cell office:value-type="float" office:value="9329" table:formula="of:=MIN([.$C60]*(COLUMN()-6);32768)" table:style-name="ce1">
            <text:p>9329</text:p>
          </table:table-cell>
          <table:table-cell office:value-type="float" office:value="18658" table:formula="of:=MIN([.$C60]*(COLUMN()-6);32768)" table:style-name="ce1">
            <text:p>18658</text:p>
          </table:table-cell>
          <table:table-cell office:value-type="float" office:value="27987" table:formula="of:=MIN([.$C60]*(COLUMN()-6);32768)" table:style-name="ce1">
            <text:p>27987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office:value-type="float" office:value="32768" table:formula="of:=MIN([.$C6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9129.0561953455508" table:formula="of:=[.$A$1]*(1/2)^((ROW()-2-32)/32)" table:style-name="ce1">
            <text:p>9129.056195</text:p>
          </table:table-cell>
          <table:table-cell table:style-name="ce1"/>
          <table:table-cell office:value-type="float" office:value="9129" table:formula="of:=ROUND([.A61];0)" table:style-name="ce1">
            <text:p>9129</text:p>
          </table:table-cell>
          <table:table-cell table:style-name="ce1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MIN([.$C61]*(COLUMN()-6);32768)" table:style-name="ce1">
            <text:p>0</text:p>
          </table:table-cell>
          <table:table-cell office:value-type="float" office:value="9129" table:formula="of:=MIN([.$C61]*(COLUMN()-6);32768)" table:style-name="ce1">
            <text:p>9129</text:p>
          </table:table-cell>
          <table:table-cell office:value-type="float" office:value="18258" table:formula="of:=MIN([.$C61]*(COLUMN()-6);32768)" table:style-name="ce1">
            <text:p>18258</text:p>
          </table:table-cell>
          <table:table-cell office:value-type="float" office:value="27387" table:formula="of:=MIN([.$C61]*(COLUMN()-6);32768)" table:style-name="ce1">
            <text:p>27387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office:value-type="float" office:value="32768" table:formula="of:=MIN([.$C6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933.439345993791" table:formula="of:=[.$A$1]*(1/2)^((ROW()-2-32)/32)" table:style-name="ce1">
            <text:p>8933.439346</text:p>
          </table:table-cell>
          <table:table-cell table:style-name="ce1"/>
          <table:table-cell office:value-type="float" office:value="8933" table:formula="of:=ROUND([.A62];0)" table:style-name="ce1">
            <text:p>8933</text:p>
          </table:table-cell>
          <table:table-cell table:style-name="ce1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MIN([.$C62]*(COLUMN()-6);32768)" table:style-name="ce1">
            <text:p>0</text:p>
          </table:table-cell>
          <table:table-cell office:value-type="float" office:value="8933" table:formula="of:=MIN([.$C62]*(COLUMN()-6);32768)" table:style-name="ce1">
            <text:p>8933</text:p>
          </table:table-cell>
          <table:table-cell office:value-type="float" office:value="17866" table:formula="of:=MIN([.$C62]*(COLUMN()-6);32768)" table:style-name="ce1">
            <text:p>17866</text:p>
          </table:table-cell>
          <table:table-cell office:value-type="float" office:value="26799" table:formula="of:=MIN([.$C62]*(COLUMN()-6);32768)" table:style-name="ce1">
            <text:p>26799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office:value-type="float" office:value="32768" table:formula="of:=MIN([.$C6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742.0141623445397" table:formula="of:=[.$A$1]*(1/2)^((ROW()-2-32)/32)" table:style-name="ce1">
            <text:p>8742.014162</text:p>
          </table:table-cell>
          <table:table-cell table:style-name="ce1"/>
          <table:table-cell office:value-type="float" office:value="8742" table:formula="of:=ROUND([.A63];0)" table:style-name="ce1">
            <text:p>8742</text:p>
          </table:table-cell>
          <table:table-cell table:style-name="ce1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MIN([.$C63]*(COLUMN()-6);32768)" table:style-name="ce1">
            <text:p>0</text:p>
          </table:table-cell>
          <table:table-cell office:value-type="float" office:value="8742" table:formula="of:=MIN([.$C63]*(COLUMN()-6);32768)" table:style-name="ce1">
            <text:p>8742</text:p>
          </table:table-cell>
          <table:table-cell office:value-type="float" office:value="17484" table:formula="of:=MIN([.$C63]*(COLUMN()-6);32768)" table:style-name="ce1">
            <text:p>17484</text:p>
          </table:table-cell>
          <table:table-cell office:value-type="float" office:value="26226" table:formula="of:=MIN([.$C63]*(COLUMN()-6);32768)" table:style-name="ce1">
            <text:p>26226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office:value-type="float" office:value="32768" table:formula="of:=MIN([.$C6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554.6908256453753" table:formula="of:=[.$A$1]*(1/2)^((ROW()-2-32)/32)" table:style-name="ce1">
            <text:p>8554.690826</text:p>
          </table:table-cell>
          <table:table-cell table:style-name="ce1"/>
          <table:table-cell office:value-type="float" office:value="8555" table:formula="of:=ROUND([.A64];0)" table:style-name="ce1">
            <text:p>8555</text:p>
          </table:table-cell>
          <table:table-cell table:style-name="ce1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MIN([.$C64]*(COLUMN()-6);32768)" table:style-name="ce1">
            <text:p>0</text:p>
          </table:table-cell>
          <table:table-cell office:value-type="float" office:value="8555" table:formula="of:=MIN([.$C64]*(COLUMN()-6);32768)" table:style-name="ce1">
            <text:p>8555</text:p>
          </table:table-cell>
          <table:table-cell office:value-type="float" office:value="17110" table:formula="of:=MIN([.$C64]*(COLUMN()-6);32768)" table:style-name="ce1">
            <text:p>17110</text:p>
          </table:table-cell>
          <table:table-cell office:value-type="float" office:value="25665" table:formula="of:=MIN([.$C64]*(COLUMN()-6);32768)" table:style-name="ce1">
            <text:p>25665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office:value-type="float" office:value="32768" table:formula="of:=MIN([.$C6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371.3814417745234" table:formula="of:=[.$A$1]*(1/2)^((ROW()-2-32)/32)" table:style-name="ce1">
            <text:p>8371.381442</text:p>
          </table:table-cell>
          <table:table-cell table:style-name="ce1"/>
          <table:table-cell office:value-type="float" office:value="8371" table:formula="of:=ROUND([.A65];0)" table:style-name="ce1">
            <text:p>8371</text:p>
          </table:table-cell>
          <table:table-cell table:style-name="ce1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MIN([.$C65]*(COLUMN()-6);32768)" table:style-name="ce1">
            <text:p>0</text:p>
          </table:table-cell>
          <table:table-cell office:value-type="float" office:value="8371" table:formula="of:=MIN([.$C65]*(COLUMN()-6);32768)" table:style-name="ce1">
            <text:p>8371</text:p>
          </table:table-cell>
          <table:table-cell office:value-type="float" office:value="16742" table:formula="of:=MIN([.$C65]*(COLUMN()-6);32768)" table:style-name="ce1">
            <text:p>16742</text:p>
          </table:table-cell>
          <table:table-cell office:value-type="float" office:value="25113" table:formula="of:=MIN([.$C65]*(COLUMN()-6);32768)" table:style-name="ce1">
            <text:p>25113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office:value-type="float" office:value="32768" table:formula="of:=MIN([.$C6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192" table:formula="of:=[.$A$1]*(1/2)^((ROW()-2-32)/32)" table:style-name="ce1">
            <text:p>8192</text:p>
          </table:table-cell>
          <table:table-cell table:style-name="ce1"/>
          <table:table-cell office:value-type="float" office:value="8192" table:formula="of:=ROUND([.A66];0)" table:style-name="ce1">
            <text:p>8192</text:p>
          </table:table-cell>
          <table:table-cell table:style-name="ce1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MIN([.$C66]*(COLUMN()-6);32768)" table:style-name="ce1">
            <text:p>0</text:p>
          </table:table-cell>
          <table:table-cell office:value-type="float" office:value="8192" table:formula="of:=MIN([.$C66]*(COLUMN()-6);32768)" table:style-name="ce1">
            <text:p>8192</text:p>
          </table:table-cell>
          <table:table-cell office:value-type="float" office:value="16384" table:formula="of:=MIN([.$C66]*(COLUMN()-6);32768)" table:style-name="ce1">
            <text:p>16384</text:p>
          </table:table-cell>
          <table:table-cell office:value-type="float" office:value="24576" table:formula="of:=MIN([.$C66]*(COLUMN()-6);32768)" table:style-name="ce1">
            <text:p>24576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office:value-type="float" office:value="32768" table:formula="of:=MIN([.$C6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8016.46233262244" table:formula="of:=[.$A$1]*(1/2)^((ROW()-2-32)/32)" table:style-name="ce1">
            <text:p>8016.462333</text:p>
          </table:table-cell>
          <table:table-cell table:style-name="ce1"/>
          <table:table-cell office:value-type="float" office:value="8016" table:formula="of:=ROUND([.A67];0)" table:style-name="ce1">
            <text:p>8016</text:p>
          </table:table-cell>
          <table:table-cell table:style-name="ce1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MIN([.$C67]*(COLUMN()-6);32768)" table:style-name="ce1">
            <text:p>0</text:p>
          </table:table-cell>
          <table:table-cell office:value-type="float" office:value="8016" table:formula="of:=MIN([.$C67]*(COLUMN()-6);32768)" table:style-name="ce1">
            <text:p>8016</text:p>
          </table:table-cell>
          <table:table-cell office:value-type="float" office:value="16032" table:formula="of:=MIN([.$C67]*(COLUMN()-6);32768)" table:style-name="ce1">
            <text:p>16032</text:p>
          </table:table-cell>
          <table:table-cell office:value-type="float" office:value="24048" table:formula="of:=MIN([.$C67]*(COLUMN()-6);32768)" table:style-name="ce1">
            <text:p>24048</text:p>
          </table:table-cell>
          <table:table-cell office:value-type="float" office:value="32064" table:formula="of:=MIN([.$C67]*(COLUMN()-6);32768)" table:style-name="ce1">
            <text:p>32064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office:value-type="float" office:value="32768" table:formula="of:=MIN([.$C6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844.6860754827158" table:formula="of:=[.$A$1]*(1/2)^((ROW()-2-32)/32)" table:style-name="ce1">
            <text:p>7844.686075</text:p>
          </table:table-cell>
          <table:table-cell table:style-name="ce1"/>
          <table:table-cell office:value-type="float" office:value="7845" table:formula="of:=ROUND([.A68];0)" table:style-name="ce1">
            <text:p>7845</text:p>
          </table:table-cell>
          <table:table-cell table:style-name="ce1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MIN([.$C68]*(COLUMN()-6);32768)" table:style-name="ce1">
            <text:p>0</text:p>
          </table:table-cell>
          <table:table-cell office:value-type="float" office:value="7845" table:formula="of:=MIN([.$C68]*(COLUMN()-6);32768)" table:style-name="ce1">
            <text:p>7845</text:p>
          </table:table-cell>
          <table:table-cell office:value-type="float" office:value="15690" table:formula="of:=MIN([.$C68]*(COLUMN()-6);32768)" table:style-name="ce1">
            <text:p>15690</text:p>
          </table:table-cell>
          <table:table-cell office:value-type="float" office:value="23535" table:formula="of:=MIN([.$C68]*(COLUMN()-6);32768)" table:style-name="ce1">
            <text:p>23535</text:p>
          </table:table-cell>
          <table:table-cell office:value-type="float" office:value="31380" table:formula="of:=MIN([.$C68]*(COLUMN()-6);32768)" table:style-name="ce1">
            <text:p>31380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office:value-type="float" office:value="32768" table:formula="of:=MIN([.$C6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676.5906293157886" table:formula="of:=[.$A$1]*(1/2)^((ROW()-2-32)/32)" table:style-name="ce1">
            <text:p>7676.590629</text:p>
          </table:table-cell>
          <table:table-cell table:style-name="ce1"/>
          <table:table-cell office:value-type="float" office:value="7677" table:formula="of:=ROUND([.A69];0)" table:style-name="ce1">
            <text:p>7677</text:p>
          </table:table-cell>
          <table:table-cell table:style-name="ce1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MIN([.$C69]*(COLUMN()-6);32768)" table:style-name="ce1">
            <text:p>0</text:p>
          </table:table-cell>
          <table:table-cell office:value-type="float" office:value="7677" table:formula="of:=MIN([.$C69]*(COLUMN()-6);32768)" table:style-name="ce1">
            <text:p>7677</text:p>
          </table:table-cell>
          <table:table-cell office:value-type="float" office:value="15354" table:formula="of:=MIN([.$C69]*(COLUMN()-6);32768)" table:style-name="ce1">
            <text:p>15354</text:p>
          </table:table-cell>
          <table:table-cell office:value-type="float" office:value="23031" table:formula="of:=MIN([.$C69]*(COLUMN()-6);32768)" table:style-name="ce1">
            <text:p>23031</text:p>
          </table:table-cell>
          <table:table-cell office:value-type="float" office:value="30708" table:formula="of:=MIN([.$C69]*(COLUMN()-6);32768)" table:style-name="ce1">
            <text:p>3070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office:value-type="float" office:value="32768" table:formula="of:=MIN([.$C6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512.0971219326666" table:formula="of:=[.$A$1]*(1/2)^((ROW()-2-32)/32)" table:style-name="ce1">
            <text:p>7512.097122</text:p>
          </table:table-cell>
          <table:table-cell table:style-name="ce1"/>
          <table:table-cell office:value-type="float" office:value="7512" table:formula="of:=ROUND([.A70];0)" table:style-name="ce1">
            <text:p>7512</text:p>
          </table:table-cell>
          <table:table-cell table:style-name="ce1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MIN([.$C70]*(COLUMN()-6);32768)" table:style-name="ce1">
            <text:p>0</text:p>
          </table:table-cell>
          <table:table-cell office:value-type="float" office:value="7512" table:formula="of:=MIN([.$C70]*(COLUMN()-6);32768)" table:style-name="ce1">
            <text:p>7512</text:p>
          </table:table-cell>
          <table:table-cell office:value-type="float" office:value="15024" table:formula="of:=MIN([.$C70]*(COLUMN()-6);32768)" table:style-name="ce1">
            <text:p>15024</text:p>
          </table:table-cell>
          <table:table-cell office:value-type="float" office:value="22536" table:formula="of:=MIN([.$C70]*(COLUMN()-6);32768)" table:style-name="ce1">
            <text:p>22536</text:p>
          </table:table-cell>
          <table:table-cell office:value-type="float" office:value="30048" table:formula="of:=MIN([.$C70]*(COLUMN()-6);32768)" table:style-name="ce1">
            <text:p>3004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office:value-type="float" office:value="32768" table:formula="of:=MIN([.$C7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351.1283712127279" table:formula="of:=[.$A$1]*(1/2)^((ROW()-2-32)/32)" table:style-name="ce1">
            <text:p>7351.128371</text:p>
          </table:table-cell>
          <table:table-cell table:style-name="ce1"/>
          <table:table-cell office:value-type="float" office:value="7351" table:formula="of:=ROUND([.A71];0)" table:style-name="ce1">
            <text:p>7351</text:p>
          </table:table-cell>
          <table:table-cell table:style-name="ce1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MIN([.$C71]*(COLUMN()-6);32768)" table:style-name="ce1">
            <text:p>0</text:p>
          </table:table-cell>
          <table:table-cell office:value-type="float" office:value="7351" table:formula="of:=MIN([.$C71]*(COLUMN()-6);32768)" table:style-name="ce1">
            <text:p>7351</text:p>
          </table:table-cell>
          <table:table-cell office:value-type="float" office:value="14702" table:formula="of:=MIN([.$C71]*(COLUMN()-6);32768)" table:style-name="ce1">
            <text:p>14702</text:p>
          </table:table-cell>
          <table:table-cell office:value-type="float" office:value="22053" table:formula="of:=MIN([.$C71]*(COLUMN()-6);32768)" table:style-name="ce1">
            <text:p>22053</text:p>
          </table:table-cell>
          <table:table-cell office:value-type="float" office:value="29404" table:formula="of:=MIN([.$C71]*(COLUMN()-6);32768)" table:style-name="ce1">
            <text:p>29404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office:value-type="float" office:value="32768" table:formula="of:=MIN([.$C7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193.6088488890346" table:formula="of:=[.$A$1]*(1/2)^((ROW()-2-32)/32)" table:style-name="ce1">
            <text:p>7193.608849</text:p>
          </table:table-cell>
          <table:table-cell table:style-name="ce1"/>
          <table:table-cell office:value-type="float" office:value="7194" table:formula="of:=ROUND([.A72];0)" table:style-name="ce1">
            <text:p>7194</text:p>
          </table:table-cell>
          <table:table-cell table:style-name="ce1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MIN([.$C72]*(COLUMN()-6);32768)" table:style-name="ce1">
            <text:p>0</text:p>
          </table:table-cell>
          <table:table-cell office:value-type="float" office:value="7194" table:formula="of:=MIN([.$C72]*(COLUMN()-6);32768)" table:style-name="ce1">
            <text:p>7194</text:p>
          </table:table-cell>
          <table:table-cell office:value-type="float" office:value="14388" table:formula="of:=MIN([.$C72]*(COLUMN()-6);32768)" table:style-name="ce1">
            <text:p>14388</text:p>
          </table:table-cell>
          <table:table-cell office:value-type="float" office:value="21582" table:formula="of:=MIN([.$C72]*(COLUMN()-6);32768)" table:style-name="ce1">
            <text:p>21582</text:p>
          </table:table-cell>
          <table:table-cell office:value-type="float" office:value="28776" table:formula="of:=MIN([.$C72]*(COLUMN()-6);32768)" table:style-name="ce1">
            <text:p>28776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office:value-type="float" office:value="32768" table:formula="of:=MIN([.$C7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7039.4646451096696" table:formula="of:=[.$A$1]*(1/2)^((ROW()-2-32)/32)" table:style-name="ce1">
            <text:p>7039.464645</text:p>
          </table:table-cell>
          <table:table-cell table:style-name="ce1"/>
          <table:table-cell office:value-type="float" office:value="7039" table:formula="of:=ROUND([.A73];0)" table:style-name="ce1">
            <text:p>7039</text:p>
          </table:table-cell>
          <table:table-cell table:style-name="ce1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MIN([.$C73]*(COLUMN()-6);32768)" table:style-name="ce1">
            <text:p>0</text:p>
          </table:table-cell>
          <table:table-cell office:value-type="float" office:value="7039" table:formula="of:=MIN([.$C73]*(COLUMN()-6);32768)" table:style-name="ce1">
            <text:p>7039</text:p>
          </table:table-cell>
          <table:table-cell office:value-type="float" office:value="14078" table:formula="of:=MIN([.$C73]*(COLUMN()-6);32768)" table:style-name="ce1">
            <text:p>14078</text:p>
          </table:table-cell>
          <table:table-cell office:value-type="float" office:value="21117" table:formula="of:=MIN([.$C73]*(COLUMN()-6);32768)" table:style-name="ce1">
            <text:p>21117</text:p>
          </table:table-cell>
          <table:table-cell office:value-type="float" office:value="28156" table:formula="of:=MIN([.$C73]*(COLUMN()-6);32768)" table:style-name="ce1">
            <text:p>28156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office:value-type="float" office:value="32768" table:formula="of:=MIN([.$C7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888.6234337584292" table:formula="of:=[.$A$1]*(1/2)^((ROW()-2-32)/32)" table:style-name="ce1">
            <text:p>6888.623434</text:p>
          </table:table-cell>
          <table:table-cell table:style-name="ce1"/>
          <table:table-cell office:value-type="float" office:value="6889" table:formula="of:=ROUND([.A74];0)" table:style-name="ce1">
            <text:p>6889</text:p>
          </table:table-cell>
          <table:table-cell table:style-name="ce1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MIN([.$C74]*(COLUMN()-6);32768)" table:style-name="ce1">
            <text:p>0</text:p>
          </table:table-cell>
          <table:table-cell office:value-type="float" office:value="6889" table:formula="of:=MIN([.$C74]*(COLUMN()-6);32768)" table:style-name="ce1">
            <text:p>6889</text:p>
          </table:table-cell>
          <table:table-cell office:value-type="float" office:value="13778" table:formula="of:=MIN([.$C74]*(COLUMN()-6);32768)" table:style-name="ce1">
            <text:p>13778</text:p>
          </table:table-cell>
          <table:table-cell office:value-type="float" office:value="20667" table:formula="of:=MIN([.$C74]*(COLUMN()-6);32768)" table:style-name="ce1">
            <text:p>20667</text:p>
          </table:table-cell>
          <table:table-cell office:value-type="float" office:value="27556" table:formula="of:=MIN([.$C74]*(COLUMN()-6);32768)" table:style-name="ce1">
            <text:p>27556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office:value-type="float" office:value="32768" table:formula="of:=MIN([.$C7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741.0144385186404" table:formula="of:=[.$A$1]*(1/2)^((ROW()-2-32)/32)" table:style-name="ce1">
            <text:p>6741.014439</text:p>
          </table:table-cell>
          <table:table-cell table:style-name="ce1"/>
          <table:table-cell office:value-type="float" office:value="6741" table:formula="of:=ROUND([.A75];0)" table:style-name="ce1">
            <text:p>6741</text:p>
          </table:table-cell>
          <table:table-cell table:style-name="ce1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MIN([.$C75]*(COLUMN()-6);32768)" table:style-name="ce1">
            <text:p>0</text:p>
          </table:table-cell>
          <table:table-cell office:value-type="float" office:value="6741" table:formula="of:=MIN([.$C75]*(COLUMN()-6);32768)" table:style-name="ce1">
            <text:p>6741</text:p>
          </table:table-cell>
          <table:table-cell office:value-type="float" office:value="13482" table:formula="of:=MIN([.$C75]*(COLUMN()-6);32768)" table:style-name="ce1">
            <text:p>13482</text:p>
          </table:table-cell>
          <table:table-cell office:value-type="float" office:value="20223" table:formula="of:=MIN([.$C75]*(COLUMN()-6);32768)" table:style-name="ce1">
            <text:p>20223</text:p>
          </table:table-cell>
          <table:table-cell office:value-type="float" office:value="26964" table:formula="of:=MIN([.$C75]*(COLUMN()-6);32768)" table:style-name="ce1">
            <text:p>26964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office:value-type="float" office:value="32768" table:formula="of:=MIN([.$C7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596.5683996641455" table:formula="of:=[.$A$1]*(1/2)^((ROW()-2-32)/32)" table:style-name="ce1">
            <text:p>6596.5684</text:p>
          </table:table-cell>
          <table:table-cell table:style-name="ce1"/>
          <table:table-cell office:value-type="float" office:value="6597" table:formula="of:=ROUND([.A76];0)" table:style-name="ce1">
            <text:p>6597</text:p>
          </table:table-cell>
          <table:table-cell table:style-name="ce1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MIN([.$C76]*(COLUMN()-6);32768)" table:style-name="ce1">
            <text:p>0</text:p>
          </table:table-cell>
          <table:table-cell office:value-type="float" office:value="6597" table:formula="of:=MIN([.$C76]*(COLUMN()-6);32768)" table:style-name="ce1">
            <text:p>6597</text:p>
          </table:table-cell>
          <table:table-cell office:value-type="float" office:value="13194" table:formula="of:=MIN([.$C76]*(COLUMN()-6);32768)" table:style-name="ce1">
            <text:p>13194</text:p>
          </table:table-cell>
          <table:table-cell office:value-type="float" office:value="19791" table:formula="of:=MIN([.$C76]*(COLUMN()-6);32768)" table:style-name="ce1">
            <text:p>19791</text:p>
          </table:table-cell>
          <table:table-cell office:value-type="float" office:value="26388" table:formula="of:=MIN([.$C76]*(COLUMN()-6);32768)" table:style-name="ce1">
            <text:p>2638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office:value-type="float" office:value="32768" table:formula="of:=MIN([.$C7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455.2175415619031" table:formula="of:=[.$A$1]*(1/2)^((ROW()-2-32)/32)" table:style-name="ce1">
            <text:p>6455.217542</text:p>
          </table:table-cell>
          <table:table-cell table:style-name="ce1"/>
          <table:table-cell office:value-type="float" office:value="6455" table:formula="of:=ROUND([.A77];0)" table:style-name="ce1">
            <text:p>6455</text:p>
          </table:table-cell>
          <table:table-cell table:style-name="ce1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MIN([.$C77]*(COLUMN()-6);32768)" table:style-name="ce1">
            <text:p>0</text:p>
          </table:table-cell>
          <table:table-cell office:value-type="float" office:value="6455" table:formula="of:=MIN([.$C77]*(COLUMN()-6);32768)" table:style-name="ce1">
            <text:p>6455</text:p>
          </table:table-cell>
          <table:table-cell office:value-type="float" office:value="12910" table:formula="of:=MIN([.$C77]*(COLUMN()-6);32768)" table:style-name="ce1">
            <text:p>12910</text:p>
          </table:table-cell>
          <table:table-cell office:value-type="float" office:value="19365" table:formula="of:=MIN([.$C77]*(COLUMN()-6);32768)" table:style-name="ce1">
            <text:p>19365</text:p>
          </table:table-cell>
          <table:table-cell office:value-type="float" office:value="25820" table:formula="of:=MIN([.$C77]*(COLUMN()-6);32768)" table:style-name="ce1">
            <text:p>25820</text:p>
          </table:table-cell>
          <table:table-cell office:value-type="float" office:value="32275" table:formula="of:=MIN([.$C77]*(COLUMN()-6);32768)" table:style-name="ce1">
            <text:p>32275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office:value-type="float" office:value="32768" table:formula="of:=MIN([.$C7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316.8955408709253" table:formula="of:=[.$A$1]*(1/2)^((ROW()-2-32)/32)" table:style-name="ce1">
            <text:p>6316.895541</text:p>
          </table:table-cell>
          <table:table-cell table:style-name="ce1"/>
          <table:table-cell office:value-type="float" office:value="6317" table:formula="of:=ROUND([.A78];0)" table:style-name="ce1">
            <text:p>6317</text:p>
          </table:table-cell>
          <table:table-cell table:style-name="ce1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MIN([.$C78]*(COLUMN()-6);32768)" table:style-name="ce1">
            <text:p>0</text:p>
          </table:table-cell>
          <table:table-cell office:value-type="float" office:value="6317" table:formula="of:=MIN([.$C78]*(COLUMN()-6);32768)" table:style-name="ce1">
            <text:p>6317</text:p>
          </table:table-cell>
          <table:table-cell office:value-type="float" office:value="12634" table:formula="of:=MIN([.$C78]*(COLUMN()-6);32768)" table:style-name="ce1">
            <text:p>12634</text:p>
          </table:table-cell>
          <table:table-cell office:value-type="float" office:value="18951" table:formula="of:=MIN([.$C78]*(COLUMN()-6);32768)" table:style-name="ce1">
            <text:p>18951</text:p>
          </table:table-cell>
          <table:table-cell office:value-type="float" office:value="25268" table:formula="of:=MIN([.$C78]*(COLUMN()-6);32768)" table:style-name="ce1">
            <text:p>25268</text:p>
          </table:table-cell>
          <table:table-cell office:value-type="float" office:value="31585" table:formula="of:=MIN([.$C78]*(COLUMN()-6);32768)" table:style-name="ce1">
            <text:p>31585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office:value-type="float" office:value="32768" table:formula="of:=MIN([.$C7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181.53749542266" table:formula="of:=[.$A$1]*(1/2)^((ROW()-2-32)/32)" table:style-name="ce1">
            <text:p>6181.537495</text:p>
          </table:table-cell>
          <table:table-cell table:style-name="ce1"/>
          <table:table-cell office:value-type="float" office:value="6182" table:formula="of:=ROUND([.A79];0)" table:style-name="ce1">
            <text:p>6182</text:p>
          </table:table-cell>
          <table:table-cell table:style-name="ce1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MIN([.$C79]*(COLUMN()-6);32768)" table:style-name="ce1">
            <text:p>0</text:p>
          </table:table-cell>
          <table:table-cell office:value-type="float" office:value="6182" table:formula="of:=MIN([.$C79]*(COLUMN()-6);32768)" table:style-name="ce1">
            <text:p>6182</text:p>
          </table:table-cell>
          <table:table-cell office:value-type="float" office:value="12364" table:formula="of:=MIN([.$C79]*(COLUMN()-6);32768)" table:style-name="ce1">
            <text:p>12364</text:p>
          </table:table-cell>
          <table:table-cell office:value-type="float" office:value="18546" table:formula="of:=MIN([.$C79]*(COLUMN()-6);32768)" table:style-name="ce1">
            <text:p>18546</text:p>
          </table:table-cell>
          <table:table-cell office:value-type="float" office:value="24728" table:formula="of:=MIN([.$C79]*(COLUMN()-6);32768)" table:style-name="ce1">
            <text:p>24728</text:p>
          </table:table-cell>
          <table:table-cell office:value-type="float" office:value="30910" table:formula="of:=MIN([.$C79]*(COLUMN()-6);32768)" table:style-name="ce1">
            <text:p>30910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office:value-type="float" office:value="32768" table:formula="of:=MIN([.$C7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6049.0798937681893" table:formula="of:=[.$A$1]*(1/2)^((ROW()-2-32)/32)" table:style-name="ce1">
            <text:p>6049.079894</text:p>
          </table:table-cell>
          <table:table-cell table:style-name="ce1"/>
          <table:table-cell office:value-type="float" office:value="6049" table:formula="of:=ROUND([.A80];0)" table:style-name="ce1">
            <text:p>6049</text:p>
          </table:table-cell>
          <table:table-cell table:style-name="ce1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MIN([.$C80]*(COLUMN()-6);32768)" table:style-name="ce1">
            <text:p>0</text:p>
          </table:table-cell>
          <table:table-cell office:value-type="float" office:value="6049" table:formula="of:=MIN([.$C80]*(COLUMN()-6);32768)" table:style-name="ce1">
            <text:p>6049</text:p>
          </table:table-cell>
          <table:table-cell office:value-type="float" office:value="12098" table:formula="of:=MIN([.$C80]*(COLUMN()-6);32768)" table:style-name="ce1">
            <text:p>12098</text:p>
          </table:table-cell>
          <table:table-cell office:value-type="float" office:value="18147" table:formula="of:=MIN([.$C80]*(COLUMN()-6);32768)" table:style-name="ce1">
            <text:p>18147</text:p>
          </table:table-cell>
          <table:table-cell office:value-type="float" office:value="24196" table:formula="of:=MIN([.$C80]*(COLUMN()-6);32768)" table:style-name="ce1">
            <text:p>24196</text:p>
          </table:table-cell>
          <table:table-cell office:value-type="float" office:value="30245" table:formula="of:=MIN([.$C80]*(COLUMN()-6);32768)" table:style-name="ce1">
            <text:p>30245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office:value-type="float" office:value="32768" table:formula="of:=MIN([.$C8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919.4605853779822" table:formula="of:=[.$A$1]*(1/2)^((ROW()-2-32)/32)" table:style-name="ce1">
            <text:p>5919.460585</text:p>
          </table:table-cell>
          <table:table-cell table:style-name="ce1"/>
          <table:table-cell office:value-type="float" office:value="5919" table:formula="of:=ROUND([.A81];0)" table:style-name="ce1">
            <text:p>5919</text:p>
          </table:table-cell>
          <table:table-cell table:style-name="ce1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MIN([.$C81]*(COLUMN()-6);32768)" table:style-name="ce1">
            <text:p>0</text:p>
          </table:table-cell>
          <table:table-cell office:value-type="float" office:value="5919" table:formula="of:=MIN([.$C81]*(COLUMN()-6);32768)" table:style-name="ce1">
            <text:p>5919</text:p>
          </table:table-cell>
          <table:table-cell office:value-type="float" office:value="11838" table:formula="of:=MIN([.$C81]*(COLUMN()-6);32768)" table:style-name="ce1">
            <text:p>11838</text:p>
          </table:table-cell>
          <table:table-cell office:value-type="float" office:value="17757" table:formula="of:=MIN([.$C81]*(COLUMN()-6);32768)" table:style-name="ce1">
            <text:p>17757</text:p>
          </table:table-cell>
          <table:table-cell office:value-type="float" office:value="23676" table:formula="of:=MIN([.$C81]*(COLUMN()-6);32768)" table:style-name="ce1">
            <text:p>23676</text:p>
          </table:table-cell>
          <table:table-cell office:value-type="float" office:value="29595" table:formula="of:=MIN([.$C81]*(COLUMN()-6);32768)" table:style-name="ce1">
            <text:p>29595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office:value-type="float" office:value="32768" table:formula="of:=MIN([.$C8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792.6187514801977" table:formula="of:=[.$A$1]*(1/2)^((ROW()-2-32)/32)" table:style-name="ce1">
            <text:p>5792.618751</text:p>
          </table:table-cell>
          <table:table-cell table:style-name="ce1"/>
          <table:table-cell office:value-type="float" office:value="5793" table:formula="of:=ROUND([.A82];0)" table:style-name="ce1">
            <text:p>5793</text:p>
          </table:table-cell>
          <table:table-cell table:style-name="ce1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MIN([.$C82]*(COLUMN()-6);32768)" table:style-name="ce1">
            <text:p>0</text:p>
          </table:table-cell>
          <table:table-cell office:value-type="float" office:value="5793" table:formula="of:=MIN([.$C82]*(COLUMN()-6);32768)" table:style-name="ce1">
            <text:p>5793</text:p>
          </table:table-cell>
          <table:table-cell office:value-type="float" office:value="11586" table:formula="of:=MIN([.$C82]*(COLUMN()-6);32768)" table:style-name="ce1">
            <text:p>11586</text:p>
          </table:table-cell>
          <table:table-cell office:value-type="float" office:value="17379" table:formula="of:=MIN([.$C82]*(COLUMN()-6);32768)" table:style-name="ce1">
            <text:p>17379</text:p>
          </table:table-cell>
          <table:table-cell office:value-type="float" office:value="23172" table:formula="of:=MIN([.$C82]*(COLUMN()-6);32768)" table:style-name="ce1">
            <text:p>23172</text:p>
          </table:table-cell>
          <table:table-cell office:value-type="float" office:value="28965" table:formula="of:=MIN([.$C82]*(COLUMN()-6);32768)" table:style-name="ce1">
            <text:p>28965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office:value-type="float" office:value="32768" table:formula="of:=MIN([.$C8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668.494876523856" table:formula="of:=[.$A$1]*(1/2)^((ROW()-2-32)/32)" table:style-name="ce1">
            <text:p>5668.494877</text:p>
          </table:table-cell>
          <table:table-cell table:style-name="ce1"/>
          <table:table-cell office:value-type="float" office:value="5668" table:formula="of:=ROUND([.A83];0)" table:style-name="ce1">
            <text:p>5668</text:p>
          </table:table-cell>
          <table:table-cell table:style-name="ce1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MIN([.$C83]*(COLUMN()-6);32768)" table:style-name="ce1">
            <text:p>0</text:p>
          </table:table-cell>
          <table:table-cell office:value-type="float" office:value="5668" table:formula="of:=MIN([.$C83]*(COLUMN()-6);32768)" table:style-name="ce1">
            <text:p>5668</text:p>
          </table:table-cell>
          <table:table-cell office:value-type="float" office:value="11336" table:formula="of:=MIN([.$C83]*(COLUMN()-6);32768)" table:style-name="ce1">
            <text:p>11336</text:p>
          </table:table-cell>
          <table:table-cell office:value-type="float" office:value="17004" table:formula="of:=MIN([.$C83]*(COLUMN()-6);32768)" table:style-name="ce1">
            <text:p>17004</text:p>
          </table:table-cell>
          <table:table-cell office:value-type="float" office:value="22672" table:formula="of:=MIN([.$C83]*(COLUMN()-6);32768)" table:style-name="ce1">
            <text:p>22672</text:p>
          </table:table-cell>
          <table:table-cell office:value-type="float" office:value="28340" table:formula="of:=MIN([.$C83]*(COLUMN()-6);32768)" table:style-name="ce1">
            <text:p>28340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office:value-type="float" office:value="32768" table:formula="of:=MIN([.$C8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547.0307202535123" table:formula="of:=[.$A$1]*(1/2)^((ROW()-2-32)/32)" table:style-name="ce1">
            <text:p>5547.03072</text:p>
          </table:table-cell>
          <table:table-cell table:style-name="ce1"/>
          <table:table-cell office:value-type="float" office:value="5547" table:formula="of:=ROUND([.A84];0)" table:style-name="ce1">
            <text:p>5547</text:p>
          </table:table-cell>
          <table:table-cell table:style-name="ce1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MIN([.$C84]*(COLUMN()-6);32768)" table:style-name="ce1">
            <text:p>0</text:p>
          </table:table-cell>
          <table:table-cell office:value-type="float" office:value="5547" table:formula="of:=MIN([.$C84]*(COLUMN()-6);32768)" table:style-name="ce1">
            <text:p>5547</text:p>
          </table:table-cell>
          <table:table-cell office:value-type="float" office:value="11094" table:formula="of:=MIN([.$C84]*(COLUMN()-6);32768)" table:style-name="ce1">
            <text:p>11094</text:p>
          </table:table-cell>
          <table:table-cell office:value-type="float" office:value="16641" table:formula="of:=MIN([.$C84]*(COLUMN()-6);32768)" table:style-name="ce1">
            <text:p>16641</text:p>
          </table:table-cell>
          <table:table-cell office:value-type="float" office:value="22188" table:formula="of:=MIN([.$C84]*(COLUMN()-6);32768)" table:style-name="ce1">
            <text:p>22188</text:p>
          </table:table-cell>
          <table:table-cell office:value-type="float" office:value="27735" table:formula="of:=MIN([.$C84]*(COLUMN()-6);32768)" table:style-name="ce1">
            <text:p>27735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office:value-type="float" office:value="32768" table:formula="of:=MIN([.$C8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428.1692903823014" table:formula="of:=[.$A$1]*(1/2)^((ROW()-2-32)/32)" table:style-name="ce1">
            <text:p>5428.16929</text:p>
          </table:table-cell>
          <table:table-cell table:style-name="ce1"/>
          <table:table-cell office:value-type="float" office:value="5428" table:formula="of:=ROUND([.A85];0)" table:style-name="ce1">
            <text:p>5428</text:p>
          </table:table-cell>
          <table:table-cell table:style-name="ce1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MIN([.$C85]*(COLUMN()-6);32768)" table:style-name="ce1">
            <text:p>0</text:p>
          </table:table-cell>
          <table:table-cell office:value-type="float" office:value="5428" table:formula="of:=MIN([.$C85]*(COLUMN()-6);32768)" table:style-name="ce1">
            <text:p>5428</text:p>
          </table:table-cell>
          <table:table-cell office:value-type="float" office:value="10856" table:formula="of:=MIN([.$C85]*(COLUMN()-6);32768)" table:style-name="ce1">
            <text:p>10856</text:p>
          </table:table-cell>
          <table:table-cell office:value-type="float" office:value="16284" table:formula="of:=MIN([.$C85]*(COLUMN()-6);32768)" table:style-name="ce1">
            <text:p>16284</text:p>
          </table:table-cell>
          <table:table-cell office:value-type="float" office:value="21712" table:formula="of:=MIN([.$C85]*(COLUMN()-6);32768)" table:style-name="ce1">
            <text:p>21712</text:p>
          </table:table-cell>
          <table:table-cell office:value-type="float" office:value="27140" table:formula="of:=MIN([.$C85]*(COLUMN()-6);32768)" table:style-name="ce1">
            <text:p>27140</text:p>
          </table:table-cell>
          <table:table-cell office:value-type="float" office:value="32568" table:formula="of:=MIN([.$C85]*(COLUMN()-6);32768)" table:style-name="ce1">
            <text:p>325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office:value-type="float" office:value="32768" table:formula="of:=MIN([.$C8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311.8548158505364" table:formula="of:=[.$A$1]*(1/2)^((ROW()-2-32)/32)" table:style-name="ce1">
            <text:p>5311.854816</text:p>
          </table:table-cell>
          <table:table-cell table:style-name="ce1"/>
          <table:table-cell office:value-type="float" office:value="5312" table:formula="of:=ROUND([.A86];0)" table:style-name="ce1">
            <text:p>5312</text:p>
          </table:table-cell>
          <table:table-cell table:style-name="ce1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MIN([.$C86]*(COLUMN()-6);32768)" table:style-name="ce1">
            <text:p>0</text:p>
          </table:table-cell>
          <table:table-cell office:value-type="float" office:value="5312" table:formula="of:=MIN([.$C86]*(COLUMN()-6);32768)" table:style-name="ce1">
            <text:p>5312</text:p>
          </table:table-cell>
          <table:table-cell office:value-type="float" office:value="10624" table:formula="of:=MIN([.$C86]*(COLUMN()-6);32768)" table:style-name="ce1">
            <text:p>10624</text:p>
          </table:table-cell>
          <table:table-cell office:value-type="float" office:value="15936" table:formula="of:=MIN([.$C86]*(COLUMN()-6);32768)" table:style-name="ce1">
            <text:p>15936</text:p>
          </table:table-cell>
          <table:table-cell office:value-type="float" office:value="21248" table:formula="of:=MIN([.$C86]*(COLUMN()-6);32768)" table:style-name="ce1">
            <text:p>21248</text:p>
          </table:table-cell>
          <table:table-cell office:value-type="float" office:value="26560" table:formula="of:=MIN([.$C86]*(COLUMN()-6);32768)" table:style-name="ce1">
            <text:p>26560</text:p>
          </table:table-cell>
          <table:table-cell office:value-type="float" office:value="31872" table:formula="of:=MIN([.$C86]*(COLUMN()-6);32768)" table:style-name="ce1">
            <text:p>31872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office:value-type="float" office:value="32768" table:formula="of:=MIN([.$C8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198.0327206573393" table:formula="of:=[.$A$1]*(1/2)^((ROW()-2-32)/32)" table:style-name="ce1">
            <text:p>5198.032721</text:p>
          </table:table-cell>
          <table:table-cell table:style-name="ce1"/>
          <table:table-cell office:value-type="float" office:value="5198" table:formula="of:=ROUND([.A87];0)" table:style-name="ce1">
            <text:p>5198</text:p>
          </table:table-cell>
          <table:table-cell table:style-name="ce1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MIN([.$C87]*(COLUMN()-6);32768)" table:style-name="ce1">
            <text:p>0</text:p>
          </table:table-cell>
          <table:table-cell office:value-type="float" office:value="5198" table:formula="of:=MIN([.$C87]*(COLUMN()-6);32768)" table:style-name="ce1">
            <text:p>5198</text:p>
          </table:table-cell>
          <table:table-cell office:value-type="float" office:value="10396" table:formula="of:=MIN([.$C87]*(COLUMN()-6);32768)" table:style-name="ce1">
            <text:p>10396</text:p>
          </table:table-cell>
          <table:table-cell office:value-type="float" office:value="15594" table:formula="of:=MIN([.$C87]*(COLUMN()-6);32768)" table:style-name="ce1">
            <text:p>15594</text:p>
          </table:table-cell>
          <table:table-cell office:value-type="float" office:value="20792" table:formula="of:=MIN([.$C87]*(COLUMN()-6);32768)" table:style-name="ce1">
            <text:p>20792</text:p>
          </table:table-cell>
          <table:table-cell office:value-type="float" office:value="25990" table:formula="of:=MIN([.$C87]*(COLUMN()-6);32768)" table:style-name="ce1">
            <text:p>25990</text:p>
          </table:table-cell>
          <table:table-cell office:value-type="float" office:value="31188" table:formula="of:=MIN([.$C87]*(COLUMN()-6);32768)" table:style-name="ce1">
            <text:p>3118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office:value-type="float" office:value="32768" table:formula="of:=MIN([.$C8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5086.6495982529905" table:formula="of:=[.$A$1]*(1/2)^((ROW()-2-32)/32)" table:style-name="ce1">
            <text:p>5086.649598</text:p>
          </table:table-cell>
          <table:table-cell table:style-name="ce1"/>
          <table:table-cell office:value-type="float" office:value="5087" table:formula="of:=ROUND([.A88];0)" table:style-name="ce1">
            <text:p>5087</text:p>
          </table:table-cell>
          <table:table-cell table:style-name="ce1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MIN([.$C88]*(COLUMN()-6);32768)" table:style-name="ce1">
            <text:p>0</text:p>
          </table:table-cell>
          <table:table-cell office:value-type="float" office:value="5087" table:formula="of:=MIN([.$C88]*(COLUMN()-6);32768)" table:style-name="ce1">
            <text:p>5087</text:p>
          </table:table-cell>
          <table:table-cell office:value-type="float" office:value="10174" table:formula="of:=MIN([.$C88]*(COLUMN()-6);32768)" table:style-name="ce1">
            <text:p>10174</text:p>
          </table:table-cell>
          <table:table-cell office:value-type="float" office:value="15261" table:formula="of:=MIN([.$C88]*(COLUMN()-6);32768)" table:style-name="ce1">
            <text:p>15261</text:p>
          </table:table-cell>
          <table:table-cell office:value-type="float" office:value="20348" table:formula="of:=MIN([.$C88]*(COLUMN()-6);32768)" table:style-name="ce1">
            <text:p>20348</text:p>
          </table:table-cell>
          <table:table-cell office:value-type="float" office:value="25435" table:formula="of:=MIN([.$C88]*(COLUMN()-6);32768)" table:style-name="ce1">
            <text:p>25435</text:p>
          </table:table-cell>
          <table:table-cell office:value-type="float" office:value="30522" table:formula="of:=MIN([.$C88]*(COLUMN()-6);32768)" table:style-name="ce1">
            <text:p>30522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office:value-type="float" office:value="32768" table:formula="of:=MIN([.$C8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977.6531864800008" table:formula="of:=[.$A$1]*(1/2)^((ROW()-2-32)/32)" table:style-name="ce1">
            <text:p>4977.653186</text:p>
          </table:table-cell>
          <table:table-cell table:style-name="ce1"/>
          <table:table-cell office:value-type="float" office:value="4978" table:formula="of:=ROUND([.A89];0)" table:style-name="ce1">
            <text:p>4978</text:p>
          </table:table-cell>
          <table:table-cell table:style-name="ce1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MIN([.$C89]*(COLUMN()-6);32768)" table:style-name="ce1">
            <text:p>0</text:p>
          </table:table-cell>
          <table:table-cell office:value-type="float" office:value="4978" table:formula="of:=MIN([.$C89]*(COLUMN()-6);32768)" table:style-name="ce1">
            <text:p>4978</text:p>
          </table:table-cell>
          <table:table-cell office:value-type="float" office:value="9956" table:formula="of:=MIN([.$C89]*(COLUMN()-6);32768)" table:style-name="ce1">
            <text:p>9956</text:p>
          </table:table-cell>
          <table:table-cell office:value-type="float" office:value="14934" table:formula="of:=MIN([.$C89]*(COLUMN()-6);32768)" table:style-name="ce1">
            <text:p>14934</text:p>
          </table:table-cell>
          <table:table-cell office:value-type="float" office:value="19912" table:formula="of:=MIN([.$C89]*(COLUMN()-6);32768)" table:style-name="ce1">
            <text:p>19912</text:p>
          </table:table-cell>
          <table:table-cell office:value-type="float" office:value="24890" table:formula="of:=MIN([.$C89]*(COLUMN()-6);32768)" table:style-name="ce1">
            <text:p>24890</text:p>
          </table:table-cell>
          <table:table-cell office:value-type="float" office:value="29868" table:formula="of:=MIN([.$C89]*(COLUMN()-6);32768)" table:style-name="ce1">
            <text:p>298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office:value-type="float" office:value="32768" table:formula="of:=MIN([.$C8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870.9923430511462" table:formula="of:=[.$A$1]*(1/2)^((ROW()-2-32)/32)" table:style-name="ce1">
            <text:p>4870.992343</text:p>
          </table:table-cell>
          <table:table-cell table:style-name="ce1"/>
          <table:table-cell office:value-type="float" office:value="4871" table:formula="of:=ROUND([.A90];0)" table:style-name="ce1">
            <text:p>4871</text:p>
          </table:table-cell>
          <table:table-cell table:style-name="ce1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MIN([.$C90]*(COLUMN()-6);32768)" table:style-name="ce1">
            <text:p>0</text:p>
          </table:table-cell>
          <table:table-cell office:value-type="float" office:value="4871" table:formula="of:=MIN([.$C90]*(COLUMN()-6);32768)" table:style-name="ce1">
            <text:p>4871</text:p>
          </table:table-cell>
          <table:table-cell office:value-type="float" office:value="9742" table:formula="of:=MIN([.$C90]*(COLUMN()-6);32768)" table:style-name="ce1">
            <text:p>9742</text:p>
          </table:table-cell>
          <table:table-cell office:value-type="float" office:value="14613" table:formula="of:=MIN([.$C90]*(COLUMN()-6);32768)" table:style-name="ce1">
            <text:p>14613</text:p>
          </table:table-cell>
          <table:table-cell office:value-type="float" office:value="19484" table:formula="of:=MIN([.$C90]*(COLUMN()-6);32768)" table:style-name="ce1">
            <text:p>19484</text:p>
          </table:table-cell>
          <table:table-cell office:value-type="float" office:value="24355" table:formula="of:=MIN([.$C90]*(COLUMN()-6);32768)" table:style-name="ce1">
            <text:p>24355</text:p>
          </table:table-cell>
          <table:table-cell office:value-type="float" office:value="29226" table:formula="of:=MIN([.$C90]*(COLUMN()-6);32768)" table:style-name="ce1">
            <text:p>29226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office:value-type="float" office:value="32768" table:formula="of:=MIN([.$C9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766.6170215529573" table:formula="of:=[.$A$1]*(1/2)^((ROW()-2-32)/32)" table:style-name="ce1">
            <text:p>4766.617022</text:p>
          </table:table-cell>
          <table:table-cell table:style-name="ce1"/>
          <table:table-cell office:value-type="float" office:value="4767" table:formula="of:=ROUND([.A91];0)" table:style-name="ce1">
            <text:p>4767</text:p>
          </table:table-cell>
          <table:table-cell table:style-name="ce1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MIN([.$C91]*(COLUMN()-6);32768)" table:style-name="ce1">
            <text:p>0</text:p>
          </table:table-cell>
          <table:table-cell office:value-type="float" office:value="4767" table:formula="of:=MIN([.$C91]*(COLUMN()-6);32768)" table:style-name="ce1">
            <text:p>4767</text:p>
          </table:table-cell>
          <table:table-cell office:value-type="float" office:value="9534" table:formula="of:=MIN([.$C91]*(COLUMN()-6);32768)" table:style-name="ce1">
            <text:p>9534</text:p>
          </table:table-cell>
          <table:table-cell office:value-type="float" office:value="14301" table:formula="of:=MIN([.$C91]*(COLUMN()-6);32768)" table:style-name="ce1">
            <text:p>14301</text:p>
          </table:table-cell>
          <table:table-cell office:value-type="float" office:value="19068" table:formula="of:=MIN([.$C91]*(COLUMN()-6);32768)" table:style-name="ce1">
            <text:p>19068</text:p>
          </table:table-cell>
          <table:table-cell office:value-type="float" office:value="23835" table:formula="of:=MIN([.$C91]*(COLUMN()-6);32768)" table:style-name="ce1">
            <text:p>23835</text:p>
          </table:table-cell>
          <table:table-cell office:value-type="float" office:value="28602" table:formula="of:=MIN([.$C91]*(COLUMN()-6);32768)" table:style-name="ce1">
            <text:p>28602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office:value-type="float" office:value="32768" table:formula="of:=MIN([.$C9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664.4782479634086" table:formula="of:=[.$A$1]*(1/2)^((ROW()-2-32)/32)" table:style-name="ce1">
            <text:p>4664.478248</text:p>
          </table:table-cell>
          <table:table-cell table:style-name="ce1"/>
          <table:table-cell office:value-type="float" office:value="4664" table:formula="of:=ROUND([.A92];0)" table:style-name="ce1">
            <text:p>4664</text:p>
          </table:table-cell>
          <table:table-cell table:style-name="ce1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MIN([.$C92]*(COLUMN()-6);32768)" table:style-name="ce1">
            <text:p>0</text:p>
          </table:table-cell>
          <table:table-cell office:value-type="float" office:value="4664" table:formula="of:=MIN([.$C92]*(COLUMN()-6);32768)" table:style-name="ce1">
            <text:p>4664</text:p>
          </table:table-cell>
          <table:table-cell office:value-type="float" office:value="9328" table:formula="of:=MIN([.$C92]*(COLUMN()-6);32768)" table:style-name="ce1">
            <text:p>9328</text:p>
          </table:table-cell>
          <table:table-cell office:value-type="float" office:value="13992" table:formula="of:=MIN([.$C92]*(COLUMN()-6);32768)" table:style-name="ce1">
            <text:p>13992</text:p>
          </table:table-cell>
          <table:table-cell office:value-type="float" office:value="18656" table:formula="of:=MIN([.$C92]*(COLUMN()-6);32768)" table:style-name="ce1">
            <text:p>18656</text:p>
          </table:table-cell>
          <table:table-cell office:value-type="float" office:value="23320" table:formula="of:=MIN([.$C92]*(COLUMN()-6);32768)" table:style-name="ce1">
            <text:p>23320</text:p>
          </table:table-cell>
          <table:table-cell office:value-type="float" office:value="27984" table:formula="of:=MIN([.$C92]*(COLUMN()-6);32768)" table:style-name="ce1">
            <text:p>27984</text:p>
          </table:table-cell>
          <table:table-cell office:value-type="float" office:value="32648" table:formula="of:=MIN([.$C92]*(COLUMN()-6);32768)" table:style-name="ce1">
            <text:p>3264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office:value-type="float" office:value="32768" table:formula="of:=MIN([.$C9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564.5280976727763" table:formula="of:=[.$A$1]*(1/2)^((ROW()-2-32)/32)" table:style-name="ce1">
            <text:p>4564.528098</text:p>
          </table:table-cell>
          <table:table-cell table:style-name="ce1"/>
          <table:table-cell office:value-type="float" office:value="4565" table:formula="of:=ROUND([.A93];0)" table:style-name="ce1">
            <text:p>4565</text:p>
          </table:table-cell>
          <table:table-cell table:style-name="ce1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MIN([.$C93]*(COLUMN()-6);32768)" table:style-name="ce1">
            <text:p>0</text:p>
          </table:table-cell>
          <table:table-cell office:value-type="float" office:value="4565" table:formula="of:=MIN([.$C93]*(COLUMN()-6);32768)" table:style-name="ce1">
            <text:p>4565</text:p>
          </table:table-cell>
          <table:table-cell office:value-type="float" office:value="9130" table:formula="of:=MIN([.$C93]*(COLUMN()-6);32768)" table:style-name="ce1">
            <text:p>9130</text:p>
          </table:table-cell>
          <table:table-cell office:value-type="float" office:value="13695" table:formula="of:=MIN([.$C93]*(COLUMN()-6);32768)" table:style-name="ce1">
            <text:p>13695</text:p>
          </table:table-cell>
          <table:table-cell office:value-type="float" office:value="18260" table:formula="of:=MIN([.$C93]*(COLUMN()-6);32768)" table:style-name="ce1">
            <text:p>18260</text:p>
          </table:table-cell>
          <table:table-cell office:value-type="float" office:value="22825" table:formula="of:=MIN([.$C93]*(COLUMN()-6);32768)" table:style-name="ce1">
            <text:p>22825</text:p>
          </table:table-cell>
          <table:table-cell office:value-type="float" office:value="27390" table:formula="of:=MIN([.$C93]*(COLUMN()-6);32768)" table:style-name="ce1">
            <text:p>27390</text:p>
          </table:table-cell>
          <table:table-cell office:value-type="float" office:value="31955" table:formula="of:=MIN([.$C93]*(COLUMN()-6);32768)" table:style-name="ce1">
            <text:p>31955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office:value-type="float" office:value="32768" table:formula="of:=MIN([.$C9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466.7196729968955" table:formula="of:=[.$A$1]*(1/2)^((ROW()-2-32)/32)" table:style-name="ce1">
            <text:p>4466.719673</text:p>
          </table:table-cell>
          <table:table-cell table:style-name="ce1"/>
          <table:table-cell office:value-type="float" office:value="4467" table:formula="of:=ROUND([.A94];0)" table:style-name="ce1">
            <text:p>4467</text:p>
          </table:table-cell>
          <table:table-cell table:style-name="ce1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MIN([.$C94]*(COLUMN()-6);32768)" table:style-name="ce1">
            <text:p>0</text:p>
          </table:table-cell>
          <table:table-cell office:value-type="float" office:value="4467" table:formula="of:=MIN([.$C94]*(COLUMN()-6);32768)" table:style-name="ce1">
            <text:p>4467</text:p>
          </table:table-cell>
          <table:table-cell office:value-type="float" office:value="8934" table:formula="of:=MIN([.$C94]*(COLUMN()-6);32768)" table:style-name="ce1">
            <text:p>8934</text:p>
          </table:table-cell>
          <table:table-cell office:value-type="float" office:value="13401" table:formula="of:=MIN([.$C94]*(COLUMN()-6);32768)" table:style-name="ce1">
            <text:p>13401</text:p>
          </table:table-cell>
          <table:table-cell office:value-type="float" office:value="17868" table:formula="of:=MIN([.$C94]*(COLUMN()-6);32768)" table:style-name="ce1">
            <text:p>17868</text:p>
          </table:table-cell>
          <table:table-cell office:value-type="float" office:value="22335" table:formula="of:=MIN([.$C94]*(COLUMN()-6);32768)" table:style-name="ce1">
            <text:p>22335</text:p>
          </table:table-cell>
          <table:table-cell office:value-type="float" office:value="26802" table:formula="of:=MIN([.$C94]*(COLUMN()-6);32768)" table:style-name="ce1">
            <text:p>26802</text:p>
          </table:table-cell>
          <table:table-cell office:value-type="float" office:value="31269" table:formula="of:=MIN([.$C94]*(COLUMN()-6);32768)" table:style-name="ce1">
            <text:p>31269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office:value-type="float" office:value="32768" table:formula="of:=MIN([.$C9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371.0070811722699" table:formula="of:=[.$A$1]*(1/2)^((ROW()-2-32)/32)" table:style-name="ce1">
            <text:p>4371.007081</text:p>
          </table:table-cell>
          <table:table-cell table:style-name="ce1"/>
          <table:table-cell office:value-type="float" office:value="4371" table:formula="of:=ROUND([.A95];0)" table:style-name="ce1">
            <text:p>4371</text:p>
          </table:table-cell>
          <table:table-cell table:style-name="ce1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MIN([.$C95]*(COLUMN()-6);32768)" table:style-name="ce1">
            <text:p>0</text:p>
          </table:table-cell>
          <table:table-cell office:value-type="float" office:value="4371" table:formula="of:=MIN([.$C95]*(COLUMN()-6);32768)" table:style-name="ce1">
            <text:p>4371</text:p>
          </table:table-cell>
          <table:table-cell office:value-type="float" office:value="8742" table:formula="of:=MIN([.$C95]*(COLUMN()-6);32768)" table:style-name="ce1">
            <text:p>8742</text:p>
          </table:table-cell>
          <table:table-cell office:value-type="float" office:value="13113" table:formula="of:=MIN([.$C95]*(COLUMN()-6);32768)" table:style-name="ce1">
            <text:p>13113</text:p>
          </table:table-cell>
          <table:table-cell office:value-type="float" office:value="17484" table:formula="of:=MIN([.$C95]*(COLUMN()-6);32768)" table:style-name="ce1">
            <text:p>17484</text:p>
          </table:table-cell>
          <table:table-cell office:value-type="float" office:value="21855" table:formula="of:=MIN([.$C95]*(COLUMN()-6);32768)" table:style-name="ce1">
            <text:p>21855</text:p>
          </table:table-cell>
          <table:table-cell office:value-type="float" office:value="26226" table:formula="of:=MIN([.$C95]*(COLUMN()-6);32768)" table:style-name="ce1">
            <text:p>26226</text:p>
          </table:table-cell>
          <table:table-cell office:value-type="float" office:value="30597" table:formula="of:=MIN([.$C95]*(COLUMN()-6);32768)" table:style-name="ce1">
            <text:p>30597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office:value-type="float" office:value="32768" table:formula="of:=MIN([.$C9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277.3454128226867" table:formula="of:=[.$A$1]*(1/2)^((ROW()-2-32)/32)" table:style-name="ce1">
            <text:p>4277.345413</text:p>
          </table:table-cell>
          <table:table-cell table:style-name="ce1"/>
          <table:table-cell office:value-type="float" office:value="4277" table:formula="of:=ROUND([.A96];0)" table:style-name="ce1">
            <text:p>4277</text:p>
          </table:table-cell>
          <table:table-cell table:style-name="ce1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MIN([.$C96]*(COLUMN()-6);32768)" table:style-name="ce1">
            <text:p>0</text:p>
          </table:table-cell>
          <table:table-cell office:value-type="float" office:value="4277" table:formula="of:=MIN([.$C96]*(COLUMN()-6);32768)" table:style-name="ce1">
            <text:p>4277</text:p>
          </table:table-cell>
          <table:table-cell office:value-type="float" office:value="8554" table:formula="of:=MIN([.$C96]*(COLUMN()-6);32768)" table:style-name="ce1">
            <text:p>8554</text:p>
          </table:table-cell>
          <table:table-cell office:value-type="float" office:value="12831" table:formula="of:=MIN([.$C96]*(COLUMN()-6);32768)" table:style-name="ce1">
            <text:p>12831</text:p>
          </table:table-cell>
          <table:table-cell office:value-type="float" office:value="17108" table:formula="of:=MIN([.$C96]*(COLUMN()-6);32768)" table:style-name="ce1">
            <text:p>17108</text:p>
          </table:table-cell>
          <table:table-cell office:value-type="float" office:value="21385" table:formula="of:=MIN([.$C96]*(COLUMN()-6);32768)" table:style-name="ce1">
            <text:p>21385</text:p>
          </table:table-cell>
          <table:table-cell office:value-type="float" office:value="25662" table:formula="of:=MIN([.$C96]*(COLUMN()-6);32768)" table:style-name="ce1">
            <text:p>25662</text:p>
          </table:table-cell>
          <table:table-cell office:value-type="float" office:value="29939" table:formula="of:=MIN([.$C96]*(COLUMN()-6);32768)" table:style-name="ce1">
            <text:p>29939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office:value-type="float" office:value="32768" table:formula="of:=MIN([.$C9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185.6907208872626" table:formula="of:=[.$A$1]*(1/2)^((ROW()-2-32)/32)" table:style-name="ce1">
            <text:p>4185.690721</text:p>
          </table:table-cell>
          <table:table-cell table:style-name="ce1"/>
          <table:table-cell office:value-type="float" office:value="4186" table:formula="of:=ROUND([.A97];0)" table:style-name="ce1">
            <text:p>4186</text:p>
          </table:table-cell>
          <table:table-cell table:style-name="ce1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MIN([.$C97]*(COLUMN()-6);32768)" table:style-name="ce1">
            <text:p>0</text:p>
          </table:table-cell>
          <table:table-cell office:value-type="float" office:value="4186" table:formula="of:=MIN([.$C97]*(COLUMN()-6);32768)" table:style-name="ce1">
            <text:p>4186</text:p>
          </table:table-cell>
          <table:table-cell office:value-type="float" office:value="8372" table:formula="of:=MIN([.$C97]*(COLUMN()-6);32768)" table:style-name="ce1">
            <text:p>8372</text:p>
          </table:table-cell>
          <table:table-cell office:value-type="float" office:value="12558" table:formula="of:=MIN([.$C97]*(COLUMN()-6);32768)" table:style-name="ce1">
            <text:p>12558</text:p>
          </table:table-cell>
          <table:table-cell office:value-type="float" office:value="16744" table:formula="of:=MIN([.$C97]*(COLUMN()-6);32768)" table:style-name="ce1">
            <text:p>16744</text:p>
          </table:table-cell>
          <table:table-cell office:value-type="float" office:value="20930" table:formula="of:=MIN([.$C97]*(COLUMN()-6);32768)" table:style-name="ce1">
            <text:p>20930</text:p>
          </table:table-cell>
          <table:table-cell office:value-type="float" office:value="25116" table:formula="of:=MIN([.$C97]*(COLUMN()-6);32768)" table:style-name="ce1">
            <text:p>25116</text:p>
          </table:table-cell>
          <table:table-cell office:value-type="float" office:value="29302" table:formula="of:=MIN([.$C97]*(COLUMN()-6);32768)" table:style-name="ce1">
            <text:p>29302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office:value-type="float" office:value="32768" table:formula="of:=MIN([.$C9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96" table:formula="of:=[.$A$1]*(1/2)^((ROW()-2-32)/32)" table:style-name="ce1">
            <text:p>4096</text:p>
          </table:table-cell>
          <table:table-cell table:style-name="ce1"/>
          <table:table-cell office:value-type="float" office:value="4096" table:formula="of:=ROUND([.A98];0)" table:style-name="ce1">
            <text:p>4096</text:p>
          </table:table-cell>
          <table:table-cell table:style-name="ce1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MIN([.$C98]*(COLUMN()-6);32768)" table:style-name="ce1">
            <text:p>0</text:p>
          </table:table-cell>
          <table:table-cell office:value-type="float" office:value="4096" table:formula="of:=MIN([.$C98]*(COLUMN()-6);32768)" table:style-name="ce1">
            <text:p>4096</text:p>
          </table:table-cell>
          <table:table-cell office:value-type="float" office:value="8192" table:formula="of:=MIN([.$C98]*(COLUMN()-6);32768)" table:style-name="ce1">
            <text:p>8192</text:p>
          </table:table-cell>
          <table:table-cell office:value-type="float" office:value="12288" table:formula="of:=MIN([.$C98]*(COLUMN()-6);32768)" table:style-name="ce1">
            <text:p>12288</text:p>
          </table:table-cell>
          <table:table-cell office:value-type="float" office:value="16384" table:formula="of:=MIN([.$C98]*(COLUMN()-6);32768)" table:style-name="ce1">
            <text:p>16384</text:p>
          </table:table-cell>
          <table:table-cell office:value-type="float" office:value="20480" table:formula="of:=MIN([.$C98]*(COLUMN()-6);32768)" table:style-name="ce1">
            <text:p>20480</text:p>
          </table:table-cell>
          <table:table-cell office:value-type="float" office:value="24576" table:formula="of:=MIN([.$C98]*(COLUMN()-6);32768)" table:style-name="ce1">
            <text:p>24576</text:p>
          </table:table-cell>
          <table:table-cell office:value-type="float" office:value="28672" table:formula="of:=MIN([.$C98]*(COLUMN()-6);32768)" table:style-name="ce1">
            <text:p>28672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office:value-type="float" office:value="32768" table:formula="of:=MIN([.$C9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4008.2311663112196" table:formula="of:=[.$A$1]*(1/2)^((ROW()-2-32)/32)" table:style-name="ce1">
            <text:p>4008.231166</text:p>
          </table:table-cell>
          <table:table-cell table:style-name="ce1"/>
          <table:table-cell office:value-type="float" office:value="4008" table:formula="of:=ROUND([.A99];0)" table:style-name="ce1">
            <text:p>4008</text:p>
          </table:table-cell>
          <table:table-cell table:style-name="ce1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MIN([.$C99]*(COLUMN()-6);32768)" table:style-name="ce1">
            <text:p>0</text:p>
          </table:table-cell>
          <table:table-cell office:value-type="float" office:value="4008" table:formula="of:=MIN([.$C99]*(COLUMN()-6);32768)" table:style-name="ce1">
            <text:p>4008</text:p>
          </table:table-cell>
          <table:table-cell office:value-type="float" office:value="8016" table:formula="of:=MIN([.$C99]*(COLUMN()-6);32768)" table:style-name="ce1">
            <text:p>8016</text:p>
          </table:table-cell>
          <table:table-cell office:value-type="float" office:value="12024" table:formula="of:=MIN([.$C99]*(COLUMN()-6);32768)" table:style-name="ce1">
            <text:p>12024</text:p>
          </table:table-cell>
          <table:table-cell office:value-type="float" office:value="16032" table:formula="of:=MIN([.$C99]*(COLUMN()-6);32768)" table:style-name="ce1">
            <text:p>16032</text:p>
          </table:table-cell>
          <table:table-cell office:value-type="float" office:value="20040" table:formula="of:=MIN([.$C99]*(COLUMN()-6);32768)" table:style-name="ce1">
            <text:p>20040</text:p>
          </table:table-cell>
          <table:table-cell office:value-type="float" office:value="24048" table:formula="of:=MIN([.$C99]*(COLUMN()-6);32768)" table:style-name="ce1">
            <text:p>24048</text:p>
          </table:table-cell>
          <table:table-cell office:value-type="float" office:value="28056" table:formula="of:=MIN([.$C99]*(COLUMN()-6);32768)" table:style-name="ce1">
            <text:p>28056</text:p>
          </table:table-cell>
          <table:table-cell office:value-type="float" office:value="32064" table:formula="of:=MIN([.$C99]*(COLUMN()-6);32768)" table:style-name="ce1">
            <text:p>32064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office:value-type="float" office:value="32768" table:formula="of:=MIN([.$C9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922.3430377413583" table:formula="of:=[.$A$1]*(1/2)^((ROW()-2-32)/32)" table:style-name="ce1">
            <text:p>3922.343038</text:p>
          </table:table-cell>
          <table:table-cell table:style-name="ce1"/>
          <table:table-cell office:value-type="float" office:value="3922" table:formula="of:=ROUND([.A100];0)" table:style-name="ce1">
            <text:p>3922</text:p>
          </table:table-cell>
          <table:table-cell table:style-name="ce1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MIN([.$C100]*(COLUMN()-6);32768)" table:style-name="ce1">
            <text:p>0</text:p>
          </table:table-cell>
          <table:table-cell office:value-type="float" office:value="3922" table:formula="of:=MIN([.$C100]*(COLUMN()-6);32768)" table:style-name="ce1">
            <text:p>3922</text:p>
          </table:table-cell>
          <table:table-cell office:value-type="float" office:value="7844" table:formula="of:=MIN([.$C100]*(COLUMN()-6);32768)" table:style-name="ce1">
            <text:p>7844</text:p>
          </table:table-cell>
          <table:table-cell office:value-type="float" office:value="11766" table:formula="of:=MIN([.$C100]*(COLUMN()-6);32768)" table:style-name="ce1">
            <text:p>11766</text:p>
          </table:table-cell>
          <table:table-cell office:value-type="float" office:value="15688" table:formula="of:=MIN([.$C100]*(COLUMN()-6);32768)" table:style-name="ce1">
            <text:p>15688</text:p>
          </table:table-cell>
          <table:table-cell office:value-type="float" office:value="19610" table:formula="of:=MIN([.$C100]*(COLUMN()-6);32768)" table:style-name="ce1">
            <text:p>19610</text:p>
          </table:table-cell>
          <table:table-cell office:value-type="float" office:value="23532" table:formula="of:=MIN([.$C100]*(COLUMN()-6);32768)" table:style-name="ce1">
            <text:p>23532</text:p>
          </table:table-cell>
          <table:table-cell office:value-type="float" office:value="27454" table:formula="of:=MIN([.$C100]*(COLUMN()-6);32768)" table:style-name="ce1">
            <text:p>27454</text:p>
          </table:table-cell>
          <table:table-cell office:value-type="float" office:value="31376" table:formula="of:=MIN([.$C100]*(COLUMN()-6);32768)" table:style-name="ce1">
            <text:p>31376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office:value-type="float" office:value="32768" table:formula="of:=MIN([.$C10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838.2953146578948" table:formula="of:=[.$A$1]*(1/2)^((ROW()-2-32)/32)" table:style-name="ce1">
            <text:p>3838.295315</text:p>
          </table:table-cell>
          <table:table-cell table:style-name="ce1"/>
          <table:table-cell office:value-type="float" office:value="3838" table:formula="of:=ROUND([.A101];0)" table:style-name="ce1">
            <text:p>3838</text:p>
          </table:table-cell>
          <table:table-cell table:style-name="ce1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MIN([.$C101]*(COLUMN()-6);32768)" table:style-name="ce1">
            <text:p>0</text:p>
          </table:table-cell>
          <table:table-cell office:value-type="float" office:value="3838" table:formula="of:=MIN([.$C101]*(COLUMN()-6);32768)" table:style-name="ce1">
            <text:p>3838</text:p>
          </table:table-cell>
          <table:table-cell office:value-type="float" office:value="7676" table:formula="of:=MIN([.$C101]*(COLUMN()-6);32768)" table:style-name="ce1">
            <text:p>7676</text:p>
          </table:table-cell>
          <table:table-cell office:value-type="float" office:value="11514" table:formula="of:=MIN([.$C101]*(COLUMN()-6);32768)" table:style-name="ce1">
            <text:p>11514</text:p>
          </table:table-cell>
          <table:table-cell office:value-type="float" office:value="15352" table:formula="of:=MIN([.$C101]*(COLUMN()-6);32768)" table:style-name="ce1">
            <text:p>15352</text:p>
          </table:table-cell>
          <table:table-cell office:value-type="float" office:value="19190" table:formula="of:=MIN([.$C101]*(COLUMN()-6);32768)" table:style-name="ce1">
            <text:p>19190</text:p>
          </table:table-cell>
          <table:table-cell office:value-type="float" office:value="23028" table:formula="of:=MIN([.$C101]*(COLUMN()-6);32768)" table:style-name="ce1">
            <text:p>23028</text:p>
          </table:table-cell>
          <table:table-cell office:value-type="float" office:value="26866" table:formula="of:=MIN([.$C101]*(COLUMN()-6);32768)" table:style-name="ce1">
            <text:p>26866</text:p>
          </table:table-cell>
          <table:table-cell office:value-type="float" office:value="30704" table:formula="of:=MIN([.$C101]*(COLUMN()-6);32768)" table:style-name="ce1">
            <text:p>30704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office:value-type="float" office:value="32768" table:formula="of:=MIN([.$C10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756.0485609663333" table:formula="of:=[.$A$1]*(1/2)^((ROW()-2-32)/32)" table:style-name="ce1">
            <text:p>3756.048561</text:p>
          </table:table-cell>
          <table:table-cell table:style-name="ce1"/>
          <table:table-cell office:value-type="float" office:value="3756" table:formula="of:=ROUND([.A102];0)" table:style-name="ce1">
            <text:p>3756</text:p>
          </table:table-cell>
          <table:table-cell table:style-name="ce1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MIN([.$C102]*(COLUMN()-6);32768)" table:style-name="ce1">
            <text:p>0</text:p>
          </table:table-cell>
          <table:table-cell office:value-type="float" office:value="3756" table:formula="of:=MIN([.$C102]*(COLUMN()-6);32768)" table:style-name="ce1">
            <text:p>3756</text:p>
          </table:table-cell>
          <table:table-cell office:value-type="float" office:value="7512" table:formula="of:=MIN([.$C102]*(COLUMN()-6);32768)" table:style-name="ce1">
            <text:p>7512</text:p>
          </table:table-cell>
          <table:table-cell office:value-type="float" office:value="11268" table:formula="of:=MIN([.$C102]*(COLUMN()-6);32768)" table:style-name="ce1">
            <text:p>11268</text:p>
          </table:table-cell>
          <table:table-cell office:value-type="float" office:value="15024" table:formula="of:=MIN([.$C102]*(COLUMN()-6);32768)" table:style-name="ce1">
            <text:p>15024</text:p>
          </table:table-cell>
          <table:table-cell office:value-type="float" office:value="18780" table:formula="of:=MIN([.$C102]*(COLUMN()-6);32768)" table:style-name="ce1">
            <text:p>18780</text:p>
          </table:table-cell>
          <table:table-cell office:value-type="float" office:value="22536" table:formula="of:=MIN([.$C102]*(COLUMN()-6);32768)" table:style-name="ce1">
            <text:p>22536</text:p>
          </table:table-cell>
          <table:table-cell office:value-type="float" office:value="26292" table:formula="of:=MIN([.$C102]*(COLUMN()-6);32768)" table:style-name="ce1">
            <text:p>26292</text:p>
          </table:table-cell>
          <table:table-cell office:value-type="float" office:value="30048" table:formula="of:=MIN([.$C102]*(COLUMN()-6);32768)" table:style-name="ce1">
            <text:p>3004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office:value-type="float" office:value="32768" table:formula="of:=MIN([.$C10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675.5641856063635" table:formula="of:=[.$A$1]*(1/2)^((ROW()-2-32)/32)" table:style-name="ce1">
            <text:p>3675.564186</text:p>
          </table:table-cell>
          <table:table-cell table:style-name="ce1"/>
          <table:table-cell office:value-type="float" office:value="3676" table:formula="of:=ROUND([.A103];0)" table:style-name="ce1">
            <text:p>3676</text:p>
          </table:table-cell>
          <table:table-cell table:style-name="ce1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MIN([.$C103]*(COLUMN()-6);32768)" table:style-name="ce1">
            <text:p>0</text:p>
          </table:table-cell>
          <table:table-cell office:value-type="float" office:value="3676" table:formula="of:=MIN([.$C103]*(COLUMN()-6);32768)" table:style-name="ce1">
            <text:p>3676</text:p>
          </table:table-cell>
          <table:table-cell office:value-type="float" office:value="7352" table:formula="of:=MIN([.$C103]*(COLUMN()-6);32768)" table:style-name="ce1">
            <text:p>7352</text:p>
          </table:table-cell>
          <table:table-cell office:value-type="float" office:value="11028" table:formula="of:=MIN([.$C103]*(COLUMN()-6);32768)" table:style-name="ce1">
            <text:p>11028</text:p>
          </table:table-cell>
          <table:table-cell office:value-type="float" office:value="14704" table:formula="of:=MIN([.$C103]*(COLUMN()-6);32768)" table:style-name="ce1">
            <text:p>14704</text:p>
          </table:table-cell>
          <table:table-cell office:value-type="float" office:value="18380" table:formula="of:=MIN([.$C103]*(COLUMN()-6);32768)" table:style-name="ce1">
            <text:p>18380</text:p>
          </table:table-cell>
          <table:table-cell office:value-type="float" office:value="22056" table:formula="of:=MIN([.$C103]*(COLUMN()-6);32768)" table:style-name="ce1">
            <text:p>22056</text:p>
          </table:table-cell>
          <table:table-cell office:value-type="float" office:value="25732" table:formula="of:=MIN([.$C103]*(COLUMN()-6);32768)" table:style-name="ce1">
            <text:p>25732</text:p>
          </table:table-cell>
          <table:table-cell office:value-type="float" office:value="29408" table:formula="of:=MIN([.$C103]*(COLUMN()-6);32768)" table:style-name="ce1">
            <text:p>2940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office:value-type="float" office:value="32768" table:formula="of:=MIN([.$C10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96.8044244445177" table:formula="of:=[.$A$1]*(1/2)^((ROW()-2-32)/32)" table:style-name="ce1">
            <text:p>3596.804424</text:p>
          </table:table-cell>
          <table:table-cell table:style-name="ce1"/>
          <table:table-cell office:value-type="float" office:value="3597" table:formula="of:=ROUND([.A104];0)" table:style-name="ce1">
            <text:p>3597</text:p>
          </table:table-cell>
          <table:table-cell table:style-name="ce1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MIN([.$C104]*(COLUMN()-6);32768)" table:style-name="ce1">
            <text:p>0</text:p>
          </table:table-cell>
          <table:table-cell office:value-type="float" office:value="3597" table:formula="of:=MIN([.$C104]*(COLUMN()-6);32768)" table:style-name="ce1">
            <text:p>3597</text:p>
          </table:table-cell>
          <table:table-cell office:value-type="float" office:value="7194" table:formula="of:=MIN([.$C104]*(COLUMN()-6);32768)" table:style-name="ce1">
            <text:p>7194</text:p>
          </table:table-cell>
          <table:table-cell office:value-type="float" office:value="10791" table:formula="of:=MIN([.$C104]*(COLUMN()-6);32768)" table:style-name="ce1">
            <text:p>10791</text:p>
          </table:table-cell>
          <table:table-cell office:value-type="float" office:value="14388" table:formula="of:=MIN([.$C104]*(COLUMN()-6);32768)" table:style-name="ce1">
            <text:p>14388</text:p>
          </table:table-cell>
          <table:table-cell office:value-type="float" office:value="17985" table:formula="of:=MIN([.$C104]*(COLUMN()-6);32768)" table:style-name="ce1">
            <text:p>17985</text:p>
          </table:table-cell>
          <table:table-cell office:value-type="float" office:value="21582" table:formula="of:=MIN([.$C104]*(COLUMN()-6);32768)" table:style-name="ce1">
            <text:p>21582</text:p>
          </table:table-cell>
          <table:table-cell office:value-type="float" office:value="25179" table:formula="of:=MIN([.$C104]*(COLUMN()-6);32768)" table:style-name="ce1">
            <text:p>25179</text:p>
          </table:table-cell>
          <table:table-cell office:value-type="float" office:value="28776" table:formula="of:=MIN([.$C104]*(COLUMN()-6);32768)" table:style-name="ce1">
            <text:p>28776</text:p>
          </table:table-cell>
          <table:table-cell office:value-type="float" office:value="32373" table:formula="of:=MIN([.$C104]*(COLUMN()-6);32768)" table:style-name="ce1">
            <text:p>32373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office:value-type="float" office:value="32768" table:formula="of:=MIN([.$C10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519.7323225548353" table:formula="of:=[.$A$1]*(1/2)^((ROW()-2-32)/32)" table:style-name="ce1">
            <text:p>3519.732323</text:p>
          </table:table-cell>
          <table:table-cell table:style-name="ce1"/>
          <table:table-cell office:value-type="float" office:value="3520" table:formula="of:=ROUND([.A105];0)" table:style-name="ce1">
            <text:p>3520</text:p>
          </table:table-cell>
          <table:table-cell table:style-name="ce1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MIN([.$C105]*(COLUMN()-6);32768)" table:style-name="ce1">
            <text:p>0</text:p>
          </table:table-cell>
          <table:table-cell office:value-type="float" office:value="3520" table:formula="of:=MIN([.$C105]*(COLUMN()-6);32768)" table:style-name="ce1">
            <text:p>3520</text:p>
          </table:table-cell>
          <table:table-cell office:value-type="float" office:value="7040" table:formula="of:=MIN([.$C105]*(COLUMN()-6);32768)" table:style-name="ce1">
            <text:p>7040</text:p>
          </table:table-cell>
          <table:table-cell office:value-type="float" office:value="10560" table:formula="of:=MIN([.$C105]*(COLUMN()-6);32768)" table:style-name="ce1">
            <text:p>10560</text:p>
          </table:table-cell>
          <table:table-cell office:value-type="float" office:value="14080" table:formula="of:=MIN([.$C105]*(COLUMN()-6);32768)" table:style-name="ce1">
            <text:p>14080</text:p>
          </table:table-cell>
          <table:table-cell office:value-type="float" office:value="17600" table:formula="of:=MIN([.$C105]*(COLUMN()-6);32768)" table:style-name="ce1">
            <text:p>17600</text:p>
          </table:table-cell>
          <table:table-cell office:value-type="float" office:value="21120" table:formula="of:=MIN([.$C105]*(COLUMN()-6);32768)" table:style-name="ce1">
            <text:p>21120</text:p>
          </table:table-cell>
          <table:table-cell office:value-type="float" office:value="24640" table:formula="of:=MIN([.$C105]*(COLUMN()-6);32768)" table:style-name="ce1">
            <text:p>24640</text:p>
          </table:table-cell>
          <table:table-cell office:value-type="float" office:value="28160" table:formula="of:=MIN([.$C105]*(COLUMN()-6);32768)" table:style-name="ce1">
            <text:p>28160</text:p>
          </table:table-cell>
          <table:table-cell office:value-type="float" office:value="31680" table:formula="of:=MIN([.$C105]*(COLUMN()-6);32768)" table:style-name="ce1">
            <text:p>31680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office:value-type="float" office:value="32768" table:formula="of:=MIN([.$C10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444.3117168792151" table:formula="of:=[.$A$1]*(1/2)^((ROW()-2-32)/32)" table:style-name="ce1">
            <text:p>3444.311717</text:p>
          </table:table-cell>
          <table:table-cell table:style-name="ce1"/>
          <table:table-cell office:value-type="float" office:value="3444" table:formula="of:=ROUND([.A106];0)" table:style-name="ce1">
            <text:p>3444</text:p>
          </table:table-cell>
          <table:table-cell table:style-name="ce1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MIN([.$C106]*(COLUMN()-6);32768)" table:style-name="ce1">
            <text:p>0</text:p>
          </table:table-cell>
          <table:table-cell office:value-type="float" office:value="3444" table:formula="of:=MIN([.$C106]*(COLUMN()-6);32768)" table:style-name="ce1">
            <text:p>3444</text:p>
          </table:table-cell>
          <table:table-cell office:value-type="float" office:value="6888" table:formula="of:=MIN([.$C106]*(COLUMN()-6);32768)" table:style-name="ce1">
            <text:p>6888</text:p>
          </table:table-cell>
          <table:table-cell office:value-type="float" office:value="10332" table:formula="of:=MIN([.$C106]*(COLUMN()-6);32768)" table:style-name="ce1">
            <text:p>10332</text:p>
          </table:table-cell>
          <table:table-cell office:value-type="float" office:value="13776" table:formula="of:=MIN([.$C106]*(COLUMN()-6);32768)" table:style-name="ce1">
            <text:p>13776</text:p>
          </table:table-cell>
          <table:table-cell office:value-type="float" office:value="17220" table:formula="of:=MIN([.$C106]*(COLUMN()-6);32768)" table:style-name="ce1">
            <text:p>17220</text:p>
          </table:table-cell>
          <table:table-cell office:value-type="float" office:value="20664" table:formula="of:=MIN([.$C106]*(COLUMN()-6);32768)" table:style-name="ce1">
            <text:p>20664</text:p>
          </table:table-cell>
          <table:table-cell office:value-type="float" office:value="24108" table:formula="of:=MIN([.$C106]*(COLUMN()-6);32768)" table:style-name="ce1">
            <text:p>24108</text:p>
          </table:table-cell>
          <table:table-cell office:value-type="float" office:value="27552" table:formula="of:=MIN([.$C106]*(COLUMN()-6);32768)" table:style-name="ce1">
            <text:p>27552</text:p>
          </table:table-cell>
          <table:table-cell office:value-type="float" office:value="30996" table:formula="of:=MIN([.$C106]*(COLUMN()-6);32768)" table:style-name="ce1">
            <text:p>30996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office:value-type="float" office:value="32768" table:formula="of:=MIN([.$C10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370.5072192593198" table:formula="of:=[.$A$1]*(1/2)^((ROW()-2-32)/32)" table:style-name="ce1">
            <text:p>3370.507219</text:p>
          </table:table-cell>
          <table:table-cell table:style-name="ce1"/>
          <table:table-cell office:value-type="float" office:value="3371" table:formula="of:=ROUND([.A107];0)" table:style-name="ce1">
            <text:p>3371</text:p>
          </table:table-cell>
          <table:table-cell table:style-name="ce1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MIN([.$C107]*(COLUMN()-6);32768)" table:style-name="ce1">
            <text:p>0</text:p>
          </table:table-cell>
          <table:table-cell office:value-type="float" office:value="3371" table:formula="of:=MIN([.$C107]*(COLUMN()-6);32768)" table:style-name="ce1">
            <text:p>3371</text:p>
          </table:table-cell>
          <table:table-cell office:value-type="float" office:value="6742" table:formula="of:=MIN([.$C107]*(COLUMN()-6);32768)" table:style-name="ce1">
            <text:p>6742</text:p>
          </table:table-cell>
          <table:table-cell office:value-type="float" office:value="10113" table:formula="of:=MIN([.$C107]*(COLUMN()-6);32768)" table:style-name="ce1">
            <text:p>10113</text:p>
          </table:table-cell>
          <table:table-cell office:value-type="float" office:value="13484" table:formula="of:=MIN([.$C107]*(COLUMN()-6);32768)" table:style-name="ce1">
            <text:p>13484</text:p>
          </table:table-cell>
          <table:table-cell office:value-type="float" office:value="16855" table:formula="of:=MIN([.$C107]*(COLUMN()-6);32768)" table:style-name="ce1">
            <text:p>16855</text:p>
          </table:table-cell>
          <table:table-cell office:value-type="float" office:value="20226" table:formula="of:=MIN([.$C107]*(COLUMN()-6);32768)" table:style-name="ce1">
            <text:p>20226</text:p>
          </table:table-cell>
          <table:table-cell office:value-type="float" office:value="23597" table:formula="of:=MIN([.$C107]*(COLUMN()-6);32768)" table:style-name="ce1">
            <text:p>23597</text:p>
          </table:table-cell>
          <table:table-cell office:value-type="float" office:value="26968" table:formula="of:=MIN([.$C107]*(COLUMN()-6);32768)" table:style-name="ce1">
            <text:p>26968</text:p>
          </table:table-cell>
          <table:table-cell office:value-type="float" office:value="30339" table:formula="of:=MIN([.$C107]*(COLUMN()-6);32768)" table:style-name="ce1">
            <text:p>30339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office:value-type="float" office:value="32768" table:formula="of:=MIN([.$C10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98.2841998320732" table:formula="of:=[.$A$1]*(1/2)^((ROW()-2-32)/32)" table:style-name="ce1">
            <text:p>3298.2842</text:p>
          </table:table-cell>
          <table:table-cell table:style-name="ce1"/>
          <table:table-cell office:value-type="float" office:value="3298" table:formula="of:=ROUND([.A108];0)" table:style-name="ce1">
            <text:p>3298</text:p>
          </table:table-cell>
          <table:table-cell table:style-name="ce1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MIN([.$C108]*(COLUMN()-6);32768)" table:style-name="ce1">
            <text:p>0</text:p>
          </table:table-cell>
          <table:table-cell office:value-type="float" office:value="3298" table:formula="of:=MIN([.$C108]*(COLUMN()-6);32768)" table:style-name="ce1">
            <text:p>3298</text:p>
          </table:table-cell>
          <table:table-cell office:value-type="float" office:value="6596" table:formula="of:=MIN([.$C108]*(COLUMN()-6);32768)" table:style-name="ce1">
            <text:p>6596</text:p>
          </table:table-cell>
          <table:table-cell office:value-type="float" office:value="9894" table:formula="of:=MIN([.$C108]*(COLUMN()-6);32768)" table:style-name="ce1">
            <text:p>9894</text:p>
          </table:table-cell>
          <table:table-cell office:value-type="float" office:value="13192" table:formula="of:=MIN([.$C108]*(COLUMN()-6);32768)" table:style-name="ce1">
            <text:p>13192</text:p>
          </table:table-cell>
          <table:table-cell office:value-type="float" office:value="16490" table:formula="of:=MIN([.$C108]*(COLUMN()-6);32768)" table:style-name="ce1">
            <text:p>16490</text:p>
          </table:table-cell>
          <table:table-cell office:value-type="float" office:value="19788" table:formula="of:=MIN([.$C108]*(COLUMN()-6);32768)" table:style-name="ce1">
            <text:p>19788</text:p>
          </table:table-cell>
          <table:table-cell office:value-type="float" office:value="23086" table:formula="of:=MIN([.$C108]*(COLUMN()-6);32768)" table:style-name="ce1">
            <text:p>23086</text:p>
          </table:table-cell>
          <table:table-cell office:value-type="float" office:value="26384" table:formula="of:=MIN([.$C108]*(COLUMN()-6);32768)" table:style-name="ce1">
            <text:p>26384</text:p>
          </table:table-cell>
          <table:table-cell office:value-type="float" office:value="29682" table:formula="of:=MIN([.$C108]*(COLUMN()-6);32768)" table:style-name="ce1">
            <text:p>29682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office:value-type="float" office:value="32768" table:formula="of:=MIN([.$C10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227.6087707809515" table:formula="of:=[.$A$1]*(1/2)^((ROW()-2-32)/32)" table:style-name="ce1">
            <text:p>3227.608771</text:p>
          </table:table-cell>
          <table:table-cell table:style-name="ce1"/>
          <table:table-cell office:value-type="float" office:value="3228" table:formula="of:=ROUND([.A109];0)" table:style-name="ce1">
            <text:p>3228</text:p>
          </table:table-cell>
          <table:table-cell table:style-name="ce1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MIN([.$C109]*(COLUMN()-6);32768)" table:style-name="ce1">
            <text:p>0</text:p>
          </table:table-cell>
          <table:table-cell office:value-type="float" office:value="3228" table:formula="of:=MIN([.$C109]*(COLUMN()-6);32768)" table:style-name="ce1">
            <text:p>3228</text:p>
          </table:table-cell>
          <table:table-cell office:value-type="float" office:value="6456" table:formula="of:=MIN([.$C109]*(COLUMN()-6);32768)" table:style-name="ce1">
            <text:p>6456</text:p>
          </table:table-cell>
          <table:table-cell office:value-type="float" office:value="9684" table:formula="of:=MIN([.$C109]*(COLUMN()-6);32768)" table:style-name="ce1">
            <text:p>9684</text:p>
          </table:table-cell>
          <table:table-cell office:value-type="float" office:value="12912" table:formula="of:=MIN([.$C109]*(COLUMN()-6);32768)" table:style-name="ce1">
            <text:p>12912</text:p>
          </table:table-cell>
          <table:table-cell office:value-type="float" office:value="16140" table:formula="of:=MIN([.$C109]*(COLUMN()-6);32768)" table:style-name="ce1">
            <text:p>16140</text:p>
          </table:table-cell>
          <table:table-cell office:value-type="float" office:value="19368" table:formula="of:=MIN([.$C109]*(COLUMN()-6);32768)" table:style-name="ce1">
            <text:p>19368</text:p>
          </table:table-cell>
          <table:table-cell office:value-type="float" office:value="22596" table:formula="of:=MIN([.$C109]*(COLUMN()-6);32768)" table:style-name="ce1">
            <text:p>22596</text:p>
          </table:table-cell>
          <table:table-cell office:value-type="float" office:value="25824" table:formula="of:=MIN([.$C109]*(COLUMN()-6);32768)" table:style-name="ce1">
            <text:p>25824</text:p>
          </table:table-cell>
          <table:table-cell office:value-type="float" office:value="29052" table:formula="of:=MIN([.$C109]*(COLUMN()-6);32768)" table:style-name="ce1">
            <text:p>29052</text:p>
          </table:table-cell>
          <table:table-cell office:value-type="float" office:value="32280" table:formula="of:=MIN([.$C109]*(COLUMN()-6);32768)" table:style-name="ce1">
            <text:p>32280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office:value-type="float" office:value="32768" table:formula="of:=MIN([.$C10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158.4477704354626" table:formula="of:=[.$A$1]*(1/2)^((ROW()-2-32)/32)" table:style-name="ce1">
            <text:p>3158.44777</text:p>
          </table:table-cell>
          <table:table-cell table:style-name="ce1"/>
          <table:table-cell office:value-type="float" office:value="3158" table:formula="of:=ROUND([.A110];0)" table:style-name="ce1">
            <text:p>3158</text:p>
          </table:table-cell>
          <table:table-cell table:style-name="ce1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MIN([.$C110]*(COLUMN()-6);32768)" table:style-name="ce1">
            <text:p>0</text:p>
          </table:table-cell>
          <table:table-cell office:value-type="float" office:value="3158" table:formula="of:=MIN([.$C110]*(COLUMN()-6);32768)" table:style-name="ce1">
            <text:p>3158</text:p>
          </table:table-cell>
          <table:table-cell office:value-type="float" office:value="6316" table:formula="of:=MIN([.$C110]*(COLUMN()-6);32768)" table:style-name="ce1">
            <text:p>6316</text:p>
          </table:table-cell>
          <table:table-cell office:value-type="float" office:value="9474" table:formula="of:=MIN([.$C110]*(COLUMN()-6);32768)" table:style-name="ce1">
            <text:p>9474</text:p>
          </table:table-cell>
          <table:table-cell office:value-type="float" office:value="12632" table:formula="of:=MIN([.$C110]*(COLUMN()-6);32768)" table:style-name="ce1">
            <text:p>12632</text:p>
          </table:table-cell>
          <table:table-cell office:value-type="float" office:value="15790" table:formula="of:=MIN([.$C110]*(COLUMN()-6);32768)" table:style-name="ce1">
            <text:p>15790</text:p>
          </table:table-cell>
          <table:table-cell office:value-type="float" office:value="18948" table:formula="of:=MIN([.$C110]*(COLUMN()-6);32768)" table:style-name="ce1">
            <text:p>18948</text:p>
          </table:table-cell>
          <table:table-cell office:value-type="float" office:value="22106" table:formula="of:=MIN([.$C110]*(COLUMN()-6);32768)" table:style-name="ce1">
            <text:p>22106</text:p>
          </table:table-cell>
          <table:table-cell office:value-type="float" office:value="25264" table:formula="of:=MIN([.$C110]*(COLUMN()-6);32768)" table:style-name="ce1">
            <text:p>25264</text:p>
          </table:table-cell>
          <table:table-cell office:value-type="float" office:value="28422" table:formula="of:=MIN([.$C110]*(COLUMN()-6);32768)" table:style-name="ce1">
            <text:p>28422</text:p>
          </table:table-cell>
          <table:table-cell office:value-type="float" office:value="31580" table:formula="of:=MIN([.$C110]*(COLUMN()-6);32768)" table:style-name="ce1">
            <text:p>31580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office:value-type="float" office:value="32768" table:formula="of:=MIN([.$C11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90.7687477113295" table:formula="of:=[.$A$1]*(1/2)^((ROW()-2-32)/32)" table:style-name="ce1">
            <text:p>3090.768748</text:p>
          </table:table-cell>
          <table:table-cell table:style-name="ce1"/>
          <table:table-cell office:value-type="float" office:value="3091" table:formula="of:=ROUND([.A111];0)" table:style-name="ce1">
            <text:p>3091</text:p>
          </table:table-cell>
          <table:table-cell table:style-name="ce1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MIN([.$C111]*(COLUMN()-6);32768)" table:style-name="ce1">
            <text:p>0</text:p>
          </table:table-cell>
          <table:table-cell office:value-type="float" office:value="3091" table:formula="of:=MIN([.$C111]*(COLUMN()-6);32768)" table:style-name="ce1">
            <text:p>3091</text:p>
          </table:table-cell>
          <table:table-cell office:value-type="float" office:value="6182" table:formula="of:=MIN([.$C111]*(COLUMN()-6);32768)" table:style-name="ce1">
            <text:p>6182</text:p>
          </table:table-cell>
          <table:table-cell office:value-type="float" office:value="9273" table:formula="of:=MIN([.$C111]*(COLUMN()-6);32768)" table:style-name="ce1">
            <text:p>9273</text:p>
          </table:table-cell>
          <table:table-cell office:value-type="float" office:value="12364" table:formula="of:=MIN([.$C111]*(COLUMN()-6);32768)" table:style-name="ce1">
            <text:p>12364</text:p>
          </table:table-cell>
          <table:table-cell office:value-type="float" office:value="15455" table:formula="of:=MIN([.$C111]*(COLUMN()-6);32768)" table:style-name="ce1">
            <text:p>15455</text:p>
          </table:table-cell>
          <table:table-cell office:value-type="float" office:value="18546" table:formula="of:=MIN([.$C111]*(COLUMN()-6);32768)" table:style-name="ce1">
            <text:p>18546</text:p>
          </table:table-cell>
          <table:table-cell office:value-type="float" office:value="21637" table:formula="of:=MIN([.$C111]*(COLUMN()-6);32768)" table:style-name="ce1">
            <text:p>21637</text:p>
          </table:table-cell>
          <table:table-cell office:value-type="float" office:value="24728" table:formula="of:=MIN([.$C111]*(COLUMN()-6);32768)" table:style-name="ce1">
            <text:p>24728</text:p>
          </table:table-cell>
          <table:table-cell office:value-type="float" office:value="27819" table:formula="of:=MIN([.$C111]*(COLUMN()-6);32768)" table:style-name="ce1">
            <text:p>27819</text:p>
          </table:table-cell>
          <table:table-cell office:value-type="float" office:value="30910" table:formula="of:=MIN([.$C111]*(COLUMN()-6);32768)" table:style-name="ce1">
            <text:p>30910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office:value-type="float" office:value="32768" table:formula="of:=MIN([.$C11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3024.5399468840951" table:formula="of:=[.$A$1]*(1/2)^((ROW()-2-32)/32)" table:style-name="ce1">
            <text:p>3024.539947</text:p>
          </table:table-cell>
          <table:table-cell table:style-name="ce1"/>
          <table:table-cell office:value-type="float" office:value="3025" table:formula="of:=ROUND([.A112];0)" table:style-name="ce1">
            <text:p>3025</text:p>
          </table:table-cell>
          <table:table-cell table:style-name="ce1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MIN([.$C112]*(COLUMN()-6);32768)" table:style-name="ce1">
            <text:p>0</text:p>
          </table:table-cell>
          <table:table-cell office:value-type="float" office:value="3025" table:formula="of:=MIN([.$C112]*(COLUMN()-6);32768)" table:style-name="ce1">
            <text:p>3025</text:p>
          </table:table-cell>
          <table:table-cell office:value-type="float" office:value="6050" table:formula="of:=MIN([.$C112]*(COLUMN()-6);32768)" table:style-name="ce1">
            <text:p>6050</text:p>
          </table:table-cell>
          <table:table-cell office:value-type="float" office:value="9075" table:formula="of:=MIN([.$C112]*(COLUMN()-6);32768)" table:style-name="ce1">
            <text:p>9075</text:p>
          </table:table-cell>
          <table:table-cell office:value-type="float" office:value="12100" table:formula="of:=MIN([.$C112]*(COLUMN()-6);32768)" table:style-name="ce1">
            <text:p>12100</text:p>
          </table:table-cell>
          <table:table-cell office:value-type="float" office:value="15125" table:formula="of:=MIN([.$C112]*(COLUMN()-6);32768)" table:style-name="ce1">
            <text:p>15125</text:p>
          </table:table-cell>
          <table:table-cell office:value-type="float" office:value="18150" table:formula="of:=MIN([.$C112]*(COLUMN()-6);32768)" table:style-name="ce1">
            <text:p>18150</text:p>
          </table:table-cell>
          <table:table-cell office:value-type="float" office:value="21175" table:formula="of:=MIN([.$C112]*(COLUMN()-6);32768)" table:style-name="ce1">
            <text:p>21175</text:p>
          </table:table-cell>
          <table:table-cell office:value-type="float" office:value="24200" table:formula="of:=MIN([.$C112]*(COLUMN()-6);32768)" table:style-name="ce1">
            <text:p>24200</text:p>
          </table:table-cell>
          <table:table-cell office:value-type="float" office:value="27225" table:formula="of:=MIN([.$C112]*(COLUMN()-6);32768)" table:style-name="ce1">
            <text:p>27225</text:p>
          </table:table-cell>
          <table:table-cell office:value-type="float" office:value="30250" table:formula="of:=MIN([.$C112]*(COLUMN()-6);32768)" table:style-name="ce1">
            <text:p>30250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office:value-type="float" office:value="32768" table:formula="of:=MIN([.$C11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959.7302926889915" table:formula="of:=[.$A$1]*(1/2)^((ROW()-2-32)/32)" table:style-name="ce1">
            <text:p>2959.730293</text:p>
          </table:table-cell>
          <table:table-cell table:style-name="ce1"/>
          <table:table-cell office:value-type="float" office:value="2960" table:formula="of:=ROUND([.A113];0)" table:style-name="ce1">
            <text:p>2960</text:p>
          </table:table-cell>
          <table:table-cell table:style-name="ce1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MIN([.$C113]*(COLUMN()-6);32768)" table:style-name="ce1">
            <text:p>0</text:p>
          </table:table-cell>
          <table:table-cell office:value-type="float" office:value="2960" table:formula="of:=MIN([.$C113]*(COLUMN()-6);32768)" table:style-name="ce1">
            <text:p>2960</text:p>
          </table:table-cell>
          <table:table-cell office:value-type="float" office:value="5920" table:formula="of:=MIN([.$C113]*(COLUMN()-6);32768)" table:style-name="ce1">
            <text:p>5920</text:p>
          </table:table-cell>
          <table:table-cell office:value-type="float" office:value="8880" table:formula="of:=MIN([.$C113]*(COLUMN()-6);32768)" table:style-name="ce1">
            <text:p>8880</text:p>
          </table:table-cell>
          <table:table-cell office:value-type="float" office:value="11840" table:formula="of:=MIN([.$C113]*(COLUMN()-6);32768)" table:style-name="ce1">
            <text:p>11840</text:p>
          </table:table-cell>
          <table:table-cell office:value-type="float" office:value="14800" table:formula="of:=MIN([.$C113]*(COLUMN()-6);32768)" table:style-name="ce1">
            <text:p>14800</text:p>
          </table:table-cell>
          <table:table-cell office:value-type="float" office:value="17760" table:formula="of:=MIN([.$C113]*(COLUMN()-6);32768)" table:style-name="ce1">
            <text:p>17760</text:p>
          </table:table-cell>
          <table:table-cell office:value-type="float" office:value="20720" table:formula="of:=MIN([.$C113]*(COLUMN()-6);32768)" table:style-name="ce1">
            <text:p>20720</text:p>
          </table:table-cell>
          <table:table-cell office:value-type="float" office:value="23680" table:formula="of:=MIN([.$C113]*(COLUMN()-6);32768)" table:style-name="ce1">
            <text:p>23680</text:p>
          </table:table-cell>
          <table:table-cell office:value-type="float" office:value="26640" table:formula="of:=MIN([.$C113]*(COLUMN()-6);32768)" table:style-name="ce1">
            <text:p>26640</text:p>
          </table:table-cell>
          <table:table-cell office:value-type="float" office:value="29600" table:formula="of:=MIN([.$C113]*(COLUMN()-6);32768)" table:style-name="ce1">
            <text:p>29600</text:p>
          </table:table-cell>
          <table:table-cell office:value-type="float" office:value="32560" table:formula="of:=MIN([.$C113]*(COLUMN()-6);32768)" table:style-name="ce1">
            <text:p>32560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office:value-type="float" office:value="32768" table:formula="of:=MIN([.$C11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96.3093757400989" table:formula="of:=[.$A$1]*(1/2)^((ROW()-2-32)/32)" table:style-name="ce1">
            <text:p>2896.309376</text:p>
          </table:table-cell>
          <table:table-cell table:style-name="ce1"/>
          <table:table-cell office:value-type="float" office:value="2896" table:formula="of:=ROUND([.A114];0)" table:style-name="ce1">
            <text:p>2896</text:p>
          </table:table-cell>
          <table:table-cell table:style-name="ce1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MIN([.$C114]*(COLUMN()-6);32768)" table:style-name="ce1">
            <text:p>0</text:p>
          </table:table-cell>
          <table:table-cell office:value-type="float" office:value="2896" table:formula="of:=MIN([.$C114]*(COLUMN()-6);32768)" table:style-name="ce1">
            <text:p>2896</text:p>
          </table:table-cell>
          <table:table-cell office:value-type="float" office:value="5792" table:formula="of:=MIN([.$C114]*(COLUMN()-6);32768)" table:style-name="ce1">
            <text:p>5792</text:p>
          </table:table-cell>
          <table:table-cell office:value-type="float" office:value="8688" table:formula="of:=MIN([.$C114]*(COLUMN()-6);32768)" table:style-name="ce1">
            <text:p>8688</text:p>
          </table:table-cell>
          <table:table-cell office:value-type="float" office:value="11584" table:formula="of:=MIN([.$C114]*(COLUMN()-6);32768)" table:style-name="ce1">
            <text:p>11584</text:p>
          </table:table-cell>
          <table:table-cell office:value-type="float" office:value="14480" table:formula="of:=MIN([.$C114]*(COLUMN()-6);32768)" table:style-name="ce1">
            <text:p>14480</text:p>
          </table:table-cell>
          <table:table-cell office:value-type="float" office:value="17376" table:formula="of:=MIN([.$C114]*(COLUMN()-6);32768)" table:style-name="ce1">
            <text:p>17376</text:p>
          </table:table-cell>
          <table:table-cell office:value-type="float" office:value="20272" table:formula="of:=MIN([.$C114]*(COLUMN()-6);32768)" table:style-name="ce1">
            <text:p>20272</text:p>
          </table:table-cell>
          <table:table-cell office:value-type="float" office:value="23168" table:formula="of:=MIN([.$C114]*(COLUMN()-6);32768)" table:style-name="ce1">
            <text:p>23168</text:p>
          </table:table-cell>
          <table:table-cell office:value-type="float" office:value="26064" table:formula="of:=MIN([.$C114]*(COLUMN()-6);32768)" table:style-name="ce1">
            <text:p>26064</text:p>
          </table:table-cell>
          <table:table-cell office:value-type="float" office:value="28960" table:formula="of:=MIN([.$C114]*(COLUMN()-6);32768)" table:style-name="ce1">
            <text:p>28960</text:p>
          </table:table-cell>
          <table:table-cell office:value-type="float" office:value="31856" table:formula="of:=MIN([.$C114]*(COLUMN()-6);32768)" table:style-name="ce1">
            <text:p>31856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office:value-type="float" office:value="32768" table:formula="of:=MIN([.$C11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834.2474382619284" table:formula="of:=[.$A$1]*(1/2)^((ROW()-2-32)/32)" table:style-name="ce1">
            <text:p>2834.247438</text:p>
          </table:table-cell>
          <table:table-cell table:style-name="ce1"/>
          <table:table-cell office:value-type="float" office:value="2834" table:formula="of:=ROUND([.A115];0)" table:style-name="ce1">
            <text:p>2834</text:p>
          </table:table-cell>
          <table:table-cell table:style-name="ce1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MIN([.$C115]*(COLUMN()-6);32768)" table:style-name="ce1">
            <text:p>0</text:p>
          </table:table-cell>
          <table:table-cell office:value-type="float" office:value="2834" table:formula="of:=MIN([.$C115]*(COLUMN()-6);32768)" table:style-name="ce1">
            <text:p>2834</text:p>
          </table:table-cell>
          <table:table-cell office:value-type="float" office:value="5668" table:formula="of:=MIN([.$C115]*(COLUMN()-6);32768)" table:style-name="ce1">
            <text:p>5668</text:p>
          </table:table-cell>
          <table:table-cell office:value-type="float" office:value="8502" table:formula="of:=MIN([.$C115]*(COLUMN()-6);32768)" table:style-name="ce1">
            <text:p>8502</text:p>
          </table:table-cell>
          <table:table-cell office:value-type="float" office:value="11336" table:formula="of:=MIN([.$C115]*(COLUMN()-6);32768)" table:style-name="ce1">
            <text:p>11336</text:p>
          </table:table-cell>
          <table:table-cell office:value-type="float" office:value="14170" table:formula="of:=MIN([.$C115]*(COLUMN()-6);32768)" table:style-name="ce1">
            <text:p>14170</text:p>
          </table:table-cell>
          <table:table-cell office:value-type="float" office:value="17004" table:formula="of:=MIN([.$C115]*(COLUMN()-6);32768)" table:style-name="ce1">
            <text:p>17004</text:p>
          </table:table-cell>
          <table:table-cell office:value-type="float" office:value="19838" table:formula="of:=MIN([.$C115]*(COLUMN()-6);32768)" table:style-name="ce1">
            <text:p>19838</text:p>
          </table:table-cell>
          <table:table-cell office:value-type="float" office:value="22672" table:formula="of:=MIN([.$C115]*(COLUMN()-6);32768)" table:style-name="ce1">
            <text:p>22672</text:p>
          </table:table-cell>
          <table:table-cell office:value-type="float" office:value="25506" table:formula="of:=MIN([.$C115]*(COLUMN()-6);32768)" table:style-name="ce1">
            <text:p>25506</text:p>
          </table:table-cell>
          <table:table-cell office:value-type="float" office:value="28340" table:formula="of:=MIN([.$C115]*(COLUMN()-6);32768)" table:style-name="ce1">
            <text:p>28340</text:p>
          </table:table-cell>
          <table:table-cell office:value-type="float" office:value="31174" table:formula="of:=MIN([.$C115]*(COLUMN()-6);32768)" table:style-name="ce1">
            <text:p>31174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office:value-type="float" office:value="32768" table:formula="of:=MIN([.$C11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73.5153601267566" table:formula="of:=[.$A$1]*(1/2)^((ROW()-2-32)/32)" table:style-name="ce1">
            <text:p>2773.51536</text:p>
          </table:table-cell>
          <table:table-cell table:style-name="ce1"/>
          <table:table-cell office:value-type="float" office:value="2774" table:formula="of:=ROUND([.A116];0)" table:style-name="ce1">
            <text:p>2774</text:p>
          </table:table-cell>
          <table:table-cell table:style-name="ce1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MIN([.$C116]*(COLUMN()-6);32768)" table:style-name="ce1">
            <text:p>0</text:p>
          </table:table-cell>
          <table:table-cell office:value-type="float" office:value="2774" table:formula="of:=MIN([.$C116]*(COLUMN()-6);32768)" table:style-name="ce1">
            <text:p>2774</text:p>
          </table:table-cell>
          <table:table-cell office:value-type="float" office:value="5548" table:formula="of:=MIN([.$C116]*(COLUMN()-6);32768)" table:style-name="ce1">
            <text:p>5548</text:p>
          </table:table-cell>
          <table:table-cell office:value-type="float" office:value="8322" table:formula="of:=MIN([.$C116]*(COLUMN()-6);32768)" table:style-name="ce1">
            <text:p>8322</text:p>
          </table:table-cell>
          <table:table-cell office:value-type="float" office:value="11096" table:formula="of:=MIN([.$C116]*(COLUMN()-6);32768)" table:style-name="ce1">
            <text:p>11096</text:p>
          </table:table-cell>
          <table:table-cell office:value-type="float" office:value="13870" table:formula="of:=MIN([.$C116]*(COLUMN()-6);32768)" table:style-name="ce1">
            <text:p>13870</text:p>
          </table:table-cell>
          <table:table-cell office:value-type="float" office:value="16644" table:formula="of:=MIN([.$C116]*(COLUMN()-6);32768)" table:style-name="ce1">
            <text:p>16644</text:p>
          </table:table-cell>
          <table:table-cell office:value-type="float" office:value="19418" table:formula="of:=MIN([.$C116]*(COLUMN()-6);32768)" table:style-name="ce1">
            <text:p>19418</text:p>
          </table:table-cell>
          <table:table-cell office:value-type="float" office:value="22192" table:formula="of:=MIN([.$C116]*(COLUMN()-6);32768)" table:style-name="ce1">
            <text:p>22192</text:p>
          </table:table-cell>
          <table:table-cell office:value-type="float" office:value="24966" table:formula="of:=MIN([.$C116]*(COLUMN()-6);32768)" table:style-name="ce1">
            <text:p>24966</text:p>
          </table:table-cell>
          <table:table-cell office:value-type="float" office:value="27740" table:formula="of:=MIN([.$C116]*(COLUMN()-6);32768)" table:style-name="ce1">
            <text:p>27740</text:p>
          </table:table-cell>
          <table:table-cell office:value-type="float" office:value="30514" table:formula="of:=MIN([.$C116]*(COLUMN()-6);32768)" table:style-name="ce1">
            <text:p>30514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office:value-type="float" office:value="32768" table:formula="of:=MIN([.$C11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714.0846451911502" table:formula="of:=[.$A$1]*(1/2)^((ROW()-2-32)/32)" table:style-name="ce1">
            <text:p>2714.084645</text:p>
          </table:table-cell>
          <table:table-cell table:style-name="ce1"/>
          <table:table-cell office:value-type="float" office:value="2714" table:formula="of:=ROUND([.A117];0)" table:style-name="ce1">
            <text:p>2714</text:p>
          </table:table-cell>
          <table:table-cell table:style-name="ce1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MIN([.$C117]*(COLUMN()-6);32768)" table:style-name="ce1">
            <text:p>0</text:p>
          </table:table-cell>
          <table:table-cell office:value-type="float" office:value="2714" table:formula="of:=MIN([.$C117]*(COLUMN()-6);32768)" table:style-name="ce1">
            <text:p>2714</text:p>
          </table:table-cell>
          <table:table-cell office:value-type="float" office:value="5428" table:formula="of:=MIN([.$C117]*(COLUMN()-6);32768)" table:style-name="ce1">
            <text:p>5428</text:p>
          </table:table-cell>
          <table:table-cell office:value-type="float" office:value="8142" table:formula="of:=MIN([.$C117]*(COLUMN()-6);32768)" table:style-name="ce1">
            <text:p>8142</text:p>
          </table:table-cell>
          <table:table-cell office:value-type="float" office:value="10856" table:formula="of:=MIN([.$C117]*(COLUMN()-6);32768)" table:style-name="ce1">
            <text:p>10856</text:p>
          </table:table-cell>
          <table:table-cell office:value-type="float" office:value="13570" table:formula="of:=MIN([.$C117]*(COLUMN()-6);32768)" table:style-name="ce1">
            <text:p>13570</text:p>
          </table:table-cell>
          <table:table-cell office:value-type="float" office:value="16284" table:formula="of:=MIN([.$C117]*(COLUMN()-6);32768)" table:style-name="ce1">
            <text:p>16284</text:p>
          </table:table-cell>
          <table:table-cell office:value-type="float" office:value="18998" table:formula="of:=MIN([.$C117]*(COLUMN()-6);32768)" table:style-name="ce1">
            <text:p>18998</text:p>
          </table:table-cell>
          <table:table-cell office:value-type="float" office:value="21712" table:formula="of:=MIN([.$C117]*(COLUMN()-6);32768)" table:style-name="ce1">
            <text:p>21712</text:p>
          </table:table-cell>
          <table:table-cell office:value-type="float" office:value="24426" table:formula="of:=MIN([.$C117]*(COLUMN()-6);32768)" table:style-name="ce1">
            <text:p>24426</text:p>
          </table:table-cell>
          <table:table-cell office:value-type="float" office:value="27140" table:formula="of:=MIN([.$C117]*(COLUMN()-6);32768)" table:style-name="ce1">
            <text:p>27140</text:p>
          </table:table-cell>
          <table:table-cell office:value-type="float" office:value="29854" table:formula="of:=MIN([.$C117]*(COLUMN()-6);32768)" table:style-name="ce1">
            <text:p>29854</text:p>
          </table:table-cell>
          <table:table-cell office:value-type="float" office:value="32568" table:formula="of:=MIN([.$C117]*(COLUMN()-6);32768)" table:style-name="ce1">
            <text:p>325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office:value-type="float" office:value="32768" table:formula="of:=MIN([.$C11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655.9274079252677" table:formula="of:=[.$A$1]*(1/2)^((ROW()-2-32)/32)" table:style-name="ce1">
            <text:p>2655.927408</text:p>
          </table:table-cell>
          <table:table-cell table:style-name="ce1"/>
          <table:table-cell office:value-type="float" office:value="2656" table:formula="of:=ROUND([.A118];0)" table:style-name="ce1">
            <text:p>2656</text:p>
          </table:table-cell>
          <table:table-cell table:style-name="ce1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MIN([.$C118]*(COLUMN()-6);32768)" table:style-name="ce1">
            <text:p>0</text:p>
          </table:table-cell>
          <table:table-cell office:value-type="float" office:value="2656" table:formula="of:=MIN([.$C118]*(COLUMN()-6);32768)" table:style-name="ce1">
            <text:p>2656</text:p>
          </table:table-cell>
          <table:table-cell office:value-type="float" office:value="5312" table:formula="of:=MIN([.$C118]*(COLUMN()-6);32768)" table:style-name="ce1">
            <text:p>5312</text:p>
          </table:table-cell>
          <table:table-cell office:value-type="float" office:value="7968" table:formula="of:=MIN([.$C118]*(COLUMN()-6);32768)" table:style-name="ce1">
            <text:p>7968</text:p>
          </table:table-cell>
          <table:table-cell office:value-type="float" office:value="10624" table:formula="of:=MIN([.$C118]*(COLUMN()-6);32768)" table:style-name="ce1">
            <text:p>10624</text:p>
          </table:table-cell>
          <table:table-cell office:value-type="float" office:value="13280" table:formula="of:=MIN([.$C118]*(COLUMN()-6);32768)" table:style-name="ce1">
            <text:p>13280</text:p>
          </table:table-cell>
          <table:table-cell office:value-type="float" office:value="15936" table:formula="of:=MIN([.$C118]*(COLUMN()-6);32768)" table:style-name="ce1">
            <text:p>15936</text:p>
          </table:table-cell>
          <table:table-cell office:value-type="float" office:value="18592" table:formula="of:=MIN([.$C118]*(COLUMN()-6);32768)" table:style-name="ce1">
            <text:p>18592</text:p>
          </table:table-cell>
          <table:table-cell office:value-type="float" office:value="21248" table:formula="of:=MIN([.$C118]*(COLUMN()-6);32768)" table:style-name="ce1">
            <text:p>21248</text:p>
          </table:table-cell>
          <table:table-cell office:value-type="float" office:value="23904" table:formula="of:=MIN([.$C118]*(COLUMN()-6);32768)" table:style-name="ce1">
            <text:p>23904</text:p>
          </table:table-cell>
          <table:table-cell office:value-type="float" office:value="26560" table:formula="of:=MIN([.$C118]*(COLUMN()-6);32768)" table:style-name="ce1">
            <text:p>26560</text:p>
          </table:table-cell>
          <table:table-cell office:value-type="float" office:value="29216" table:formula="of:=MIN([.$C118]*(COLUMN()-6);32768)" table:style-name="ce1">
            <text:p>29216</text:p>
          </table:table-cell>
          <table:table-cell office:value-type="float" office:value="31872" table:formula="of:=MIN([.$C118]*(COLUMN()-6);32768)" table:style-name="ce1">
            <text:p>31872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office:value-type="float" office:value="32768" table:formula="of:=MIN([.$C118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99.0163603286701" table:formula="of:=[.$A$1]*(1/2)^((ROW()-2-32)/32)" table:style-name="ce1">
            <text:p>2599.01636</text:p>
          </table:table-cell>
          <table:table-cell table:style-name="ce1"/>
          <table:table-cell office:value-type="float" office:value="2599" table:formula="of:=ROUND([.A119];0)" table:style-name="ce1">
            <text:p>2599</text:p>
          </table:table-cell>
          <table:table-cell table:style-name="ce1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MIN([.$C119]*(COLUMN()-6);32768)" table:style-name="ce1">
            <text:p>0</text:p>
          </table:table-cell>
          <table:table-cell office:value-type="float" office:value="2599" table:formula="of:=MIN([.$C119]*(COLUMN()-6);32768)" table:style-name="ce1">
            <text:p>2599</text:p>
          </table:table-cell>
          <table:table-cell office:value-type="float" office:value="5198" table:formula="of:=MIN([.$C119]*(COLUMN()-6);32768)" table:style-name="ce1">
            <text:p>5198</text:p>
          </table:table-cell>
          <table:table-cell office:value-type="float" office:value="7797" table:formula="of:=MIN([.$C119]*(COLUMN()-6);32768)" table:style-name="ce1">
            <text:p>7797</text:p>
          </table:table-cell>
          <table:table-cell office:value-type="float" office:value="10396" table:formula="of:=MIN([.$C119]*(COLUMN()-6);32768)" table:style-name="ce1">
            <text:p>10396</text:p>
          </table:table-cell>
          <table:table-cell office:value-type="float" office:value="12995" table:formula="of:=MIN([.$C119]*(COLUMN()-6);32768)" table:style-name="ce1">
            <text:p>12995</text:p>
          </table:table-cell>
          <table:table-cell office:value-type="float" office:value="15594" table:formula="of:=MIN([.$C119]*(COLUMN()-6);32768)" table:style-name="ce1">
            <text:p>15594</text:p>
          </table:table-cell>
          <table:table-cell office:value-type="float" office:value="18193" table:formula="of:=MIN([.$C119]*(COLUMN()-6);32768)" table:style-name="ce1">
            <text:p>18193</text:p>
          </table:table-cell>
          <table:table-cell office:value-type="float" office:value="20792" table:formula="of:=MIN([.$C119]*(COLUMN()-6);32768)" table:style-name="ce1">
            <text:p>20792</text:p>
          </table:table-cell>
          <table:table-cell office:value-type="float" office:value="23391" table:formula="of:=MIN([.$C119]*(COLUMN()-6);32768)" table:style-name="ce1">
            <text:p>23391</text:p>
          </table:table-cell>
          <table:table-cell office:value-type="float" office:value="25990" table:formula="of:=MIN([.$C119]*(COLUMN()-6);32768)" table:style-name="ce1">
            <text:p>25990</text:p>
          </table:table-cell>
          <table:table-cell office:value-type="float" office:value="28589" table:formula="of:=MIN([.$C119]*(COLUMN()-6);32768)" table:style-name="ce1">
            <text:p>28589</text:p>
          </table:table-cell>
          <table:table-cell office:value-type="float" office:value="31188" table:formula="of:=MIN([.$C119]*(COLUMN()-6);32768)" table:style-name="ce1">
            <text:p>3118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office:value-type="float" office:value="32768" table:formula="of:=MIN([.$C119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543.3247991264957" table:formula="of:=[.$A$1]*(1/2)^((ROW()-2-32)/32)" table:style-name="ce1">
            <text:p>2543.324799</text:p>
          </table:table-cell>
          <table:table-cell table:style-name="ce1"/>
          <table:table-cell office:value-type="float" office:value="2543" table:formula="of:=ROUND([.A120];0)" table:style-name="ce1">
            <text:p>2543</text:p>
          </table:table-cell>
          <table:table-cell table:style-name="ce1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MIN([.$C120]*(COLUMN()-6);32768)" table:style-name="ce1">
            <text:p>0</text:p>
          </table:table-cell>
          <table:table-cell office:value-type="float" office:value="2543" table:formula="of:=MIN([.$C120]*(COLUMN()-6);32768)" table:style-name="ce1">
            <text:p>2543</text:p>
          </table:table-cell>
          <table:table-cell office:value-type="float" office:value="5086" table:formula="of:=MIN([.$C120]*(COLUMN()-6);32768)" table:style-name="ce1">
            <text:p>5086</text:p>
          </table:table-cell>
          <table:table-cell office:value-type="float" office:value="7629" table:formula="of:=MIN([.$C120]*(COLUMN()-6);32768)" table:style-name="ce1">
            <text:p>7629</text:p>
          </table:table-cell>
          <table:table-cell office:value-type="float" office:value="10172" table:formula="of:=MIN([.$C120]*(COLUMN()-6);32768)" table:style-name="ce1">
            <text:p>10172</text:p>
          </table:table-cell>
          <table:table-cell office:value-type="float" office:value="12715" table:formula="of:=MIN([.$C120]*(COLUMN()-6);32768)" table:style-name="ce1">
            <text:p>12715</text:p>
          </table:table-cell>
          <table:table-cell office:value-type="float" office:value="15258" table:formula="of:=MIN([.$C120]*(COLUMN()-6);32768)" table:style-name="ce1">
            <text:p>15258</text:p>
          </table:table-cell>
          <table:table-cell office:value-type="float" office:value="17801" table:formula="of:=MIN([.$C120]*(COLUMN()-6);32768)" table:style-name="ce1">
            <text:p>17801</text:p>
          </table:table-cell>
          <table:table-cell office:value-type="float" office:value="20344" table:formula="of:=MIN([.$C120]*(COLUMN()-6);32768)" table:style-name="ce1">
            <text:p>20344</text:p>
          </table:table-cell>
          <table:table-cell office:value-type="float" office:value="22887" table:formula="of:=MIN([.$C120]*(COLUMN()-6);32768)" table:style-name="ce1">
            <text:p>22887</text:p>
          </table:table-cell>
          <table:table-cell office:value-type="float" office:value="25430" table:formula="of:=MIN([.$C120]*(COLUMN()-6);32768)" table:style-name="ce1">
            <text:p>25430</text:p>
          </table:table-cell>
          <table:table-cell office:value-type="float" office:value="27973" table:formula="of:=MIN([.$C120]*(COLUMN()-6);32768)" table:style-name="ce1">
            <text:p>27973</text:p>
          </table:table-cell>
          <table:table-cell office:value-type="float" office:value="30516" table:formula="of:=MIN([.$C120]*(COLUMN()-6);32768)" table:style-name="ce1">
            <text:p>30516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office:value-type="float" office:value="32768" table:formula="of:=MIN([.$C120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88.8265932400004" table:formula="of:=[.$A$1]*(1/2)^((ROW()-2-32)/32)" table:style-name="ce1">
            <text:p>2488.826593</text:p>
          </table:table-cell>
          <table:table-cell table:style-name="ce1"/>
          <table:table-cell office:value-type="float" office:value="2489" table:formula="of:=ROUND([.A121];0)" table:style-name="ce1">
            <text:p>2489</text:p>
          </table:table-cell>
          <table:table-cell table:style-name="ce1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MIN([.$C121]*(COLUMN()-6);32768)" table:style-name="ce1">
            <text:p>0</text:p>
          </table:table-cell>
          <table:table-cell office:value-type="float" office:value="2489" table:formula="of:=MIN([.$C121]*(COLUMN()-6);32768)" table:style-name="ce1">
            <text:p>2489</text:p>
          </table:table-cell>
          <table:table-cell office:value-type="float" office:value="4978" table:formula="of:=MIN([.$C121]*(COLUMN()-6);32768)" table:style-name="ce1">
            <text:p>4978</text:p>
          </table:table-cell>
          <table:table-cell office:value-type="float" office:value="7467" table:formula="of:=MIN([.$C121]*(COLUMN()-6);32768)" table:style-name="ce1">
            <text:p>7467</text:p>
          </table:table-cell>
          <table:table-cell office:value-type="float" office:value="9956" table:formula="of:=MIN([.$C121]*(COLUMN()-6);32768)" table:style-name="ce1">
            <text:p>9956</text:p>
          </table:table-cell>
          <table:table-cell office:value-type="float" office:value="12445" table:formula="of:=MIN([.$C121]*(COLUMN()-6);32768)" table:style-name="ce1">
            <text:p>12445</text:p>
          </table:table-cell>
          <table:table-cell office:value-type="float" office:value="14934" table:formula="of:=MIN([.$C121]*(COLUMN()-6);32768)" table:style-name="ce1">
            <text:p>14934</text:p>
          </table:table-cell>
          <table:table-cell office:value-type="float" office:value="17423" table:formula="of:=MIN([.$C121]*(COLUMN()-6);32768)" table:style-name="ce1">
            <text:p>17423</text:p>
          </table:table-cell>
          <table:table-cell office:value-type="float" office:value="19912" table:formula="of:=MIN([.$C121]*(COLUMN()-6);32768)" table:style-name="ce1">
            <text:p>19912</text:p>
          </table:table-cell>
          <table:table-cell office:value-type="float" office:value="22401" table:formula="of:=MIN([.$C121]*(COLUMN()-6);32768)" table:style-name="ce1">
            <text:p>22401</text:p>
          </table:table-cell>
          <table:table-cell office:value-type="float" office:value="24890" table:formula="of:=MIN([.$C121]*(COLUMN()-6);32768)" table:style-name="ce1">
            <text:p>24890</text:p>
          </table:table-cell>
          <table:table-cell office:value-type="float" office:value="27379" table:formula="of:=MIN([.$C121]*(COLUMN()-6);32768)" table:style-name="ce1">
            <text:p>27379</text:p>
          </table:table-cell>
          <table:table-cell office:value-type="float" office:value="29868" table:formula="of:=MIN([.$C121]*(COLUMN()-6);32768)" table:style-name="ce1">
            <text:p>29868</text:p>
          </table:table-cell>
          <table:table-cell office:value-type="float" office:value="32357" table:formula="of:=MIN([.$C121]*(COLUMN()-6);32768)" table:style-name="ce1">
            <text:p>32357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office:value-type="float" office:value="32768" table:formula="of:=MIN([.$C121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435.4961715255727" table:formula="of:=[.$A$1]*(1/2)^((ROW()-2-32)/32)" table:style-name="ce1">
            <text:p>2435.496172</text:p>
          </table:table-cell>
          <table:table-cell table:style-name="ce1"/>
          <table:table-cell office:value-type="float" office:value="2435" table:formula="of:=ROUND([.A122];0)" table:style-name="ce1">
            <text:p>2435</text:p>
          </table:table-cell>
          <table:table-cell table:style-name="ce1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MIN([.$C122]*(COLUMN()-6);32768)" table:style-name="ce1">
            <text:p>0</text:p>
          </table:table-cell>
          <table:table-cell office:value-type="float" office:value="2435" table:formula="of:=MIN([.$C122]*(COLUMN()-6);32768)" table:style-name="ce1">
            <text:p>2435</text:p>
          </table:table-cell>
          <table:table-cell office:value-type="float" office:value="4870" table:formula="of:=MIN([.$C122]*(COLUMN()-6);32768)" table:style-name="ce1">
            <text:p>4870</text:p>
          </table:table-cell>
          <table:table-cell office:value-type="float" office:value="7305" table:formula="of:=MIN([.$C122]*(COLUMN()-6);32768)" table:style-name="ce1">
            <text:p>7305</text:p>
          </table:table-cell>
          <table:table-cell office:value-type="float" office:value="9740" table:formula="of:=MIN([.$C122]*(COLUMN()-6);32768)" table:style-name="ce1">
            <text:p>9740</text:p>
          </table:table-cell>
          <table:table-cell office:value-type="float" office:value="12175" table:formula="of:=MIN([.$C122]*(COLUMN()-6);32768)" table:style-name="ce1">
            <text:p>12175</text:p>
          </table:table-cell>
          <table:table-cell office:value-type="float" office:value="14610" table:formula="of:=MIN([.$C122]*(COLUMN()-6);32768)" table:style-name="ce1">
            <text:p>14610</text:p>
          </table:table-cell>
          <table:table-cell office:value-type="float" office:value="17045" table:formula="of:=MIN([.$C122]*(COLUMN()-6);32768)" table:style-name="ce1">
            <text:p>17045</text:p>
          </table:table-cell>
          <table:table-cell office:value-type="float" office:value="19480" table:formula="of:=MIN([.$C122]*(COLUMN()-6);32768)" table:style-name="ce1">
            <text:p>19480</text:p>
          </table:table-cell>
          <table:table-cell office:value-type="float" office:value="21915" table:formula="of:=MIN([.$C122]*(COLUMN()-6);32768)" table:style-name="ce1">
            <text:p>21915</text:p>
          </table:table-cell>
          <table:table-cell office:value-type="float" office:value="24350" table:formula="of:=MIN([.$C122]*(COLUMN()-6);32768)" table:style-name="ce1">
            <text:p>24350</text:p>
          </table:table-cell>
          <table:table-cell office:value-type="float" office:value="26785" table:formula="of:=MIN([.$C122]*(COLUMN()-6);32768)" table:style-name="ce1">
            <text:p>26785</text:p>
          </table:table-cell>
          <table:table-cell office:value-type="float" office:value="29220" table:formula="of:=MIN([.$C122]*(COLUMN()-6);32768)" table:style-name="ce1">
            <text:p>29220</text:p>
          </table:table-cell>
          <table:table-cell office:value-type="float" office:value="31655" table:formula="of:=MIN([.$C122]*(COLUMN()-6);32768)" table:style-name="ce1">
            <text:p>31655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office:value-type="float" office:value="32768" table:formula="of:=MIN([.$C122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83.3085107764791" table:formula="of:=[.$A$1]*(1/2)^((ROW()-2-32)/32)" table:style-name="ce1">
            <text:p>2383.308511</text:p>
          </table:table-cell>
          <table:table-cell table:style-name="ce1"/>
          <table:table-cell office:value-type="float" office:value="2383" table:formula="of:=ROUND([.A123];0)" table:style-name="ce1">
            <text:p>2383</text:p>
          </table:table-cell>
          <table:table-cell table:style-name="ce1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MIN([.$C123]*(COLUMN()-6);32768)" table:style-name="ce1">
            <text:p>0</text:p>
          </table:table-cell>
          <table:table-cell office:value-type="float" office:value="2383" table:formula="of:=MIN([.$C123]*(COLUMN()-6);32768)" table:style-name="ce1">
            <text:p>2383</text:p>
          </table:table-cell>
          <table:table-cell office:value-type="float" office:value="4766" table:formula="of:=MIN([.$C123]*(COLUMN()-6);32768)" table:style-name="ce1">
            <text:p>4766</text:p>
          </table:table-cell>
          <table:table-cell office:value-type="float" office:value="7149" table:formula="of:=MIN([.$C123]*(COLUMN()-6);32768)" table:style-name="ce1">
            <text:p>7149</text:p>
          </table:table-cell>
          <table:table-cell office:value-type="float" office:value="9532" table:formula="of:=MIN([.$C123]*(COLUMN()-6);32768)" table:style-name="ce1">
            <text:p>9532</text:p>
          </table:table-cell>
          <table:table-cell office:value-type="float" office:value="11915" table:formula="of:=MIN([.$C123]*(COLUMN()-6);32768)" table:style-name="ce1">
            <text:p>11915</text:p>
          </table:table-cell>
          <table:table-cell office:value-type="float" office:value="14298" table:formula="of:=MIN([.$C123]*(COLUMN()-6);32768)" table:style-name="ce1">
            <text:p>14298</text:p>
          </table:table-cell>
          <table:table-cell office:value-type="float" office:value="16681" table:formula="of:=MIN([.$C123]*(COLUMN()-6);32768)" table:style-name="ce1">
            <text:p>16681</text:p>
          </table:table-cell>
          <table:table-cell office:value-type="float" office:value="19064" table:formula="of:=MIN([.$C123]*(COLUMN()-6);32768)" table:style-name="ce1">
            <text:p>19064</text:p>
          </table:table-cell>
          <table:table-cell office:value-type="float" office:value="21447" table:formula="of:=MIN([.$C123]*(COLUMN()-6);32768)" table:style-name="ce1">
            <text:p>21447</text:p>
          </table:table-cell>
          <table:table-cell office:value-type="float" office:value="23830" table:formula="of:=MIN([.$C123]*(COLUMN()-6);32768)" table:style-name="ce1">
            <text:p>23830</text:p>
          </table:table-cell>
          <table:table-cell office:value-type="float" office:value="26213" table:formula="of:=MIN([.$C123]*(COLUMN()-6);32768)" table:style-name="ce1">
            <text:p>26213</text:p>
          </table:table-cell>
          <table:table-cell office:value-type="float" office:value="28596" table:formula="of:=MIN([.$C123]*(COLUMN()-6);32768)" table:style-name="ce1">
            <text:p>28596</text:p>
          </table:table-cell>
          <table:table-cell office:value-type="float" office:value="30979" table:formula="of:=MIN([.$C123]*(COLUMN()-6);32768)" table:style-name="ce1">
            <text:p>30979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office:value-type="float" office:value="32768" table:formula="of:=MIN([.$C123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332.2391239817048" table:formula="of:=[.$A$1]*(1/2)^((ROW()-2-32)/32)" table:style-name="ce1">
            <text:p>2332.239124</text:p>
          </table:table-cell>
          <table:table-cell table:style-name="ce1"/>
          <table:table-cell office:value-type="float" office:value="2332" table:formula="of:=ROUND([.A124];0)" table:style-name="ce1">
            <text:p>2332</text:p>
          </table:table-cell>
          <table:table-cell table:style-name="ce1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MIN([.$C124]*(COLUMN()-6);32768)" table:style-name="ce1">
            <text:p>0</text:p>
          </table:table-cell>
          <table:table-cell office:value-type="float" office:value="2332" table:formula="of:=MIN([.$C124]*(COLUMN()-6);32768)" table:style-name="ce1">
            <text:p>2332</text:p>
          </table:table-cell>
          <table:table-cell office:value-type="float" office:value="4664" table:formula="of:=MIN([.$C124]*(COLUMN()-6);32768)" table:style-name="ce1">
            <text:p>4664</text:p>
          </table:table-cell>
          <table:table-cell office:value-type="float" office:value="6996" table:formula="of:=MIN([.$C124]*(COLUMN()-6);32768)" table:style-name="ce1">
            <text:p>6996</text:p>
          </table:table-cell>
          <table:table-cell office:value-type="float" office:value="9328" table:formula="of:=MIN([.$C124]*(COLUMN()-6);32768)" table:style-name="ce1">
            <text:p>9328</text:p>
          </table:table-cell>
          <table:table-cell office:value-type="float" office:value="11660" table:formula="of:=MIN([.$C124]*(COLUMN()-6);32768)" table:style-name="ce1">
            <text:p>11660</text:p>
          </table:table-cell>
          <table:table-cell office:value-type="float" office:value="13992" table:formula="of:=MIN([.$C124]*(COLUMN()-6);32768)" table:style-name="ce1">
            <text:p>13992</text:p>
          </table:table-cell>
          <table:table-cell office:value-type="float" office:value="16324" table:formula="of:=MIN([.$C124]*(COLUMN()-6);32768)" table:style-name="ce1">
            <text:p>16324</text:p>
          </table:table-cell>
          <table:table-cell office:value-type="float" office:value="18656" table:formula="of:=MIN([.$C124]*(COLUMN()-6);32768)" table:style-name="ce1">
            <text:p>18656</text:p>
          </table:table-cell>
          <table:table-cell office:value-type="float" office:value="20988" table:formula="of:=MIN([.$C124]*(COLUMN()-6);32768)" table:style-name="ce1">
            <text:p>20988</text:p>
          </table:table-cell>
          <table:table-cell office:value-type="float" office:value="23320" table:formula="of:=MIN([.$C124]*(COLUMN()-6);32768)" table:style-name="ce1">
            <text:p>23320</text:p>
          </table:table-cell>
          <table:table-cell office:value-type="float" office:value="25652" table:formula="of:=MIN([.$C124]*(COLUMN()-6);32768)" table:style-name="ce1">
            <text:p>25652</text:p>
          </table:table-cell>
          <table:table-cell office:value-type="float" office:value="27984" table:formula="of:=MIN([.$C124]*(COLUMN()-6);32768)" table:style-name="ce1">
            <text:p>27984</text:p>
          </table:table-cell>
          <table:table-cell office:value-type="float" office:value="30316" table:formula="of:=MIN([.$C124]*(COLUMN()-6);32768)" table:style-name="ce1">
            <text:p>30316</text:p>
          </table:table-cell>
          <table:table-cell office:value-type="float" office:value="32648" table:formula="of:=MIN([.$C124]*(COLUMN()-6);32768)" table:style-name="ce1">
            <text:p>32648</text:p>
          </table:table-cell>
          <table:table-cell office:value-type="float" office:value="32768" table:formula="of:=MIN([.$C124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82.2640488363882" table:formula="of:=[.$A$1]*(1/2)^((ROW()-2-32)/32)" table:style-name="ce1">
            <text:p>2282.264049</text:p>
          </table:table-cell>
          <table:table-cell table:style-name="ce1"/>
          <table:table-cell office:value-type="float" office:value="2282" table:formula="of:=ROUND([.A125];0)" table:style-name="ce1">
            <text:p>2282</text:p>
          </table:table-cell>
          <table:table-cell table:style-name="ce1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MIN([.$C125]*(COLUMN()-6);32768)" table:style-name="ce1">
            <text:p>0</text:p>
          </table:table-cell>
          <table:table-cell office:value-type="float" office:value="2282" table:formula="of:=MIN([.$C125]*(COLUMN()-6);32768)" table:style-name="ce1">
            <text:p>2282</text:p>
          </table:table-cell>
          <table:table-cell office:value-type="float" office:value="4564" table:formula="of:=MIN([.$C125]*(COLUMN()-6);32768)" table:style-name="ce1">
            <text:p>4564</text:p>
          </table:table-cell>
          <table:table-cell office:value-type="float" office:value="6846" table:formula="of:=MIN([.$C125]*(COLUMN()-6);32768)" table:style-name="ce1">
            <text:p>6846</text:p>
          </table:table-cell>
          <table:table-cell office:value-type="float" office:value="9128" table:formula="of:=MIN([.$C125]*(COLUMN()-6);32768)" table:style-name="ce1">
            <text:p>9128</text:p>
          </table:table-cell>
          <table:table-cell office:value-type="float" office:value="11410" table:formula="of:=MIN([.$C125]*(COLUMN()-6);32768)" table:style-name="ce1">
            <text:p>11410</text:p>
          </table:table-cell>
          <table:table-cell office:value-type="float" office:value="13692" table:formula="of:=MIN([.$C125]*(COLUMN()-6);32768)" table:style-name="ce1">
            <text:p>13692</text:p>
          </table:table-cell>
          <table:table-cell office:value-type="float" office:value="15974" table:formula="of:=MIN([.$C125]*(COLUMN()-6);32768)" table:style-name="ce1">
            <text:p>15974</text:p>
          </table:table-cell>
          <table:table-cell office:value-type="float" office:value="18256" table:formula="of:=MIN([.$C125]*(COLUMN()-6);32768)" table:style-name="ce1">
            <text:p>18256</text:p>
          </table:table-cell>
          <table:table-cell office:value-type="float" office:value="20538" table:formula="of:=MIN([.$C125]*(COLUMN()-6);32768)" table:style-name="ce1">
            <text:p>20538</text:p>
          </table:table-cell>
          <table:table-cell office:value-type="float" office:value="22820" table:formula="of:=MIN([.$C125]*(COLUMN()-6);32768)" table:style-name="ce1">
            <text:p>22820</text:p>
          </table:table-cell>
          <table:table-cell office:value-type="float" office:value="25102" table:formula="of:=MIN([.$C125]*(COLUMN()-6);32768)" table:style-name="ce1">
            <text:p>25102</text:p>
          </table:table-cell>
          <table:table-cell office:value-type="float" office:value="27384" table:formula="of:=MIN([.$C125]*(COLUMN()-6);32768)" table:style-name="ce1">
            <text:p>27384</text:p>
          </table:table-cell>
          <table:table-cell office:value-type="float" office:value="29666" table:formula="of:=MIN([.$C125]*(COLUMN()-6);32768)" table:style-name="ce1">
            <text:p>29666</text:p>
          </table:table-cell>
          <table:table-cell office:value-type="float" office:value="31948" table:formula="of:=MIN([.$C125]*(COLUMN()-6);32768)" table:style-name="ce1">
            <text:p>31948</text:p>
          </table:table-cell>
          <table:table-cell office:value-type="float" office:value="32768" table:formula="of:=MIN([.$C125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233.3598364984477" table:formula="of:=[.$A$1]*(1/2)^((ROW()-2-32)/32)" table:style-name="ce1">
            <text:p>2233.359836</text:p>
          </table:table-cell>
          <table:table-cell table:style-name="ce1"/>
          <table:table-cell office:value-type="float" office:value="2233" table:formula="of:=ROUND([.A126];0)" table:style-name="ce1">
            <text:p>2233</text:p>
          </table:table-cell>
          <table:table-cell table:style-name="ce1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MIN([.$C126]*(COLUMN()-6);32768)" table:style-name="ce1">
            <text:p>0</text:p>
          </table:table-cell>
          <table:table-cell office:value-type="float" office:value="2233" table:formula="of:=MIN([.$C126]*(COLUMN()-6);32768)" table:style-name="ce1">
            <text:p>2233</text:p>
          </table:table-cell>
          <table:table-cell office:value-type="float" office:value="4466" table:formula="of:=MIN([.$C126]*(COLUMN()-6);32768)" table:style-name="ce1">
            <text:p>4466</text:p>
          </table:table-cell>
          <table:table-cell office:value-type="float" office:value="6699" table:formula="of:=MIN([.$C126]*(COLUMN()-6);32768)" table:style-name="ce1">
            <text:p>6699</text:p>
          </table:table-cell>
          <table:table-cell office:value-type="float" office:value="8932" table:formula="of:=MIN([.$C126]*(COLUMN()-6);32768)" table:style-name="ce1">
            <text:p>8932</text:p>
          </table:table-cell>
          <table:table-cell office:value-type="float" office:value="11165" table:formula="of:=MIN([.$C126]*(COLUMN()-6);32768)" table:style-name="ce1">
            <text:p>11165</text:p>
          </table:table-cell>
          <table:table-cell office:value-type="float" office:value="13398" table:formula="of:=MIN([.$C126]*(COLUMN()-6);32768)" table:style-name="ce1">
            <text:p>13398</text:p>
          </table:table-cell>
          <table:table-cell office:value-type="float" office:value="15631" table:formula="of:=MIN([.$C126]*(COLUMN()-6);32768)" table:style-name="ce1">
            <text:p>15631</text:p>
          </table:table-cell>
          <table:table-cell office:value-type="float" office:value="17864" table:formula="of:=MIN([.$C126]*(COLUMN()-6);32768)" table:style-name="ce1">
            <text:p>17864</text:p>
          </table:table-cell>
          <table:table-cell office:value-type="float" office:value="20097" table:formula="of:=MIN([.$C126]*(COLUMN()-6);32768)" table:style-name="ce1">
            <text:p>20097</text:p>
          </table:table-cell>
          <table:table-cell office:value-type="float" office:value="22330" table:formula="of:=MIN([.$C126]*(COLUMN()-6);32768)" table:style-name="ce1">
            <text:p>22330</text:p>
          </table:table-cell>
          <table:table-cell office:value-type="float" office:value="24563" table:formula="of:=MIN([.$C126]*(COLUMN()-6);32768)" table:style-name="ce1">
            <text:p>24563</text:p>
          </table:table-cell>
          <table:table-cell office:value-type="float" office:value="26796" table:formula="of:=MIN([.$C126]*(COLUMN()-6);32768)" table:style-name="ce1">
            <text:p>26796</text:p>
          </table:table-cell>
          <table:table-cell office:value-type="float" office:value="29029" table:formula="of:=MIN([.$C126]*(COLUMN()-6);32768)" table:style-name="ce1">
            <text:p>29029</text:p>
          </table:table-cell>
          <table:table-cell office:value-type="float" office:value="31262" table:formula="of:=MIN([.$C126]*(COLUMN()-6);32768)" table:style-name="ce1">
            <text:p>31262</text:p>
          </table:table-cell>
          <table:table-cell office:value-type="float" office:value="32768" table:formula="of:=MIN([.$C126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85.5035405861345" table:formula="of:=[.$A$1]*(1/2)^((ROW()-2-32)/32)" table:style-name="ce1">
            <text:p>2185.503541</text:p>
          </table:table-cell>
          <table:table-cell table:style-name="ce1"/>
          <table:table-cell office:value-type="float" office:value="2186" table:formula="of:=ROUND([.A127];0)" table:style-name="ce1">
            <text:p>2186</text:p>
          </table:table-cell>
          <table:table-cell table:style-name="ce1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MIN([.$C127]*(COLUMN()-6);32768)" table:style-name="ce1">
            <text:p>0</text:p>
          </table:table-cell>
          <table:table-cell office:value-type="float" office:value="2186" table:formula="of:=MIN([.$C127]*(COLUMN()-6);32768)" table:style-name="ce1">
            <text:p>2186</text:p>
          </table:table-cell>
          <table:table-cell office:value-type="float" office:value="4372" table:formula="of:=MIN([.$C127]*(COLUMN()-6);32768)" table:style-name="ce1">
            <text:p>4372</text:p>
          </table:table-cell>
          <table:table-cell office:value-type="float" office:value="6558" table:formula="of:=MIN([.$C127]*(COLUMN()-6);32768)" table:style-name="ce1">
            <text:p>6558</text:p>
          </table:table-cell>
          <table:table-cell office:value-type="float" office:value="8744" table:formula="of:=MIN([.$C127]*(COLUMN()-6);32768)" table:style-name="ce1">
            <text:p>8744</text:p>
          </table:table-cell>
          <table:table-cell office:value-type="float" office:value="10930" table:formula="of:=MIN([.$C127]*(COLUMN()-6);32768)" table:style-name="ce1">
            <text:p>10930</text:p>
          </table:table-cell>
          <table:table-cell office:value-type="float" office:value="13116" table:formula="of:=MIN([.$C127]*(COLUMN()-6);32768)" table:style-name="ce1">
            <text:p>13116</text:p>
          </table:table-cell>
          <table:table-cell office:value-type="float" office:value="15302" table:formula="of:=MIN([.$C127]*(COLUMN()-6);32768)" table:style-name="ce1">
            <text:p>15302</text:p>
          </table:table-cell>
          <table:table-cell office:value-type="float" office:value="17488" table:formula="of:=MIN([.$C127]*(COLUMN()-6);32768)" table:style-name="ce1">
            <text:p>17488</text:p>
          </table:table-cell>
          <table:table-cell office:value-type="float" office:value="19674" table:formula="of:=MIN([.$C127]*(COLUMN()-6);32768)" table:style-name="ce1">
            <text:p>19674</text:p>
          </table:table-cell>
          <table:table-cell office:value-type="float" office:value="21860" table:formula="of:=MIN([.$C127]*(COLUMN()-6);32768)" table:style-name="ce1">
            <text:p>21860</text:p>
          </table:table-cell>
          <table:table-cell office:value-type="float" office:value="24046" table:formula="of:=MIN([.$C127]*(COLUMN()-6);32768)" table:style-name="ce1">
            <text:p>24046</text:p>
          </table:table-cell>
          <table:table-cell office:value-type="float" office:value="26232" table:formula="of:=MIN([.$C127]*(COLUMN()-6);32768)" table:style-name="ce1">
            <text:p>26232</text:p>
          </table:table-cell>
          <table:table-cell office:value-type="float" office:value="28418" table:formula="of:=MIN([.$C127]*(COLUMN()-6);32768)" table:style-name="ce1">
            <text:p>28418</text:p>
          </table:table-cell>
          <table:table-cell office:value-type="float" office:value="30604" table:formula="of:=MIN([.$C127]*(COLUMN()-6);32768)" table:style-name="ce1">
            <text:p>30604</text:p>
          </table:table-cell>
          <table:table-cell office:value-type="float" office:value="32768" table:formula="of:=MIN([.$C127]*(COLUMN()-6);32768)" table:style-name="ce1">
            <text:p>32768</text:p>
          </table:table-cell>
          <table:table-cell table:number-columns-repeated="16363"/>
        </table:table-row>
        <table:table-row table:style-name="ro1">
          <table:table-cell office:value-type="float" office:value="2138.6727064113434" table:formula="of:=[.$A$1]*(1/2)^((ROW()-2-32)/32)" table:style-name="ce1">
            <text:p>2138.672706</text:p>
          </table:table-cell>
          <table:table-cell table:style-name="ce1"/>
          <table:table-cell office:value-type="float" office:value="2139" table:formula="of:=ROUND([.A128];0)" table:style-name="ce1">
            <text:p>2139</text:p>
          </table:table-cell>
          <table:table-cell table:style-name="ce1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MIN([.$C128]*(COLUMN()-6);32768)" table:style-name="ce1">
            <text:p>0</text:p>
          </table:table-cell>
          <table:table-cell office:value-type="float" office:value="2139" table:formula="of:=MIN([.$C128]*(COLUMN()-6);32768)" table:style-name="ce1">
            <text:p>2139</text:p>
          </table:table-cell>
          <table:table-cell office:value-type="float" office:value="4278" table:formula="of:=MIN([.$C128]*(COLUMN()-6);32768)" table:style-name="ce1">
            <text:p>4278</text:p>
          </table:table-cell>
          <table:table-cell office:value-type="float" office:value="6417" table:formula="of:=MIN([.$C128]*(COLUMN()-6);32768)" table:style-name="ce1">
            <text:p>6417</text:p>
          </table:table-cell>
          <table:table-cell office:value-type="float" office:value="8556" table:formula="of:=MIN([.$C128]*(COLUMN()-6);32768)" table:style-name="ce1">
            <text:p>8556</text:p>
          </table:table-cell>
          <table:table-cell office:value-type="float" office:value="10695" table:formula="of:=MIN([.$C128]*(COLUMN()-6);32768)" table:style-name="ce1">
            <text:p>10695</text:p>
          </table:table-cell>
          <table:table-cell office:value-type="float" office:value="12834" table:formula="of:=MIN([.$C128]*(COLUMN()-6);32768)" table:style-name="ce1">
            <text:p>12834</text:p>
          </table:table-cell>
          <table:table-cell office:value-type="float" office:value="14973" table:formula="of:=MIN([.$C128]*(COLUMN()-6);32768)" table:style-name="ce1">
            <text:p>14973</text:p>
          </table:table-cell>
          <table:table-cell office:value-type="float" office:value="17112" table:formula="of:=MIN([.$C128]*(COLUMN()-6);32768)" table:style-name="ce1">
            <text:p>17112</text:p>
          </table:table-cell>
          <table:table-cell office:value-type="float" office:value="19251" table:formula="of:=MIN([.$C128]*(COLUMN()-6);32768)" table:style-name="ce1">
            <text:p>19251</text:p>
          </table:table-cell>
          <table:table-cell office:value-type="float" office:value="21390" table:formula="of:=MIN([.$C128]*(COLUMN()-6);32768)" table:style-name="ce1">
            <text:p>21390</text:p>
          </table:table-cell>
          <table:table-cell office:value-type="float" office:value="23529" table:formula="of:=MIN([.$C128]*(COLUMN()-6);32768)" table:style-name="ce1">
            <text:p>23529</text:p>
          </table:table-cell>
          <table:table-cell office:value-type="float" office:value="25668" table:formula="of:=MIN([.$C128]*(COLUMN()-6);32768)" table:style-name="ce1">
            <text:p>25668</text:p>
          </table:table-cell>
          <table:table-cell office:value-type="float" office:value="27807" table:formula="of:=MIN([.$C128]*(COLUMN()-6);32768)" table:style-name="ce1">
            <text:p>27807</text:p>
          </table:table-cell>
          <table:table-cell office:value-type="float" office:value="29946" table:formula="of:=MIN([.$C128]*(COLUMN()-6);32768)" table:style-name="ce1">
            <text:p>29946</text:p>
          </table:table-cell>
          <table:table-cell office:value-type="float" office:value="32085" table:formula="of:=MIN([.$C128]*(COLUMN()-6);32768)" table:style-name="ce1">
            <text:p>32085</text:p>
          </table:table-cell>
          <table:table-cell table:number-columns-repeated="16363"/>
        </table:table-row>
        <table:table-row table:style-name="ro1">
          <table:table-cell office:value-type="float" office:value="2092.8453604436313" table:formula="of:=[.$A$1]*(1/2)^((ROW()-2-32)/32)" table:style-name="ce1">
            <text:p>2092.84536</text:p>
          </table:table-cell>
          <table:table-cell table:style-name="ce1"/>
          <table:table-cell office:value-type="float" office:value="2093" table:formula="of:=ROUND([.A129];0)" table:style-name="ce1">
            <text:p>2093</text:p>
          </table:table-cell>
          <table:table-cell table:style-name="ce1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MIN([.$C129]*(COLUMN()-6);32768)" table:style-name="ce1">
            <text:p>0</text:p>
          </table:table-cell>
          <table:table-cell office:value-type="float" office:value="2093" table:formula="of:=MIN([.$C129]*(COLUMN()-6);32768)" table:style-name="ce1">
            <text:p>2093</text:p>
          </table:table-cell>
          <table:table-cell office:value-type="float" office:value="4186" table:formula="of:=MIN([.$C129]*(COLUMN()-6);32768)" table:style-name="ce1">
            <text:p>4186</text:p>
          </table:table-cell>
          <table:table-cell office:value-type="float" office:value="6279" table:formula="of:=MIN([.$C129]*(COLUMN()-6);32768)" table:style-name="ce1">
            <text:p>6279</text:p>
          </table:table-cell>
          <table:table-cell office:value-type="float" office:value="8372" table:formula="of:=MIN([.$C129]*(COLUMN()-6);32768)" table:style-name="ce1">
            <text:p>8372</text:p>
          </table:table-cell>
          <table:table-cell office:value-type="float" office:value="10465" table:formula="of:=MIN([.$C129]*(COLUMN()-6);32768)" table:style-name="ce1">
            <text:p>10465</text:p>
          </table:table-cell>
          <table:table-cell office:value-type="float" office:value="12558" table:formula="of:=MIN([.$C129]*(COLUMN()-6);32768)" table:style-name="ce1">
            <text:p>12558</text:p>
          </table:table-cell>
          <table:table-cell office:value-type="float" office:value="14651" table:formula="of:=MIN([.$C129]*(COLUMN()-6);32768)" table:style-name="ce1">
            <text:p>14651</text:p>
          </table:table-cell>
          <table:table-cell office:value-type="float" office:value="16744" table:formula="of:=MIN([.$C129]*(COLUMN()-6);32768)" table:style-name="ce1">
            <text:p>16744</text:p>
          </table:table-cell>
          <table:table-cell office:value-type="float" office:value="18837" table:formula="of:=MIN([.$C129]*(COLUMN()-6);32768)" table:style-name="ce1">
            <text:p>18837</text:p>
          </table:table-cell>
          <table:table-cell office:value-type="float" office:value="20930" table:formula="of:=MIN([.$C129]*(COLUMN()-6);32768)" table:style-name="ce1">
            <text:p>20930</text:p>
          </table:table-cell>
          <table:table-cell office:value-type="float" office:value="23023" table:formula="of:=MIN([.$C129]*(COLUMN()-6);32768)" table:style-name="ce1">
            <text:p>23023</text:p>
          </table:table-cell>
          <table:table-cell office:value-type="float" office:value="25116" table:formula="of:=MIN([.$C129]*(COLUMN()-6);32768)" table:style-name="ce1">
            <text:p>25116</text:p>
          </table:table-cell>
          <table:table-cell office:value-type="float" office:value="27209" table:formula="of:=MIN([.$C129]*(COLUMN()-6);32768)" table:style-name="ce1">
            <text:p>27209</text:p>
          </table:table-cell>
          <table:table-cell office:value-type="float" office:value="29302" table:formula="of:=MIN([.$C129]*(COLUMN()-6);32768)" table:style-name="ce1">
            <text:p>29302</text:p>
          </table:table-cell>
          <table:table-cell office:value-type="float" office:value="31395" table:formula="of:=MIN([.$C129]*(COLUMN()-6);32768)" table:style-name="ce1">
            <text:p>31395</text:p>
          </table:table-cell>
          <table:table-cell table:number-columns-repeated="16363"/>
        </table:table-row>
        <table:table-row table:style-name="ro1">
          <table:table-cell office:value-type="float" office:value="2048" table:formula="of:=[.$A$1]*(1/2)^((ROW()-2-32)/32)" table:style-name="ce1">
            <text:p>2048</text:p>
          </table:table-cell>
          <table:table-cell table:style-name="ce1"/>
          <table:table-cell office:value-type="float" office:value="2048" table:formula="of:=ROUND([.A130];0)" table:style-name="ce1">
            <text:p>2048</text:p>
          </table:table-cell>
          <table:table-cell table:style-name="ce1"/>
          <table:table-cell office:value-type="float" office:value="128" table:formula="of:=ROW()-2" table:style-name="ce1">
            <text:p>128</text:p>
          </table:table-cell>
          <table:table-cell office:value-type="float" office:value="0" table:formula="of:=MIN([.$C130]*(COLUMN()-6);32768)" table:style-name="ce1">
            <text:p>0</text:p>
          </table:table-cell>
          <table:table-cell office:value-type="float" office:value="2048" table:formula="of:=MIN([.$C130]*(COLUMN()-6);32768)" table:style-name="ce1">
            <text:p>2048</text:p>
          </table:table-cell>
          <table:table-cell office:value-type="float" office:value="4096" table:formula="of:=MIN([.$C130]*(COLUMN()-6);32768)" table:style-name="ce1">
            <text:p>4096</text:p>
          </table:table-cell>
          <table:table-cell office:value-type="float" office:value="6144" table:formula="of:=MIN([.$C130]*(COLUMN()-6);32768)" table:style-name="ce1">
            <text:p>6144</text:p>
          </table:table-cell>
          <table:table-cell office:value-type="float" office:value="8192" table:formula="of:=MIN([.$C130]*(COLUMN()-6);32768)" table:style-name="ce1">
            <text:p>8192</text:p>
          </table:table-cell>
          <table:table-cell office:value-type="float" office:value="10240" table:formula="of:=MIN([.$C130]*(COLUMN()-6);32768)" table:style-name="ce1">
            <text:p>10240</text:p>
          </table:table-cell>
          <table:table-cell office:value-type="float" office:value="12288" table:formula="of:=MIN([.$C130]*(COLUMN()-6);32768)" table:style-name="ce1">
            <text:p>12288</text:p>
          </table:table-cell>
          <table:table-cell office:value-type="float" office:value="14336" table:formula="of:=MIN([.$C130]*(COLUMN()-6);32768)" table:style-name="ce1">
            <text:p>14336</text:p>
          </table:table-cell>
          <table:table-cell office:value-type="float" office:value="16384" table:formula="of:=MIN([.$C130]*(COLUMN()-6);32768)" table:style-name="ce1">
            <text:p>16384</text:p>
          </table:table-cell>
          <table:table-cell office:value-type="float" office:value="18432" table:formula="of:=MIN([.$C130]*(COLUMN()-6);32768)" table:style-name="ce1">
            <text:p>18432</text:p>
          </table:table-cell>
          <table:table-cell office:value-type="float" office:value="20480" table:formula="of:=MIN([.$C130]*(COLUMN()-6);32768)" table:style-name="ce1">
            <text:p>20480</text:p>
          </table:table-cell>
          <table:table-cell office:value-type="float" office:value="22528" table:formula="of:=MIN([.$C130]*(COLUMN()-6);32768)" table:style-name="ce1">
            <text:p>22528</text:p>
          </table:table-cell>
          <table:table-cell office:value-type="float" office:value="24576" table:formula="of:=MIN([.$C130]*(COLUMN()-6);32768)" table:style-name="ce1">
            <text:p>24576</text:p>
          </table:table-cell>
          <table:table-cell office:value-type="float" office:value="26624" table:formula="of:=MIN([.$C130]*(COLUMN()-6);32768)" table:style-name="ce1">
            <text:p>26624</text:p>
          </table:table-cell>
          <table:table-cell office:value-type="float" office:value="28672" table:formula="of:=MIN([.$C130]*(COLUMN()-6);32768)" table:style-name="ce1">
            <text:p>28672</text:p>
          </table:table-cell>
          <table:table-cell office:value-type="float" office:value="30720" table:formula="of:=MIN([.$C130]*(COLUMN()-6);32768)" table:style-name="ce1">
            <text:p>30720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0" table:style-name="ta1">
        <table:table-column table:style-name="co1" table:number-columns-repeated="16384" table:default-cell-style-name="ce1"/>
        <table:table-row table:style-name="ro1">
          <table:table-cell table:number-columns-repeated="4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" table:formula="of:=ROW()-2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192" table:style-name="ce2">
            <text:p>8192</text:p>
          </table:table-cell>
          <table:table-cell office:value-type="float" office:value="16384" table:style-name="ce2">
            <text:p>16384</text:p>
          </table:table-cell>
          <table:table-cell office:value-type="float" office:value="20480" table:style-name="ce2">
            <text:p>20480</text:p>
          </table:table-cell>
          <table:table-cell office:value-type="float" office:value="24576" table:style-name="ce2">
            <text:p>24576</text:p>
          </table:table-cell>
          <table:table-cell office:value-type="float" office:value="28672" table:style-name="ce2">
            <text:p>28672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table:formula="of:=ROW()-2" table:style-name="ce1">
            <text:p>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128" table:formula="of:=INT([.G$2]+([.G$130]-[.G$2])*(ROW()-2)/128)" table:style-name="ce1">
            <text:p>8128</text:p>
          </table:table-cell>
          <table:table-cell office:value-type="float" office:value="16256" table:formula="of:=INT([.H$2]+([.H$130]-[.H$2])*(ROW()-2)/128)" table:style-name="ce1">
            <text:p>16256</text:p>
          </table:table-cell>
          <table:table-cell office:value-type="float" office:value="20320" table:formula="of:=INT([.I$2]+([.I$130]-[.I$2])*(ROW()-2)/128)" table:style-name="ce1">
            <text:p>20320</text:p>
          </table:table-cell>
          <table:table-cell office:value-type="float" office:value="24384" table:formula="of:=INT([.J$2]+([.J$130]-[.J$2])*(ROW()-2)/128)" table:style-name="ce1">
            <text:p>24384</text:p>
          </table:table-cell>
          <table:table-cell office:value-type="float" office:value="28448" table:formula="of:=INT([.K$2]+([.K$130]-[.K$2])*(ROW()-2)/128)" table:style-name="ce1">
            <text:p>28448</text:p>
          </table:table-cell>
          <table:table-cell office:value-type="float" office:value="32512" table:formula="of:=INT([.L$2]+([.L$130]-[.L$2])*(ROW()-2)/128)" table:style-name="ce1">
            <text:p>32512</text:p>
          </table:table-cell>
          <table:table-cell office:value-type="float" office:value="32544" table:formula="of:=INT([.M$2]+([.M$130]-[.M$2])*(ROW()-2)/128)" table:style-name="ce1">
            <text:p>32544</text:p>
          </table:table-cell>
          <table:table-cell office:value-type="float" office:value="32576" table:formula="of:=INT([.N$2]+([.N$130]-[.N$2])*(ROW()-2)/128)" table:style-name="ce1">
            <text:p>32576</text:p>
          </table:table-cell>
          <table:table-cell office:value-type="float" office:value="32608" table:formula="of:=INT([.O$2]+([.O$130]-[.O$2])*(ROW()-2)/128)" table:style-name="ce1">
            <text:p>32608</text:p>
          </table:table-cell>
          <table:table-cell office:value-type="float" office:value="32640" table:formula="of:=INT([.P$2]+([.P$130]-[.P$2])*(ROW()-2)/128)" table:style-name="ce1">
            <text:p>32640</text:p>
          </table:table-cell>
          <table:table-cell office:value-type="float" office:value="32672" table:formula="of:=INT([.Q$2]+([.Q$130]-[.Q$2])*(ROW()-2)/128)" table:style-name="ce1">
            <text:p>32672</text:p>
          </table:table-cell>
          <table:table-cell office:value-type="float" office:value="32704" table:formula="of:=INT([.R$2]+([.R$130]-[.R$2])*(ROW()-2)/128)" table:style-name="ce1">
            <text:p>32704</text:p>
          </table:table-cell>
          <table:table-cell office:value-type="float" office:value="32720" table:formula="of:=INT([.S$2]+([.S$130]-[.S$2])*(ROW()-2)/128)" table:style-name="ce1">
            <text:p>32720</text:p>
          </table:table-cell>
          <table:table-cell office:value-type="float" office:value="32736" table:formula="of:=INT([.T$2]+([.T$130]-[.T$2])*(ROW()-2)/128)" table:style-name="ce1">
            <text:p>32736</text:p>
          </table:table-cell>
          <table:table-cell office:value-type="float" office:value="32752" table:formula="of:=INT([.U$2]+([.U$130]-[.U$2])*(ROW()-2)/128)" table:style-name="ce1">
            <text:p>327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" table:formula="of:=ROW()-2" table:style-name="ce1">
            <text:p>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064" table:formula="of:=INT([.G$2]+([.G$130]-[.G$2])*(ROW()-2)/128)" table:style-name="ce1">
            <text:p>8064</text:p>
          </table:table-cell>
          <table:table-cell office:value-type="float" office:value="16128" table:formula="of:=INT([.H$2]+([.H$130]-[.H$2])*(ROW()-2)/128)" table:style-name="ce1">
            <text:p>16128</text:p>
          </table:table-cell>
          <table:table-cell office:value-type="float" office:value="20160" table:formula="of:=INT([.I$2]+([.I$130]-[.I$2])*(ROW()-2)/128)" table:style-name="ce1">
            <text:p>20160</text:p>
          </table:table-cell>
          <table:table-cell office:value-type="float" office:value="24192" table:formula="of:=INT([.J$2]+([.J$130]-[.J$2])*(ROW()-2)/128)" table:style-name="ce1">
            <text:p>24192</text:p>
          </table:table-cell>
          <table:table-cell office:value-type="float" office:value="28224" table:formula="of:=INT([.K$2]+([.K$130]-[.K$2])*(ROW()-2)/128)" table:style-name="ce1">
            <text:p>28224</text:p>
          </table:table-cell>
          <table:table-cell office:value-type="float" office:value="32256" table:formula="of:=INT([.L$2]+([.L$130]-[.L$2])*(ROW()-2)/128)" table:style-name="ce1">
            <text:p>32256</text:p>
          </table:table-cell>
          <table:table-cell office:value-type="float" office:value="32320" table:formula="of:=INT([.M$2]+([.M$130]-[.M$2])*(ROW()-2)/128)" table:style-name="ce1">
            <text:p>32320</text:p>
          </table:table-cell>
          <table:table-cell office:value-type="float" office:value="32384" table:formula="of:=INT([.N$2]+([.N$130]-[.N$2])*(ROW()-2)/128)" table:style-name="ce1">
            <text:p>32384</text:p>
          </table:table-cell>
          <table:table-cell office:value-type="float" office:value="32448" table:formula="of:=INT([.O$2]+([.O$130]-[.O$2])*(ROW()-2)/128)" table:style-name="ce1">
            <text:p>32448</text:p>
          </table:table-cell>
          <table:table-cell office:value-type="float" office:value="32512" table:formula="of:=INT([.P$2]+([.P$130]-[.P$2])*(ROW()-2)/128)" table:style-name="ce1">
            <text:p>32512</text:p>
          </table:table-cell>
          <table:table-cell office:value-type="float" office:value="32576" table:formula="of:=INT([.Q$2]+([.Q$130]-[.Q$2])*(ROW()-2)/128)" table:style-name="ce1">
            <text:p>32576</text:p>
          </table:table-cell>
          <table:table-cell office:value-type="float" office:value="32640" table:formula="of:=INT([.R$2]+([.R$130]-[.R$2])*(ROW()-2)/128)" table:style-name="ce1">
            <text:p>32640</text:p>
          </table:table-cell>
          <table:table-cell office:value-type="float" office:value="32672" table:formula="of:=INT([.S$2]+([.S$130]-[.S$2])*(ROW()-2)/128)" table:style-name="ce1">
            <text:p>32672</text:p>
          </table:table-cell>
          <table:table-cell office:value-type="float" office:value="32704" table:formula="of:=INT([.T$2]+([.T$130]-[.T$2])*(ROW()-2)/128)" table:style-name="ce1">
            <text:p>32704</text:p>
          </table:table-cell>
          <table:table-cell office:value-type="float" office:value="32736" table:formula="of:=INT([.U$2]+([.U$130]-[.U$2])*(ROW()-2)/128)" table:style-name="ce1">
            <text:p>327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" table:formula="of:=ROW()-2" table:style-name="ce1">
            <text:p>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000" table:formula="of:=INT([.G$2]+([.G$130]-[.G$2])*(ROW()-2)/128)" table:style-name="ce1">
            <text:p>8000</text:p>
          </table:table-cell>
          <table:table-cell office:value-type="float" office:value="16000" table:formula="of:=INT([.H$2]+([.H$130]-[.H$2])*(ROW()-2)/128)" table:style-name="ce1">
            <text:p>16000</text:p>
          </table:table-cell>
          <table:table-cell office:value-type="float" office:value="20000" table:formula="of:=INT([.I$2]+([.I$130]-[.I$2])*(ROW()-2)/128)" table:style-name="ce1">
            <text:p>20000</text:p>
          </table:table-cell>
          <table:table-cell office:value-type="float" office:value="24000" table:formula="of:=INT([.J$2]+([.J$130]-[.J$2])*(ROW()-2)/128)" table:style-name="ce1">
            <text:p>24000</text:p>
          </table:table-cell>
          <table:table-cell office:value-type="float" office:value="28000" table:formula="of:=INT([.K$2]+([.K$130]-[.K$2])*(ROW()-2)/128)" table:style-name="ce1">
            <text:p>28000</text:p>
          </table:table-cell>
          <table:table-cell office:value-type="float" office:value="32000" table:formula="of:=INT([.L$2]+([.L$130]-[.L$2])*(ROW()-2)/128)" table:style-name="ce1">
            <text:p>32000</text:p>
          </table:table-cell>
          <table:table-cell office:value-type="float" office:value="32096" table:formula="of:=INT([.M$2]+([.M$130]-[.M$2])*(ROW()-2)/128)" table:style-name="ce1">
            <text:p>32096</text:p>
          </table:table-cell>
          <table:table-cell office:value-type="float" office:value="32192" table:formula="of:=INT([.N$2]+([.N$130]-[.N$2])*(ROW()-2)/128)" table:style-name="ce1">
            <text:p>32192</text:p>
          </table:table-cell>
          <table:table-cell office:value-type="float" office:value="32288" table:formula="of:=INT([.O$2]+([.O$130]-[.O$2])*(ROW()-2)/128)" table:style-name="ce1">
            <text:p>32288</text:p>
          </table:table-cell>
          <table:table-cell office:value-type="float" office:value="32384" table:formula="of:=INT([.P$2]+([.P$130]-[.P$2])*(ROW()-2)/128)" table:style-name="ce1">
            <text:p>32384</text:p>
          </table:table-cell>
          <table:table-cell office:value-type="float" office:value="32480" table:formula="of:=INT([.Q$2]+([.Q$130]-[.Q$2])*(ROW()-2)/128)" table:style-name="ce1">
            <text:p>32480</text:p>
          </table:table-cell>
          <table:table-cell office:value-type="float" office:value="32576" table:formula="of:=INT([.R$2]+([.R$130]-[.R$2])*(ROW()-2)/128)" table:style-name="ce1">
            <text:p>32576</text:p>
          </table:table-cell>
          <table:table-cell office:value-type="float" office:value="32624" table:formula="of:=INT([.S$2]+([.S$130]-[.S$2])*(ROW()-2)/128)" table:style-name="ce1">
            <text:p>32624</text:p>
          </table:table-cell>
          <table:table-cell office:value-type="float" office:value="32672" table:formula="of:=INT([.T$2]+([.T$130]-[.T$2])*(ROW()-2)/128)" table:style-name="ce1">
            <text:p>32672</text:p>
          </table:table-cell>
          <table:table-cell office:value-type="float" office:value="32720" table:formula="of:=INT([.U$2]+([.U$130]-[.U$2])*(ROW()-2)/128)" table:style-name="ce1">
            <text:p>327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" table:formula="of:=ROW()-2" table:style-name="ce1">
            <text:p>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936" table:formula="of:=INT([.G$2]+([.G$130]-[.G$2])*(ROW()-2)/128)" table:style-name="ce1">
            <text:p>7936</text:p>
          </table:table-cell>
          <table:table-cell office:value-type="float" office:value="15872" table:formula="of:=INT([.H$2]+([.H$130]-[.H$2])*(ROW()-2)/128)" table:style-name="ce1">
            <text:p>15872</text:p>
          </table:table-cell>
          <table:table-cell office:value-type="float" office:value="19840" table:formula="of:=INT([.I$2]+([.I$130]-[.I$2])*(ROW()-2)/128)" table:style-name="ce1">
            <text:p>19840</text:p>
          </table:table-cell>
          <table:table-cell office:value-type="float" office:value="23808" table:formula="of:=INT([.J$2]+([.J$130]-[.J$2])*(ROW()-2)/128)" table:style-name="ce1">
            <text:p>23808</text:p>
          </table:table-cell>
          <table:table-cell office:value-type="float" office:value="27776" table:formula="of:=INT([.K$2]+([.K$130]-[.K$2])*(ROW()-2)/128)" table:style-name="ce1">
            <text:p>27776</text:p>
          </table:table-cell>
          <table:table-cell office:value-type="float" office:value="31744" table:formula="of:=INT([.L$2]+([.L$130]-[.L$2])*(ROW()-2)/128)" table:style-name="ce1">
            <text:p>31744</text:p>
          </table:table-cell>
          <table:table-cell office:value-type="float" office:value="31872" table:formula="of:=INT([.M$2]+([.M$130]-[.M$2])*(ROW()-2)/128)" table:style-name="ce1">
            <text:p>31872</text:p>
          </table:table-cell>
          <table:table-cell office:value-type="float" office:value="32000" table:formula="of:=INT([.N$2]+([.N$130]-[.N$2])*(ROW()-2)/128)" table:style-name="ce1">
            <text:p>32000</text:p>
          </table:table-cell>
          <table:table-cell office:value-type="float" office:value="32128" table:formula="of:=INT([.O$2]+([.O$130]-[.O$2])*(ROW()-2)/128)" table:style-name="ce1">
            <text:p>32128</text:p>
          </table:table-cell>
          <table:table-cell office:value-type="float" office:value="32256" table:formula="of:=INT([.P$2]+([.P$130]-[.P$2])*(ROW()-2)/128)" table:style-name="ce1">
            <text:p>32256</text:p>
          </table:table-cell>
          <table:table-cell office:value-type="float" office:value="32384" table:formula="of:=INT([.Q$2]+([.Q$130]-[.Q$2])*(ROW()-2)/128)" table:style-name="ce1">
            <text:p>32384</text:p>
          </table:table-cell>
          <table:table-cell office:value-type="float" office:value="32512" table:formula="of:=INT([.R$2]+([.R$130]-[.R$2])*(ROW()-2)/128)" table:style-name="ce1">
            <text:p>32512</text:p>
          </table:table-cell>
          <table:table-cell office:value-type="float" office:value="32576" table:formula="of:=INT([.S$2]+([.S$130]-[.S$2])*(ROW()-2)/128)" table:style-name="ce1">
            <text:p>32576</text:p>
          </table:table-cell>
          <table:table-cell office:value-type="float" office:value="32640" table:formula="of:=INT([.T$2]+([.T$130]-[.T$2])*(ROW()-2)/128)" table:style-name="ce1">
            <text:p>32640</text:p>
          </table:table-cell>
          <table:table-cell office:value-type="float" office:value="32704" table:formula="of:=INT([.U$2]+([.U$130]-[.U$2])*(ROW()-2)/128)" table:style-name="ce1">
            <text:p>327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" table:formula="of:=ROW()-2" table:style-name="ce1">
            <text:p>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872" table:formula="of:=INT([.G$2]+([.G$130]-[.G$2])*(ROW()-2)/128)" table:style-name="ce1">
            <text:p>7872</text:p>
          </table:table-cell>
          <table:table-cell office:value-type="float" office:value="15744" table:formula="of:=INT([.H$2]+([.H$130]-[.H$2])*(ROW()-2)/128)" table:style-name="ce1">
            <text:p>15744</text:p>
          </table:table-cell>
          <table:table-cell office:value-type="float" office:value="19680" table:formula="of:=INT([.I$2]+([.I$130]-[.I$2])*(ROW()-2)/128)" table:style-name="ce1">
            <text:p>19680</text:p>
          </table:table-cell>
          <table:table-cell office:value-type="float" office:value="23616" table:formula="of:=INT([.J$2]+([.J$130]-[.J$2])*(ROW()-2)/128)" table:style-name="ce1">
            <text:p>23616</text:p>
          </table:table-cell>
          <table:table-cell office:value-type="float" office:value="27552" table:formula="of:=INT([.K$2]+([.K$130]-[.K$2])*(ROW()-2)/128)" table:style-name="ce1">
            <text:p>27552</text:p>
          </table:table-cell>
          <table:table-cell office:value-type="float" office:value="31488" table:formula="of:=INT([.L$2]+([.L$130]-[.L$2])*(ROW()-2)/128)" table:style-name="ce1">
            <text:p>31488</text:p>
          </table:table-cell>
          <table:table-cell office:value-type="float" office:value="31648" table:formula="of:=INT([.M$2]+([.M$130]-[.M$2])*(ROW()-2)/128)" table:style-name="ce1">
            <text:p>31648</text:p>
          </table:table-cell>
          <table:table-cell office:value-type="float" office:value="31808" table:formula="of:=INT([.N$2]+([.N$130]-[.N$2])*(ROW()-2)/128)" table:style-name="ce1">
            <text:p>31808</text:p>
          </table:table-cell>
          <table:table-cell office:value-type="float" office:value="31968" table:formula="of:=INT([.O$2]+([.O$130]-[.O$2])*(ROW()-2)/128)" table:style-name="ce1">
            <text:p>31968</text:p>
          </table:table-cell>
          <table:table-cell office:value-type="float" office:value="32128" table:formula="of:=INT([.P$2]+([.P$130]-[.P$2])*(ROW()-2)/128)" table:style-name="ce1">
            <text:p>32128</text:p>
          </table:table-cell>
          <table:table-cell office:value-type="float" office:value="32288" table:formula="of:=INT([.Q$2]+([.Q$130]-[.Q$2])*(ROW()-2)/128)" table:style-name="ce1">
            <text:p>32288</text:p>
          </table:table-cell>
          <table:table-cell office:value-type="float" office:value="32448" table:formula="of:=INT([.R$2]+([.R$130]-[.R$2])*(ROW()-2)/128)" table:style-name="ce1">
            <text:p>32448</text:p>
          </table:table-cell>
          <table:table-cell office:value-type="float" office:value="32528" table:formula="of:=INT([.S$2]+([.S$130]-[.S$2])*(ROW()-2)/128)" table:style-name="ce1">
            <text:p>32528</text:p>
          </table:table-cell>
          <table:table-cell office:value-type="float" office:value="32608" table:formula="of:=INT([.T$2]+([.T$130]-[.T$2])*(ROW()-2)/128)" table:style-name="ce1">
            <text:p>32608</text:p>
          </table:table-cell>
          <table:table-cell office:value-type="float" office:value="32688" table:formula="of:=INT([.U$2]+([.U$130]-[.U$2])*(ROW()-2)/128)" table:style-name="ce1">
            <text:p>326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" table:formula="of:=ROW()-2" table:style-name="ce1">
            <text:p>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808" table:formula="of:=INT([.G$2]+([.G$130]-[.G$2])*(ROW()-2)/128)" table:style-name="ce1">
            <text:p>7808</text:p>
          </table:table-cell>
          <table:table-cell office:value-type="float" office:value="15616" table:formula="of:=INT([.H$2]+([.H$130]-[.H$2])*(ROW()-2)/128)" table:style-name="ce1">
            <text:p>15616</text:p>
          </table:table-cell>
          <table:table-cell office:value-type="float" office:value="19520" table:formula="of:=INT([.I$2]+([.I$130]-[.I$2])*(ROW()-2)/128)" table:style-name="ce1">
            <text:p>19520</text:p>
          </table:table-cell>
          <table:table-cell office:value-type="float" office:value="23424" table:formula="of:=INT([.J$2]+([.J$130]-[.J$2])*(ROW()-2)/128)" table:style-name="ce1">
            <text:p>23424</text:p>
          </table:table-cell>
          <table:table-cell office:value-type="float" office:value="27328" table:formula="of:=INT([.K$2]+([.K$130]-[.K$2])*(ROW()-2)/128)" table:style-name="ce1">
            <text:p>27328</text:p>
          </table:table-cell>
          <table:table-cell office:value-type="float" office:value="31232" table:formula="of:=INT([.L$2]+([.L$130]-[.L$2])*(ROW()-2)/128)" table:style-name="ce1">
            <text:p>31232</text:p>
          </table:table-cell>
          <table:table-cell office:value-type="float" office:value="31424" table:formula="of:=INT([.M$2]+([.M$130]-[.M$2])*(ROW()-2)/128)" table:style-name="ce1">
            <text:p>31424</text:p>
          </table:table-cell>
          <table:table-cell office:value-type="float" office:value="31616" table:formula="of:=INT([.N$2]+([.N$130]-[.N$2])*(ROW()-2)/128)" table:style-name="ce1">
            <text:p>31616</text:p>
          </table:table-cell>
          <table:table-cell office:value-type="float" office:value="31808" table:formula="of:=INT([.O$2]+([.O$130]-[.O$2])*(ROW()-2)/128)" table:style-name="ce1">
            <text:p>31808</text:p>
          </table:table-cell>
          <table:table-cell office:value-type="float" office:value="32000" table:formula="of:=INT([.P$2]+([.P$130]-[.P$2])*(ROW()-2)/128)" table:style-name="ce1">
            <text:p>32000</text:p>
          </table:table-cell>
          <table:table-cell office:value-type="float" office:value="32192" table:formula="of:=INT([.Q$2]+([.Q$130]-[.Q$2])*(ROW()-2)/128)" table:style-name="ce1">
            <text:p>32192</text:p>
          </table:table-cell>
          <table:table-cell office:value-type="float" office:value="32384" table:formula="of:=INT([.R$2]+([.R$130]-[.R$2])*(ROW()-2)/128)" table:style-name="ce1">
            <text:p>32384</text:p>
          </table:table-cell>
          <table:table-cell office:value-type="float" office:value="32480" table:formula="of:=INT([.S$2]+([.S$130]-[.S$2])*(ROW()-2)/128)" table:style-name="ce1">
            <text:p>32480</text:p>
          </table:table-cell>
          <table:table-cell office:value-type="float" office:value="32576" table:formula="of:=INT([.T$2]+([.T$130]-[.T$2])*(ROW()-2)/128)" table:style-name="ce1">
            <text:p>32576</text:p>
          </table:table-cell>
          <table:table-cell office:value-type="float" office:value="32672" table:formula="of:=INT([.U$2]+([.U$130]-[.U$2])*(ROW()-2)/128)" table:style-name="ce1">
            <text:p>326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" table:formula="of:=ROW()-2" table:style-name="ce1">
            <text:p>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744" table:formula="of:=INT([.G$2]+([.G$130]-[.G$2])*(ROW()-2)/128)" table:style-name="ce1">
            <text:p>7744</text:p>
          </table:table-cell>
          <table:table-cell office:value-type="float" office:value="15488" table:formula="of:=INT([.H$2]+([.H$130]-[.H$2])*(ROW()-2)/128)" table:style-name="ce1">
            <text:p>15488</text:p>
          </table:table-cell>
          <table:table-cell office:value-type="float" office:value="19360" table:formula="of:=INT([.I$2]+([.I$130]-[.I$2])*(ROW()-2)/128)" table:style-name="ce1">
            <text:p>19360</text:p>
          </table:table-cell>
          <table:table-cell office:value-type="float" office:value="23232" table:formula="of:=INT([.J$2]+([.J$130]-[.J$2])*(ROW()-2)/128)" table:style-name="ce1">
            <text:p>23232</text:p>
          </table:table-cell>
          <table:table-cell office:value-type="float" office:value="27104" table:formula="of:=INT([.K$2]+([.K$130]-[.K$2])*(ROW()-2)/128)" table:style-name="ce1">
            <text:p>27104</text:p>
          </table:table-cell>
          <table:table-cell office:value-type="float" office:value="30976" table:formula="of:=INT([.L$2]+([.L$130]-[.L$2])*(ROW()-2)/128)" table:style-name="ce1">
            <text:p>30976</text:p>
          </table:table-cell>
          <table:table-cell office:value-type="float" office:value="31200" table:formula="of:=INT([.M$2]+([.M$130]-[.M$2])*(ROW()-2)/128)" table:style-name="ce1">
            <text:p>31200</text:p>
          </table:table-cell>
          <table:table-cell office:value-type="float" office:value="31424" table:formula="of:=INT([.N$2]+([.N$130]-[.N$2])*(ROW()-2)/128)" table:style-name="ce1">
            <text:p>31424</text:p>
          </table:table-cell>
          <table:table-cell office:value-type="float" office:value="31648" table:formula="of:=INT([.O$2]+([.O$130]-[.O$2])*(ROW()-2)/128)" table:style-name="ce1">
            <text:p>31648</text:p>
          </table:table-cell>
          <table:table-cell office:value-type="float" office:value="31872" table:formula="of:=INT([.P$2]+([.P$130]-[.P$2])*(ROW()-2)/128)" table:style-name="ce1">
            <text:p>31872</text:p>
          </table:table-cell>
          <table:table-cell office:value-type="float" office:value="32096" table:formula="of:=INT([.Q$2]+([.Q$130]-[.Q$2])*(ROW()-2)/128)" table:style-name="ce1">
            <text:p>32096</text:p>
          </table:table-cell>
          <table:table-cell office:value-type="float" office:value="32320" table:formula="of:=INT([.R$2]+([.R$130]-[.R$2])*(ROW()-2)/128)" table:style-name="ce1">
            <text:p>32320</text:p>
          </table:table-cell>
          <table:table-cell office:value-type="float" office:value="32432" table:formula="of:=INT([.S$2]+([.S$130]-[.S$2])*(ROW()-2)/128)" table:style-name="ce1">
            <text:p>32432</text:p>
          </table:table-cell>
          <table:table-cell office:value-type="float" office:value="32544" table:formula="of:=INT([.T$2]+([.T$130]-[.T$2])*(ROW()-2)/128)" table:style-name="ce1">
            <text:p>32544</text:p>
          </table:table-cell>
          <table:table-cell office:value-type="float" office:value="32656" table:formula="of:=INT([.U$2]+([.U$130]-[.U$2])*(ROW()-2)/128)" table:style-name="ce1">
            <text:p>326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" table:formula="of:=ROW()-2" table:style-name="ce1">
            <text:p>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680" table:formula="of:=INT([.G$2]+([.G$130]-[.G$2])*(ROW()-2)/128)" table:style-name="ce1">
            <text:p>7680</text:p>
          </table:table-cell>
          <table:table-cell office:value-type="float" office:value="15360" table:formula="of:=INT([.H$2]+([.H$130]-[.H$2])*(ROW()-2)/128)" table:style-name="ce1">
            <text:p>15360</text:p>
          </table:table-cell>
          <table:table-cell office:value-type="float" office:value="19200" table:formula="of:=INT([.I$2]+([.I$130]-[.I$2])*(ROW()-2)/128)" table:style-name="ce1">
            <text:p>19200</text:p>
          </table:table-cell>
          <table:table-cell office:value-type="float" office:value="23040" table:formula="of:=INT([.J$2]+([.J$130]-[.J$2])*(ROW()-2)/128)" table:style-name="ce1">
            <text:p>23040</text:p>
          </table:table-cell>
          <table:table-cell office:value-type="float" office:value="26880" table:formula="of:=INT([.K$2]+([.K$130]-[.K$2])*(ROW()-2)/128)" table:style-name="ce1">
            <text:p>26880</text:p>
          </table:table-cell>
          <table:table-cell office:value-type="float" office:value="30720" table:formula="of:=INT([.L$2]+([.L$130]-[.L$2])*(ROW()-2)/128)" table:style-name="ce1">
            <text:p>30720</text:p>
          </table:table-cell>
          <table:table-cell office:value-type="float" office:value="30976" table:formula="of:=INT([.M$2]+([.M$130]-[.M$2])*(ROW()-2)/128)" table:style-name="ce1">
            <text:p>30976</text:p>
          </table:table-cell>
          <table:table-cell office:value-type="float" office:value="31232" table:formula="of:=INT([.N$2]+([.N$130]-[.N$2])*(ROW()-2)/128)" table:style-name="ce1">
            <text:p>31232</text:p>
          </table:table-cell>
          <table:table-cell office:value-type="float" office:value="31488" table:formula="of:=INT([.O$2]+([.O$130]-[.O$2])*(ROW()-2)/128)" table:style-name="ce1">
            <text:p>31488</text:p>
          </table:table-cell>
          <table:table-cell office:value-type="float" office:value="31744" table:formula="of:=INT([.P$2]+([.P$130]-[.P$2])*(ROW()-2)/128)" table:style-name="ce1">
            <text:p>31744</text:p>
          </table:table-cell>
          <table:table-cell office:value-type="float" office:value="32000" table:formula="of:=INT([.Q$2]+([.Q$130]-[.Q$2])*(ROW()-2)/128)" table:style-name="ce1">
            <text:p>32000</text:p>
          </table:table-cell>
          <table:table-cell office:value-type="float" office:value="32256" table:formula="of:=INT([.R$2]+([.R$130]-[.R$2])*(ROW()-2)/128)" table:style-name="ce1">
            <text:p>32256</text:p>
          </table:table-cell>
          <table:table-cell office:value-type="float" office:value="32384" table:formula="of:=INT([.S$2]+([.S$130]-[.S$2])*(ROW()-2)/128)" table:style-name="ce1">
            <text:p>32384</text:p>
          </table:table-cell>
          <table:table-cell office:value-type="float" office:value="32512" table:formula="of:=INT([.T$2]+([.T$130]-[.T$2])*(ROW()-2)/128)" table:style-name="ce1">
            <text:p>32512</text:p>
          </table:table-cell>
          <table:table-cell office:value-type="float" office:value="32640" table:formula="of:=INT([.U$2]+([.U$130]-[.U$2])*(ROW()-2)/128)" table:style-name="ce1">
            <text:p>326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" table:formula="of:=ROW()-2" table:style-name="ce1">
            <text:p>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616" table:formula="of:=INT([.G$2]+([.G$130]-[.G$2])*(ROW()-2)/128)" table:style-name="ce1">
            <text:p>7616</text:p>
          </table:table-cell>
          <table:table-cell office:value-type="float" office:value="15232" table:formula="of:=INT([.H$2]+([.H$130]-[.H$2])*(ROW()-2)/128)" table:style-name="ce1">
            <text:p>15232</text:p>
          </table:table-cell>
          <table:table-cell office:value-type="float" office:value="19040" table:formula="of:=INT([.I$2]+([.I$130]-[.I$2])*(ROW()-2)/128)" table:style-name="ce1">
            <text:p>19040</text:p>
          </table:table-cell>
          <table:table-cell office:value-type="float" office:value="22848" table:formula="of:=INT([.J$2]+([.J$130]-[.J$2])*(ROW()-2)/128)" table:style-name="ce1">
            <text:p>22848</text:p>
          </table:table-cell>
          <table:table-cell office:value-type="float" office:value="26656" table:formula="of:=INT([.K$2]+([.K$130]-[.K$2])*(ROW()-2)/128)" table:style-name="ce1">
            <text:p>26656</text:p>
          </table:table-cell>
          <table:table-cell office:value-type="float" office:value="30464" table:formula="of:=INT([.L$2]+([.L$130]-[.L$2])*(ROW()-2)/128)" table:style-name="ce1">
            <text:p>30464</text:p>
          </table:table-cell>
          <table:table-cell office:value-type="float" office:value="30752" table:formula="of:=INT([.M$2]+([.M$130]-[.M$2])*(ROW()-2)/128)" table:style-name="ce1">
            <text:p>30752</text:p>
          </table:table-cell>
          <table:table-cell office:value-type="float" office:value="31040" table:formula="of:=INT([.N$2]+([.N$130]-[.N$2])*(ROW()-2)/128)" table:style-name="ce1">
            <text:p>31040</text:p>
          </table:table-cell>
          <table:table-cell office:value-type="float" office:value="31328" table:formula="of:=INT([.O$2]+([.O$130]-[.O$2])*(ROW()-2)/128)" table:style-name="ce1">
            <text:p>31328</text:p>
          </table:table-cell>
          <table:table-cell office:value-type="float" office:value="31616" table:formula="of:=INT([.P$2]+([.P$130]-[.P$2])*(ROW()-2)/128)" table:style-name="ce1">
            <text:p>31616</text:p>
          </table:table-cell>
          <table:table-cell office:value-type="float" office:value="31904" table:formula="of:=INT([.Q$2]+([.Q$130]-[.Q$2])*(ROW()-2)/128)" table:style-name="ce1">
            <text:p>31904</text:p>
          </table:table-cell>
          <table:table-cell office:value-type="float" office:value="32192" table:formula="of:=INT([.R$2]+([.R$130]-[.R$2])*(ROW()-2)/128)" table:style-name="ce1">
            <text:p>32192</text:p>
          </table:table-cell>
          <table:table-cell office:value-type="float" office:value="32336" table:formula="of:=INT([.S$2]+([.S$130]-[.S$2])*(ROW()-2)/128)" table:style-name="ce1">
            <text:p>32336</text:p>
          </table:table-cell>
          <table:table-cell office:value-type="float" office:value="32480" table:formula="of:=INT([.T$2]+([.T$130]-[.T$2])*(ROW()-2)/128)" table:style-name="ce1">
            <text:p>32480</text:p>
          </table:table-cell>
          <table:table-cell office:value-type="float" office:value="32624" table:formula="of:=INT([.U$2]+([.U$130]-[.U$2])*(ROW()-2)/128)" table:style-name="ce1">
            <text:p>326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552" table:formula="of:=INT([.G$2]+([.G$130]-[.G$2])*(ROW()-2)/128)" table:style-name="ce1">
            <text:p>7552</text:p>
          </table:table-cell>
          <table:table-cell office:value-type="float" office:value="15104" table:formula="of:=INT([.H$2]+([.H$130]-[.H$2])*(ROW()-2)/128)" table:style-name="ce1">
            <text:p>15104</text:p>
          </table:table-cell>
          <table:table-cell office:value-type="float" office:value="18880" table:formula="of:=INT([.I$2]+([.I$130]-[.I$2])*(ROW()-2)/128)" table:style-name="ce1">
            <text:p>18880</text:p>
          </table:table-cell>
          <table:table-cell office:value-type="float" office:value="22656" table:formula="of:=INT([.J$2]+([.J$130]-[.J$2])*(ROW()-2)/128)" table:style-name="ce1">
            <text:p>22656</text:p>
          </table:table-cell>
          <table:table-cell office:value-type="float" office:value="26432" table:formula="of:=INT([.K$2]+([.K$130]-[.K$2])*(ROW()-2)/128)" table:style-name="ce1">
            <text:p>26432</text:p>
          </table:table-cell>
          <table:table-cell office:value-type="float" office:value="30208" table:formula="of:=INT([.L$2]+([.L$130]-[.L$2])*(ROW()-2)/128)" table:style-name="ce1">
            <text:p>30208</text:p>
          </table:table-cell>
          <table:table-cell office:value-type="float" office:value="30528" table:formula="of:=INT([.M$2]+([.M$130]-[.M$2])*(ROW()-2)/128)" table:style-name="ce1">
            <text:p>30528</text:p>
          </table:table-cell>
          <table:table-cell office:value-type="float" office:value="30848" table:formula="of:=INT([.N$2]+([.N$130]-[.N$2])*(ROW()-2)/128)" table:style-name="ce1">
            <text:p>30848</text:p>
          </table:table-cell>
          <table:table-cell office:value-type="float" office:value="31168" table:formula="of:=INT([.O$2]+([.O$130]-[.O$2])*(ROW()-2)/128)" table:style-name="ce1">
            <text:p>31168</text:p>
          </table:table-cell>
          <table:table-cell office:value-type="float" office:value="31488" table:formula="of:=INT([.P$2]+([.P$130]-[.P$2])*(ROW()-2)/128)" table:style-name="ce1">
            <text:p>31488</text:p>
          </table:table-cell>
          <table:table-cell office:value-type="float" office:value="31808" table:formula="of:=INT([.Q$2]+([.Q$130]-[.Q$2])*(ROW()-2)/128)" table:style-name="ce1">
            <text:p>31808</text:p>
          </table:table-cell>
          <table:table-cell office:value-type="float" office:value="32128" table:formula="of:=INT([.R$2]+([.R$130]-[.R$2])*(ROW()-2)/128)" table:style-name="ce1">
            <text:p>32128</text:p>
          </table:table-cell>
          <table:table-cell office:value-type="float" office:value="32288" table:formula="of:=INT([.S$2]+([.S$130]-[.S$2])*(ROW()-2)/128)" table:style-name="ce1">
            <text:p>32288</text:p>
          </table:table-cell>
          <table:table-cell office:value-type="float" office:value="32448" table:formula="of:=INT([.T$2]+([.T$130]-[.T$2])*(ROW()-2)/128)" table:style-name="ce1">
            <text:p>32448</text:p>
          </table:table-cell>
          <table:table-cell office:value-type="float" office:value="32608" table:formula="of:=INT([.U$2]+([.U$130]-[.U$2])*(ROW()-2)/128)" table:style-name="ce1">
            <text:p>326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488" table:formula="of:=INT([.G$2]+([.G$130]-[.G$2])*(ROW()-2)/128)" table:style-name="ce1">
            <text:p>7488</text:p>
          </table:table-cell>
          <table:table-cell office:value-type="float" office:value="14976" table:formula="of:=INT([.H$2]+([.H$130]-[.H$2])*(ROW()-2)/128)" table:style-name="ce1">
            <text:p>14976</text:p>
          </table:table-cell>
          <table:table-cell office:value-type="float" office:value="18720" table:formula="of:=INT([.I$2]+([.I$130]-[.I$2])*(ROW()-2)/128)" table:style-name="ce1">
            <text:p>18720</text:p>
          </table:table-cell>
          <table:table-cell office:value-type="float" office:value="22464" table:formula="of:=INT([.J$2]+([.J$130]-[.J$2])*(ROW()-2)/128)" table:style-name="ce1">
            <text:p>22464</text:p>
          </table:table-cell>
          <table:table-cell office:value-type="float" office:value="26208" table:formula="of:=INT([.K$2]+([.K$130]-[.K$2])*(ROW()-2)/128)" table:style-name="ce1">
            <text:p>26208</text:p>
          </table:table-cell>
          <table:table-cell office:value-type="float" office:value="29952" table:formula="of:=INT([.L$2]+([.L$130]-[.L$2])*(ROW()-2)/128)" table:style-name="ce1">
            <text:p>29952</text:p>
          </table:table-cell>
          <table:table-cell office:value-type="float" office:value="30304" table:formula="of:=INT([.M$2]+([.M$130]-[.M$2])*(ROW()-2)/128)" table:style-name="ce1">
            <text:p>30304</text:p>
          </table:table-cell>
          <table:table-cell office:value-type="float" office:value="30656" table:formula="of:=INT([.N$2]+([.N$130]-[.N$2])*(ROW()-2)/128)" table:style-name="ce1">
            <text:p>30656</text:p>
          </table:table-cell>
          <table:table-cell office:value-type="float" office:value="31008" table:formula="of:=INT([.O$2]+([.O$130]-[.O$2])*(ROW()-2)/128)" table:style-name="ce1">
            <text:p>31008</text:p>
          </table:table-cell>
          <table:table-cell office:value-type="float" office:value="31360" table:formula="of:=INT([.P$2]+([.P$130]-[.P$2])*(ROW()-2)/128)" table:style-name="ce1">
            <text:p>31360</text:p>
          </table:table-cell>
          <table:table-cell office:value-type="float" office:value="31712" table:formula="of:=INT([.Q$2]+([.Q$130]-[.Q$2])*(ROW()-2)/128)" table:style-name="ce1">
            <text:p>31712</text:p>
          </table:table-cell>
          <table:table-cell office:value-type="float" office:value="32064" table:formula="of:=INT([.R$2]+([.R$130]-[.R$2])*(ROW()-2)/128)" table:style-name="ce1">
            <text:p>32064</text:p>
          </table:table-cell>
          <table:table-cell office:value-type="float" office:value="32240" table:formula="of:=INT([.S$2]+([.S$130]-[.S$2])*(ROW()-2)/128)" table:style-name="ce1">
            <text:p>32240</text:p>
          </table:table-cell>
          <table:table-cell office:value-type="float" office:value="32416" table:formula="of:=INT([.T$2]+([.T$130]-[.T$2])*(ROW()-2)/128)" table:style-name="ce1">
            <text:p>32416</text:p>
          </table:table-cell>
          <table:table-cell office:value-type="float" office:value="32592" table:formula="of:=INT([.U$2]+([.U$130]-[.U$2])*(ROW()-2)/128)" table:style-name="ce1">
            <text:p>325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424" table:formula="of:=INT([.G$2]+([.G$130]-[.G$2])*(ROW()-2)/128)" table:style-name="ce1">
            <text:p>7424</text:p>
          </table:table-cell>
          <table:table-cell office:value-type="float" office:value="14848" table:formula="of:=INT([.H$2]+([.H$130]-[.H$2])*(ROW()-2)/128)" table:style-name="ce1">
            <text:p>14848</text:p>
          </table:table-cell>
          <table:table-cell office:value-type="float" office:value="18560" table:formula="of:=INT([.I$2]+([.I$130]-[.I$2])*(ROW()-2)/128)" table:style-name="ce1">
            <text:p>18560</text:p>
          </table:table-cell>
          <table:table-cell office:value-type="float" office:value="22272" table:formula="of:=INT([.J$2]+([.J$130]-[.J$2])*(ROW()-2)/128)" table:style-name="ce1">
            <text:p>22272</text:p>
          </table:table-cell>
          <table:table-cell office:value-type="float" office:value="25984" table:formula="of:=INT([.K$2]+([.K$130]-[.K$2])*(ROW()-2)/128)" table:style-name="ce1">
            <text:p>25984</text:p>
          </table:table-cell>
          <table:table-cell office:value-type="float" office:value="29696" table:formula="of:=INT([.L$2]+([.L$130]-[.L$2])*(ROW()-2)/128)" table:style-name="ce1">
            <text:p>29696</text:p>
          </table:table-cell>
          <table:table-cell office:value-type="float" office:value="30080" table:formula="of:=INT([.M$2]+([.M$130]-[.M$2])*(ROW()-2)/128)" table:style-name="ce1">
            <text:p>30080</text:p>
          </table:table-cell>
          <table:table-cell office:value-type="float" office:value="30464" table:formula="of:=INT([.N$2]+([.N$130]-[.N$2])*(ROW()-2)/128)" table:style-name="ce1">
            <text:p>30464</text:p>
          </table:table-cell>
          <table:table-cell office:value-type="float" office:value="30848" table:formula="of:=INT([.O$2]+([.O$130]-[.O$2])*(ROW()-2)/128)" table:style-name="ce1">
            <text:p>30848</text:p>
          </table:table-cell>
          <table:table-cell office:value-type="float" office:value="31232" table:formula="of:=INT([.P$2]+([.P$130]-[.P$2])*(ROW()-2)/128)" table:style-name="ce1">
            <text:p>31232</text:p>
          </table:table-cell>
          <table:table-cell office:value-type="float" office:value="31616" table:formula="of:=INT([.Q$2]+([.Q$130]-[.Q$2])*(ROW()-2)/128)" table:style-name="ce1">
            <text:p>31616</text:p>
          </table:table-cell>
          <table:table-cell office:value-type="float" office:value="32000" table:formula="of:=INT([.R$2]+([.R$130]-[.R$2])*(ROW()-2)/128)" table:style-name="ce1">
            <text:p>32000</text:p>
          </table:table-cell>
          <table:table-cell office:value-type="float" office:value="32192" table:formula="of:=INT([.S$2]+([.S$130]-[.S$2])*(ROW()-2)/128)" table:style-name="ce1">
            <text:p>32192</text:p>
          </table:table-cell>
          <table:table-cell office:value-type="float" office:value="32384" table:formula="of:=INT([.T$2]+([.T$130]-[.T$2])*(ROW()-2)/128)" table:style-name="ce1">
            <text:p>32384</text:p>
          </table:table-cell>
          <table:table-cell office:value-type="float" office:value="32576" table:formula="of:=INT([.U$2]+([.U$130]-[.U$2])*(ROW()-2)/128)" table:style-name="ce1">
            <text:p>325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360" table:formula="of:=INT([.G$2]+([.G$130]-[.G$2])*(ROW()-2)/128)" table:style-name="ce1">
            <text:p>7360</text:p>
          </table:table-cell>
          <table:table-cell office:value-type="float" office:value="14720" table:formula="of:=INT([.H$2]+([.H$130]-[.H$2])*(ROW()-2)/128)" table:style-name="ce1">
            <text:p>14720</text:p>
          </table:table-cell>
          <table:table-cell office:value-type="float" office:value="18400" table:formula="of:=INT([.I$2]+([.I$130]-[.I$2])*(ROW()-2)/128)" table:style-name="ce1">
            <text:p>18400</text:p>
          </table:table-cell>
          <table:table-cell office:value-type="float" office:value="22080" table:formula="of:=INT([.J$2]+([.J$130]-[.J$2])*(ROW()-2)/128)" table:style-name="ce1">
            <text:p>22080</text:p>
          </table:table-cell>
          <table:table-cell office:value-type="float" office:value="25760" table:formula="of:=INT([.K$2]+([.K$130]-[.K$2])*(ROW()-2)/128)" table:style-name="ce1">
            <text:p>25760</text:p>
          </table:table-cell>
          <table:table-cell office:value-type="float" office:value="29440" table:formula="of:=INT([.L$2]+([.L$130]-[.L$2])*(ROW()-2)/128)" table:style-name="ce1">
            <text:p>29440</text:p>
          </table:table-cell>
          <table:table-cell office:value-type="float" office:value="29856" table:formula="of:=INT([.M$2]+([.M$130]-[.M$2])*(ROW()-2)/128)" table:style-name="ce1">
            <text:p>29856</text:p>
          </table:table-cell>
          <table:table-cell office:value-type="float" office:value="30272" table:formula="of:=INT([.N$2]+([.N$130]-[.N$2])*(ROW()-2)/128)" table:style-name="ce1">
            <text:p>30272</text:p>
          </table:table-cell>
          <table:table-cell office:value-type="float" office:value="30688" table:formula="of:=INT([.O$2]+([.O$130]-[.O$2])*(ROW()-2)/128)" table:style-name="ce1">
            <text:p>30688</text:p>
          </table:table-cell>
          <table:table-cell office:value-type="float" office:value="31104" table:formula="of:=INT([.P$2]+([.P$130]-[.P$2])*(ROW()-2)/128)" table:style-name="ce1">
            <text:p>31104</text:p>
          </table:table-cell>
          <table:table-cell office:value-type="float" office:value="31520" table:formula="of:=INT([.Q$2]+([.Q$130]-[.Q$2])*(ROW()-2)/128)" table:style-name="ce1">
            <text:p>31520</text:p>
          </table:table-cell>
          <table:table-cell office:value-type="float" office:value="31936" table:formula="of:=INT([.R$2]+([.R$130]-[.R$2])*(ROW()-2)/128)" table:style-name="ce1">
            <text:p>31936</text:p>
          </table:table-cell>
          <table:table-cell office:value-type="float" office:value="32144" table:formula="of:=INT([.S$2]+([.S$130]-[.S$2])*(ROW()-2)/128)" table:style-name="ce1">
            <text:p>32144</text:p>
          </table:table-cell>
          <table:table-cell office:value-type="float" office:value="32352" table:formula="of:=INT([.T$2]+([.T$130]-[.T$2])*(ROW()-2)/128)" table:style-name="ce1">
            <text:p>32352</text:p>
          </table:table-cell>
          <table:table-cell office:value-type="float" office:value="32560" table:formula="of:=INT([.U$2]+([.U$130]-[.U$2])*(ROW()-2)/128)" table:style-name="ce1">
            <text:p>325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296" table:formula="of:=INT([.G$2]+([.G$130]-[.G$2])*(ROW()-2)/128)" table:style-name="ce1">
            <text:p>7296</text:p>
          </table:table-cell>
          <table:table-cell office:value-type="float" office:value="14592" table:formula="of:=INT([.H$2]+([.H$130]-[.H$2])*(ROW()-2)/128)" table:style-name="ce1">
            <text:p>14592</text:p>
          </table:table-cell>
          <table:table-cell office:value-type="float" office:value="18240" table:formula="of:=INT([.I$2]+([.I$130]-[.I$2])*(ROW()-2)/128)" table:style-name="ce1">
            <text:p>18240</text:p>
          </table:table-cell>
          <table:table-cell office:value-type="float" office:value="21888" table:formula="of:=INT([.J$2]+([.J$130]-[.J$2])*(ROW()-2)/128)" table:style-name="ce1">
            <text:p>21888</text:p>
          </table:table-cell>
          <table:table-cell office:value-type="float" office:value="25536" table:formula="of:=INT([.K$2]+([.K$130]-[.K$2])*(ROW()-2)/128)" table:style-name="ce1">
            <text:p>25536</text:p>
          </table:table-cell>
          <table:table-cell office:value-type="float" office:value="29184" table:formula="of:=INT([.L$2]+([.L$130]-[.L$2])*(ROW()-2)/128)" table:style-name="ce1">
            <text:p>29184</text:p>
          </table:table-cell>
          <table:table-cell office:value-type="float" office:value="29632" table:formula="of:=INT([.M$2]+([.M$130]-[.M$2])*(ROW()-2)/128)" table:style-name="ce1">
            <text:p>29632</text:p>
          </table:table-cell>
          <table:table-cell office:value-type="float" office:value="30080" table:formula="of:=INT([.N$2]+([.N$130]-[.N$2])*(ROW()-2)/128)" table:style-name="ce1">
            <text:p>30080</text:p>
          </table:table-cell>
          <table:table-cell office:value-type="float" office:value="30528" table:formula="of:=INT([.O$2]+([.O$130]-[.O$2])*(ROW()-2)/128)" table:style-name="ce1">
            <text:p>30528</text:p>
          </table:table-cell>
          <table:table-cell office:value-type="float" office:value="30976" table:formula="of:=INT([.P$2]+([.P$130]-[.P$2])*(ROW()-2)/128)" table:style-name="ce1">
            <text:p>30976</text:p>
          </table:table-cell>
          <table:table-cell office:value-type="float" office:value="31424" table:formula="of:=INT([.Q$2]+([.Q$130]-[.Q$2])*(ROW()-2)/128)" table:style-name="ce1">
            <text:p>31424</text:p>
          </table:table-cell>
          <table:table-cell office:value-type="float" office:value="31872" table:formula="of:=INT([.R$2]+([.R$130]-[.R$2])*(ROW()-2)/128)" table:style-name="ce1">
            <text:p>31872</text:p>
          </table:table-cell>
          <table:table-cell office:value-type="float" office:value="32096" table:formula="of:=INT([.S$2]+([.S$130]-[.S$2])*(ROW()-2)/128)" table:style-name="ce1">
            <text:p>32096</text:p>
          </table:table-cell>
          <table:table-cell office:value-type="float" office:value="32320" table:formula="of:=INT([.T$2]+([.T$130]-[.T$2])*(ROW()-2)/128)" table:style-name="ce1">
            <text:p>32320</text:p>
          </table:table-cell>
          <table:table-cell office:value-type="float" office:value="32544" table:formula="of:=INT([.U$2]+([.U$130]-[.U$2])*(ROW()-2)/128)" table:style-name="ce1">
            <text:p>325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232" table:formula="of:=INT([.G$2]+([.G$130]-[.G$2])*(ROW()-2)/128)" table:style-name="ce1">
            <text:p>7232</text:p>
          </table:table-cell>
          <table:table-cell office:value-type="float" office:value="14464" table:formula="of:=INT([.H$2]+([.H$130]-[.H$2])*(ROW()-2)/128)" table:style-name="ce1">
            <text:p>14464</text:p>
          </table:table-cell>
          <table:table-cell office:value-type="float" office:value="18080" table:formula="of:=INT([.I$2]+([.I$130]-[.I$2])*(ROW()-2)/128)" table:style-name="ce1">
            <text:p>18080</text:p>
          </table:table-cell>
          <table:table-cell office:value-type="float" office:value="21696" table:formula="of:=INT([.J$2]+([.J$130]-[.J$2])*(ROW()-2)/128)" table:style-name="ce1">
            <text:p>21696</text:p>
          </table:table-cell>
          <table:table-cell office:value-type="float" office:value="25312" table:formula="of:=INT([.K$2]+([.K$130]-[.K$2])*(ROW()-2)/128)" table:style-name="ce1">
            <text:p>25312</text:p>
          </table:table-cell>
          <table:table-cell office:value-type="float" office:value="28928" table:formula="of:=INT([.L$2]+([.L$130]-[.L$2])*(ROW()-2)/128)" table:style-name="ce1">
            <text:p>28928</text:p>
          </table:table-cell>
          <table:table-cell office:value-type="float" office:value="29408" table:formula="of:=INT([.M$2]+([.M$130]-[.M$2])*(ROW()-2)/128)" table:style-name="ce1">
            <text:p>29408</text:p>
          </table:table-cell>
          <table:table-cell office:value-type="float" office:value="29888" table:formula="of:=INT([.N$2]+([.N$130]-[.N$2])*(ROW()-2)/128)" table:style-name="ce1">
            <text:p>29888</text:p>
          </table:table-cell>
          <table:table-cell office:value-type="float" office:value="30368" table:formula="of:=INT([.O$2]+([.O$130]-[.O$2])*(ROW()-2)/128)" table:style-name="ce1">
            <text:p>30368</text:p>
          </table:table-cell>
          <table:table-cell office:value-type="float" office:value="30848" table:formula="of:=INT([.P$2]+([.P$130]-[.P$2])*(ROW()-2)/128)" table:style-name="ce1">
            <text:p>30848</text:p>
          </table:table-cell>
          <table:table-cell office:value-type="float" office:value="31328" table:formula="of:=INT([.Q$2]+([.Q$130]-[.Q$2])*(ROW()-2)/128)" table:style-name="ce1">
            <text:p>31328</text:p>
          </table:table-cell>
          <table:table-cell office:value-type="float" office:value="31808" table:formula="of:=INT([.R$2]+([.R$130]-[.R$2])*(ROW()-2)/128)" table:style-name="ce1">
            <text:p>31808</text:p>
          </table:table-cell>
          <table:table-cell office:value-type="float" office:value="32048" table:formula="of:=INT([.S$2]+([.S$130]-[.S$2])*(ROW()-2)/128)" table:style-name="ce1">
            <text:p>32048</text:p>
          </table:table-cell>
          <table:table-cell office:value-type="float" office:value="32288" table:formula="of:=INT([.T$2]+([.T$130]-[.T$2])*(ROW()-2)/128)" table:style-name="ce1">
            <text:p>32288</text:p>
          </table:table-cell>
          <table:table-cell office:value-type="float" office:value="32528" table:formula="of:=INT([.U$2]+([.U$130]-[.U$2])*(ROW()-2)/128)" table:style-name="ce1">
            <text:p>325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168" table:formula="of:=INT([.G$2]+([.G$130]-[.G$2])*(ROW()-2)/128)" table:style-name="ce1">
            <text:p>7168</text:p>
          </table:table-cell>
          <table:table-cell office:value-type="float" office:value="14336" table:formula="of:=INT([.H$2]+([.H$130]-[.H$2])*(ROW()-2)/128)" table:style-name="ce1">
            <text:p>14336</text:p>
          </table:table-cell>
          <table:table-cell office:value-type="float" office:value="17920" table:formula="of:=INT([.I$2]+([.I$130]-[.I$2])*(ROW()-2)/128)" table:style-name="ce1">
            <text:p>17920</text:p>
          </table:table-cell>
          <table:table-cell office:value-type="float" office:value="21504" table:formula="of:=INT([.J$2]+([.J$130]-[.J$2])*(ROW()-2)/128)" table:style-name="ce1">
            <text:p>21504</text:p>
          </table:table-cell>
          <table:table-cell office:value-type="float" office:value="25088" table:formula="of:=INT([.K$2]+([.K$130]-[.K$2])*(ROW()-2)/128)" table:style-name="ce1">
            <text:p>25088</text:p>
          </table:table-cell>
          <table:table-cell office:value-type="float" office:value="28672" table:formula="of:=INT([.L$2]+([.L$130]-[.L$2])*(ROW()-2)/128)" table:style-name="ce1">
            <text:p>28672</text:p>
          </table:table-cell>
          <table:table-cell office:value-type="float" office:value="29184" table:formula="of:=INT([.M$2]+([.M$130]-[.M$2])*(ROW()-2)/128)" table:style-name="ce1">
            <text:p>29184</text:p>
          </table:table-cell>
          <table:table-cell office:value-type="float" office:value="29696" table:formula="of:=INT([.N$2]+([.N$130]-[.N$2])*(ROW()-2)/128)" table:style-name="ce1">
            <text:p>29696</text:p>
          </table:table-cell>
          <table:table-cell office:value-type="float" office:value="30208" table:formula="of:=INT([.O$2]+([.O$130]-[.O$2])*(ROW()-2)/128)" table:style-name="ce1">
            <text:p>30208</text:p>
          </table:table-cell>
          <table:table-cell office:value-type="float" office:value="30720" table:formula="of:=INT([.P$2]+([.P$130]-[.P$2])*(ROW()-2)/128)" table:style-name="ce1">
            <text:p>30720</text:p>
          </table:table-cell>
          <table:table-cell office:value-type="float" office:value="31232" table:formula="of:=INT([.Q$2]+([.Q$130]-[.Q$2])*(ROW()-2)/128)" table:style-name="ce1">
            <text:p>31232</text:p>
          </table:table-cell>
          <table:table-cell office:value-type="float" office:value="31744" table:formula="of:=INT([.R$2]+([.R$130]-[.R$2])*(ROW()-2)/128)" table:style-name="ce1">
            <text:p>31744</text:p>
          </table:table-cell>
          <table:table-cell office:value-type="float" office:value="32000" table:formula="of:=INT([.S$2]+([.S$130]-[.S$2])*(ROW()-2)/128)" table:style-name="ce1">
            <text:p>32000</text:p>
          </table:table-cell>
          <table:table-cell office:value-type="float" office:value="32256" table:formula="of:=INT([.T$2]+([.T$130]-[.T$2])*(ROW()-2)/128)" table:style-name="ce1">
            <text:p>32256</text:p>
          </table:table-cell>
          <table:table-cell office:value-type="float" office:value="32512" table:formula="of:=INT([.U$2]+([.U$130]-[.U$2])*(ROW()-2)/128)" table:style-name="ce1">
            <text:p>325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104" table:formula="of:=INT([.G$2]+([.G$130]-[.G$2])*(ROW()-2)/128)" table:style-name="ce1">
            <text:p>7104</text:p>
          </table:table-cell>
          <table:table-cell office:value-type="float" office:value="14208" table:formula="of:=INT([.H$2]+([.H$130]-[.H$2])*(ROW()-2)/128)" table:style-name="ce1">
            <text:p>14208</text:p>
          </table:table-cell>
          <table:table-cell office:value-type="float" office:value="17760" table:formula="of:=INT([.I$2]+([.I$130]-[.I$2])*(ROW()-2)/128)" table:style-name="ce1">
            <text:p>17760</text:p>
          </table:table-cell>
          <table:table-cell office:value-type="float" office:value="21312" table:formula="of:=INT([.J$2]+([.J$130]-[.J$2])*(ROW()-2)/128)" table:style-name="ce1">
            <text:p>21312</text:p>
          </table:table-cell>
          <table:table-cell office:value-type="float" office:value="24864" table:formula="of:=INT([.K$2]+([.K$130]-[.K$2])*(ROW()-2)/128)" table:style-name="ce1">
            <text:p>24864</text:p>
          </table:table-cell>
          <table:table-cell office:value-type="float" office:value="28416" table:formula="of:=INT([.L$2]+([.L$130]-[.L$2])*(ROW()-2)/128)" table:style-name="ce1">
            <text:p>28416</text:p>
          </table:table-cell>
          <table:table-cell office:value-type="float" office:value="28960" table:formula="of:=INT([.M$2]+([.M$130]-[.M$2])*(ROW()-2)/128)" table:style-name="ce1">
            <text:p>28960</text:p>
          </table:table-cell>
          <table:table-cell office:value-type="float" office:value="29504" table:formula="of:=INT([.N$2]+([.N$130]-[.N$2])*(ROW()-2)/128)" table:style-name="ce1">
            <text:p>29504</text:p>
          </table:table-cell>
          <table:table-cell office:value-type="float" office:value="30048" table:formula="of:=INT([.O$2]+([.O$130]-[.O$2])*(ROW()-2)/128)" table:style-name="ce1">
            <text:p>30048</text:p>
          </table:table-cell>
          <table:table-cell office:value-type="float" office:value="30592" table:formula="of:=INT([.P$2]+([.P$130]-[.P$2])*(ROW()-2)/128)" table:style-name="ce1">
            <text:p>30592</text:p>
          </table:table-cell>
          <table:table-cell office:value-type="float" office:value="31136" table:formula="of:=INT([.Q$2]+([.Q$130]-[.Q$2])*(ROW()-2)/128)" table:style-name="ce1">
            <text:p>31136</text:p>
          </table:table-cell>
          <table:table-cell office:value-type="float" office:value="31680" table:formula="of:=INT([.R$2]+([.R$130]-[.R$2])*(ROW()-2)/128)" table:style-name="ce1">
            <text:p>31680</text:p>
          </table:table-cell>
          <table:table-cell office:value-type="float" office:value="31952" table:formula="of:=INT([.S$2]+([.S$130]-[.S$2])*(ROW()-2)/128)" table:style-name="ce1">
            <text:p>31952</text:p>
          </table:table-cell>
          <table:table-cell office:value-type="float" office:value="32224" table:formula="of:=INT([.T$2]+([.T$130]-[.T$2])*(ROW()-2)/128)" table:style-name="ce1">
            <text:p>32224</text:p>
          </table:table-cell>
          <table:table-cell office:value-type="float" office:value="32496" table:formula="of:=INT([.U$2]+([.U$130]-[.U$2])*(ROW()-2)/128)" table:style-name="ce1">
            <text:p>324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040" table:formula="of:=INT([.G$2]+([.G$130]-[.G$2])*(ROW()-2)/128)" table:style-name="ce1">
            <text:p>7040</text:p>
          </table:table-cell>
          <table:table-cell office:value-type="float" office:value="14080" table:formula="of:=INT([.H$2]+([.H$130]-[.H$2])*(ROW()-2)/128)" table:style-name="ce1">
            <text:p>14080</text:p>
          </table:table-cell>
          <table:table-cell office:value-type="float" office:value="17600" table:formula="of:=INT([.I$2]+([.I$130]-[.I$2])*(ROW()-2)/128)" table:style-name="ce1">
            <text:p>17600</text:p>
          </table:table-cell>
          <table:table-cell office:value-type="float" office:value="21120" table:formula="of:=INT([.J$2]+([.J$130]-[.J$2])*(ROW()-2)/128)" table:style-name="ce1">
            <text:p>21120</text:p>
          </table:table-cell>
          <table:table-cell office:value-type="float" office:value="24640" table:formula="of:=INT([.K$2]+([.K$130]-[.K$2])*(ROW()-2)/128)" table:style-name="ce1">
            <text:p>24640</text:p>
          </table:table-cell>
          <table:table-cell office:value-type="float" office:value="28160" table:formula="of:=INT([.L$2]+([.L$130]-[.L$2])*(ROW()-2)/128)" table:style-name="ce1">
            <text:p>28160</text:p>
          </table:table-cell>
          <table:table-cell office:value-type="float" office:value="28736" table:formula="of:=INT([.M$2]+([.M$130]-[.M$2])*(ROW()-2)/128)" table:style-name="ce1">
            <text:p>28736</text:p>
          </table:table-cell>
          <table:table-cell office:value-type="float" office:value="29312" table:formula="of:=INT([.N$2]+([.N$130]-[.N$2])*(ROW()-2)/128)" table:style-name="ce1">
            <text:p>29312</text:p>
          </table:table-cell>
          <table:table-cell office:value-type="float" office:value="29888" table:formula="of:=INT([.O$2]+([.O$130]-[.O$2])*(ROW()-2)/128)" table:style-name="ce1">
            <text:p>29888</text:p>
          </table:table-cell>
          <table:table-cell office:value-type="float" office:value="30464" table:formula="of:=INT([.P$2]+([.P$130]-[.P$2])*(ROW()-2)/128)" table:style-name="ce1">
            <text:p>30464</text:p>
          </table:table-cell>
          <table:table-cell office:value-type="float" office:value="31040" table:formula="of:=INT([.Q$2]+([.Q$130]-[.Q$2])*(ROW()-2)/128)" table:style-name="ce1">
            <text:p>31040</text:p>
          </table:table-cell>
          <table:table-cell office:value-type="float" office:value="31616" table:formula="of:=INT([.R$2]+([.R$130]-[.R$2])*(ROW()-2)/128)" table:style-name="ce1">
            <text:p>31616</text:p>
          </table:table-cell>
          <table:table-cell office:value-type="float" office:value="31904" table:formula="of:=INT([.S$2]+([.S$130]-[.S$2])*(ROW()-2)/128)" table:style-name="ce1">
            <text:p>31904</text:p>
          </table:table-cell>
          <table:table-cell office:value-type="float" office:value="32192" table:formula="of:=INT([.T$2]+([.T$130]-[.T$2])*(ROW()-2)/128)" table:style-name="ce1">
            <text:p>32192</text:p>
          </table:table-cell>
          <table:table-cell office:value-type="float" office:value="32480" table:formula="of:=INT([.U$2]+([.U$130]-[.U$2])*(ROW()-2)/128)" table:style-name="ce1">
            <text:p>324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976" table:formula="of:=INT([.G$2]+([.G$130]-[.G$2])*(ROW()-2)/128)" table:style-name="ce1">
            <text:p>6976</text:p>
          </table:table-cell>
          <table:table-cell office:value-type="float" office:value="13952" table:formula="of:=INT([.H$2]+([.H$130]-[.H$2])*(ROW()-2)/128)" table:style-name="ce1">
            <text:p>13952</text:p>
          </table:table-cell>
          <table:table-cell office:value-type="float" office:value="17440" table:formula="of:=INT([.I$2]+([.I$130]-[.I$2])*(ROW()-2)/128)" table:style-name="ce1">
            <text:p>17440</text:p>
          </table:table-cell>
          <table:table-cell office:value-type="float" office:value="20928" table:formula="of:=INT([.J$2]+([.J$130]-[.J$2])*(ROW()-2)/128)" table:style-name="ce1">
            <text:p>20928</text:p>
          </table:table-cell>
          <table:table-cell office:value-type="float" office:value="24416" table:formula="of:=INT([.K$2]+([.K$130]-[.K$2])*(ROW()-2)/128)" table:style-name="ce1">
            <text:p>24416</text:p>
          </table:table-cell>
          <table:table-cell office:value-type="float" office:value="27904" table:formula="of:=INT([.L$2]+([.L$130]-[.L$2])*(ROW()-2)/128)" table:style-name="ce1">
            <text:p>27904</text:p>
          </table:table-cell>
          <table:table-cell office:value-type="float" office:value="28512" table:formula="of:=INT([.M$2]+([.M$130]-[.M$2])*(ROW()-2)/128)" table:style-name="ce1">
            <text:p>28512</text:p>
          </table:table-cell>
          <table:table-cell office:value-type="float" office:value="29120" table:formula="of:=INT([.N$2]+([.N$130]-[.N$2])*(ROW()-2)/128)" table:style-name="ce1">
            <text:p>29120</text:p>
          </table:table-cell>
          <table:table-cell office:value-type="float" office:value="29728" table:formula="of:=INT([.O$2]+([.O$130]-[.O$2])*(ROW()-2)/128)" table:style-name="ce1">
            <text:p>29728</text:p>
          </table:table-cell>
          <table:table-cell office:value-type="float" office:value="30336" table:formula="of:=INT([.P$2]+([.P$130]-[.P$2])*(ROW()-2)/128)" table:style-name="ce1">
            <text:p>30336</text:p>
          </table:table-cell>
          <table:table-cell office:value-type="float" office:value="30944" table:formula="of:=INT([.Q$2]+([.Q$130]-[.Q$2])*(ROW()-2)/128)" table:style-name="ce1">
            <text:p>30944</text:p>
          </table:table-cell>
          <table:table-cell office:value-type="float" office:value="31552" table:formula="of:=INT([.R$2]+([.R$130]-[.R$2])*(ROW()-2)/128)" table:style-name="ce1">
            <text:p>31552</text:p>
          </table:table-cell>
          <table:table-cell office:value-type="float" office:value="31856" table:formula="of:=INT([.S$2]+([.S$130]-[.S$2])*(ROW()-2)/128)" table:style-name="ce1">
            <text:p>31856</text:p>
          </table:table-cell>
          <table:table-cell office:value-type="float" office:value="32160" table:formula="of:=INT([.T$2]+([.T$130]-[.T$2])*(ROW()-2)/128)" table:style-name="ce1">
            <text:p>32160</text:p>
          </table:table-cell>
          <table:table-cell office:value-type="float" office:value="32464" table:formula="of:=INT([.U$2]+([.U$130]-[.U$2])*(ROW()-2)/128)" table:style-name="ce1">
            <text:p>324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912" table:formula="of:=INT([.G$2]+([.G$130]-[.G$2])*(ROW()-2)/128)" table:style-name="ce1">
            <text:p>6912</text:p>
          </table:table-cell>
          <table:table-cell office:value-type="float" office:value="13824" table:formula="of:=INT([.H$2]+([.H$130]-[.H$2])*(ROW()-2)/128)" table:style-name="ce1">
            <text:p>13824</text:p>
          </table:table-cell>
          <table:table-cell office:value-type="float" office:value="17280" table:formula="of:=INT([.I$2]+([.I$130]-[.I$2])*(ROW()-2)/128)" table:style-name="ce1">
            <text:p>17280</text:p>
          </table:table-cell>
          <table:table-cell office:value-type="float" office:value="20736" table:formula="of:=INT([.J$2]+([.J$130]-[.J$2])*(ROW()-2)/128)" table:style-name="ce1">
            <text:p>20736</text:p>
          </table:table-cell>
          <table:table-cell office:value-type="float" office:value="24192" table:formula="of:=INT([.K$2]+([.K$130]-[.K$2])*(ROW()-2)/128)" table:style-name="ce1">
            <text:p>24192</text:p>
          </table:table-cell>
          <table:table-cell office:value-type="float" office:value="27648" table:formula="of:=INT([.L$2]+([.L$130]-[.L$2])*(ROW()-2)/128)" table:style-name="ce1">
            <text:p>27648</text:p>
          </table:table-cell>
          <table:table-cell office:value-type="float" office:value="28288" table:formula="of:=INT([.M$2]+([.M$130]-[.M$2])*(ROW()-2)/128)" table:style-name="ce1">
            <text:p>28288</text:p>
          </table:table-cell>
          <table:table-cell office:value-type="float" office:value="28928" table:formula="of:=INT([.N$2]+([.N$130]-[.N$2])*(ROW()-2)/128)" table:style-name="ce1">
            <text:p>28928</text:p>
          </table:table-cell>
          <table:table-cell office:value-type="float" office:value="29568" table:formula="of:=INT([.O$2]+([.O$130]-[.O$2])*(ROW()-2)/128)" table:style-name="ce1">
            <text:p>29568</text:p>
          </table:table-cell>
          <table:table-cell office:value-type="float" office:value="30208" table:formula="of:=INT([.P$2]+([.P$130]-[.P$2])*(ROW()-2)/128)" table:style-name="ce1">
            <text:p>30208</text:p>
          </table:table-cell>
          <table:table-cell office:value-type="float" office:value="30848" table:formula="of:=INT([.Q$2]+([.Q$130]-[.Q$2])*(ROW()-2)/128)" table:style-name="ce1">
            <text:p>30848</text:p>
          </table:table-cell>
          <table:table-cell office:value-type="float" office:value="31488" table:formula="of:=INT([.R$2]+([.R$130]-[.R$2])*(ROW()-2)/128)" table:style-name="ce1">
            <text:p>31488</text:p>
          </table:table-cell>
          <table:table-cell office:value-type="float" office:value="31808" table:formula="of:=INT([.S$2]+([.S$130]-[.S$2])*(ROW()-2)/128)" table:style-name="ce1">
            <text:p>31808</text:p>
          </table:table-cell>
          <table:table-cell office:value-type="float" office:value="32128" table:formula="of:=INT([.T$2]+([.T$130]-[.T$2])*(ROW()-2)/128)" table:style-name="ce1">
            <text:p>32128</text:p>
          </table:table-cell>
          <table:table-cell office:value-type="float" office:value="32448" table:formula="of:=INT([.U$2]+([.U$130]-[.U$2])*(ROW()-2)/128)" table:style-name="ce1">
            <text:p>324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848" table:formula="of:=INT([.G$2]+([.G$130]-[.G$2])*(ROW()-2)/128)" table:style-name="ce1">
            <text:p>6848</text:p>
          </table:table-cell>
          <table:table-cell office:value-type="float" office:value="13696" table:formula="of:=INT([.H$2]+([.H$130]-[.H$2])*(ROW()-2)/128)" table:style-name="ce1">
            <text:p>13696</text:p>
          </table:table-cell>
          <table:table-cell office:value-type="float" office:value="17120" table:formula="of:=INT([.I$2]+([.I$130]-[.I$2])*(ROW()-2)/128)" table:style-name="ce1">
            <text:p>17120</text:p>
          </table:table-cell>
          <table:table-cell office:value-type="float" office:value="20544" table:formula="of:=INT([.J$2]+([.J$130]-[.J$2])*(ROW()-2)/128)" table:style-name="ce1">
            <text:p>20544</text:p>
          </table:table-cell>
          <table:table-cell office:value-type="float" office:value="23968" table:formula="of:=INT([.K$2]+([.K$130]-[.K$2])*(ROW()-2)/128)" table:style-name="ce1">
            <text:p>23968</text:p>
          </table:table-cell>
          <table:table-cell office:value-type="float" office:value="27392" table:formula="of:=INT([.L$2]+([.L$130]-[.L$2])*(ROW()-2)/128)" table:style-name="ce1">
            <text:p>27392</text:p>
          </table:table-cell>
          <table:table-cell office:value-type="float" office:value="28064" table:formula="of:=INT([.M$2]+([.M$130]-[.M$2])*(ROW()-2)/128)" table:style-name="ce1">
            <text:p>28064</text:p>
          </table:table-cell>
          <table:table-cell office:value-type="float" office:value="28736" table:formula="of:=INT([.N$2]+([.N$130]-[.N$2])*(ROW()-2)/128)" table:style-name="ce1">
            <text:p>28736</text:p>
          </table:table-cell>
          <table:table-cell office:value-type="float" office:value="29408" table:formula="of:=INT([.O$2]+([.O$130]-[.O$2])*(ROW()-2)/128)" table:style-name="ce1">
            <text:p>29408</text:p>
          </table:table-cell>
          <table:table-cell office:value-type="float" office:value="30080" table:formula="of:=INT([.P$2]+([.P$130]-[.P$2])*(ROW()-2)/128)" table:style-name="ce1">
            <text:p>30080</text:p>
          </table:table-cell>
          <table:table-cell office:value-type="float" office:value="30752" table:formula="of:=INT([.Q$2]+([.Q$130]-[.Q$2])*(ROW()-2)/128)" table:style-name="ce1">
            <text:p>30752</text:p>
          </table:table-cell>
          <table:table-cell office:value-type="float" office:value="31424" table:formula="of:=INT([.R$2]+([.R$130]-[.R$2])*(ROW()-2)/128)" table:style-name="ce1">
            <text:p>31424</text:p>
          </table:table-cell>
          <table:table-cell office:value-type="float" office:value="31760" table:formula="of:=INT([.S$2]+([.S$130]-[.S$2])*(ROW()-2)/128)" table:style-name="ce1">
            <text:p>31760</text:p>
          </table:table-cell>
          <table:table-cell office:value-type="float" office:value="32096" table:formula="of:=INT([.T$2]+([.T$130]-[.T$2])*(ROW()-2)/128)" table:style-name="ce1">
            <text:p>32096</text:p>
          </table:table-cell>
          <table:table-cell office:value-type="float" office:value="32432" table:formula="of:=INT([.U$2]+([.U$130]-[.U$2])*(ROW()-2)/128)" table:style-name="ce1">
            <text:p>324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784" table:formula="of:=INT([.G$2]+([.G$130]-[.G$2])*(ROW()-2)/128)" table:style-name="ce1">
            <text:p>6784</text:p>
          </table:table-cell>
          <table:table-cell office:value-type="float" office:value="13568" table:formula="of:=INT([.H$2]+([.H$130]-[.H$2])*(ROW()-2)/128)" table:style-name="ce1">
            <text:p>13568</text:p>
          </table:table-cell>
          <table:table-cell office:value-type="float" office:value="16960" table:formula="of:=INT([.I$2]+([.I$130]-[.I$2])*(ROW()-2)/128)" table:style-name="ce1">
            <text:p>16960</text:p>
          </table:table-cell>
          <table:table-cell office:value-type="float" office:value="20352" table:formula="of:=INT([.J$2]+([.J$130]-[.J$2])*(ROW()-2)/128)" table:style-name="ce1">
            <text:p>20352</text:p>
          </table:table-cell>
          <table:table-cell office:value-type="float" office:value="23744" table:formula="of:=INT([.K$2]+([.K$130]-[.K$2])*(ROW()-2)/128)" table:style-name="ce1">
            <text:p>23744</text:p>
          </table:table-cell>
          <table:table-cell office:value-type="float" office:value="27136" table:formula="of:=INT([.L$2]+([.L$130]-[.L$2])*(ROW()-2)/128)" table:style-name="ce1">
            <text:p>27136</text:p>
          </table:table-cell>
          <table:table-cell office:value-type="float" office:value="27840" table:formula="of:=INT([.M$2]+([.M$130]-[.M$2])*(ROW()-2)/128)" table:style-name="ce1">
            <text:p>27840</text:p>
          </table:table-cell>
          <table:table-cell office:value-type="float" office:value="28544" table:formula="of:=INT([.N$2]+([.N$130]-[.N$2])*(ROW()-2)/128)" table:style-name="ce1">
            <text:p>28544</text:p>
          </table:table-cell>
          <table:table-cell office:value-type="float" office:value="29248" table:formula="of:=INT([.O$2]+([.O$130]-[.O$2])*(ROW()-2)/128)" table:style-name="ce1">
            <text:p>29248</text:p>
          </table:table-cell>
          <table:table-cell office:value-type="float" office:value="29952" table:formula="of:=INT([.P$2]+([.P$130]-[.P$2])*(ROW()-2)/128)" table:style-name="ce1">
            <text:p>29952</text:p>
          </table:table-cell>
          <table:table-cell office:value-type="float" office:value="30656" table:formula="of:=INT([.Q$2]+([.Q$130]-[.Q$2])*(ROW()-2)/128)" table:style-name="ce1">
            <text:p>30656</text:p>
          </table:table-cell>
          <table:table-cell office:value-type="float" office:value="31360" table:formula="of:=INT([.R$2]+([.R$130]-[.R$2])*(ROW()-2)/128)" table:style-name="ce1">
            <text:p>31360</text:p>
          </table:table-cell>
          <table:table-cell office:value-type="float" office:value="31712" table:formula="of:=INT([.S$2]+([.S$130]-[.S$2])*(ROW()-2)/128)" table:style-name="ce1">
            <text:p>31712</text:p>
          </table:table-cell>
          <table:table-cell office:value-type="float" office:value="32064" table:formula="of:=INT([.T$2]+([.T$130]-[.T$2])*(ROW()-2)/128)" table:style-name="ce1">
            <text:p>32064</text:p>
          </table:table-cell>
          <table:table-cell office:value-type="float" office:value="32416" table:formula="of:=INT([.U$2]+([.U$130]-[.U$2])*(ROW()-2)/128)" table:style-name="ce1">
            <text:p>324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720" table:formula="of:=INT([.G$2]+([.G$130]-[.G$2])*(ROW()-2)/128)" table:style-name="ce1">
            <text:p>6720</text:p>
          </table:table-cell>
          <table:table-cell office:value-type="float" office:value="13440" table:formula="of:=INT([.H$2]+([.H$130]-[.H$2])*(ROW()-2)/128)" table:style-name="ce1">
            <text:p>13440</text:p>
          </table:table-cell>
          <table:table-cell office:value-type="float" office:value="16800" table:formula="of:=INT([.I$2]+([.I$130]-[.I$2])*(ROW()-2)/128)" table:style-name="ce1">
            <text:p>16800</text:p>
          </table:table-cell>
          <table:table-cell office:value-type="float" office:value="20160" table:formula="of:=INT([.J$2]+([.J$130]-[.J$2])*(ROW()-2)/128)" table:style-name="ce1">
            <text:p>20160</text:p>
          </table:table-cell>
          <table:table-cell office:value-type="float" office:value="23520" table:formula="of:=INT([.K$2]+([.K$130]-[.K$2])*(ROW()-2)/128)" table:style-name="ce1">
            <text:p>23520</text:p>
          </table:table-cell>
          <table:table-cell office:value-type="float" office:value="26880" table:formula="of:=INT([.L$2]+([.L$130]-[.L$2])*(ROW()-2)/128)" table:style-name="ce1">
            <text:p>26880</text:p>
          </table:table-cell>
          <table:table-cell office:value-type="float" office:value="27616" table:formula="of:=INT([.M$2]+([.M$130]-[.M$2])*(ROW()-2)/128)" table:style-name="ce1">
            <text:p>27616</text:p>
          </table:table-cell>
          <table:table-cell office:value-type="float" office:value="28352" table:formula="of:=INT([.N$2]+([.N$130]-[.N$2])*(ROW()-2)/128)" table:style-name="ce1">
            <text:p>28352</text:p>
          </table:table-cell>
          <table:table-cell office:value-type="float" office:value="29088" table:formula="of:=INT([.O$2]+([.O$130]-[.O$2])*(ROW()-2)/128)" table:style-name="ce1">
            <text:p>29088</text:p>
          </table:table-cell>
          <table:table-cell office:value-type="float" office:value="29824" table:formula="of:=INT([.P$2]+([.P$130]-[.P$2])*(ROW()-2)/128)" table:style-name="ce1">
            <text:p>29824</text:p>
          </table:table-cell>
          <table:table-cell office:value-type="float" office:value="30560" table:formula="of:=INT([.Q$2]+([.Q$130]-[.Q$2])*(ROW()-2)/128)" table:style-name="ce1">
            <text:p>30560</text:p>
          </table:table-cell>
          <table:table-cell office:value-type="float" office:value="31296" table:formula="of:=INT([.R$2]+([.R$130]-[.R$2])*(ROW()-2)/128)" table:style-name="ce1">
            <text:p>31296</text:p>
          </table:table-cell>
          <table:table-cell office:value-type="float" office:value="31664" table:formula="of:=INT([.S$2]+([.S$130]-[.S$2])*(ROW()-2)/128)" table:style-name="ce1">
            <text:p>31664</text:p>
          </table:table-cell>
          <table:table-cell office:value-type="float" office:value="32032" table:formula="of:=INT([.T$2]+([.T$130]-[.T$2])*(ROW()-2)/128)" table:style-name="ce1">
            <text:p>32032</text:p>
          </table:table-cell>
          <table:table-cell office:value-type="float" office:value="32400" table:formula="of:=INT([.U$2]+([.U$130]-[.U$2])*(ROW()-2)/128)" table:style-name="ce1">
            <text:p>324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656" table:formula="of:=INT([.G$2]+([.G$130]-[.G$2])*(ROW()-2)/128)" table:style-name="ce1">
            <text:p>6656</text:p>
          </table:table-cell>
          <table:table-cell office:value-type="float" office:value="13312" table:formula="of:=INT([.H$2]+([.H$130]-[.H$2])*(ROW()-2)/128)" table:style-name="ce1">
            <text:p>13312</text:p>
          </table:table-cell>
          <table:table-cell office:value-type="float" office:value="16640" table:formula="of:=INT([.I$2]+([.I$130]-[.I$2])*(ROW()-2)/128)" table:style-name="ce1">
            <text:p>16640</text:p>
          </table:table-cell>
          <table:table-cell office:value-type="float" office:value="19968" table:formula="of:=INT([.J$2]+([.J$130]-[.J$2])*(ROW()-2)/128)" table:style-name="ce1">
            <text:p>19968</text:p>
          </table:table-cell>
          <table:table-cell office:value-type="float" office:value="23296" table:formula="of:=INT([.K$2]+([.K$130]-[.K$2])*(ROW()-2)/128)" table:style-name="ce1">
            <text:p>23296</text:p>
          </table:table-cell>
          <table:table-cell office:value-type="float" office:value="26624" table:formula="of:=INT([.L$2]+([.L$130]-[.L$2])*(ROW()-2)/128)" table:style-name="ce1">
            <text:p>26624</text:p>
          </table:table-cell>
          <table:table-cell office:value-type="float" office:value="27392" table:formula="of:=INT([.M$2]+([.M$130]-[.M$2])*(ROW()-2)/128)" table:style-name="ce1">
            <text:p>27392</text:p>
          </table:table-cell>
          <table:table-cell office:value-type="float" office:value="28160" table:formula="of:=INT([.N$2]+([.N$130]-[.N$2])*(ROW()-2)/128)" table:style-name="ce1">
            <text:p>28160</text:p>
          </table:table-cell>
          <table:table-cell office:value-type="float" office:value="28928" table:formula="of:=INT([.O$2]+([.O$130]-[.O$2])*(ROW()-2)/128)" table:style-name="ce1">
            <text:p>28928</text:p>
          </table:table-cell>
          <table:table-cell office:value-type="float" office:value="29696" table:formula="of:=INT([.P$2]+([.P$130]-[.P$2])*(ROW()-2)/128)" table:style-name="ce1">
            <text:p>29696</text:p>
          </table:table-cell>
          <table:table-cell office:value-type="float" office:value="30464" table:formula="of:=INT([.Q$2]+([.Q$130]-[.Q$2])*(ROW()-2)/128)" table:style-name="ce1">
            <text:p>30464</text:p>
          </table:table-cell>
          <table:table-cell office:value-type="float" office:value="31232" table:formula="of:=INT([.R$2]+([.R$130]-[.R$2])*(ROW()-2)/128)" table:style-name="ce1">
            <text:p>31232</text:p>
          </table:table-cell>
          <table:table-cell office:value-type="float" office:value="31616" table:formula="of:=INT([.S$2]+([.S$130]-[.S$2])*(ROW()-2)/128)" table:style-name="ce1">
            <text:p>31616</text:p>
          </table:table-cell>
          <table:table-cell office:value-type="float" office:value="32000" table:formula="of:=INT([.T$2]+([.T$130]-[.T$2])*(ROW()-2)/128)" table:style-name="ce1">
            <text:p>32000</text:p>
          </table:table-cell>
          <table:table-cell office:value-type="float" office:value="32384" table:formula="of:=INT([.U$2]+([.U$130]-[.U$2])*(ROW()-2)/128)" table:style-name="ce1">
            <text:p>323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592" table:formula="of:=INT([.G$2]+([.G$130]-[.G$2])*(ROW()-2)/128)" table:style-name="ce1">
            <text:p>6592</text:p>
          </table:table-cell>
          <table:table-cell office:value-type="float" office:value="13184" table:formula="of:=INT([.H$2]+([.H$130]-[.H$2])*(ROW()-2)/128)" table:style-name="ce1">
            <text:p>13184</text:p>
          </table:table-cell>
          <table:table-cell office:value-type="float" office:value="16480" table:formula="of:=INT([.I$2]+([.I$130]-[.I$2])*(ROW()-2)/128)" table:style-name="ce1">
            <text:p>16480</text:p>
          </table:table-cell>
          <table:table-cell office:value-type="float" office:value="19776" table:formula="of:=INT([.J$2]+([.J$130]-[.J$2])*(ROW()-2)/128)" table:style-name="ce1">
            <text:p>19776</text:p>
          </table:table-cell>
          <table:table-cell office:value-type="float" office:value="23072" table:formula="of:=INT([.K$2]+([.K$130]-[.K$2])*(ROW()-2)/128)" table:style-name="ce1">
            <text:p>23072</text:p>
          </table:table-cell>
          <table:table-cell office:value-type="float" office:value="26368" table:formula="of:=INT([.L$2]+([.L$130]-[.L$2])*(ROW()-2)/128)" table:style-name="ce1">
            <text:p>26368</text:p>
          </table:table-cell>
          <table:table-cell office:value-type="float" office:value="27168" table:formula="of:=INT([.M$2]+([.M$130]-[.M$2])*(ROW()-2)/128)" table:style-name="ce1">
            <text:p>27168</text:p>
          </table:table-cell>
          <table:table-cell office:value-type="float" office:value="27968" table:formula="of:=INT([.N$2]+([.N$130]-[.N$2])*(ROW()-2)/128)" table:style-name="ce1">
            <text:p>27968</text:p>
          </table:table-cell>
          <table:table-cell office:value-type="float" office:value="28768" table:formula="of:=INT([.O$2]+([.O$130]-[.O$2])*(ROW()-2)/128)" table:style-name="ce1">
            <text:p>28768</text:p>
          </table:table-cell>
          <table:table-cell office:value-type="float" office:value="29568" table:formula="of:=INT([.P$2]+([.P$130]-[.P$2])*(ROW()-2)/128)" table:style-name="ce1">
            <text:p>29568</text:p>
          </table:table-cell>
          <table:table-cell office:value-type="float" office:value="30368" table:formula="of:=INT([.Q$2]+([.Q$130]-[.Q$2])*(ROW()-2)/128)" table:style-name="ce1">
            <text:p>30368</text:p>
          </table:table-cell>
          <table:table-cell office:value-type="float" office:value="31168" table:formula="of:=INT([.R$2]+([.R$130]-[.R$2])*(ROW()-2)/128)" table:style-name="ce1">
            <text:p>31168</text:p>
          </table:table-cell>
          <table:table-cell office:value-type="float" office:value="31568" table:formula="of:=INT([.S$2]+([.S$130]-[.S$2])*(ROW()-2)/128)" table:style-name="ce1">
            <text:p>31568</text:p>
          </table:table-cell>
          <table:table-cell office:value-type="float" office:value="31968" table:formula="of:=INT([.T$2]+([.T$130]-[.T$2])*(ROW()-2)/128)" table:style-name="ce1">
            <text:p>31968</text:p>
          </table:table-cell>
          <table:table-cell office:value-type="float" office:value="32368" table:formula="of:=INT([.U$2]+([.U$130]-[.U$2])*(ROW()-2)/128)" table:style-name="ce1">
            <text:p>323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528" table:formula="of:=INT([.G$2]+([.G$130]-[.G$2])*(ROW()-2)/128)" table:style-name="ce1">
            <text:p>6528</text:p>
          </table:table-cell>
          <table:table-cell office:value-type="float" office:value="13056" table:formula="of:=INT([.H$2]+([.H$130]-[.H$2])*(ROW()-2)/128)" table:style-name="ce1">
            <text:p>13056</text:p>
          </table:table-cell>
          <table:table-cell office:value-type="float" office:value="16320" table:formula="of:=INT([.I$2]+([.I$130]-[.I$2])*(ROW()-2)/128)" table:style-name="ce1">
            <text:p>16320</text:p>
          </table:table-cell>
          <table:table-cell office:value-type="float" office:value="19584" table:formula="of:=INT([.J$2]+([.J$130]-[.J$2])*(ROW()-2)/128)" table:style-name="ce1">
            <text:p>19584</text:p>
          </table:table-cell>
          <table:table-cell office:value-type="float" office:value="22848" table:formula="of:=INT([.K$2]+([.K$130]-[.K$2])*(ROW()-2)/128)" table:style-name="ce1">
            <text:p>22848</text:p>
          </table:table-cell>
          <table:table-cell office:value-type="float" office:value="26112" table:formula="of:=INT([.L$2]+([.L$130]-[.L$2])*(ROW()-2)/128)" table:style-name="ce1">
            <text:p>26112</text:p>
          </table:table-cell>
          <table:table-cell office:value-type="float" office:value="26944" table:formula="of:=INT([.M$2]+([.M$130]-[.M$2])*(ROW()-2)/128)" table:style-name="ce1">
            <text:p>26944</text:p>
          </table:table-cell>
          <table:table-cell office:value-type="float" office:value="27776" table:formula="of:=INT([.N$2]+([.N$130]-[.N$2])*(ROW()-2)/128)" table:style-name="ce1">
            <text:p>27776</text:p>
          </table:table-cell>
          <table:table-cell office:value-type="float" office:value="28608" table:formula="of:=INT([.O$2]+([.O$130]-[.O$2])*(ROW()-2)/128)" table:style-name="ce1">
            <text:p>28608</text:p>
          </table:table-cell>
          <table:table-cell office:value-type="float" office:value="29440" table:formula="of:=INT([.P$2]+([.P$130]-[.P$2])*(ROW()-2)/128)" table:style-name="ce1">
            <text:p>29440</text:p>
          </table:table-cell>
          <table:table-cell office:value-type="float" office:value="30272" table:formula="of:=INT([.Q$2]+([.Q$130]-[.Q$2])*(ROW()-2)/128)" table:style-name="ce1">
            <text:p>30272</text:p>
          </table:table-cell>
          <table:table-cell office:value-type="float" office:value="31104" table:formula="of:=INT([.R$2]+([.R$130]-[.R$2])*(ROW()-2)/128)" table:style-name="ce1">
            <text:p>31104</text:p>
          </table:table-cell>
          <table:table-cell office:value-type="float" office:value="31520" table:formula="of:=INT([.S$2]+([.S$130]-[.S$2])*(ROW()-2)/128)" table:style-name="ce1">
            <text:p>31520</text:p>
          </table:table-cell>
          <table:table-cell office:value-type="float" office:value="31936" table:formula="of:=INT([.T$2]+([.T$130]-[.T$2])*(ROW()-2)/128)" table:style-name="ce1">
            <text:p>31936</text:p>
          </table:table-cell>
          <table:table-cell office:value-type="float" office:value="32352" table:formula="of:=INT([.U$2]+([.U$130]-[.U$2])*(ROW()-2)/128)" table:style-name="ce1">
            <text:p>323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64" table:formula="of:=INT([.G$2]+([.G$130]-[.G$2])*(ROW()-2)/128)" table:style-name="ce1">
            <text:p>6464</text:p>
          </table:table-cell>
          <table:table-cell office:value-type="float" office:value="12928" table:formula="of:=INT([.H$2]+([.H$130]-[.H$2])*(ROW()-2)/128)" table:style-name="ce1">
            <text:p>12928</text:p>
          </table:table-cell>
          <table:table-cell office:value-type="float" office:value="16160" table:formula="of:=INT([.I$2]+([.I$130]-[.I$2])*(ROW()-2)/128)" table:style-name="ce1">
            <text:p>16160</text:p>
          </table:table-cell>
          <table:table-cell office:value-type="float" office:value="19392" table:formula="of:=INT([.J$2]+([.J$130]-[.J$2])*(ROW()-2)/128)" table:style-name="ce1">
            <text:p>19392</text:p>
          </table:table-cell>
          <table:table-cell office:value-type="float" office:value="22624" table:formula="of:=INT([.K$2]+([.K$130]-[.K$2])*(ROW()-2)/128)" table:style-name="ce1">
            <text:p>22624</text:p>
          </table:table-cell>
          <table:table-cell office:value-type="float" office:value="25856" table:formula="of:=INT([.L$2]+([.L$130]-[.L$2])*(ROW()-2)/128)" table:style-name="ce1">
            <text:p>25856</text:p>
          </table:table-cell>
          <table:table-cell office:value-type="float" office:value="26720" table:formula="of:=INT([.M$2]+([.M$130]-[.M$2])*(ROW()-2)/128)" table:style-name="ce1">
            <text:p>26720</text:p>
          </table:table-cell>
          <table:table-cell office:value-type="float" office:value="27584" table:formula="of:=INT([.N$2]+([.N$130]-[.N$2])*(ROW()-2)/128)" table:style-name="ce1">
            <text:p>27584</text:p>
          </table:table-cell>
          <table:table-cell office:value-type="float" office:value="28448" table:formula="of:=INT([.O$2]+([.O$130]-[.O$2])*(ROW()-2)/128)" table:style-name="ce1">
            <text:p>28448</text:p>
          </table:table-cell>
          <table:table-cell office:value-type="float" office:value="29312" table:formula="of:=INT([.P$2]+([.P$130]-[.P$2])*(ROW()-2)/128)" table:style-name="ce1">
            <text:p>29312</text:p>
          </table:table-cell>
          <table:table-cell office:value-type="float" office:value="30176" table:formula="of:=INT([.Q$2]+([.Q$130]-[.Q$2])*(ROW()-2)/128)" table:style-name="ce1">
            <text:p>30176</text:p>
          </table:table-cell>
          <table:table-cell office:value-type="float" office:value="31040" table:formula="of:=INT([.R$2]+([.R$130]-[.R$2])*(ROW()-2)/128)" table:style-name="ce1">
            <text:p>31040</text:p>
          </table:table-cell>
          <table:table-cell office:value-type="float" office:value="31472" table:formula="of:=INT([.S$2]+([.S$130]-[.S$2])*(ROW()-2)/128)" table:style-name="ce1">
            <text:p>31472</text:p>
          </table:table-cell>
          <table:table-cell office:value-type="float" office:value="31904" table:formula="of:=INT([.T$2]+([.T$130]-[.T$2])*(ROW()-2)/128)" table:style-name="ce1">
            <text:p>31904</text:p>
          </table:table-cell>
          <table:table-cell office:value-type="float" office:value="32336" table:formula="of:=INT([.U$2]+([.U$130]-[.U$2])*(ROW()-2)/128)" table:style-name="ce1">
            <text:p>323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0" table:formula="of:=INT([.G$2]+([.G$130]-[.G$2])*(ROW()-2)/128)" table:style-name="ce1">
            <text:p>6400</text:p>
          </table:table-cell>
          <table:table-cell office:value-type="float" office:value="12800" table:formula="of:=INT([.H$2]+([.H$130]-[.H$2])*(ROW()-2)/128)" table:style-name="ce1">
            <text:p>12800</text:p>
          </table:table-cell>
          <table:table-cell office:value-type="float" office:value="16000" table:formula="of:=INT([.I$2]+([.I$130]-[.I$2])*(ROW()-2)/128)" table:style-name="ce1">
            <text:p>16000</text:p>
          </table:table-cell>
          <table:table-cell office:value-type="float" office:value="19200" table:formula="of:=INT([.J$2]+([.J$130]-[.J$2])*(ROW()-2)/128)" table:style-name="ce1">
            <text:p>19200</text:p>
          </table:table-cell>
          <table:table-cell office:value-type="float" office:value="22400" table:formula="of:=INT([.K$2]+([.K$130]-[.K$2])*(ROW()-2)/128)" table:style-name="ce1">
            <text:p>22400</text:p>
          </table:table-cell>
          <table:table-cell office:value-type="float" office:value="25600" table:formula="of:=INT([.L$2]+([.L$130]-[.L$2])*(ROW()-2)/128)" table:style-name="ce1">
            <text:p>25600</text:p>
          </table:table-cell>
          <table:table-cell office:value-type="float" office:value="26496" table:formula="of:=INT([.M$2]+([.M$130]-[.M$2])*(ROW()-2)/128)" table:style-name="ce1">
            <text:p>26496</text:p>
          </table:table-cell>
          <table:table-cell office:value-type="float" office:value="27392" table:formula="of:=INT([.N$2]+([.N$130]-[.N$2])*(ROW()-2)/128)" table:style-name="ce1">
            <text:p>27392</text:p>
          </table:table-cell>
          <table:table-cell office:value-type="float" office:value="28288" table:formula="of:=INT([.O$2]+([.O$130]-[.O$2])*(ROW()-2)/128)" table:style-name="ce1">
            <text:p>28288</text:p>
          </table:table-cell>
          <table:table-cell office:value-type="float" office:value="29184" table:formula="of:=INT([.P$2]+([.P$130]-[.P$2])*(ROW()-2)/128)" table:style-name="ce1">
            <text:p>29184</text:p>
          </table:table-cell>
          <table:table-cell office:value-type="float" office:value="30080" table:formula="of:=INT([.Q$2]+([.Q$130]-[.Q$2])*(ROW()-2)/128)" table:style-name="ce1">
            <text:p>30080</text:p>
          </table:table-cell>
          <table:table-cell office:value-type="float" office:value="30976" table:formula="of:=INT([.R$2]+([.R$130]-[.R$2])*(ROW()-2)/128)" table:style-name="ce1">
            <text:p>30976</text:p>
          </table:table-cell>
          <table:table-cell office:value-type="float" office:value="31424" table:formula="of:=INT([.S$2]+([.S$130]-[.S$2])*(ROW()-2)/128)" table:style-name="ce1">
            <text:p>31424</text:p>
          </table:table-cell>
          <table:table-cell office:value-type="float" office:value="31872" table:formula="of:=INT([.T$2]+([.T$130]-[.T$2])*(ROW()-2)/128)" table:style-name="ce1">
            <text:p>31872</text:p>
          </table:table-cell>
          <table:table-cell office:value-type="float" office:value="32320" table:formula="of:=INT([.U$2]+([.U$130]-[.U$2])*(ROW()-2)/128)" table:style-name="ce1">
            <text:p>323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336" table:formula="of:=INT([.G$2]+([.G$130]-[.G$2])*(ROW()-2)/128)" table:style-name="ce1">
            <text:p>6336</text:p>
          </table:table-cell>
          <table:table-cell office:value-type="float" office:value="12672" table:formula="of:=INT([.H$2]+([.H$130]-[.H$2])*(ROW()-2)/128)" table:style-name="ce1">
            <text:p>12672</text:p>
          </table:table-cell>
          <table:table-cell office:value-type="float" office:value="15840" table:formula="of:=INT([.I$2]+([.I$130]-[.I$2])*(ROW()-2)/128)" table:style-name="ce1">
            <text:p>15840</text:p>
          </table:table-cell>
          <table:table-cell office:value-type="float" office:value="19008" table:formula="of:=INT([.J$2]+([.J$130]-[.J$2])*(ROW()-2)/128)" table:style-name="ce1">
            <text:p>19008</text:p>
          </table:table-cell>
          <table:table-cell office:value-type="float" office:value="22176" table:formula="of:=INT([.K$2]+([.K$130]-[.K$2])*(ROW()-2)/128)" table:style-name="ce1">
            <text:p>22176</text:p>
          </table:table-cell>
          <table:table-cell office:value-type="float" office:value="25344" table:formula="of:=INT([.L$2]+([.L$130]-[.L$2])*(ROW()-2)/128)" table:style-name="ce1">
            <text:p>25344</text:p>
          </table:table-cell>
          <table:table-cell office:value-type="float" office:value="26272" table:formula="of:=INT([.M$2]+([.M$130]-[.M$2])*(ROW()-2)/128)" table:style-name="ce1">
            <text:p>26272</text:p>
          </table:table-cell>
          <table:table-cell office:value-type="float" office:value="27200" table:formula="of:=INT([.N$2]+([.N$130]-[.N$2])*(ROW()-2)/128)" table:style-name="ce1">
            <text:p>27200</text:p>
          </table:table-cell>
          <table:table-cell office:value-type="float" office:value="28128" table:formula="of:=INT([.O$2]+([.O$130]-[.O$2])*(ROW()-2)/128)" table:style-name="ce1">
            <text:p>28128</text:p>
          </table:table-cell>
          <table:table-cell office:value-type="float" office:value="29056" table:formula="of:=INT([.P$2]+([.P$130]-[.P$2])*(ROW()-2)/128)" table:style-name="ce1">
            <text:p>29056</text:p>
          </table:table-cell>
          <table:table-cell office:value-type="float" office:value="29984" table:formula="of:=INT([.Q$2]+([.Q$130]-[.Q$2])*(ROW()-2)/128)" table:style-name="ce1">
            <text:p>29984</text:p>
          </table:table-cell>
          <table:table-cell office:value-type="float" office:value="30912" table:formula="of:=INT([.R$2]+([.R$130]-[.R$2])*(ROW()-2)/128)" table:style-name="ce1">
            <text:p>30912</text:p>
          </table:table-cell>
          <table:table-cell office:value-type="float" office:value="31376" table:formula="of:=INT([.S$2]+([.S$130]-[.S$2])*(ROW()-2)/128)" table:style-name="ce1">
            <text:p>31376</text:p>
          </table:table-cell>
          <table:table-cell office:value-type="float" office:value="31840" table:formula="of:=INT([.T$2]+([.T$130]-[.T$2])*(ROW()-2)/128)" table:style-name="ce1">
            <text:p>31840</text:p>
          </table:table-cell>
          <table:table-cell office:value-type="float" office:value="32304" table:formula="of:=INT([.U$2]+([.U$130]-[.U$2])*(ROW()-2)/128)" table:style-name="ce1">
            <text:p>323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272" table:formula="of:=INT([.G$2]+([.G$130]-[.G$2])*(ROW()-2)/128)" table:style-name="ce1">
            <text:p>6272</text:p>
          </table:table-cell>
          <table:table-cell office:value-type="float" office:value="12544" table:formula="of:=INT([.H$2]+([.H$130]-[.H$2])*(ROW()-2)/128)" table:style-name="ce1">
            <text:p>12544</text:p>
          </table:table-cell>
          <table:table-cell office:value-type="float" office:value="15680" table:formula="of:=INT([.I$2]+([.I$130]-[.I$2])*(ROW()-2)/128)" table:style-name="ce1">
            <text:p>15680</text:p>
          </table:table-cell>
          <table:table-cell office:value-type="float" office:value="18816" table:formula="of:=INT([.J$2]+([.J$130]-[.J$2])*(ROW()-2)/128)" table:style-name="ce1">
            <text:p>18816</text:p>
          </table:table-cell>
          <table:table-cell office:value-type="float" office:value="21952" table:formula="of:=INT([.K$2]+([.K$130]-[.K$2])*(ROW()-2)/128)" table:style-name="ce1">
            <text:p>21952</text:p>
          </table:table-cell>
          <table:table-cell office:value-type="float" office:value="25088" table:formula="of:=INT([.L$2]+([.L$130]-[.L$2])*(ROW()-2)/128)" table:style-name="ce1">
            <text:p>25088</text:p>
          </table:table-cell>
          <table:table-cell office:value-type="float" office:value="26048" table:formula="of:=INT([.M$2]+([.M$130]-[.M$2])*(ROW()-2)/128)" table:style-name="ce1">
            <text:p>26048</text:p>
          </table:table-cell>
          <table:table-cell office:value-type="float" office:value="27008" table:formula="of:=INT([.N$2]+([.N$130]-[.N$2])*(ROW()-2)/128)" table:style-name="ce1">
            <text:p>27008</text:p>
          </table:table-cell>
          <table:table-cell office:value-type="float" office:value="27968" table:formula="of:=INT([.O$2]+([.O$130]-[.O$2])*(ROW()-2)/128)" table:style-name="ce1">
            <text:p>27968</text:p>
          </table:table-cell>
          <table:table-cell office:value-type="float" office:value="28928" table:formula="of:=INT([.P$2]+([.P$130]-[.P$2])*(ROW()-2)/128)" table:style-name="ce1">
            <text:p>28928</text:p>
          </table:table-cell>
          <table:table-cell office:value-type="float" office:value="29888" table:formula="of:=INT([.Q$2]+([.Q$130]-[.Q$2])*(ROW()-2)/128)" table:style-name="ce1">
            <text:p>29888</text:p>
          </table:table-cell>
          <table:table-cell office:value-type="float" office:value="30848" table:formula="of:=INT([.R$2]+([.R$130]-[.R$2])*(ROW()-2)/128)" table:style-name="ce1">
            <text:p>30848</text:p>
          </table:table-cell>
          <table:table-cell office:value-type="float" office:value="31328" table:formula="of:=INT([.S$2]+([.S$130]-[.S$2])*(ROW()-2)/128)" table:style-name="ce1">
            <text:p>31328</text:p>
          </table:table-cell>
          <table:table-cell office:value-type="float" office:value="31808" table:formula="of:=INT([.T$2]+([.T$130]-[.T$2])*(ROW()-2)/128)" table:style-name="ce1">
            <text:p>31808</text:p>
          </table:table-cell>
          <table:table-cell office:value-type="float" office:value="32288" table:formula="of:=INT([.U$2]+([.U$130]-[.U$2])*(ROW()-2)/128)" table:style-name="ce1">
            <text:p>322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208" table:formula="of:=INT([.G$2]+([.G$130]-[.G$2])*(ROW()-2)/128)" table:style-name="ce1">
            <text:p>6208</text:p>
          </table:table-cell>
          <table:table-cell office:value-type="float" office:value="12416" table:formula="of:=INT([.H$2]+([.H$130]-[.H$2])*(ROW()-2)/128)" table:style-name="ce1">
            <text:p>12416</text:p>
          </table:table-cell>
          <table:table-cell office:value-type="float" office:value="15520" table:formula="of:=INT([.I$2]+([.I$130]-[.I$2])*(ROW()-2)/128)" table:style-name="ce1">
            <text:p>15520</text:p>
          </table:table-cell>
          <table:table-cell office:value-type="float" office:value="18624" table:formula="of:=INT([.J$2]+([.J$130]-[.J$2])*(ROW()-2)/128)" table:style-name="ce1">
            <text:p>18624</text:p>
          </table:table-cell>
          <table:table-cell office:value-type="float" office:value="21728" table:formula="of:=INT([.K$2]+([.K$130]-[.K$2])*(ROW()-2)/128)" table:style-name="ce1">
            <text:p>21728</text:p>
          </table:table-cell>
          <table:table-cell office:value-type="float" office:value="24832" table:formula="of:=INT([.L$2]+([.L$130]-[.L$2])*(ROW()-2)/128)" table:style-name="ce1">
            <text:p>24832</text:p>
          </table:table-cell>
          <table:table-cell office:value-type="float" office:value="25824" table:formula="of:=INT([.M$2]+([.M$130]-[.M$2])*(ROW()-2)/128)" table:style-name="ce1">
            <text:p>25824</text:p>
          </table:table-cell>
          <table:table-cell office:value-type="float" office:value="26816" table:formula="of:=INT([.N$2]+([.N$130]-[.N$2])*(ROW()-2)/128)" table:style-name="ce1">
            <text:p>26816</text:p>
          </table:table-cell>
          <table:table-cell office:value-type="float" office:value="27808" table:formula="of:=INT([.O$2]+([.O$130]-[.O$2])*(ROW()-2)/128)" table:style-name="ce1">
            <text:p>27808</text:p>
          </table:table-cell>
          <table:table-cell office:value-type="float" office:value="28800" table:formula="of:=INT([.P$2]+([.P$130]-[.P$2])*(ROW()-2)/128)" table:style-name="ce1">
            <text:p>28800</text:p>
          </table:table-cell>
          <table:table-cell office:value-type="float" office:value="29792" table:formula="of:=INT([.Q$2]+([.Q$130]-[.Q$2])*(ROW()-2)/128)" table:style-name="ce1">
            <text:p>29792</text:p>
          </table:table-cell>
          <table:table-cell office:value-type="float" office:value="30784" table:formula="of:=INT([.R$2]+([.R$130]-[.R$2])*(ROW()-2)/128)" table:style-name="ce1">
            <text:p>30784</text:p>
          </table:table-cell>
          <table:table-cell office:value-type="float" office:value="31280" table:formula="of:=INT([.S$2]+([.S$130]-[.S$2])*(ROW()-2)/128)" table:style-name="ce1">
            <text:p>31280</text:p>
          </table:table-cell>
          <table:table-cell office:value-type="float" office:value="31776" table:formula="of:=INT([.T$2]+([.T$130]-[.T$2])*(ROW()-2)/128)" table:style-name="ce1">
            <text:p>31776</text:p>
          </table:table-cell>
          <table:table-cell office:value-type="float" office:value="32272" table:formula="of:=INT([.U$2]+([.U$130]-[.U$2])*(ROW()-2)/128)" table:style-name="ce1">
            <text:p>322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144" table:formula="of:=INT([.G$2]+([.G$130]-[.G$2])*(ROW()-2)/128)" table:style-name="ce1">
            <text:p>6144</text:p>
          </table:table-cell>
          <table:table-cell office:value-type="float" office:value="12288" table:formula="of:=INT([.H$2]+([.H$130]-[.H$2])*(ROW()-2)/128)" table:style-name="ce1">
            <text:p>12288</text:p>
          </table:table-cell>
          <table:table-cell office:value-type="float" office:value="15360" table:formula="of:=INT([.I$2]+([.I$130]-[.I$2])*(ROW()-2)/128)" table:style-name="ce1">
            <text:p>15360</text:p>
          </table:table-cell>
          <table:table-cell office:value-type="float" office:value="18432" table:formula="of:=INT([.J$2]+([.J$130]-[.J$2])*(ROW()-2)/128)" table:style-name="ce1">
            <text:p>18432</text:p>
          </table:table-cell>
          <table:table-cell office:value-type="float" office:value="21504" table:formula="of:=INT([.K$2]+([.K$130]-[.K$2])*(ROW()-2)/128)" table:style-name="ce1">
            <text:p>21504</text:p>
          </table:table-cell>
          <table:table-cell office:value-type="float" office:value="24576" table:formula="of:=INT([.L$2]+([.L$130]-[.L$2])*(ROW()-2)/128)" table:style-name="ce1">
            <text:p>24576</text:p>
          </table:table-cell>
          <table:table-cell office:value-type="float" office:value="25600" table:formula="of:=INT([.M$2]+([.M$130]-[.M$2])*(ROW()-2)/128)" table:style-name="ce1">
            <text:p>25600</text:p>
          </table:table-cell>
          <table:table-cell office:value-type="float" office:value="26624" table:formula="of:=INT([.N$2]+([.N$130]-[.N$2])*(ROW()-2)/128)" table:style-name="ce1">
            <text:p>26624</text:p>
          </table:table-cell>
          <table:table-cell office:value-type="float" office:value="27648" table:formula="of:=INT([.O$2]+([.O$130]-[.O$2])*(ROW()-2)/128)" table:style-name="ce1">
            <text:p>27648</text:p>
          </table:table-cell>
          <table:table-cell office:value-type="float" office:value="28672" table:formula="of:=INT([.P$2]+([.P$130]-[.P$2])*(ROW()-2)/128)" table:style-name="ce1">
            <text:p>28672</text:p>
          </table:table-cell>
          <table:table-cell office:value-type="float" office:value="29696" table:formula="of:=INT([.Q$2]+([.Q$130]-[.Q$2])*(ROW()-2)/128)" table:style-name="ce1">
            <text:p>29696</text:p>
          </table:table-cell>
          <table:table-cell office:value-type="float" office:value="30720" table:formula="of:=INT([.R$2]+([.R$130]-[.R$2])*(ROW()-2)/128)" table:style-name="ce1">
            <text:p>30720</text:p>
          </table:table-cell>
          <table:table-cell office:value-type="float" office:value="31232" table:formula="of:=INT([.S$2]+([.S$130]-[.S$2])*(ROW()-2)/128)" table:style-name="ce1">
            <text:p>31232</text:p>
          </table:table-cell>
          <table:table-cell office:value-type="float" office:value="31744" table:formula="of:=INT([.T$2]+([.T$130]-[.T$2])*(ROW()-2)/128)" table:style-name="ce1">
            <text:p>31744</text:p>
          </table:table-cell>
          <table:table-cell office:value-type="float" office:value="32256" table:formula="of:=INT([.U$2]+([.U$130]-[.U$2])*(ROW()-2)/128)" table:style-name="ce1">
            <text:p>322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080" table:formula="of:=INT([.G$2]+([.G$130]-[.G$2])*(ROW()-2)/128)" table:style-name="ce1">
            <text:p>6080</text:p>
          </table:table-cell>
          <table:table-cell office:value-type="float" office:value="12160" table:formula="of:=INT([.H$2]+([.H$130]-[.H$2])*(ROW()-2)/128)" table:style-name="ce1">
            <text:p>12160</text:p>
          </table:table-cell>
          <table:table-cell office:value-type="float" office:value="15200" table:formula="of:=INT([.I$2]+([.I$130]-[.I$2])*(ROW()-2)/128)" table:style-name="ce1">
            <text:p>15200</text:p>
          </table:table-cell>
          <table:table-cell office:value-type="float" office:value="18240" table:formula="of:=INT([.J$2]+([.J$130]-[.J$2])*(ROW()-2)/128)" table:style-name="ce1">
            <text:p>18240</text:p>
          </table:table-cell>
          <table:table-cell office:value-type="float" office:value="21280" table:formula="of:=INT([.K$2]+([.K$130]-[.K$2])*(ROW()-2)/128)" table:style-name="ce1">
            <text:p>21280</text:p>
          </table:table-cell>
          <table:table-cell office:value-type="float" office:value="24320" table:formula="of:=INT([.L$2]+([.L$130]-[.L$2])*(ROW()-2)/128)" table:style-name="ce1">
            <text:p>24320</text:p>
          </table:table-cell>
          <table:table-cell office:value-type="float" office:value="25376" table:formula="of:=INT([.M$2]+([.M$130]-[.M$2])*(ROW()-2)/128)" table:style-name="ce1">
            <text:p>25376</text:p>
          </table:table-cell>
          <table:table-cell office:value-type="float" office:value="26432" table:formula="of:=INT([.N$2]+([.N$130]-[.N$2])*(ROW()-2)/128)" table:style-name="ce1">
            <text:p>26432</text:p>
          </table:table-cell>
          <table:table-cell office:value-type="float" office:value="27488" table:formula="of:=INT([.O$2]+([.O$130]-[.O$2])*(ROW()-2)/128)" table:style-name="ce1">
            <text:p>27488</text:p>
          </table:table-cell>
          <table:table-cell office:value-type="float" office:value="28544" table:formula="of:=INT([.P$2]+([.P$130]-[.P$2])*(ROW()-2)/128)" table:style-name="ce1">
            <text:p>28544</text:p>
          </table:table-cell>
          <table:table-cell office:value-type="float" office:value="29600" table:formula="of:=INT([.Q$2]+([.Q$130]-[.Q$2])*(ROW()-2)/128)" table:style-name="ce1">
            <text:p>29600</text:p>
          </table:table-cell>
          <table:table-cell office:value-type="float" office:value="30656" table:formula="of:=INT([.R$2]+([.R$130]-[.R$2])*(ROW()-2)/128)" table:style-name="ce1">
            <text:p>30656</text:p>
          </table:table-cell>
          <table:table-cell office:value-type="float" office:value="31184" table:formula="of:=INT([.S$2]+([.S$130]-[.S$2])*(ROW()-2)/128)" table:style-name="ce1">
            <text:p>31184</text:p>
          </table:table-cell>
          <table:table-cell office:value-type="float" office:value="31712" table:formula="of:=INT([.T$2]+([.T$130]-[.T$2])*(ROW()-2)/128)" table:style-name="ce1">
            <text:p>31712</text:p>
          </table:table-cell>
          <table:table-cell office:value-type="float" office:value="32240" table:formula="of:=INT([.U$2]+([.U$130]-[.U$2])*(ROW()-2)/128)" table:style-name="ce1">
            <text:p>322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016" table:formula="of:=INT([.G$2]+([.G$130]-[.G$2])*(ROW()-2)/128)" table:style-name="ce1">
            <text:p>6016</text:p>
          </table:table-cell>
          <table:table-cell office:value-type="float" office:value="12032" table:formula="of:=INT([.H$2]+([.H$130]-[.H$2])*(ROW()-2)/128)" table:style-name="ce1">
            <text:p>12032</text:p>
          </table:table-cell>
          <table:table-cell office:value-type="float" office:value="15040" table:formula="of:=INT([.I$2]+([.I$130]-[.I$2])*(ROW()-2)/128)" table:style-name="ce1">
            <text:p>15040</text:p>
          </table:table-cell>
          <table:table-cell office:value-type="float" office:value="18048" table:formula="of:=INT([.J$2]+([.J$130]-[.J$2])*(ROW()-2)/128)" table:style-name="ce1">
            <text:p>18048</text:p>
          </table:table-cell>
          <table:table-cell office:value-type="float" office:value="21056" table:formula="of:=INT([.K$2]+([.K$130]-[.K$2])*(ROW()-2)/128)" table:style-name="ce1">
            <text:p>21056</text:p>
          </table:table-cell>
          <table:table-cell office:value-type="float" office:value="24064" table:formula="of:=INT([.L$2]+([.L$130]-[.L$2])*(ROW()-2)/128)" table:style-name="ce1">
            <text:p>24064</text:p>
          </table:table-cell>
          <table:table-cell office:value-type="float" office:value="25152" table:formula="of:=INT([.M$2]+([.M$130]-[.M$2])*(ROW()-2)/128)" table:style-name="ce1">
            <text:p>25152</text:p>
          </table:table-cell>
          <table:table-cell office:value-type="float" office:value="26240" table:formula="of:=INT([.N$2]+([.N$130]-[.N$2])*(ROW()-2)/128)" table:style-name="ce1">
            <text:p>26240</text:p>
          </table:table-cell>
          <table:table-cell office:value-type="float" office:value="27328" table:formula="of:=INT([.O$2]+([.O$130]-[.O$2])*(ROW()-2)/128)" table:style-name="ce1">
            <text:p>27328</text:p>
          </table:table-cell>
          <table:table-cell office:value-type="float" office:value="28416" table:formula="of:=INT([.P$2]+([.P$130]-[.P$2])*(ROW()-2)/128)" table:style-name="ce1">
            <text:p>28416</text:p>
          </table:table-cell>
          <table:table-cell office:value-type="float" office:value="29504" table:formula="of:=INT([.Q$2]+([.Q$130]-[.Q$2])*(ROW()-2)/128)" table:style-name="ce1">
            <text:p>29504</text:p>
          </table:table-cell>
          <table:table-cell office:value-type="float" office:value="30592" table:formula="of:=INT([.R$2]+([.R$130]-[.R$2])*(ROW()-2)/128)" table:style-name="ce1">
            <text:p>30592</text:p>
          </table:table-cell>
          <table:table-cell office:value-type="float" office:value="31136" table:formula="of:=INT([.S$2]+([.S$130]-[.S$2])*(ROW()-2)/128)" table:style-name="ce1">
            <text:p>31136</text:p>
          </table:table-cell>
          <table:table-cell office:value-type="float" office:value="31680" table:formula="of:=INT([.T$2]+([.T$130]-[.T$2])*(ROW()-2)/128)" table:style-name="ce1">
            <text:p>31680</text:p>
          </table:table-cell>
          <table:table-cell office:value-type="float" office:value="32224" table:formula="of:=INT([.U$2]+([.U$130]-[.U$2])*(ROW()-2)/128)" table:style-name="ce1">
            <text:p>322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952" table:formula="of:=INT([.G$2]+([.G$130]-[.G$2])*(ROW()-2)/128)" table:style-name="ce1">
            <text:p>5952</text:p>
          </table:table-cell>
          <table:table-cell office:value-type="float" office:value="11904" table:formula="of:=INT([.H$2]+([.H$130]-[.H$2])*(ROW()-2)/128)" table:style-name="ce1">
            <text:p>11904</text:p>
          </table:table-cell>
          <table:table-cell office:value-type="float" office:value="14880" table:formula="of:=INT([.I$2]+([.I$130]-[.I$2])*(ROW()-2)/128)" table:style-name="ce1">
            <text:p>14880</text:p>
          </table:table-cell>
          <table:table-cell office:value-type="float" office:value="17856" table:formula="of:=INT([.J$2]+([.J$130]-[.J$2])*(ROW()-2)/128)" table:style-name="ce1">
            <text:p>17856</text:p>
          </table:table-cell>
          <table:table-cell office:value-type="float" office:value="20832" table:formula="of:=INT([.K$2]+([.K$130]-[.K$2])*(ROW()-2)/128)" table:style-name="ce1">
            <text:p>20832</text:p>
          </table:table-cell>
          <table:table-cell office:value-type="float" office:value="23808" table:formula="of:=INT([.L$2]+([.L$130]-[.L$2])*(ROW()-2)/128)" table:style-name="ce1">
            <text:p>23808</text:p>
          </table:table-cell>
          <table:table-cell office:value-type="float" office:value="24928" table:formula="of:=INT([.M$2]+([.M$130]-[.M$2])*(ROW()-2)/128)" table:style-name="ce1">
            <text:p>24928</text:p>
          </table:table-cell>
          <table:table-cell office:value-type="float" office:value="26048" table:formula="of:=INT([.N$2]+([.N$130]-[.N$2])*(ROW()-2)/128)" table:style-name="ce1">
            <text:p>26048</text:p>
          </table:table-cell>
          <table:table-cell office:value-type="float" office:value="27168" table:formula="of:=INT([.O$2]+([.O$130]-[.O$2])*(ROW()-2)/128)" table:style-name="ce1">
            <text:p>27168</text:p>
          </table:table-cell>
          <table:table-cell office:value-type="float" office:value="28288" table:formula="of:=INT([.P$2]+([.P$130]-[.P$2])*(ROW()-2)/128)" table:style-name="ce1">
            <text:p>28288</text:p>
          </table:table-cell>
          <table:table-cell office:value-type="float" office:value="29408" table:formula="of:=INT([.Q$2]+([.Q$130]-[.Q$2])*(ROW()-2)/128)" table:style-name="ce1">
            <text:p>29408</text:p>
          </table:table-cell>
          <table:table-cell office:value-type="float" office:value="30528" table:formula="of:=INT([.R$2]+([.R$130]-[.R$2])*(ROW()-2)/128)" table:style-name="ce1">
            <text:p>30528</text:p>
          </table:table-cell>
          <table:table-cell office:value-type="float" office:value="31088" table:formula="of:=INT([.S$2]+([.S$130]-[.S$2])*(ROW()-2)/128)" table:style-name="ce1">
            <text:p>31088</text:p>
          </table:table-cell>
          <table:table-cell office:value-type="float" office:value="31648" table:formula="of:=INT([.T$2]+([.T$130]-[.T$2])*(ROW()-2)/128)" table:style-name="ce1">
            <text:p>31648</text:p>
          </table:table-cell>
          <table:table-cell office:value-type="float" office:value="32208" table:formula="of:=INT([.U$2]+([.U$130]-[.U$2])*(ROW()-2)/128)" table:style-name="ce1">
            <text:p>322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888" table:formula="of:=INT([.G$2]+([.G$130]-[.G$2])*(ROW()-2)/128)" table:style-name="ce1">
            <text:p>5888</text:p>
          </table:table-cell>
          <table:table-cell office:value-type="float" office:value="11776" table:formula="of:=INT([.H$2]+([.H$130]-[.H$2])*(ROW()-2)/128)" table:style-name="ce1">
            <text:p>11776</text:p>
          </table:table-cell>
          <table:table-cell office:value-type="float" office:value="14720" table:formula="of:=INT([.I$2]+([.I$130]-[.I$2])*(ROW()-2)/128)" table:style-name="ce1">
            <text:p>14720</text:p>
          </table:table-cell>
          <table:table-cell office:value-type="float" office:value="17664" table:formula="of:=INT([.J$2]+([.J$130]-[.J$2])*(ROW()-2)/128)" table:style-name="ce1">
            <text:p>17664</text:p>
          </table:table-cell>
          <table:table-cell office:value-type="float" office:value="20608" table:formula="of:=INT([.K$2]+([.K$130]-[.K$2])*(ROW()-2)/128)" table:style-name="ce1">
            <text:p>20608</text:p>
          </table:table-cell>
          <table:table-cell office:value-type="float" office:value="23552" table:formula="of:=INT([.L$2]+([.L$130]-[.L$2])*(ROW()-2)/128)" table:style-name="ce1">
            <text:p>23552</text:p>
          </table:table-cell>
          <table:table-cell office:value-type="float" office:value="24704" table:formula="of:=INT([.M$2]+([.M$130]-[.M$2])*(ROW()-2)/128)" table:style-name="ce1">
            <text:p>24704</text:p>
          </table:table-cell>
          <table:table-cell office:value-type="float" office:value="25856" table:formula="of:=INT([.N$2]+([.N$130]-[.N$2])*(ROW()-2)/128)" table:style-name="ce1">
            <text:p>25856</text:p>
          </table:table-cell>
          <table:table-cell office:value-type="float" office:value="27008" table:formula="of:=INT([.O$2]+([.O$130]-[.O$2])*(ROW()-2)/128)" table:style-name="ce1">
            <text:p>27008</text:p>
          </table:table-cell>
          <table:table-cell office:value-type="float" office:value="28160" table:formula="of:=INT([.P$2]+([.P$130]-[.P$2])*(ROW()-2)/128)" table:style-name="ce1">
            <text:p>28160</text:p>
          </table:table-cell>
          <table:table-cell office:value-type="float" office:value="29312" table:formula="of:=INT([.Q$2]+([.Q$130]-[.Q$2])*(ROW()-2)/128)" table:style-name="ce1">
            <text:p>29312</text:p>
          </table:table-cell>
          <table:table-cell office:value-type="float" office:value="30464" table:formula="of:=INT([.R$2]+([.R$130]-[.R$2])*(ROW()-2)/128)" table:style-name="ce1">
            <text:p>30464</text:p>
          </table:table-cell>
          <table:table-cell office:value-type="float" office:value="31040" table:formula="of:=INT([.S$2]+([.S$130]-[.S$2])*(ROW()-2)/128)" table:style-name="ce1">
            <text:p>31040</text:p>
          </table:table-cell>
          <table:table-cell office:value-type="float" office:value="31616" table:formula="of:=INT([.T$2]+([.T$130]-[.T$2])*(ROW()-2)/128)" table:style-name="ce1">
            <text:p>31616</text:p>
          </table:table-cell>
          <table:table-cell office:value-type="float" office:value="32192" table:formula="of:=INT([.U$2]+([.U$130]-[.U$2])*(ROW()-2)/128)" table:style-name="ce1">
            <text:p>321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824" table:formula="of:=INT([.G$2]+([.G$130]-[.G$2])*(ROW()-2)/128)" table:style-name="ce1">
            <text:p>5824</text:p>
          </table:table-cell>
          <table:table-cell office:value-type="float" office:value="11648" table:formula="of:=INT([.H$2]+([.H$130]-[.H$2])*(ROW()-2)/128)" table:style-name="ce1">
            <text:p>11648</text:p>
          </table:table-cell>
          <table:table-cell office:value-type="float" office:value="14560" table:formula="of:=INT([.I$2]+([.I$130]-[.I$2])*(ROW()-2)/128)" table:style-name="ce1">
            <text:p>14560</text:p>
          </table:table-cell>
          <table:table-cell office:value-type="float" office:value="17472" table:formula="of:=INT([.J$2]+([.J$130]-[.J$2])*(ROW()-2)/128)" table:style-name="ce1">
            <text:p>17472</text:p>
          </table:table-cell>
          <table:table-cell office:value-type="float" office:value="20384" table:formula="of:=INT([.K$2]+([.K$130]-[.K$2])*(ROW()-2)/128)" table:style-name="ce1">
            <text:p>20384</text:p>
          </table:table-cell>
          <table:table-cell office:value-type="float" office:value="23296" table:formula="of:=INT([.L$2]+([.L$130]-[.L$2])*(ROW()-2)/128)" table:style-name="ce1">
            <text:p>23296</text:p>
          </table:table-cell>
          <table:table-cell office:value-type="float" office:value="24480" table:formula="of:=INT([.M$2]+([.M$130]-[.M$2])*(ROW()-2)/128)" table:style-name="ce1">
            <text:p>24480</text:p>
          </table:table-cell>
          <table:table-cell office:value-type="float" office:value="25664" table:formula="of:=INT([.N$2]+([.N$130]-[.N$2])*(ROW()-2)/128)" table:style-name="ce1">
            <text:p>25664</text:p>
          </table:table-cell>
          <table:table-cell office:value-type="float" office:value="26848" table:formula="of:=INT([.O$2]+([.O$130]-[.O$2])*(ROW()-2)/128)" table:style-name="ce1">
            <text:p>26848</text:p>
          </table:table-cell>
          <table:table-cell office:value-type="float" office:value="28032" table:formula="of:=INT([.P$2]+([.P$130]-[.P$2])*(ROW()-2)/128)" table:style-name="ce1">
            <text:p>28032</text:p>
          </table:table-cell>
          <table:table-cell office:value-type="float" office:value="29216" table:formula="of:=INT([.Q$2]+([.Q$130]-[.Q$2])*(ROW()-2)/128)" table:style-name="ce1">
            <text:p>29216</text:p>
          </table:table-cell>
          <table:table-cell office:value-type="float" office:value="30400" table:formula="of:=INT([.R$2]+([.R$130]-[.R$2])*(ROW()-2)/128)" table:style-name="ce1">
            <text:p>30400</text:p>
          </table:table-cell>
          <table:table-cell office:value-type="float" office:value="30992" table:formula="of:=INT([.S$2]+([.S$130]-[.S$2])*(ROW()-2)/128)" table:style-name="ce1">
            <text:p>30992</text:p>
          </table:table-cell>
          <table:table-cell office:value-type="float" office:value="31584" table:formula="of:=INT([.T$2]+([.T$130]-[.T$2])*(ROW()-2)/128)" table:style-name="ce1">
            <text:p>31584</text:p>
          </table:table-cell>
          <table:table-cell office:value-type="float" office:value="32176" table:formula="of:=INT([.U$2]+([.U$130]-[.U$2])*(ROW()-2)/128)" table:style-name="ce1">
            <text:p>321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760" table:formula="of:=INT([.G$2]+([.G$130]-[.G$2])*(ROW()-2)/128)" table:style-name="ce1">
            <text:p>5760</text:p>
          </table:table-cell>
          <table:table-cell office:value-type="float" office:value="11520" table:formula="of:=INT([.H$2]+([.H$130]-[.H$2])*(ROW()-2)/128)" table:style-name="ce1">
            <text:p>11520</text:p>
          </table:table-cell>
          <table:table-cell office:value-type="float" office:value="14400" table:formula="of:=INT([.I$2]+([.I$130]-[.I$2])*(ROW()-2)/128)" table:style-name="ce1">
            <text:p>14400</text:p>
          </table:table-cell>
          <table:table-cell office:value-type="float" office:value="17280" table:formula="of:=INT([.J$2]+([.J$130]-[.J$2])*(ROW()-2)/128)" table:style-name="ce1">
            <text:p>17280</text:p>
          </table:table-cell>
          <table:table-cell office:value-type="float" office:value="20160" table:formula="of:=INT([.K$2]+([.K$130]-[.K$2])*(ROW()-2)/128)" table:style-name="ce1">
            <text:p>20160</text:p>
          </table:table-cell>
          <table:table-cell office:value-type="float" office:value="23040" table:formula="of:=INT([.L$2]+([.L$130]-[.L$2])*(ROW()-2)/128)" table:style-name="ce1">
            <text:p>23040</text:p>
          </table:table-cell>
          <table:table-cell office:value-type="float" office:value="24256" table:formula="of:=INT([.M$2]+([.M$130]-[.M$2])*(ROW()-2)/128)" table:style-name="ce1">
            <text:p>24256</text:p>
          </table:table-cell>
          <table:table-cell office:value-type="float" office:value="25472" table:formula="of:=INT([.N$2]+([.N$130]-[.N$2])*(ROW()-2)/128)" table:style-name="ce1">
            <text:p>25472</text:p>
          </table:table-cell>
          <table:table-cell office:value-type="float" office:value="26688" table:formula="of:=INT([.O$2]+([.O$130]-[.O$2])*(ROW()-2)/128)" table:style-name="ce1">
            <text:p>26688</text:p>
          </table:table-cell>
          <table:table-cell office:value-type="float" office:value="27904" table:formula="of:=INT([.P$2]+([.P$130]-[.P$2])*(ROW()-2)/128)" table:style-name="ce1">
            <text:p>27904</text:p>
          </table:table-cell>
          <table:table-cell office:value-type="float" office:value="29120" table:formula="of:=INT([.Q$2]+([.Q$130]-[.Q$2])*(ROW()-2)/128)" table:style-name="ce1">
            <text:p>29120</text:p>
          </table:table-cell>
          <table:table-cell office:value-type="float" office:value="30336" table:formula="of:=INT([.R$2]+([.R$130]-[.R$2])*(ROW()-2)/128)" table:style-name="ce1">
            <text:p>30336</text:p>
          </table:table-cell>
          <table:table-cell office:value-type="float" office:value="30944" table:formula="of:=INT([.S$2]+([.S$130]-[.S$2])*(ROW()-2)/128)" table:style-name="ce1">
            <text:p>30944</text:p>
          </table:table-cell>
          <table:table-cell office:value-type="float" office:value="31552" table:formula="of:=INT([.T$2]+([.T$130]-[.T$2])*(ROW()-2)/128)" table:style-name="ce1">
            <text:p>31552</text:p>
          </table:table-cell>
          <table:table-cell office:value-type="float" office:value="32160" table:formula="of:=INT([.U$2]+([.U$130]-[.U$2])*(ROW()-2)/128)" table:style-name="ce1">
            <text:p>321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696" table:formula="of:=INT([.G$2]+([.G$130]-[.G$2])*(ROW()-2)/128)" table:style-name="ce1">
            <text:p>5696</text:p>
          </table:table-cell>
          <table:table-cell office:value-type="float" office:value="11392" table:formula="of:=INT([.H$2]+([.H$130]-[.H$2])*(ROW()-2)/128)" table:style-name="ce1">
            <text:p>11392</text:p>
          </table:table-cell>
          <table:table-cell office:value-type="float" office:value="14240" table:formula="of:=INT([.I$2]+([.I$130]-[.I$2])*(ROW()-2)/128)" table:style-name="ce1">
            <text:p>14240</text:p>
          </table:table-cell>
          <table:table-cell office:value-type="float" office:value="17088" table:formula="of:=INT([.J$2]+([.J$130]-[.J$2])*(ROW()-2)/128)" table:style-name="ce1">
            <text:p>17088</text:p>
          </table:table-cell>
          <table:table-cell office:value-type="float" office:value="19936" table:formula="of:=INT([.K$2]+([.K$130]-[.K$2])*(ROW()-2)/128)" table:style-name="ce1">
            <text:p>19936</text:p>
          </table:table-cell>
          <table:table-cell office:value-type="float" office:value="22784" table:formula="of:=INT([.L$2]+([.L$130]-[.L$2])*(ROW()-2)/128)" table:style-name="ce1">
            <text:p>22784</text:p>
          </table:table-cell>
          <table:table-cell office:value-type="float" office:value="24032" table:formula="of:=INT([.M$2]+([.M$130]-[.M$2])*(ROW()-2)/128)" table:style-name="ce1">
            <text:p>24032</text:p>
          </table:table-cell>
          <table:table-cell office:value-type="float" office:value="25280" table:formula="of:=INT([.N$2]+([.N$130]-[.N$2])*(ROW()-2)/128)" table:style-name="ce1">
            <text:p>25280</text:p>
          </table:table-cell>
          <table:table-cell office:value-type="float" office:value="26528" table:formula="of:=INT([.O$2]+([.O$130]-[.O$2])*(ROW()-2)/128)" table:style-name="ce1">
            <text:p>26528</text:p>
          </table:table-cell>
          <table:table-cell office:value-type="float" office:value="27776" table:formula="of:=INT([.P$2]+([.P$130]-[.P$2])*(ROW()-2)/128)" table:style-name="ce1">
            <text:p>27776</text:p>
          </table:table-cell>
          <table:table-cell office:value-type="float" office:value="29024" table:formula="of:=INT([.Q$2]+([.Q$130]-[.Q$2])*(ROW()-2)/128)" table:style-name="ce1">
            <text:p>29024</text:p>
          </table:table-cell>
          <table:table-cell office:value-type="float" office:value="30272" table:formula="of:=INT([.R$2]+([.R$130]-[.R$2])*(ROW()-2)/128)" table:style-name="ce1">
            <text:p>30272</text:p>
          </table:table-cell>
          <table:table-cell office:value-type="float" office:value="30896" table:formula="of:=INT([.S$2]+([.S$130]-[.S$2])*(ROW()-2)/128)" table:style-name="ce1">
            <text:p>30896</text:p>
          </table:table-cell>
          <table:table-cell office:value-type="float" office:value="31520" table:formula="of:=INT([.T$2]+([.T$130]-[.T$2])*(ROW()-2)/128)" table:style-name="ce1">
            <text:p>31520</text:p>
          </table:table-cell>
          <table:table-cell office:value-type="float" office:value="32144" table:formula="of:=INT([.U$2]+([.U$130]-[.U$2])*(ROW()-2)/128)" table:style-name="ce1">
            <text:p>321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632" table:formula="of:=INT([.G$2]+([.G$130]-[.G$2])*(ROW()-2)/128)" table:style-name="ce1">
            <text:p>5632</text:p>
          </table:table-cell>
          <table:table-cell office:value-type="float" office:value="11264" table:formula="of:=INT([.H$2]+([.H$130]-[.H$2])*(ROW()-2)/128)" table:style-name="ce1">
            <text:p>11264</text:p>
          </table:table-cell>
          <table:table-cell office:value-type="float" office:value="14080" table:formula="of:=INT([.I$2]+([.I$130]-[.I$2])*(ROW()-2)/128)" table:style-name="ce1">
            <text:p>14080</text:p>
          </table:table-cell>
          <table:table-cell office:value-type="float" office:value="16896" table:formula="of:=INT([.J$2]+([.J$130]-[.J$2])*(ROW()-2)/128)" table:style-name="ce1">
            <text:p>16896</text:p>
          </table:table-cell>
          <table:table-cell office:value-type="float" office:value="19712" table:formula="of:=INT([.K$2]+([.K$130]-[.K$2])*(ROW()-2)/128)" table:style-name="ce1">
            <text:p>19712</text:p>
          </table:table-cell>
          <table:table-cell office:value-type="float" office:value="22528" table:formula="of:=INT([.L$2]+([.L$130]-[.L$2])*(ROW()-2)/128)" table:style-name="ce1">
            <text:p>22528</text:p>
          </table:table-cell>
          <table:table-cell office:value-type="float" office:value="23808" table:formula="of:=INT([.M$2]+([.M$130]-[.M$2])*(ROW()-2)/128)" table:style-name="ce1">
            <text:p>23808</text:p>
          </table:table-cell>
          <table:table-cell office:value-type="float" office:value="25088" table:formula="of:=INT([.N$2]+([.N$130]-[.N$2])*(ROW()-2)/128)" table:style-name="ce1">
            <text:p>25088</text:p>
          </table:table-cell>
          <table:table-cell office:value-type="float" office:value="26368" table:formula="of:=INT([.O$2]+([.O$130]-[.O$2])*(ROW()-2)/128)" table:style-name="ce1">
            <text:p>26368</text:p>
          </table:table-cell>
          <table:table-cell office:value-type="float" office:value="27648" table:formula="of:=INT([.P$2]+([.P$130]-[.P$2])*(ROW()-2)/128)" table:style-name="ce1">
            <text:p>27648</text:p>
          </table:table-cell>
          <table:table-cell office:value-type="float" office:value="28928" table:formula="of:=INT([.Q$2]+([.Q$130]-[.Q$2])*(ROW()-2)/128)" table:style-name="ce1">
            <text:p>28928</text:p>
          </table:table-cell>
          <table:table-cell office:value-type="float" office:value="30208" table:formula="of:=INT([.R$2]+([.R$130]-[.R$2])*(ROW()-2)/128)" table:style-name="ce1">
            <text:p>30208</text:p>
          </table:table-cell>
          <table:table-cell office:value-type="float" office:value="30848" table:formula="of:=INT([.S$2]+([.S$130]-[.S$2])*(ROW()-2)/128)" table:style-name="ce1">
            <text:p>30848</text:p>
          </table:table-cell>
          <table:table-cell office:value-type="float" office:value="31488" table:formula="of:=INT([.T$2]+([.T$130]-[.T$2])*(ROW()-2)/128)" table:style-name="ce1">
            <text:p>31488</text:p>
          </table:table-cell>
          <table:table-cell office:value-type="float" office:value="32128" table:formula="of:=INT([.U$2]+([.U$130]-[.U$2])*(ROW()-2)/128)" table:style-name="ce1">
            <text:p>321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568" table:formula="of:=INT([.G$2]+([.G$130]-[.G$2])*(ROW()-2)/128)" table:style-name="ce1">
            <text:p>5568</text:p>
          </table:table-cell>
          <table:table-cell office:value-type="float" office:value="11136" table:formula="of:=INT([.H$2]+([.H$130]-[.H$2])*(ROW()-2)/128)" table:style-name="ce1">
            <text:p>11136</text:p>
          </table:table-cell>
          <table:table-cell office:value-type="float" office:value="13920" table:formula="of:=INT([.I$2]+([.I$130]-[.I$2])*(ROW()-2)/128)" table:style-name="ce1">
            <text:p>13920</text:p>
          </table:table-cell>
          <table:table-cell office:value-type="float" office:value="16704" table:formula="of:=INT([.J$2]+([.J$130]-[.J$2])*(ROW()-2)/128)" table:style-name="ce1">
            <text:p>16704</text:p>
          </table:table-cell>
          <table:table-cell office:value-type="float" office:value="19488" table:formula="of:=INT([.K$2]+([.K$130]-[.K$2])*(ROW()-2)/128)" table:style-name="ce1">
            <text:p>19488</text:p>
          </table:table-cell>
          <table:table-cell office:value-type="float" office:value="22272" table:formula="of:=INT([.L$2]+([.L$130]-[.L$2])*(ROW()-2)/128)" table:style-name="ce1">
            <text:p>22272</text:p>
          </table:table-cell>
          <table:table-cell office:value-type="float" office:value="23584" table:formula="of:=INT([.M$2]+([.M$130]-[.M$2])*(ROW()-2)/128)" table:style-name="ce1">
            <text:p>23584</text:p>
          </table:table-cell>
          <table:table-cell office:value-type="float" office:value="24896" table:formula="of:=INT([.N$2]+([.N$130]-[.N$2])*(ROW()-2)/128)" table:style-name="ce1">
            <text:p>24896</text:p>
          </table:table-cell>
          <table:table-cell office:value-type="float" office:value="26208" table:formula="of:=INT([.O$2]+([.O$130]-[.O$2])*(ROW()-2)/128)" table:style-name="ce1">
            <text:p>26208</text:p>
          </table:table-cell>
          <table:table-cell office:value-type="float" office:value="27520" table:formula="of:=INT([.P$2]+([.P$130]-[.P$2])*(ROW()-2)/128)" table:style-name="ce1">
            <text:p>27520</text:p>
          </table:table-cell>
          <table:table-cell office:value-type="float" office:value="28832" table:formula="of:=INT([.Q$2]+([.Q$130]-[.Q$2])*(ROW()-2)/128)" table:style-name="ce1">
            <text:p>28832</text:p>
          </table:table-cell>
          <table:table-cell office:value-type="float" office:value="30144" table:formula="of:=INT([.R$2]+([.R$130]-[.R$2])*(ROW()-2)/128)" table:style-name="ce1">
            <text:p>30144</text:p>
          </table:table-cell>
          <table:table-cell office:value-type="float" office:value="30800" table:formula="of:=INT([.S$2]+([.S$130]-[.S$2])*(ROW()-2)/128)" table:style-name="ce1">
            <text:p>30800</text:p>
          </table:table-cell>
          <table:table-cell office:value-type="float" office:value="31456" table:formula="of:=INT([.T$2]+([.T$130]-[.T$2])*(ROW()-2)/128)" table:style-name="ce1">
            <text:p>31456</text:p>
          </table:table-cell>
          <table:table-cell office:value-type="float" office:value="32112" table:formula="of:=INT([.U$2]+([.U$130]-[.U$2])*(ROW()-2)/128)" table:style-name="ce1">
            <text:p>321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504" table:formula="of:=INT([.G$2]+([.G$130]-[.G$2])*(ROW()-2)/128)" table:style-name="ce1">
            <text:p>5504</text:p>
          </table:table-cell>
          <table:table-cell office:value-type="float" office:value="11008" table:formula="of:=INT([.H$2]+([.H$130]-[.H$2])*(ROW()-2)/128)" table:style-name="ce1">
            <text:p>11008</text:p>
          </table:table-cell>
          <table:table-cell office:value-type="float" office:value="13760" table:formula="of:=INT([.I$2]+([.I$130]-[.I$2])*(ROW()-2)/128)" table:style-name="ce1">
            <text:p>13760</text:p>
          </table:table-cell>
          <table:table-cell office:value-type="float" office:value="16512" table:formula="of:=INT([.J$2]+([.J$130]-[.J$2])*(ROW()-2)/128)" table:style-name="ce1">
            <text:p>16512</text:p>
          </table:table-cell>
          <table:table-cell office:value-type="float" office:value="19264" table:formula="of:=INT([.K$2]+([.K$130]-[.K$2])*(ROW()-2)/128)" table:style-name="ce1">
            <text:p>19264</text:p>
          </table:table-cell>
          <table:table-cell office:value-type="float" office:value="22016" table:formula="of:=INT([.L$2]+([.L$130]-[.L$2])*(ROW()-2)/128)" table:style-name="ce1">
            <text:p>22016</text:p>
          </table:table-cell>
          <table:table-cell office:value-type="float" office:value="23360" table:formula="of:=INT([.M$2]+([.M$130]-[.M$2])*(ROW()-2)/128)" table:style-name="ce1">
            <text:p>23360</text:p>
          </table:table-cell>
          <table:table-cell office:value-type="float" office:value="24704" table:formula="of:=INT([.N$2]+([.N$130]-[.N$2])*(ROW()-2)/128)" table:style-name="ce1">
            <text:p>24704</text:p>
          </table:table-cell>
          <table:table-cell office:value-type="float" office:value="26048" table:formula="of:=INT([.O$2]+([.O$130]-[.O$2])*(ROW()-2)/128)" table:style-name="ce1">
            <text:p>26048</text:p>
          </table:table-cell>
          <table:table-cell office:value-type="float" office:value="27392" table:formula="of:=INT([.P$2]+([.P$130]-[.P$2])*(ROW()-2)/128)" table:style-name="ce1">
            <text:p>27392</text:p>
          </table:table-cell>
          <table:table-cell office:value-type="float" office:value="28736" table:formula="of:=INT([.Q$2]+([.Q$130]-[.Q$2])*(ROW()-2)/128)" table:style-name="ce1">
            <text:p>28736</text:p>
          </table:table-cell>
          <table:table-cell office:value-type="float" office:value="30080" table:formula="of:=INT([.R$2]+([.R$130]-[.R$2])*(ROW()-2)/128)" table:style-name="ce1">
            <text:p>30080</text:p>
          </table:table-cell>
          <table:table-cell office:value-type="float" office:value="30752" table:formula="of:=INT([.S$2]+([.S$130]-[.S$2])*(ROW()-2)/128)" table:style-name="ce1">
            <text:p>30752</text:p>
          </table:table-cell>
          <table:table-cell office:value-type="float" office:value="31424" table:formula="of:=INT([.T$2]+([.T$130]-[.T$2])*(ROW()-2)/128)" table:style-name="ce1">
            <text:p>31424</text:p>
          </table:table-cell>
          <table:table-cell office:value-type="float" office:value="32096" table:formula="of:=INT([.U$2]+([.U$130]-[.U$2])*(ROW()-2)/128)" table:style-name="ce1">
            <text:p>320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440" table:formula="of:=INT([.G$2]+([.G$130]-[.G$2])*(ROW()-2)/128)" table:style-name="ce1">
            <text:p>5440</text:p>
          </table:table-cell>
          <table:table-cell office:value-type="float" office:value="10880" table:formula="of:=INT([.H$2]+([.H$130]-[.H$2])*(ROW()-2)/128)" table:style-name="ce1">
            <text:p>10880</text:p>
          </table:table-cell>
          <table:table-cell office:value-type="float" office:value="13600" table:formula="of:=INT([.I$2]+([.I$130]-[.I$2])*(ROW()-2)/128)" table:style-name="ce1">
            <text:p>13600</text:p>
          </table:table-cell>
          <table:table-cell office:value-type="float" office:value="16320" table:formula="of:=INT([.J$2]+([.J$130]-[.J$2])*(ROW()-2)/128)" table:style-name="ce1">
            <text:p>16320</text:p>
          </table:table-cell>
          <table:table-cell office:value-type="float" office:value="19040" table:formula="of:=INT([.K$2]+([.K$130]-[.K$2])*(ROW()-2)/128)" table:style-name="ce1">
            <text:p>19040</text:p>
          </table:table-cell>
          <table:table-cell office:value-type="float" office:value="21760" table:formula="of:=INT([.L$2]+([.L$130]-[.L$2])*(ROW()-2)/128)" table:style-name="ce1">
            <text:p>21760</text:p>
          </table:table-cell>
          <table:table-cell office:value-type="float" office:value="23136" table:formula="of:=INT([.M$2]+([.M$130]-[.M$2])*(ROW()-2)/128)" table:style-name="ce1">
            <text:p>23136</text:p>
          </table:table-cell>
          <table:table-cell office:value-type="float" office:value="24512" table:formula="of:=INT([.N$2]+([.N$130]-[.N$2])*(ROW()-2)/128)" table:style-name="ce1">
            <text:p>24512</text:p>
          </table:table-cell>
          <table:table-cell office:value-type="float" office:value="25888" table:formula="of:=INT([.O$2]+([.O$130]-[.O$2])*(ROW()-2)/128)" table:style-name="ce1">
            <text:p>25888</text:p>
          </table:table-cell>
          <table:table-cell office:value-type="float" office:value="27264" table:formula="of:=INT([.P$2]+([.P$130]-[.P$2])*(ROW()-2)/128)" table:style-name="ce1">
            <text:p>27264</text:p>
          </table:table-cell>
          <table:table-cell office:value-type="float" office:value="28640" table:formula="of:=INT([.Q$2]+([.Q$130]-[.Q$2])*(ROW()-2)/128)" table:style-name="ce1">
            <text:p>28640</text:p>
          </table:table-cell>
          <table:table-cell office:value-type="float" office:value="30016" table:formula="of:=INT([.R$2]+([.R$130]-[.R$2])*(ROW()-2)/128)" table:style-name="ce1">
            <text:p>30016</text:p>
          </table:table-cell>
          <table:table-cell office:value-type="float" office:value="30704" table:formula="of:=INT([.S$2]+([.S$130]-[.S$2])*(ROW()-2)/128)" table:style-name="ce1">
            <text:p>30704</text:p>
          </table:table-cell>
          <table:table-cell office:value-type="float" office:value="31392" table:formula="of:=INT([.T$2]+([.T$130]-[.T$2])*(ROW()-2)/128)" table:style-name="ce1">
            <text:p>31392</text:p>
          </table:table-cell>
          <table:table-cell office:value-type="float" office:value="32080" table:formula="of:=INT([.U$2]+([.U$130]-[.U$2])*(ROW()-2)/128)" table:style-name="ce1">
            <text:p>320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376" table:formula="of:=INT([.G$2]+([.G$130]-[.G$2])*(ROW()-2)/128)" table:style-name="ce1">
            <text:p>5376</text:p>
          </table:table-cell>
          <table:table-cell office:value-type="float" office:value="10752" table:formula="of:=INT([.H$2]+([.H$130]-[.H$2])*(ROW()-2)/128)" table:style-name="ce1">
            <text:p>10752</text:p>
          </table:table-cell>
          <table:table-cell office:value-type="float" office:value="13440" table:formula="of:=INT([.I$2]+([.I$130]-[.I$2])*(ROW()-2)/128)" table:style-name="ce1">
            <text:p>13440</text:p>
          </table:table-cell>
          <table:table-cell office:value-type="float" office:value="16128" table:formula="of:=INT([.J$2]+([.J$130]-[.J$2])*(ROW()-2)/128)" table:style-name="ce1">
            <text:p>16128</text:p>
          </table:table-cell>
          <table:table-cell office:value-type="float" office:value="18816" table:formula="of:=INT([.K$2]+([.K$130]-[.K$2])*(ROW()-2)/128)" table:style-name="ce1">
            <text:p>18816</text:p>
          </table:table-cell>
          <table:table-cell office:value-type="float" office:value="21504" table:formula="of:=INT([.L$2]+([.L$130]-[.L$2])*(ROW()-2)/128)" table:style-name="ce1">
            <text:p>21504</text:p>
          </table:table-cell>
          <table:table-cell office:value-type="float" office:value="22912" table:formula="of:=INT([.M$2]+([.M$130]-[.M$2])*(ROW()-2)/128)" table:style-name="ce1">
            <text:p>22912</text:p>
          </table:table-cell>
          <table:table-cell office:value-type="float" office:value="24320" table:formula="of:=INT([.N$2]+([.N$130]-[.N$2])*(ROW()-2)/128)" table:style-name="ce1">
            <text:p>24320</text:p>
          </table:table-cell>
          <table:table-cell office:value-type="float" office:value="25728" table:formula="of:=INT([.O$2]+([.O$130]-[.O$2])*(ROW()-2)/128)" table:style-name="ce1">
            <text:p>25728</text:p>
          </table:table-cell>
          <table:table-cell office:value-type="float" office:value="27136" table:formula="of:=INT([.P$2]+([.P$130]-[.P$2])*(ROW()-2)/128)" table:style-name="ce1">
            <text:p>27136</text:p>
          </table:table-cell>
          <table:table-cell office:value-type="float" office:value="28544" table:formula="of:=INT([.Q$2]+([.Q$130]-[.Q$2])*(ROW()-2)/128)" table:style-name="ce1">
            <text:p>28544</text:p>
          </table:table-cell>
          <table:table-cell office:value-type="float" office:value="29952" table:formula="of:=INT([.R$2]+([.R$130]-[.R$2])*(ROW()-2)/128)" table:style-name="ce1">
            <text:p>29952</text:p>
          </table:table-cell>
          <table:table-cell office:value-type="float" office:value="30656" table:formula="of:=INT([.S$2]+([.S$130]-[.S$2])*(ROW()-2)/128)" table:style-name="ce1">
            <text:p>30656</text:p>
          </table:table-cell>
          <table:table-cell office:value-type="float" office:value="31360" table:formula="of:=INT([.T$2]+([.T$130]-[.T$2])*(ROW()-2)/128)" table:style-name="ce1">
            <text:p>31360</text:p>
          </table:table-cell>
          <table:table-cell office:value-type="float" office:value="32064" table:formula="of:=INT([.U$2]+([.U$130]-[.U$2])*(ROW()-2)/128)" table:style-name="ce1">
            <text:p>320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312" table:formula="of:=INT([.G$2]+([.G$130]-[.G$2])*(ROW()-2)/128)" table:style-name="ce1">
            <text:p>5312</text:p>
          </table:table-cell>
          <table:table-cell office:value-type="float" office:value="10624" table:formula="of:=INT([.H$2]+([.H$130]-[.H$2])*(ROW()-2)/128)" table:style-name="ce1">
            <text:p>10624</text:p>
          </table:table-cell>
          <table:table-cell office:value-type="float" office:value="13280" table:formula="of:=INT([.I$2]+([.I$130]-[.I$2])*(ROW()-2)/128)" table:style-name="ce1">
            <text:p>13280</text:p>
          </table:table-cell>
          <table:table-cell office:value-type="float" office:value="15936" table:formula="of:=INT([.J$2]+([.J$130]-[.J$2])*(ROW()-2)/128)" table:style-name="ce1">
            <text:p>15936</text:p>
          </table:table-cell>
          <table:table-cell office:value-type="float" office:value="18592" table:formula="of:=INT([.K$2]+([.K$130]-[.K$2])*(ROW()-2)/128)" table:style-name="ce1">
            <text:p>18592</text:p>
          </table:table-cell>
          <table:table-cell office:value-type="float" office:value="21248" table:formula="of:=INT([.L$2]+([.L$130]-[.L$2])*(ROW()-2)/128)" table:style-name="ce1">
            <text:p>21248</text:p>
          </table:table-cell>
          <table:table-cell office:value-type="float" office:value="22688" table:formula="of:=INT([.M$2]+([.M$130]-[.M$2])*(ROW()-2)/128)" table:style-name="ce1">
            <text:p>22688</text:p>
          </table:table-cell>
          <table:table-cell office:value-type="float" office:value="24128" table:formula="of:=INT([.N$2]+([.N$130]-[.N$2])*(ROW()-2)/128)" table:style-name="ce1">
            <text:p>24128</text:p>
          </table:table-cell>
          <table:table-cell office:value-type="float" office:value="25568" table:formula="of:=INT([.O$2]+([.O$130]-[.O$2])*(ROW()-2)/128)" table:style-name="ce1">
            <text:p>25568</text:p>
          </table:table-cell>
          <table:table-cell office:value-type="float" office:value="27008" table:formula="of:=INT([.P$2]+([.P$130]-[.P$2])*(ROW()-2)/128)" table:style-name="ce1">
            <text:p>27008</text:p>
          </table:table-cell>
          <table:table-cell office:value-type="float" office:value="28448" table:formula="of:=INT([.Q$2]+([.Q$130]-[.Q$2])*(ROW()-2)/128)" table:style-name="ce1">
            <text:p>28448</text:p>
          </table:table-cell>
          <table:table-cell office:value-type="float" office:value="29888" table:formula="of:=INT([.R$2]+([.R$130]-[.R$2])*(ROW()-2)/128)" table:style-name="ce1">
            <text:p>29888</text:p>
          </table:table-cell>
          <table:table-cell office:value-type="float" office:value="30608" table:formula="of:=INT([.S$2]+([.S$130]-[.S$2])*(ROW()-2)/128)" table:style-name="ce1">
            <text:p>30608</text:p>
          </table:table-cell>
          <table:table-cell office:value-type="float" office:value="31328" table:formula="of:=INT([.T$2]+([.T$130]-[.T$2])*(ROW()-2)/128)" table:style-name="ce1">
            <text:p>31328</text:p>
          </table:table-cell>
          <table:table-cell office:value-type="float" office:value="32048" table:formula="of:=INT([.U$2]+([.U$130]-[.U$2])*(ROW()-2)/128)" table:style-name="ce1">
            <text:p>320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248" table:formula="of:=INT([.G$2]+([.G$130]-[.G$2])*(ROW()-2)/128)" table:style-name="ce1">
            <text:p>5248</text:p>
          </table:table-cell>
          <table:table-cell office:value-type="float" office:value="10496" table:formula="of:=INT([.H$2]+([.H$130]-[.H$2])*(ROW()-2)/128)" table:style-name="ce1">
            <text:p>10496</text:p>
          </table:table-cell>
          <table:table-cell office:value-type="float" office:value="13120" table:formula="of:=INT([.I$2]+([.I$130]-[.I$2])*(ROW()-2)/128)" table:style-name="ce1">
            <text:p>13120</text:p>
          </table:table-cell>
          <table:table-cell office:value-type="float" office:value="15744" table:formula="of:=INT([.J$2]+([.J$130]-[.J$2])*(ROW()-2)/128)" table:style-name="ce1">
            <text:p>15744</text:p>
          </table:table-cell>
          <table:table-cell office:value-type="float" office:value="18368" table:formula="of:=INT([.K$2]+([.K$130]-[.K$2])*(ROW()-2)/128)" table:style-name="ce1">
            <text:p>18368</text:p>
          </table:table-cell>
          <table:table-cell office:value-type="float" office:value="20992" table:formula="of:=INT([.L$2]+([.L$130]-[.L$2])*(ROW()-2)/128)" table:style-name="ce1">
            <text:p>20992</text:p>
          </table:table-cell>
          <table:table-cell office:value-type="float" office:value="22464" table:formula="of:=INT([.M$2]+([.M$130]-[.M$2])*(ROW()-2)/128)" table:style-name="ce1">
            <text:p>22464</text:p>
          </table:table-cell>
          <table:table-cell office:value-type="float" office:value="23936" table:formula="of:=INT([.N$2]+([.N$130]-[.N$2])*(ROW()-2)/128)" table:style-name="ce1">
            <text:p>23936</text:p>
          </table:table-cell>
          <table:table-cell office:value-type="float" office:value="25408" table:formula="of:=INT([.O$2]+([.O$130]-[.O$2])*(ROW()-2)/128)" table:style-name="ce1">
            <text:p>25408</text:p>
          </table:table-cell>
          <table:table-cell office:value-type="float" office:value="26880" table:formula="of:=INT([.P$2]+([.P$130]-[.P$2])*(ROW()-2)/128)" table:style-name="ce1">
            <text:p>26880</text:p>
          </table:table-cell>
          <table:table-cell office:value-type="float" office:value="28352" table:formula="of:=INT([.Q$2]+([.Q$130]-[.Q$2])*(ROW()-2)/128)" table:style-name="ce1">
            <text:p>28352</text:p>
          </table:table-cell>
          <table:table-cell office:value-type="float" office:value="29824" table:formula="of:=INT([.R$2]+([.R$130]-[.R$2])*(ROW()-2)/128)" table:style-name="ce1">
            <text:p>29824</text:p>
          </table:table-cell>
          <table:table-cell office:value-type="float" office:value="30560" table:formula="of:=INT([.S$2]+([.S$130]-[.S$2])*(ROW()-2)/128)" table:style-name="ce1">
            <text:p>30560</text:p>
          </table:table-cell>
          <table:table-cell office:value-type="float" office:value="31296" table:formula="of:=INT([.T$2]+([.T$130]-[.T$2])*(ROW()-2)/128)" table:style-name="ce1">
            <text:p>31296</text:p>
          </table:table-cell>
          <table:table-cell office:value-type="float" office:value="32032" table:formula="of:=INT([.U$2]+([.U$130]-[.U$2])*(ROW()-2)/128)" table:style-name="ce1">
            <text:p>320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84" table:formula="of:=INT([.G$2]+([.G$130]-[.G$2])*(ROW()-2)/128)" table:style-name="ce1">
            <text:p>5184</text:p>
          </table:table-cell>
          <table:table-cell office:value-type="float" office:value="10368" table:formula="of:=INT([.H$2]+([.H$130]-[.H$2])*(ROW()-2)/128)" table:style-name="ce1">
            <text:p>10368</text:p>
          </table:table-cell>
          <table:table-cell office:value-type="float" office:value="12960" table:formula="of:=INT([.I$2]+([.I$130]-[.I$2])*(ROW()-2)/128)" table:style-name="ce1">
            <text:p>12960</text:p>
          </table:table-cell>
          <table:table-cell office:value-type="float" office:value="15552" table:formula="of:=INT([.J$2]+([.J$130]-[.J$2])*(ROW()-2)/128)" table:style-name="ce1">
            <text:p>15552</text:p>
          </table:table-cell>
          <table:table-cell office:value-type="float" office:value="18144" table:formula="of:=INT([.K$2]+([.K$130]-[.K$2])*(ROW()-2)/128)" table:style-name="ce1">
            <text:p>18144</text:p>
          </table:table-cell>
          <table:table-cell office:value-type="float" office:value="20736" table:formula="of:=INT([.L$2]+([.L$130]-[.L$2])*(ROW()-2)/128)" table:style-name="ce1">
            <text:p>20736</text:p>
          </table:table-cell>
          <table:table-cell office:value-type="float" office:value="22240" table:formula="of:=INT([.M$2]+([.M$130]-[.M$2])*(ROW()-2)/128)" table:style-name="ce1">
            <text:p>22240</text:p>
          </table:table-cell>
          <table:table-cell office:value-type="float" office:value="23744" table:formula="of:=INT([.N$2]+([.N$130]-[.N$2])*(ROW()-2)/128)" table:style-name="ce1">
            <text:p>23744</text:p>
          </table:table-cell>
          <table:table-cell office:value-type="float" office:value="25248" table:formula="of:=INT([.O$2]+([.O$130]-[.O$2])*(ROW()-2)/128)" table:style-name="ce1">
            <text:p>25248</text:p>
          </table:table-cell>
          <table:table-cell office:value-type="float" office:value="26752" table:formula="of:=INT([.P$2]+([.P$130]-[.P$2])*(ROW()-2)/128)" table:style-name="ce1">
            <text:p>26752</text:p>
          </table:table-cell>
          <table:table-cell office:value-type="float" office:value="28256" table:formula="of:=INT([.Q$2]+([.Q$130]-[.Q$2])*(ROW()-2)/128)" table:style-name="ce1">
            <text:p>28256</text:p>
          </table:table-cell>
          <table:table-cell office:value-type="float" office:value="29760" table:formula="of:=INT([.R$2]+([.R$130]-[.R$2])*(ROW()-2)/128)" table:style-name="ce1">
            <text:p>29760</text:p>
          </table:table-cell>
          <table:table-cell office:value-type="float" office:value="30512" table:formula="of:=INT([.S$2]+([.S$130]-[.S$2])*(ROW()-2)/128)" table:style-name="ce1">
            <text:p>30512</text:p>
          </table:table-cell>
          <table:table-cell office:value-type="float" office:value="31264" table:formula="of:=INT([.T$2]+([.T$130]-[.T$2])*(ROW()-2)/128)" table:style-name="ce1">
            <text:p>31264</text:p>
          </table:table-cell>
          <table:table-cell office:value-type="float" office:value="32016" table:formula="of:=INT([.U$2]+([.U$130]-[.U$2])*(ROW()-2)/128)" table:style-name="ce1">
            <text:p>320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0" table:formula="of:=INT([.G$2]+([.G$130]-[.G$2])*(ROW()-2)/128)" table:style-name="ce1">
            <text:p>5120</text:p>
          </table:table-cell>
          <table:table-cell office:value-type="float" office:value="10240" table:formula="of:=INT([.H$2]+([.H$130]-[.H$2])*(ROW()-2)/128)" table:style-name="ce1">
            <text:p>10240</text:p>
          </table:table-cell>
          <table:table-cell office:value-type="float" office:value="12800" table:formula="of:=INT([.I$2]+([.I$130]-[.I$2])*(ROW()-2)/128)" table:style-name="ce1">
            <text:p>12800</text:p>
          </table:table-cell>
          <table:table-cell office:value-type="float" office:value="15360" table:formula="of:=INT([.J$2]+([.J$130]-[.J$2])*(ROW()-2)/128)" table:style-name="ce1">
            <text:p>15360</text:p>
          </table:table-cell>
          <table:table-cell office:value-type="float" office:value="17920" table:formula="of:=INT([.K$2]+([.K$130]-[.K$2])*(ROW()-2)/128)" table:style-name="ce1">
            <text:p>17920</text:p>
          </table:table-cell>
          <table:table-cell office:value-type="float" office:value="20480" table:formula="of:=INT([.L$2]+([.L$130]-[.L$2])*(ROW()-2)/128)" table:style-name="ce1">
            <text:p>20480</text:p>
          </table:table-cell>
          <table:table-cell office:value-type="float" office:value="22016" table:formula="of:=INT([.M$2]+([.M$130]-[.M$2])*(ROW()-2)/128)" table:style-name="ce1">
            <text:p>22016</text:p>
          </table:table-cell>
          <table:table-cell office:value-type="float" office:value="23552" table:formula="of:=INT([.N$2]+([.N$130]-[.N$2])*(ROW()-2)/128)" table:style-name="ce1">
            <text:p>23552</text:p>
          </table:table-cell>
          <table:table-cell office:value-type="float" office:value="25088" table:formula="of:=INT([.O$2]+([.O$130]-[.O$2])*(ROW()-2)/128)" table:style-name="ce1">
            <text:p>25088</text:p>
          </table:table-cell>
          <table:table-cell office:value-type="float" office:value="26624" table:formula="of:=INT([.P$2]+([.P$130]-[.P$2])*(ROW()-2)/128)" table:style-name="ce1">
            <text:p>26624</text:p>
          </table:table-cell>
          <table:table-cell office:value-type="float" office:value="28160" table:formula="of:=INT([.Q$2]+([.Q$130]-[.Q$2])*(ROW()-2)/128)" table:style-name="ce1">
            <text:p>28160</text:p>
          </table:table-cell>
          <table:table-cell office:value-type="float" office:value="29696" table:formula="of:=INT([.R$2]+([.R$130]-[.R$2])*(ROW()-2)/128)" table:style-name="ce1">
            <text:p>29696</text:p>
          </table:table-cell>
          <table:table-cell office:value-type="float" office:value="30464" table:formula="of:=INT([.S$2]+([.S$130]-[.S$2])*(ROW()-2)/128)" table:style-name="ce1">
            <text:p>30464</text:p>
          </table:table-cell>
          <table:table-cell office:value-type="float" office:value="31232" table:formula="of:=INT([.T$2]+([.T$130]-[.T$2])*(ROW()-2)/128)" table:style-name="ce1">
            <text:p>31232</text:p>
          </table:table-cell>
          <table:table-cell office:value-type="float" office:value="32000" table:formula="of:=INT([.U$2]+([.U$130]-[.U$2])*(ROW()-2)/128)" table:style-name="ce1">
            <text:p>320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056" table:formula="of:=INT([.G$2]+([.G$130]-[.G$2])*(ROW()-2)/128)" table:style-name="ce1">
            <text:p>5056</text:p>
          </table:table-cell>
          <table:table-cell office:value-type="float" office:value="10112" table:formula="of:=INT([.H$2]+([.H$130]-[.H$2])*(ROW()-2)/128)" table:style-name="ce1">
            <text:p>10112</text:p>
          </table:table-cell>
          <table:table-cell office:value-type="float" office:value="12640" table:formula="of:=INT([.I$2]+([.I$130]-[.I$2])*(ROW()-2)/128)" table:style-name="ce1">
            <text:p>12640</text:p>
          </table:table-cell>
          <table:table-cell office:value-type="float" office:value="15168" table:formula="of:=INT([.J$2]+([.J$130]-[.J$2])*(ROW()-2)/128)" table:style-name="ce1">
            <text:p>15168</text:p>
          </table:table-cell>
          <table:table-cell office:value-type="float" office:value="17696" table:formula="of:=INT([.K$2]+([.K$130]-[.K$2])*(ROW()-2)/128)" table:style-name="ce1">
            <text:p>17696</text:p>
          </table:table-cell>
          <table:table-cell office:value-type="float" office:value="20224" table:formula="of:=INT([.L$2]+([.L$130]-[.L$2])*(ROW()-2)/128)" table:style-name="ce1">
            <text:p>20224</text:p>
          </table:table-cell>
          <table:table-cell office:value-type="float" office:value="21792" table:formula="of:=INT([.M$2]+([.M$130]-[.M$2])*(ROW()-2)/128)" table:style-name="ce1">
            <text:p>21792</text:p>
          </table:table-cell>
          <table:table-cell office:value-type="float" office:value="23360" table:formula="of:=INT([.N$2]+([.N$130]-[.N$2])*(ROW()-2)/128)" table:style-name="ce1">
            <text:p>23360</text:p>
          </table:table-cell>
          <table:table-cell office:value-type="float" office:value="24928" table:formula="of:=INT([.O$2]+([.O$130]-[.O$2])*(ROW()-2)/128)" table:style-name="ce1">
            <text:p>24928</text:p>
          </table:table-cell>
          <table:table-cell office:value-type="float" office:value="26496" table:formula="of:=INT([.P$2]+([.P$130]-[.P$2])*(ROW()-2)/128)" table:style-name="ce1">
            <text:p>26496</text:p>
          </table:table-cell>
          <table:table-cell office:value-type="float" office:value="28064" table:formula="of:=INT([.Q$2]+([.Q$130]-[.Q$2])*(ROW()-2)/128)" table:style-name="ce1">
            <text:p>28064</text:p>
          </table:table-cell>
          <table:table-cell office:value-type="float" office:value="29632" table:formula="of:=INT([.R$2]+([.R$130]-[.R$2])*(ROW()-2)/128)" table:style-name="ce1">
            <text:p>29632</text:p>
          </table:table-cell>
          <table:table-cell office:value-type="float" office:value="30416" table:formula="of:=INT([.S$2]+([.S$130]-[.S$2])*(ROW()-2)/128)" table:style-name="ce1">
            <text:p>30416</text:p>
          </table:table-cell>
          <table:table-cell office:value-type="float" office:value="31200" table:formula="of:=INT([.T$2]+([.T$130]-[.T$2])*(ROW()-2)/128)" table:style-name="ce1">
            <text:p>31200</text:p>
          </table:table-cell>
          <table:table-cell office:value-type="float" office:value="31984" table:formula="of:=INT([.U$2]+([.U$130]-[.U$2])*(ROW()-2)/128)" table:style-name="ce1">
            <text:p>319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992" table:formula="of:=INT([.G$2]+([.G$130]-[.G$2])*(ROW()-2)/128)" table:style-name="ce1">
            <text:p>4992</text:p>
          </table:table-cell>
          <table:table-cell office:value-type="float" office:value="9984" table:formula="of:=INT([.H$2]+([.H$130]-[.H$2])*(ROW()-2)/128)" table:style-name="ce1">
            <text:p>9984</text:p>
          </table:table-cell>
          <table:table-cell office:value-type="float" office:value="12480" table:formula="of:=INT([.I$2]+([.I$130]-[.I$2])*(ROW()-2)/128)" table:style-name="ce1">
            <text:p>12480</text:p>
          </table:table-cell>
          <table:table-cell office:value-type="float" office:value="14976" table:formula="of:=INT([.J$2]+([.J$130]-[.J$2])*(ROW()-2)/128)" table:style-name="ce1">
            <text:p>14976</text:p>
          </table:table-cell>
          <table:table-cell office:value-type="float" office:value="17472" table:formula="of:=INT([.K$2]+([.K$130]-[.K$2])*(ROW()-2)/128)" table:style-name="ce1">
            <text:p>17472</text:p>
          </table:table-cell>
          <table:table-cell office:value-type="float" office:value="19968" table:formula="of:=INT([.L$2]+([.L$130]-[.L$2])*(ROW()-2)/128)" table:style-name="ce1">
            <text:p>19968</text:p>
          </table:table-cell>
          <table:table-cell office:value-type="float" office:value="21568" table:formula="of:=INT([.M$2]+([.M$130]-[.M$2])*(ROW()-2)/128)" table:style-name="ce1">
            <text:p>21568</text:p>
          </table:table-cell>
          <table:table-cell office:value-type="float" office:value="23168" table:formula="of:=INT([.N$2]+([.N$130]-[.N$2])*(ROW()-2)/128)" table:style-name="ce1">
            <text:p>23168</text:p>
          </table:table-cell>
          <table:table-cell office:value-type="float" office:value="24768" table:formula="of:=INT([.O$2]+([.O$130]-[.O$2])*(ROW()-2)/128)" table:style-name="ce1">
            <text:p>24768</text:p>
          </table:table-cell>
          <table:table-cell office:value-type="float" office:value="26368" table:formula="of:=INT([.P$2]+([.P$130]-[.P$2])*(ROW()-2)/128)" table:style-name="ce1">
            <text:p>26368</text:p>
          </table:table-cell>
          <table:table-cell office:value-type="float" office:value="27968" table:formula="of:=INT([.Q$2]+([.Q$130]-[.Q$2])*(ROW()-2)/128)" table:style-name="ce1">
            <text:p>27968</text:p>
          </table:table-cell>
          <table:table-cell office:value-type="float" office:value="29568" table:formula="of:=INT([.R$2]+([.R$130]-[.R$2])*(ROW()-2)/128)" table:style-name="ce1">
            <text:p>29568</text:p>
          </table:table-cell>
          <table:table-cell office:value-type="float" office:value="30368" table:formula="of:=INT([.S$2]+([.S$130]-[.S$2])*(ROW()-2)/128)" table:style-name="ce1">
            <text:p>30368</text:p>
          </table:table-cell>
          <table:table-cell office:value-type="float" office:value="31168" table:formula="of:=INT([.T$2]+([.T$130]-[.T$2])*(ROW()-2)/128)" table:style-name="ce1">
            <text:p>31168</text:p>
          </table:table-cell>
          <table:table-cell office:value-type="float" office:value="31968" table:formula="of:=INT([.U$2]+([.U$130]-[.U$2])*(ROW()-2)/128)" table:style-name="ce1">
            <text:p>319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928" table:formula="of:=INT([.G$2]+([.G$130]-[.G$2])*(ROW()-2)/128)" table:style-name="ce1">
            <text:p>4928</text:p>
          </table:table-cell>
          <table:table-cell office:value-type="float" office:value="9856" table:formula="of:=INT([.H$2]+([.H$130]-[.H$2])*(ROW()-2)/128)" table:style-name="ce1">
            <text:p>9856</text:p>
          </table:table-cell>
          <table:table-cell office:value-type="float" office:value="12320" table:formula="of:=INT([.I$2]+([.I$130]-[.I$2])*(ROW()-2)/128)" table:style-name="ce1">
            <text:p>12320</text:p>
          </table:table-cell>
          <table:table-cell office:value-type="float" office:value="14784" table:formula="of:=INT([.J$2]+([.J$130]-[.J$2])*(ROW()-2)/128)" table:style-name="ce1">
            <text:p>14784</text:p>
          </table:table-cell>
          <table:table-cell office:value-type="float" office:value="17248" table:formula="of:=INT([.K$2]+([.K$130]-[.K$2])*(ROW()-2)/128)" table:style-name="ce1">
            <text:p>17248</text:p>
          </table:table-cell>
          <table:table-cell office:value-type="float" office:value="19712" table:formula="of:=INT([.L$2]+([.L$130]-[.L$2])*(ROW()-2)/128)" table:style-name="ce1">
            <text:p>19712</text:p>
          </table:table-cell>
          <table:table-cell office:value-type="float" office:value="21344" table:formula="of:=INT([.M$2]+([.M$130]-[.M$2])*(ROW()-2)/128)" table:style-name="ce1">
            <text:p>21344</text:p>
          </table:table-cell>
          <table:table-cell office:value-type="float" office:value="22976" table:formula="of:=INT([.N$2]+([.N$130]-[.N$2])*(ROW()-2)/128)" table:style-name="ce1">
            <text:p>22976</text:p>
          </table:table-cell>
          <table:table-cell office:value-type="float" office:value="24608" table:formula="of:=INT([.O$2]+([.O$130]-[.O$2])*(ROW()-2)/128)" table:style-name="ce1">
            <text:p>24608</text:p>
          </table:table-cell>
          <table:table-cell office:value-type="float" office:value="26240" table:formula="of:=INT([.P$2]+([.P$130]-[.P$2])*(ROW()-2)/128)" table:style-name="ce1">
            <text:p>26240</text:p>
          </table:table-cell>
          <table:table-cell office:value-type="float" office:value="27872" table:formula="of:=INT([.Q$2]+([.Q$130]-[.Q$2])*(ROW()-2)/128)" table:style-name="ce1">
            <text:p>27872</text:p>
          </table:table-cell>
          <table:table-cell office:value-type="float" office:value="29504" table:formula="of:=INT([.R$2]+([.R$130]-[.R$2])*(ROW()-2)/128)" table:style-name="ce1">
            <text:p>29504</text:p>
          </table:table-cell>
          <table:table-cell office:value-type="float" office:value="30320" table:formula="of:=INT([.S$2]+([.S$130]-[.S$2])*(ROW()-2)/128)" table:style-name="ce1">
            <text:p>30320</text:p>
          </table:table-cell>
          <table:table-cell office:value-type="float" office:value="31136" table:formula="of:=INT([.T$2]+([.T$130]-[.T$2])*(ROW()-2)/128)" table:style-name="ce1">
            <text:p>31136</text:p>
          </table:table-cell>
          <table:table-cell office:value-type="float" office:value="31952" table:formula="of:=INT([.U$2]+([.U$130]-[.U$2])*(ROW()-2)/128)" table:style-name="ce1">
            <text:p>319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864" table:formula="of:=INT([.G$2]+([.G$130]-[.G$2])*(ROW()-2)/128)" table:style-name="ce1">
            <text:p>4864</text:p>
          </table:table-cell>
          <table:table-cell office:value-type="float" office:value="9728" table:formula="of:=INT([.H$2]+([.H$130]-[.H$2])*(ROW()-2)/128)" table:style-name="ce1">
            <text:p>9728</text:p>
          </table:table-cell>
          <table:table-cell office:value-type="float" office:value="12160" table:formula="of:=INT([.I$2]+([.I$130]-[.I$2])*(ROW()-2)/128)" table:style-name="ce1">
            <text:p>12160</text:p>
          </table:table-cell>
          <table:table-cell office:value-type="float" office:value="14592" table:formula="of:=INT([.J$2]+([.J$130]-[.J$2])*(ROW()-2)/128)" table:style-name="ce1">
            <text:p>14592</text:p>
          </table:table-cell>
          <table:table-cell office:value-type="float" office:value="17024" table:formula="of:=INT([.K$2]+([.K$130]-[.K$2])*(ROW()-2)/128)" table:style-name="ce1">
            <text:p>17024</text:p>
          </table:table-cell>
          <table:table-cell office:value-type="float" office:value="19456" table:formula="of:=INT([.L$2]+([.L$130]-[.L$2])*(ROW()-2)/128)" table:style-name="ce1">
            <text:p>19456</text:p>
          </table:table-cell>
          <table:table-cell office:value-type="float" office:value="21120" table:formula="of:=INT([.M$2]+([.M$130]-[.M$2])*(ROW()-2)/128)" table:style-name="ce1">
            <text:p>21120</text:p>
          </table:table-cell>
          <table:table-cell office:value-type="float" office:value="22784" table:formula="of:=INT([.N$2]+([.N$130]-[.N$2])*(ROW()-2)/128)" table:style-name="ce1">
            <text:p>22784</text:p>
          </table:table-cell>
          <table:table-cell office:value-type="float" office:value="24448" table:formula="of:=INT([.O$2]+([.O$130]-[.O$2])*(ROW()-2)/128)" table:style-name="ce1">
            <text:p>24448</text:p>
          </table:table-cell>
          <table:table-cell office:value-type="float" office:value="26112" table:formula="of:=INT([.P$2]+([.P$130]-[.P$2])*(ROW()-2)/128)" table:style-name="ce1">
            <text:p>26112</text:p>
          </table:table-cell>
          <table:table-cell office:value-type="float" office:value="27776" table:formula="of:=INT([.Q$2]+([.Q$130]-[.Q$2])*(ROW()-2)/128)" table:style-name="ce1">
            <text:p>27776</text:p>
          </table:table-cell>
          <table:table-cell office:value-type="float" office:value="29440" table:formula="of:=INT([.R$2]+([.R$130]-[.R$2])*(ROW()-2)/128)" table:style-name="ce1">
            <text:p>29440</text:p>
          </table:table-cell>
          <table:table-cell office:value-type="float" office:value="30272" table:formula="of:=INT([.S$2]+([.S$130]-[.S$2])*(ROW()-2)/128)" table:style-name="ce1">
            <text:p>30272</text:p>
          </table:table-cell>
          <table:table-cell office:value-type="float" office:value="31104" table:formula="of:=INT([.T$2]+([.T$130]-[.T$2])*(ROW()-2)/128)" table:style-name="ce1">
            <text:p>31104</text:p>
          </table:table-cell>
          <table:table-cell office:value-type="float" office:value="31936" table:formula="of:=INT([.U$2]+([.U$130]-[.U$2])*(ROW()-2)/128)" table:style-name="ce1">
            <text:p>319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800" table:formula="of:=INT([.G$2]+([.G$130]-[.G$2])*(ROW()-2)/128)" table:style-name="ce1">
            <text:p>4800</text:p>
          </table:table-cell>
          <table:table-cell office:value-type="float" office:value="9600" table:formula="of:=INT([.H$2]+([.H$130]-[.H$2])*(ROW()-2)/128)" table:style-name="ce1">
            <text:p>9600</text:p>
          </table:table-cell>
          <table:table-cell office:value-type="float" office:value="12000" table:formula="of:=INT([.I$2]+([.I$130]-[.I$2])*(ROW()-2)/128)" table:style-name="ce1">
            <text:p>12000</text:p>
          </table:table-cell>
          <table:table-cell office:value-type="float" office:value="14400" table:formula="of:=INT([.J$2]+([.J$130]-[.J$2])*(ROW()-2)/128)" table:style-name="ce1">
            <text:p>14400</text:p>
          </table:table-cell>
          <table:table-cell office:value-type="float" office:value="16800" table:formula="of:=INT([.K$2]+([.K$130]-[.K$2])*(ROW()-2)/128)" table:style-name="ce1">
            <text:p>16800</text:p>
          </table:table-cell>
          <table:table-cell office:value-type="float" office:value="19200" table:formula="of:=INT([.L$2]+([.L$130]-[.L$2])*(ROW()-2)/128)" table:style-name="ce1">
            <text:p>19200</text:p>
          </table:table-cell>
          <table:table-cell office:value-type="float" office:value="20896" table:formula="of:=INT([.M$2]+([.M$130]-[.M$2])*(ROW()-2)/128)" table:style-name="ce1">
            <text:p>20896</text:p>
          </table:table-cell>
          <table:table-cell office:value-type="float" office:value="22592" table:formula="of:=INT([.N$2]+([.N$130]-[.N$2])*(ROW()-2)/128)" table:style-name="ce1">
            <text:p>22592</text:p>
          </table:table-cell>
          <table:table-cell office:value-type="float" office:value="24288" table:formula="of:=INT([.O$2]+([.O$130]-[.O$2])*(ROW()-2)/128)" table:style-name="ce1">
            <text:p>24288</text:p>
          </table:table-cell>
          <table:table-cell office:value-type="float" office:value="25984" table:formula="of:=INT([.P$2]+([.P$130]-[.P$2])*(ROW()-2)/128)" table:style-name="ce1">
            <text:p>25984</text:p>
          </table:table-cell>
          <table:table-cell office:value-type="float" office:value="27680" table:formula="of:=INT([.Q$2]+([.Q$130]-[.Q$2])*(ROW()-2)/128)" table:style-name="ce1">
            <text:p>27680</text:p>
          </table:table-cell>
          <table:table-cell office:value-type="float" office:value="29376" table:formula="of:=INT([.R$2]+([.R$130]-[.R$2])*(ROW()-2)/128)" table:style-name="ce1">
            <text:p>29376</text:p>
          </table:table-cell>
          <table:table-cell office:value-type="float" office:value="30224" table:formula="of:=INT([.S$2]+([.S$130]-[.S$2])*(ROW()-2)/128)" table:style-name="ce1">
            <text:p>30224</text:p>
          </table:table-cell>
          <table:table-cell office:value-type="float" office:value="31072" table:formula="of:=INT([.T$2]+([.T$130]-[.T$2])*(ROW()-2)/128)" table:style-name="ce1">
            <text:p>31072</text:p>
          </table:table-cell>
          <table:table-cell office:value-type="float" office:value="31920" table:formula="of:=INT([.U$2]+([.U$130]-[.U$2])*(ROW()-2)/128)" table:style-name="ce1">
            <text:p>319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736" table:formula="of:=INT([.G$2]+([.G$130]-[.G$2])*(ROW()-2)/128)" table:style-name="ce1">
            <text:p>4736</text:p>
          </table:table-cell>
          <table:table-cell office:value-type="float" office:value="9472" table:formula="of:=INT([.H$2]+([.H$130]-[.H$2])*(ROW()-2)/128)" table:style-name="ce1">
            <text:p>9472</text:p>
          </table:table-cell>
          <table:table-cell office:value-type="float" office:value="11840" table:formula="of:=INT([.I$2]+([.I$130]-[.I$2])*(ROW()-2)/128)" table:style-name="ce1">
            <text:p>11840</text:p>
          </table:table-cell>
          <table:table-cell office:value-type="float" office:value="14208" table:formula="of:=INT([.J$2]+([.J$130]-[.J$2])*(ROW()-2)/128)" table:style-name="ce1">
            <text:p>14208</text:p>
          </table:table-cell>
          <table:table-cell office:value-type="float" office:value="16576" table:formula="of:=INT([.K$2]+([.K$130]-[.K$2])*(ROW()-2)/128)" table:style-name="ce1">
            <text:p>16576</text:p>
          </table:table-cell>
          <table:table-cell office:value-type="float" office:value="18944" table:formula="of:=INT([.L$2]+([.L$130]-[.L$2])*(ROW()-2)/128)" table:style-name="ce1">
            <text:p>18944</text:p>
          </table:table-cell>
          <table:table-cell office:value-type="float" office:value="20672" table:formula="of:=INT([.M$2]+([.M$130]-[.M$2])*(ROW()-2)/128)" table:style-name="ce1">
            <text:p>20672</text:p>
          </table:table-cell>
          <table:table-cell office:value-type="float" office:value="22400" table:formula="of:=INT([.N$2]+([.N$130]-[.N$2])*(ROW()-2)/128)" table:style-name="ce1">
            <text:p>22400</text:p>
          </table:table-cell>
          <table:table-cell office:value-type="float" office:value="24128" table:formula="of:=INT([.O$2]+([.O$130]-[.O$2])*(ROW()-2)/128)" table:style-name="ce1">
            <text:p>24128</text:p>
          </table:table-cell>
          <table:table-cell office:value-type="float" office:value="25856" table:formula="of:=INT([.P$2]+([.P$130]-[.P$2])*(ROW()-2)/128)" table:style-name="ce1">
            <text:p>25856</text:p>
          </table:table-cell>
          <table:table-cell office:value-type="float" office:value="27584" table:formula="of:=INT([.Q$2]+([.Q$130]-[.Q$2])*(ROW()-2)/128)" table:style-name="ce1">
            <text:p>27584</text:p>
          </table:table-cell>
          <table:table-cell office:value-type="float" office:value="29312" table:formula="of:=INT([.R$2]+([.R$130]-[.R$2])*(ROW()-2)/128)" table:style-name="ce1">
            <text:p>29312</text:p>
          </table:table-cell>
          <table:table-cell office:value-type="float" office:value="30176" table:formula="of:=INT([.S$2]+([.S$130]-[.S$2])*(ROW()-2)/128)" table:style-name="ce1">
            <text:p>30176</text:p>
          </table:table-cell>
          <table:table-cell office:value-type="float" office:value="31040" table:formula="of:=INT([.T$2]+([.T$130]-[.T$2])*(ROW()-2)/128)" table:style-name="ce1">
            <text:p>31040</text:p>
          </table:table-cell>
          <table:table-cell office:value-type="float" office:value="31904" table:formula="of:=INT([.U$2]+([.U$130]-[.U$2])*(ROW()-2)/128)" table:style-name="ce1">
            <text:p>319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672" table:formula="of:=INT([.G$2]+([.G$130]-[.G$2])*(ROW()-2)/128)" table:style-name="ce1">
            <text:p>4672</text:p>
          </table:table-cell>
          <table:table-cell office:value-type="float" office:value="9344" table:formula="of:=INT([.H$2]+([.H$130]-[.H$2])*(ROW()-2)/128)" table:style-name="ce1">
            <text:p>9344</text:p>
          </table:table-cell>
          <table:table-cell office:value-type="float" office:value="11680" table:formula="of:=INT([.I$2]+([.I$130]-[.I$2])*(ROW()-2)/128)" table:style-name="ce1">
            <text:p>11680</text:p>
          </table:table-cell>
          <table:table-cell office:value-type="float" office:value="14016" table:formula="of:=INT([.J$2]+([.J$130]-[.J$2])*(ROW()-2)/128)" table:style-name="ce1">
            <text:p>14016</text:p>
          </table:table-cell>
          <table:table-cell office:value-type="float" office:value="16352" table:formula="of:=INT([.K$2]+([.K$130]-[.K$2])*(ROW()-2)/128)" table:style-name="ce1">
            <text:p>16352</text:p>
          </table:table-cell>
          <table:table-cell office:value-type="float" office:value="18688" table:formula="of:=INT([.L$2]+([.L$130]-[.L$2])*(ROW()-2)/128)" table:style-name="ce1">
            <text:p>18688</text:p>
          </table:table-cell>
          <table:table-cell office:value-type="float" office:value="20448" table:formula="of:=INT([.M$2]+([.M$130]-[.M$2])*(ROW()-2)/128)" table:style-name="ce1">
            <text:p>20448</text:p>
          </table:table-cell>
          <table:table-cell office:value-type="float" office:value="22208" table:formula="of:=INT([.N$2]+([.N$130]-[.N$2])*(ROW()-2)/128)" table:style-name="ce1">
            <text:p>22208</text:p>
          </table:table-cell>
          <table:table-cell office:value-type="float" office:value="23968" table:formula="of:=INT([.O$2]+([.O$130]-[.O$2])*(ROW()-2)/128)" table:style-name="ce1">
            <text:p>23968</text:p>
          </table:table-cell>
          <table:table-cell office:value-type="float" office:value="25728" table:formula="of:=INT([.P$2]+([.P$130]-[.P$2])*(ROW()-2)/128)" table:style-name="ce1">
            <text:p>25728</text:p>
          </table:table-cell>
          <table:table-cell office:value-type="float" office:value="27488" table:formula="of:=INT([.Q$2]+([.Q$130]-[.Q$2])*(ROW()-2)/128)" table:style-name="ce1">
            <text:p>27488</text:p>
          </table:table-cell>
          <table:table-cell office:value-type="float" office:value="29248" table:formula="of:=INT([.R$2]+([.R$130]-[.R$2])*(ROW()-2)/128)" table:style-name="ce1">
            <text:p>29248</text:p>
          </table:table-cell>
          <table:table-cell office:value-type="float" office:value="30128" table:formula="of:=INT([.S$2]+([.S$130]-[.S$2])*(ROW()-2)/128)" table:style-name="ce1">
            <text:p>30128</text:p>
          </table:table-cell>
          <table:table-cell office:value-type="float" office:value="31008" table:formula="of:=INT([.T$2]+([.T$130]-[.T$2])*(ROW()-2)/128)" table:style-name="ce1">
            <text:p>31008</text:p>
          </table:table-cell>
          <table:table-cell office:value-type="float" office:value="31888" table:formula="of:=INT([.U$2]+([.U$130]-[.U$2])*(ROW()-2)/128)" table:style-name="ce1">
            <text:p>318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608" table:formula="of:=INT([.G$2]+([.G$130]-[.G$2])*(ROW()-2)/128)" table:style-name="ce1">
            <text:p>4608</text:p>
          </table:table-cell>
          <table:table-cell office:value-type="float" office:value="9216" table:formula="of:=INT([.H$2]+([.H$130]-[.H$2])*(ROW()-2)/128)" table:style-name="ce1">
            <text:p>9216</text:p>
          </table:table-cell>
          <table:table-cell office:value-type="float" office:value="11520" table:formula="of:=INT([.I$2]+([.I$130]-[.I$2])*(ROW()-2)/128)" table:style-name="ce1">
            <text:p>11520</text:p>
          </table:table-cell>
          <table:table-cell office:value-type="float" office:value="13824" table:formula="of:=INT([.J$2]+([.J$130]-[.J$2])*(ROW()-2)/128)" table:style-name="ce1">
            <text:p>13824</text:p>
          </table:table-cell>
          <table:table-cell office:value-type="float" office:value="16128" table:formula="of:=INT([.K$2]+([.K$130]-[.K$2])*(ROW()-2)/128)" table:style-name="ce1">
            <text:p>16128</text:p>
          </table:table-cell>
          <table:table-cell office:value-type="float" office:value="18432" table:formula="of:=INT([.L$2]+([.L$130]-[.L$2])*(ROW()-2)/128)" table:style-name="ce1">
            <text:p>18432</text:p>
          </table:table-cell>
          <table:table-cell office:value-type="float" office:value="20224" table:formula="of:=INT([.M$2]+([.M$130]-[.M$2])*(ROW()-2)/128)" table:style-name="ce1">
            <text:p>20224</text:p>
          </table:table-cell>
          <table:table-cell office:value-type="float" office:value="22016" table:formula="of:=INT([.N$2]+([.N$130]-[.N$2])*(ROW()-2)/128)" table:style-name="ce1">
            <text:p>22016</text:p>
          </table:table-cell>
          <table:table-cell office:value-type="float" office:value="23808" table:formula="of:=INT([.O$2]+([.O$130]-[.O$2])*(ROW()-2)/128)" table:style-name="ce1">
            <text:p>23808</text:p>
          </table:table-cell>
          <table:table-cell office:value-type="float" office:value="25600" table:formula="of:=INT([.P$2]+([.P$130]-[.P$2])*(ROW()-2)/128)" table:style-name="ce1">
            <text:p>25600</text:p>
          </table:table-cell>
          <table:table-cell office:value-type="float" office:value="27392" table:formula="of:=INT([.Q$2]+([.Q$130]-[.Q$2])*(ROW()-2)/128)" table:style-name="ce1">
            <text:p>27392</text:p>
          </table:table-cell>
          <table:table-cell office:value-type="float" office:value="29184" table:formula="of:=INT([.R$2]+([.R$130]-[.R$2])*(ROW()-2)/128)" table:style-name="ce1">
            <text:p>29184</text:p>
          </table:table-cell>
          <table:table-cell office:value-type="float" office:value="30080" table:formula="of:=INT([.S$2]+([.S$130]-[.S$2])*(ROW()-2)/128)" table:style-name="ce1">
            <text:p>30080</text:p>
          </table:table-cell>
          <table:table-cell office:value-type="float" office:value="30976" table:formula="of:=INT([.T$2]+([.T$130]-[.T$2])*(ROW()-2)/128)" table:style-name="ce1">
            <text:p>30976</text:p>
          </table:table-cell>
          <table:table-cell office:value-type="float" office:value="31872" table:formula="of:=INT([.U$2]+([.U$130]-[.U$2])*(ROW()-2)/128)" table:style-name="ce1">
            <text:p>318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544" table:formula="of:=INT([.G$2]+([.G$130]-[.G$2])*(ROW()-2)/128)" table:style-name="ce1">
            <text:p>4544</text:p>
          </table:table-cell>
          <table:table-cell office:value-type="float" office:value="9088" table:formula="of:=INT([.H$2]+([.H$130]-[.H$2])*(ROW()-2)/128)" table:style-name="ce1">
            <text:p>9088</text:p>
          </table:table-cell>
          <table:table-cell office:value-type="float" office:value="11360" table:formula="of:=INT([.I$2]+([.I$130]-[.I$2])*(ROW()-2)/128)" table:style-name="ce1">
            <text:p>11360</text:p>
          </table:table-cell>
          <table:table-cell office:value-type="float" office:value="13632" table:formula="of:=INT([.J$2]+([.J$130]-[.J$2])*(ROW()-2)/128)" table:style-name="ce1">
            <text:p>13632</text:p>
          </table:table-cell>
          <table:table-cell office:value-type="float" office:value="15904" table:formula="of:=INT([.K$2]+([.K$130]-[.K$2])*(ROW()-2)/128)" table:style-name="ce1">
            <text:p>15904</text:p>
          </table:table-cell>
          <table:table-cell office:value-type="float" office:value="18176" table:formula="of:=INT([.L$2]+([.L$130]-[.L$2])*(ROW()-2)/128)" table:style-name="ce1">
            <text:p>18176</text:p>
          </table:table-cell>
          <table:table-cell office:value-type="float" office:value="20000" table:formula="of:=INT([.M$2]+([.M$130]-[.M$2])*(ROW()-2)/128)" table:style-name="ce1">
            <text:p>20000</text:p>
          </table:table-cell>
          <table:table-cell office:value-type="float" office:value="21824" table:formula="of:=INT([.N$2]+([.N$130]-[.N$2])*(ROW()-2)/128)" table:style-name="ce1">
            <text:p>21824</text:p>
          </table:table-cell>
          <table:table-cell office:value-type="float" office:value="23648" table:formula="of:=INT([.O$2]+([.O$130]-[.O$2])*(ROW()-2)/128)" table:style-name="ce1">
            <text:p>23648</text:p>
          </table:table-cell>
          <table:table-cell office:value-type="float" office:value="25472" table:formula="of:=INT([.P$2]+([.P$130]-[.P$2])*(ROW()-2)/128)" table:style-name="ce1">
            <text:p>25472</text:p>
          </table:table-cell>
          <table:table-cell office:value-type="float" office:value="27296" table:formula="of:=INT([.Q$2]+([.Q$130]-[.Q$2])*(ROW()-2)/128)" table:style-name="ce1">
            <text:p>27296</text:p>
          </table:table-cell>
          <table:table-cell office:value-type="float" office:value="29120" table:formula="of:=INT([.R$2]+([.R$130]-[.R$2])*(ROW()-2)/128)" table:style-name="ce1">
            <text:p>29120</text:p>
          </table:table-cell>
          <table:table-cell office:value-type="float" office:value="30032" table:formula="of:=INT([.S$2]+([.S$130]-[.S$2])*(ROW()-2)/128)" table:style-name="ce1">
            <text:p>30032</text:p>
          </table:table-cell>
          <table:table-cell office:value-type="float" office:value="30944" table:formula="of:=INT([.T$2]+([.T$130]-[.T$2])*(ROW()-2)/128)" table:style-name="ce1">
            <text:p>30944</text:p>
          </table:table-cell>
          <table:table-cell office:value-type="float" office:value="31856" table:formula="of:=INT([.U$2]+([.U$130]-[.U$2])*(ROW()-2)/128)" table:style-name="ce1">
            <text:p>318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480" table:formula="of:=INT([.G$2]+([.G$130]-[.G$2])*(ROW()-2)/128)" table:style-name="ce1">
            <text:p>4480</text:p>
          </table:table-cell>
          <table:table-cell office:value-type="float" office:value="8960" table:formula="of:=INT([.H$2]+([.H$130]-[.H$2])*(ROW()-2)/128)" table:style-name="ce1">
            <text:p>8960</text:p>
          </table:table-cell>
          <table:table-cell office:value-type="float" office:value="11200" table:formula="of:=INT([.I$2]+([.I$130]-[.I$2])*(ROW()-2)/128)" table:style-name="ce1">
            <text:p>11200</text:p>
          </table:table-cell>
          <table:table-cell office:value-type="float" office:value="13440" table:formula="of:=INT([.J$2]+([.J$130]-[.J$2])*(ROW()-2)/128)" table:style-name="ce1">
            <text:p>13440</text:p>
          </table:table-cell>
          <table:table-cell office:value-type="float" office:value="15680" table:formula="of:=INT([.K$2]+([.K$130]-[.K$2])*(ROW()-2)/128)" table:style-name="ce1">
            <text:p>15680</text:p>
          </table:table-cell>
          <table:table-cell office:value-type="float" office:value="17920" table:formula="of:=INT([.L$2]+([.L$130]-[.L$2])*(ROW()-2)/128)" table:style-name="ce1">
            <text:p>17920</text:p>
          </table:table-cell>
          <table:table-cell office:value-type="float" office:value="19776" table:formula="of:=INT([.M$2]+([.M$130]-[.M$2])*(ROW()-2)/128)" table:style-name="ce1">
            <text:p>19776</text:p>
          </table:table-cell>
          <table:table-cell office:value-type="float" office:value="21632" table:formula="of:=INT([.N$2]+([.N$130]-[.N$2])*(ROW()-2)/128)" table:style-name="ce1">
            <text:p>21632</text:p>
          </table:table-cell>
          <table:table-cell office:value-type="float" office:value="23488" table:formula="of:=INT([.O$2]+([.O$130]-[.O$2])*(ROW()-2)/128)" table:style-name="ce1">
            <text:p>23488</text:p>
          </table:table-cell>
          <table:table-cell office:value-type="float" office:value="25344" table:formula="of:=INT([.P$2]+([.P$130]-[.P$2])*(ROW()-2)/128)" table:style-name="ce1">
            <text:p>25344</text:p>
          </table:table-cell>
          <table:table-cell office:value-type="float" office:value="27200" table:formula="of:=INT([.Q$2]+([.Q$130]-[.Q$2])*(ROW()-2)/128)" table:style-name="ce1">
            <text:p>27200</text:p>
          </table:table-cell>
          <table:table-cell office:value-type="float" office:value="29056" table:formula="of:=INT([.R$2]+([.R$130]-[.R$2])*(ROW()-2)/128)" table:style-name="ce1">
            <text:p>29056</text:p>
          </table:table-cell>
          <table:table-cell office:value-type="float" office:value="29984" table:formula="of:=INT([.S$2]+([.S$130]-[.S$2])*(ROW()-2)/128)" table:style-name="ce1">
            <text:p>29984</text:p>
          </table:table-cell>
          <table:table-cell office:value-type="float" office:value="30912" table:formula="of:=INT([.T$2]+([.T$130]-[.T$2])*(ROW()-2)/128)" table:style-name="ce1">
            <text:p>30912</text:p>
          </table:table-cell>
          <table:table-cell office:value-type="float" office:value="31840" table:formula="of:=INT([.U$2]+([.U$130]-[.U$2])*(ROW()-2)/128)" table:style-name="ce1">
            <text:p>318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416" table:formula="of:=INT([.G$2]+([.G$130]-[.G$2])*(ROW()-2)/128)" table:style-name="ce1">
            <text:p>4416</text:p>
          </table:table-cell>
          <table:table-cell office:value-type="float" office:value="8832" table:formula="of:=INT([.H$2]+([.H$130]-[.H$2])*(ROW()-2)/128)" table:style-name="ce1">
            <text:p>8832</text:p>
          </table:table-cell>
          <table:table-cell office:value-type="float" office:value="11040" table:formula="of:=INT([.I$2]+([.I$130]-[.I$2])*(ROW()-2)/128)" table:style-name="ce1">
            <text:p>11040</text:p>
          </table:table-cell>
          <table:table-cell office:value-type="float" office:value="13248" table:formula="of:=INT([.J$2]+([.J$130]-[.J$2])*(ROW()-2)/128)" table:style-name="ce1">
            <text:p>13248</text:p>
          </table:table-cell>
          <table:table-cell office:value-type="float" office:value="15456" table:formula="of:=INT([.K$2]+([.K$130]-[.K$2])*(ROW()-2)/128)" table:style-name="ce1">
            <text:p>15456</text:p>
          </table:table-cell>
          <table:table-cell office:value-type="float" office:value="17664" table:formula="of:=INT([.L$2]+([.L$130]-[.L$2])*(ROW()-2)/128)" table:style-name="ce1">
            <text:p>17664</text:p>
          </table:table-cell>
          <table:table-cell office:value-type="float" office:value="19552" table:formula="of:=INT([.M$2]+([.M$130]-[.M$2])*(ROW()-2)/128)" table:style-name="ce1">
            <text:p>19552</text:p>
          </table:table-cell>
          <table:table-cell office:value-type="float" office:value="21440" table:formula="of:=INT([.N$2]+([.N$130]-[.N$2])*(ROW()-2)/128)" table:style-name="ce1">
            <text:p>21440</text:p>
          </table:table-cell>
          <table:table-cell office:value-type="float" office:value="23328" table:formula="of:=INT([.O$2]+([.O$130]-[.O$2])*(ROW()-2)/128)" table:style-name="ce1">
            <text:p>23328</text:p>
          </table:table-cell>
          <table:table-cell office:value-type="float" office:value="25216" table:formula="of:=INT([.P$2]+([.P$130]-[.P$2])*(ROW()-2)/128)" table:style-name="ce1">
            <text:p>25216</text:p>
          </table:table-cell>
          <table:table-cell office:value-type="float" office:value="27104" table:formula="of:=INT([.Q$2]+([.Q$130]-[.Q$2])*(ROW()-2)/128)" table:style-name="ce1">
            <text:p>27104</text:p>
          </table:table-cell>
          <table:table-cell office:value-type="float" office:value="28992" table:formula="of:=INT([.R$2]+([.R$130]-[.R$2])*(ROW()-2)/128)" table:style-name="ce1">
            <text:p>28992</text:p>
          </table:table-cell>
          <table:table-cell office:value-type="float" office:value="29936" table:formula="of:=INT([.S$2]+([.S$130]-[.S$2])*(ROW()-2)/128)" table:style-name="ce1">
            <text:p>29936</text:p>
          </table:table-cell>
          <table:table-cell office:value-type="float" office:value="30880" table:formula="of:=INT([.T$2]+([.T$130]-[.T$2])*(ROW()-2)/128)" table:style-name="ce1">
            <text:p>30880</text:p>
          </table:table-cell>
          <table:table-cell office:value-type="float" office:value="31824" table:formula="of:=INT([.U$2]+([.U$130]-[.U$2])*(ROW()-2)/128)" table:style-name="ce1">
            <text:p>318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352" table:formula="of:=INT([.G$2]+([.G$130]-[.G$2])*(ROW()-2)/128)" table:style-name="ce1">
            <text:p>4352</text:p>
          </table:table-cell>
          <table:table-cell office:value-type="float" office:value="8704" table:formula="of:=INT([.H$2]+([.H$130]-[.H$2])*(ROW()-2)/128)" table:style-name="ce1">
            <text:p>8704</text:p>
          </table:table-cell>
          <table:table-cell office:value-type="float" office:value="10880" table:formula="of:=INT([.I$2]+([.I$130]-[.I$2])*(ROW()-2)/128)" table:style-name="ce1">
            <text:p>10880</text:p>
          </table:table-cell>
          <table:table-cell office:value-type="float" office:value="13056" table:formula="of:=INT([.J$2]+([.J$130]-[.J$2])*(ROW()-2)/128)" table:style-name="ce1">
            <text:p>13056</text:p>
          </table:table-cell>
          <table:table-cell office:value-type="float" office:value="15232" table:formula="of:=INT([.K$2]+([.K$130]-[.K$2])*(ROW()-2)/128)" table:style-name="ce1">
            <text:p>15232</text:p>
          </table:table-cell>
          <table:table-cell office:value-type="float" office:value="17408" table:formula="of:=INT([.L$2]+([.L$130]-[.L$2])*(ROW()-2)/128)" table:style-name="ce1">
            <text:p>17408</text:p>
          </table:table-cell>
          <table:table-cell office:value-type="float" office:value="19328" table:formula="of:=INT([.M$2]+([.M$130]-[.M$2])*(ROW()-2)/128)" table:style-name="ce1">
            <text:p>19328</text:p>
          </table:table-cell>
          <table:table-cell office:value-type="float" office:value="21248" table:formula="of:=INT([.N$2]+([.N$130]-[.N$2])*(ROW()-2)/128)" table:style-name="ce1">
            <text:p>21248</text:p>
          </table:table-cell>
          <table:table-cell office:value-type="float" office:value="23168" table:formula="of:=INT([.O$2]+([.O$130]-[.O$2])*(ROW()-2)/128)" table:style-name="ce1">
            <text:p>23168</text:p>
          </table:table-cell>
          <table:table-cell office:value-type="float" office:value="25088" table:formula="of:=INT([.P$2]+([.P$130]-[.P$2])*(ROW()-2)/128)" table:style-name="ce1">
            <text:p>25088</text:p>
          </table:table-cell>
          <table:table-cell office:value-type="float" office:value="27008" table:formula="of:=INT([.Q$2]+([.Q$130]-[.Q$2])*(ROW()-2)/128)" table:style-name="ce1">
            <text:p>27008</text:p>
          </table:table-cell>
          <table:table-cell office:value-type="float" office:value="28928" table:formula="of:=INT([.R$2]+([.R$130]-[.R$2])*(ROW()-2)/128)" table:style-name="ce1">
            <text:p>28928</text:p>
          </table:table-cell>
          <table:table-cell office:value-type="float" office:value="29888" table:formula="of:=INT([.S$2]+([.S$130]-[.S$2])*(ROW()-2)/128)" table:style-name="ce1">
            <text:p>29888</text:p>
          </table:table-cell>
          <table:table-cell office:value-type="float" office:value="30848" table:formula="of:=INT([.T$2]+([.T$130]-[.T$2])*(ROW()-2)/128)" table:style-name="ce1">
            <text:p>30848</text:p>
          </table:table-cell>
          <table:table-cell office:value-type="float" office:value="31808" table:formula="of:=INT([.U$2]+([.U$130]-[.U$2])*(ROW()-2)/128)" table:style-name="ce1">
            <text:p>318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288" table:formula="of:=INT([.G$2]+([.G$130]-[.G$2])*(ROW()-2)/128)" table:style-name="ce1">
            <text:p>4288</text:p>
          </table:table-cell>
          <table:table-cell office:value-type="float" office:value="8576" table:formula="of:=INT([.H$2]+([.H$130]-[.H$2])*(ROW()-2)/128)" table:style-name="ce1">
            <text:p>8576</text:p>
          </table:table-cell>
          <table:table-cell office:value-type="float" office:value="10720" table:formula="of:=INT([.I$2]+([.I$130]-[.I$2])*(ROW()-2)/128)" table:style-name="ce1">
            <text:p>10720</text:p>
          </table:table-cell>
          <table:table-cell office:value-type="float" office:value="12864" table:formula="of:=INT([.J$2]+([.J$130]-[.J$2])*(ROW()-2)/128)" table:style-name="ce1">
            <text:p>12864</text:p>
          </table:table-cell>
          <table:table-cell office:value-type="float" office:value="15008" table:formula="of:=INT([.K$2]+([.K$130]-[.K$2])*(ROW()-2)/128)" table:style-name="ce1">
            <text:p>15008</text:p>
          </table:table-cell>
          <table:table-cell office:value-type="float" office:value="17152" table:formula="of:=INT([.L$2]+([.L$130]-[.L$2])*(ROW()-2)/128)" table:style-name="ce1">
            <text:p>17152</text:p>
          </table:table-cell>
          <table:table-cell office:value-type="float" office:value="19104" table:formula="of:=INT([.M$2]+([.M$130]-[.M$2])*(ROW()-2)/128)" table:style-name="ce1">
            <text:p>19104</text:p>
          </table:table-cell>
          <table:table-cell office:value-type="float" office:value="21056" table:formula="of:=INT([.N$2]+([.N$130]-[.N$2])*(ROW()-2)/128)" table:style-name="ce1">
            <text:p>21056</text:p>
          </table:table-cell>
          <table:table-cell office:value-type="float" office:value="23008" table:formula="of:=INT([.O$2]+([.O$130]-[.O$2])*(ROW()-2)/128)" table:style-name="ce1">
            <text:p>23008</text:p>
          </table:table-cell>
          <table:table-cell office:value-type="float" office:value="24960" table:formula="of:=INT([.P$2]+([.P$130]-[.P$2])*(ROW()-2)/128)" table:style-name="ce1">
            <text:p>24960</text:p>
          </table:table-cell>
          <table:table-cell office:value-type="float" office:value="26912" table:formula="of:=INT([.Q$2]+([.Q$130]-[.Q$2])*(ROW()-2)/128)" table:style-name="ce1">
            <text:p>26912</text:p>
          </table:table-cell>
          <table:table-cell office:value-type="float" office:value="28864" table:formula="of:=INT([.R$2]+([.R$130]-[.R$2])*(ROW()-2)/128)" table:style-name="ce1">
            <text:p>28864</text:p>
          </table:table-cell>
          <table:table-cell office:value-type="float" office:value="29840" table:formula="of:=INT([.S$2]+([.S$130]-[.S$2])*(ROW()-2)/128)" table:style-name="ce1">
            <text:p>29840</text:p>
          </table:table-cell>
          <table:table-cell office:value-type="float" office:value="30816" table:formula="of:=INT([.T$2]+([.T$130]-[.T$2])*(ROW()-2)/128)" table:style-name="ce1">
            <text:p>30816</text:p>
          </table:table-cell>
          <table:table-cell office:value-type="float" office:value="31792" table:formula="of:=INT([.U$2]+([.U$130]-[.U$2])*(ROW()-2)/128)" table:style-name="ce1">
            <text:p>317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224" table:formula="of:=INT([.G$2]+([.G$130]-[.G$2])*(ROW()-2)/128)" table:style-name="ce1">
            <text:p>4224</text:p>
          </table:table-cell>
          <table:table-cell office:value-type="float" office:value="8448" table:formula="of:=INT([.H$2]+([.H$130]-[.H$2])*(ROW()-2)/128)" table:style-name="ce1">
            <text:p>8448</text:p>
          </table:table-cell>
          <table:table-cell office:value-type="float" office:value="10560" table:formula="of:=INT([.I$2]+([.I$130]-[.I$2])*(ROW()-2)/128)" table:style-name="ce1">
            <text:p>10560</text:p>
          </table:table-cell>
          <table:table-cell office:value-type="float" office:value="12672" table:formula="of:=INT([.J$2]+([.J$130]-[.J$2])*(ROW()-2)/128)" table:style-name="ce1">
            <text:p>12672</text:p>
          </table:table-cell>
          <table:table-cell office:value-type="float" office:value="14784" table:formula="of:=INT([.K$2]+([.K$130]-[.K$2])*(ROW()-2)/128)" table:style-name="ce1">
            <text:p>14784</text:p>
          </table:table-cell>
          <table:table-cell office:value-type="float" office:value="16896" table:formula="of:=INT([.L$2]+([.L$130]-[.L$2])*(ROW()-2)/128)" table:style-name="ce1">
            <text:p>16896</text:p>
          </table:table-cell>
          <table:table-cell office:value-type="float" office:value="18880" table:formula="of:=INT([.M$2]+([.M$130]-[.M$2])*(ROW()-2)/128)" table:style-name="ce1">
            <text:p>18880</text:p>
          </table:table-cell>
          <table:table-cell office:value-type="float" office:value="20864" table:formula="of:=INT([.N$2]+([.N$130]-[.N$2])*(ROW()-2)/128)" table:style-name="ce1">
            <text:p>20864</text:p>
          </table:table-cell>
          <table:table-cell office:value-type="float" office:value="22848" table:formula="of:=INT([.O$2]+([.O$130]-[.O$2])*(ROW()-2)/128)" table:style-name="ce1">
            <text:p>22848</text:p>
          </table:table-cell>
          <table:table-cell office:value-type="float" office:value="24832" table:formula="of:=INT([.P$2]+([.P$130]-[.P$2])*(ROW()-2)/128)" table:style-name="ce1">
            <text:p>24832</text:p>
          </table:table-cell>
          <table:table-cell office:value-type="float" office:value="26816" table:formula="of:=INT([.Q$2]+([.Q$130]-[.Q$2])*(ROW()-2)/128)" table:style-name="ce1">
            <text:p>26816</text:p>
          </table:table-cell>
          <table:table-cell office:value-type="float" office:value="28800" table:formula="of:=INT([.R$2]+([.R$130]-[.R$2])*(ROW()-2)/128)" table:style-name="ce1">
            <text:p>28800</text:p>
          </table:table-cell>
          <table:table-cell office:value-type="float" office:value="29792" table:formula="of:=INT([.S$2]+([.S$130]-[.S$2])*(ROW()-2)/128)" table:style-name="ce1">
            <text:p>29792</text:p>
          </table:table-cell>
          <table:table-cell office:value-type="float" office:value="30784" table:formula="of:=INT([.T$2]+([.T$130]-[.T$2])*(ROW()-2)/128)" table:style-name="ce1">
            <text:p>30784</text:p>
          </table:table-cell>
          <table:table-cell office:value-type="float" office:value="31776" table:formula="of:=INT([.U$2]+([.U$130]-[.U$2])*(ROW()-2)/128)" table:style-name="ce1">
            <text:p>317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160" table:formula="of:=INT([.G$2]+([.G$130]-[.G$2])*(ROW()-2)/128)" table:style-name="ce1">
            <text:p>4160</text:p>
          </table:table-cell>
          <table:table-cell office:value-type="float" office:value="8320" table:formula="of:=INT([.H$2]+([.H$130]-[.H$2])*(ROW()-2)/128)" table:style-name="ce1">
            <text:p>8320</text:p>
          </table:table-cell>
          <table:table-cell office:value-type="float" office:value="10400" table:formula="of:=INT([.I$2]+([.I$130]-[.I$2])*(ROW()-2)/128)" table:style-name="ce1">
            <text:p>10400</text:p>
          </table:table-cell>
          <table:table-cell office:value-type="float" office:value="12480" table:formula="of:=INT([.J$2]+([.J$130]-[.J$2])*(ROW()-2)/128)" table:style-name="ce1">
            <text:p>12480</text:p>
          </table:table-cell>
          <table:table-cell office:value-type="float" office:value="14560" table:formula="of:=INT([.K$2]+([.K$130]-[.K$2])*(ROW()-2)/128)" table:style-name="ce1">
            <text:p>14560</text:p>
          </table:table-cell>
          <table:table-cell office:value-type="float" office:value="16640" table:formula="of:=INT([.L$2]+([.L$130]-[.L$2])*(ROW()-2)/128)" table:style-name="ce1">
            <text:p>16640</text:p>
          </table:table-cell>
          <table:table-cell office:value-type="float" office:value="18656" table:formula="of:=INT([.M$2]+([.M$130]-[.M$2])*(ROW()-2)/128)" table:style-name="ce1">
            <text:p>18656</text:p>
          </table:table-cell>
          <table:table-cell office:value-type="float" office:value="20672" table:formula="of:=INT([.N$2]+([.N$130]-[.N$2])*(ROW()-2)/128)" table:style-name="ce1">
            <text:p>20672</text:p>
          </table:table-cell>
          <table:table-cell office:value-type="float" office:value="22688" table:formula="of:=INT([.O$2]+([.O$130]-[.O$2])*(ROW()-2)/128)" table:style-name="ce1">
            <text:p>22688</text:p>
          </table:table-cell>
          <table:table-cell office:value-type="float" office:value="24704" table:formula="of:=INT([.P$2]+([.P$130]-[.P$2])*(ROW()-2)/128)" table:style-name="ce1">
            <text:p>24704</text:p>
          </table:table-cell>
          <table:table-cell office:value-type="float" office:value="26720" table:formula="of:=INT([.Q$2]+([.Q$130]-[.Q$2])*(ROW()-2)/128)" table:style-name="ce1">
            <text:p>26720</text:p>
          </table:table-cell>
          <table:table-cell office:value-type="float" office:value="28736" table:formula="of:=INT([.R$2]+([.R$130]-[.R$2])*(ROW()-2)/128)" table:style-name="ce1">
            <text:p>28736</text:p>
          </table:table-cell>
          <table:table-cell office:value-type="float" office:value="29744" table:formula="of:=INT([.S$2]+([.S$130]-[.S$2])*(ROW()-2)/128)" table:style-name="ce1">
            <text:p>29744</text:p>
          </table:table-cell>
          <table:table-cell office:value-type="float" office:value="30752" table:formula="of:=INT([.T$2]+([.T$130]-[.T$2])*(ROW()-2)/128)" table:style-name="ce1">
            <text:p>30752</text:p>
          </table:table-cell>
          <table:table-cell office:value-type="float" office:value="31760" table:formula="of:=INT([.U$2]+([.U$130]-[.U$2])*(ROW()-2)/128)" table:style-name="ce1">
            <text:p>317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96" table:formula="of:=INT([.G$2]+([.G$130]-[.G$2])*(ROW()-2)/128)" table:style-name="ce1">
            <text:p>4096</text:p>
          </table:table-cell>
          <table:table-cell office:value-type="float" office:value="8192" table:formula="of:=INT([.H$2]+([.H$130]-[.H$2])*(ROW()-2)/128)" table:style-name="ce1">
            <text:p>8192</text:p>
          </table:table-cell>
          <table:table-cell office:value-type="float" office:value="10240" table:formula="of:=INT([.I$2]+([.I$130]-[.I$2])*(ROW()-2)/128)" table:style-name="ce1">
            <text:p>10240</text:p>
          </table:table-cell>
          <table:table-cell office:value-type="float" office:value="12288" table:formula="of:=INT([.J$2]+([.J$130]-[.J$2])*(ROW()-2)/128)" table:style-name="ce1">
            <text:p>12288</text:p>
          </table:table-cell>
          <table:table-cell office:value-type="float" office:value="14336" table:formula="of:=INT([.K$2]+([.K$130]-[.K$2])*(ROW()-2)/128)" table:style-name="ce1">
            <text:p>14336</text:p>
          </table:table-cell>
          <table:table-cell office:value-type="float" office:value="16384" table:formula="of:=INT([.L$2]+([.L$130]-[.L$2])*(ROW()-2)/128)" table:style-name="ce1">
            <text:p>16384</text:p>
          </table:table-cell>
          <table:table-cell office:value-type="float" office:value="18432" table:formula="of:=INT([.M$2]+([.M$130]-[.M$2])*(ROW()-2)/128)" table:style-name="ce1">
            <text:p>18432</text:p>
          </table:table-cell>
          <table:table-cell office:value-type="float" office:value="20480" table:formula="of:=INT([.N$2]+([.N$130]-[.N$2])*(ROW()-2)/128)" table:style-name="ce1">
            <text:p>20480</text:p>
          </table:table-cell>
          <table:table-cell office:value-type="float" office:value="22528" table:formula="of:=INT([.O$2]+([.O$130]-[.O$2])*(ROW()-2)/128)" table:style-name="ce1">
            <text:p>22528</text:p>
          </table:table-cell>
          <table:table-cell office:value-type="float" office:value="24576" table:formula="of:=INT([.P$2]+([.P$130]-[.P$2])*(ROW()-2)/128)" table:style-name="ce1">
            <text:p>24576</text:p>
          </table:table-cell>
          <table:table-cell office:value-type="float" office:value="26624" table:formula="of:=INT([.Q$2]+([.Q$130]-[.Q$2])*(ROW()-2)/128)" table:style-name="ce1">
            <text:p>26624</text:p>
          </table:table-cell>
          <table:table-cell office:value-type="float" office:value="28672" table:formula="of:=INT([.R$2]+([.R$130]-[.R$2])*(ROW()-2)/128)" table:style-name="ce1">
            <text:p>28672</text:p>
          </table:table-cell>
          <table:table-cell office:value-type="float" office:value="29696" table:formula="of:=INT([.S$2]+([.S$130]-[.S$2])*(ROW()-2)/128)" table:style-name="ce1">
            <text:p>29696</text:p>
          </table:table-cell>
          <table:table-cell office:value-type="float" office:value="30720" table:formula="of:=INT([.T$2]+([.T$130]-[.T$2])*(ROW()-2)/128)" table:style-name="ce1">
            <text:p>30720</text:p>
          </table:table-cell>
          <table:table-cell office:value-type="float" office:value="31744" table:formula="of:=INT([.U$2]+([.U$130]-[.U$2])*(ROW()-2)/128)" table:style-name="ce1">
            <text:p>317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032" table:formula="of:=INT([.G$2]+([.G$130]-[.G$2])*(ROW()-2)/128)" table:style-name="ce1">
            <text:p>4032</text:p>
          </table:table-cell>
          <table:table-cell office:value-type="float" office:value="8064" table:formula="of:=INT([.H$2]+([.H$130]-[.H$2])*(ROW()-2)/128)" table:style-name="ce1">
            <text:p>8064</text:p>
          </table:table-cell>
          <table:table-cell office:value-type="float" office:value="10080" table:formula="of:=INT([.I$2]+([.I$130]-[.I$2])*(ROW()-2)/128)" table:style-name="ce1">
            <text:p>10080</text:p>
          </table:table-cell>
          <table:table-cell office:value-type="float" office:value="12096" table:formula="of:=INT([.J$2]+([.J$130]-[.J$2])*(ROW()-2)/128)" table:style-name="ce1">
            <text:p>12096</text:p>
          </table:table-cell>
          <table:table-cell office:value-type="float" office:value="14112" table:formula="of:=INT([.K$2]+([.K$130]-[.K$2])*(ROW()-2)/128)" table:style-name="ce1">
            <text:p>14112</text:p>
          </table:table-cell>
          <table:table-cell office:value-type="float" office:value="16128" table:formula="of:=INT([.L$2]+([.L$130]-[.L$2])*(ROW()-2)/128)" table:style-name="ce1">
            <text:p>16128</text:p>
          </table:table-cell>
          <table:table-cell office:value-type="float" office:value="18208" table:formula="of:=INT([.M$2]+([.M$130]-[.M$2])*(ROW()-2)/128)" table:style-name="ce1">
            <text:p>18208</text:p>
          </table:table-cell>
          <table:table-cell office:value-type="float" office:value="20288" table:formula="of:=INT([.N$2]+([.N$130]-[.N$2])*(ROW()-2)/128)" table:style-name="ce1">
            <text:p>20288</text:p>
          </table:table-cell>
          <table:table-cell office:value-type="float" office:value="22368" table:formula="of:=INT([.O$2]+([.O$130]-[.O$2])*(ROW()-2)/128)" table:style-name="ce1">
            <text:p>22368</text:p>
          </table:table-cell>
          <table:table-cell office:value-type="float" office:value="24448" table:formula="of:=INT([.P$2]+([.P$130]-[.P$2])*(ROW()-2)/128)" table:style-name="ce1">
            <text:p>24448</text:p>
          </table:table-cell>
          <table:table-cell office:value-type="float" office:value="26528" table:formula="of:=INT([.Q$2]+([.Q$130]-[.Q$2])*(ROW()-2)/128)" table:style-name="ce1">
            <text:p>26528</text:p>
          </table:table-cell>
          <table:table-cell office:value-type="float" office:value="28608" table:formula="of:=INT([.R$2]+([.R$130]-[.R$2])*(ROW()-2)/128)" table:style-name="ce1">
            <text:p>28608</text:p>
          </table:table-cell>
          <table:table-cell office:value-type="float" office:value="29648" table:formula="of:=INT([.S$2]+([.S$130]-[.S$2])*(ROW()-2)/128)" table:style-name="ce1">
            <text:p>29648</text:p>
          </table:table-cell>
          <table:table-cell office:value-type="float" office:value="30688" table:formula="of:=INT([.T$2]+([.T$130]-[.T$2])*(ROW()-2)/128)" table:style-name="ce1">
            <text:p>30688</text:p>
          </table:table-cell>
          <table:table-cell office:value-type="float" office:value="31728" table:formula="of:=INT([.U$2]+([.U$130]-[.U$2])*(ROW()-2)/128)" table:style-name="ce1">
            <text:p>317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68" table:formula="of:=INT([.G$2]+([.G$130]-[.G$2])*(ROW()-2)/128)" table:style-name="ce1">
            <text:p>3968</text:p>
          </table:table-cell>
          <table:table-cell office:value-type="float" office:value="7936" table:formula="of:=INT([.H$2]+([.H$130]-[.H$2])*(ROW()-2)/128)" table:style-name="ce1">
            <text:p>7936</text:p>
          </table:table-cell>
          <table:table-cell office:value-type="float" office:value="9920" table:formula="of:=INT([.I$2]+([.I$130]-[.I$2])*(ROW()-2)/128)" table:style-name="ce1">
            <text:p>9920</text:p>
          </table:table-cell>
          <table:table-cell office:value-type="float" office:value="11904" table:formula="of:=INT([.J$2]+([.J$130]-[.J$2])*(ROW()-2)/128)" table:style-name="ce1">
            <text:p>11904</text:p>
          </table:table-cell>
          <table:table-cell office:value-type="float" office:value="13888" table:formula="of:=INT([.K$2]+([.K$130]-[.K$2])*(ROW()-2)/128)" table:style-name="ce1">
            <text:p>13888</text:p>
          </table:table-cell>
          <table:table-cell office:value-type="float" office:value="15872" table:formula="of:=INT([.L$2]+([.L$130]-[.L$2])*(ROW()-2)/128)" table:style-name="ce1">
            <text:p>15872</text:p>
          </table:table-cell>
          <table:table-cell office:value-type="float" office:value="17984" table:formula="of:=INT([.M$2]+([.M$130]-[.M$2])*(ROW()-2)/128)" table:style-name="ce1">
            <text:p>17984</text:p>
          </table:table-cell>
          <table:table-cell office:value-type="float" office:value="20096" table:formula="of:=INT([.N$2]+([.N$130]-[.N$2])*(ROW()-2)/128)" table:style-name="ce1">
            <text:p>20096</text:p>
          </table:table-cell>
          <table:table-cell office:value-type="float" office:value="22208" table:formula="of:=INT([.O$2]+([.O$130]-[.O$2])*(ROW()-2)/128)" table:style-name="ce1">
            <text:p>22208</text:p>
          </table:table-cell>
          <table:table-cell office:value-type="float" office:value="24320" table:formula="of:=INT([.P$2]+([.P$130]-[.P$2])*(ROW()-2)/128)" table:style-name="ce1">
            <text:p>24320</text:p>
          </table:table-cell>
          <table:table-cell office:value-type="float" office:value="26432" table:formula="of:=INT([.Q$2]+([.Q$130]-[.Q$2])*(ROW()-2)/128)" table:style-name="ce1">
            <text:p>26432</text:p>
          </table:table-cell>
          <table:table-cell office:value-type="float" office:value="28544" table:formula="of:=INT([.R$2]+([.R$130]-[.R$2])*(ROW()-2)/128)" table:style-name="ce1">
            <text:p>28544</text:p>
          </table:table-cell>
          <table:table-cell office:value-type="float" office:value="29600" table:formula="of:=INT([.S$2]+([.S$130]-[.S$2])*(ROW()-2)/128)" table:style-name="ce1">
            <text:p>29600</text:p>
          </table:table-cell>
          <table:table-cell office:value-type="float" office:value="30656" table:formula="of:=INT([.T$2]+([.T$130]-[.T$2])*(ROW()-2)/128)" table:style-name="ce1">
            <text:p>30656</text:p>
          </table:table-cell>
          <table:table-cell office:value-type="float" office:value="31712" table:formula="of:=INT([.U$2]+([.U$130]-[.U$2])*(ROW()-2)/128)" table:style-name="ce1">
            <text:p>317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904" table:formula="of:=INT([.G$2]+([.G$130]-[.G$2])*(ROW()-2)/128)" table:style-name="ce1">
            <text:p>3904</text:p>
          </table:table-cell>
          <table:table-cell office:value-type="float" office:value="7808" table:formula="of:=INT([.H$2]+([.H$130]-[.H$2])*(ROW()-2)/128)" table:style-name="ce1">
            <text:p>7808</text:p>
          </table:table-cell>
          <table:table-cell office:value-type="float" office:value="9760" table:formula="of:=INT([.I$2]+([.I$130]-[.I$2])*(ROW()-2)/128)" table:style-name="ce1">
            <text:p>9760</text:p>
          </table:table-cell>
          <table:table-cell office:value-type="float" office:value="11712" table:formula="of:=INT([.J$2]+([.J$130]-[.J$2])*(ROW()-2)/128)" table:style-name="ce1">
            <text:p>11712</text:p>
          </table:table-cell>
          <table:table-cell office:value-type="float" office:value="13664" table:formula="of:=INT([.K$2]+([.K$130]-[.K$2])*(ROW()-2)/128)" table:style-name="ce1">
            <text:p>13664</text:p>
          </table:table-cell>
          <table:table-cell office:value-type="float" office:value="15616" table:formula="of:=INT([.L$2]+([.L$130]-[.L$2])*(ROW()-2)/128)" table:style-name="ce1">
            <text:p>15616</text:p>
          </table:table-cell>
          <table:table-cell office:value-type="float" office:value="17760" table:formula="of:=INT([.M$2]+([.M$130]-[.M$2])*(ROW()-2)/128)" table:style-name="ce1">
            <text:p>17760</text:p>
          </table:table-cell>
          <table:table-cell office:value-type="float" office:value="19904" table:formula="of:=INT([.N$2]+([.N$130]-[.N$2])*(ROW()-2)/128)" table:style-name="ce1">
            <text:p>19904</text:p>
          </table:table-cell>
          <table:table-cell office:value-type="float" office:value="22048" table:formula="of:=INT([.O$2]+([.O$130]-[.O$2])*(ROW()-2)/128)" table:style-name="ce1">
            <text:p>22048</text:p>
          </table:table-cell>
          <table:table-cell office:value-type="float" office:value="24192" table:formula="of:=INT([.P$2]+([.P$130]-[.P$2])*(ROW()-2)/128)" table:style-name="ce1">
            <text:p>24192</text:p>
          </table:table-cell>
          <table:table-cell office:value-type="float" office:value="26336" table:formula="of:=INT([.Q$2]+([.Q$130]-[.Q$2])*(ROW()-2)/128)" table:style-name="ce1">
            <text:p>26336</text:p>
          </table:table-cell>
          <table:table-cell office:value-type="float" office:value="28480" table:formula="of:=INT([.R$2]+([.R$130]-[.R$2])*(ROW()-2)/128)" table:style-name="ce1">
            <text:p>28480</text:p>
          </table:table-cell>
          <table:table-cell office:value-type="float" office:value="29552" table:formula="of:=INT([.S$2]+([.S$130]-[.S$2])*(ROW()-2)/128)" table:style-name="ce1">
            <text:p>29552</text:p>
          </table:table-cell>
          <table:table-cell office:value-type="float" office:value="30624" table:formula="of:=INT([.T$2]+([.T$130]-[.T$2])*(ROW()-2)/128)" table:style-name="ce1">
            <text:p>30624</text:p>
          </table:table-cell>
          <table:table-cell office:value-type="float" office:value="31696" table:formula="of:=INT([.U$2]+([.U$130]-[.U$2])*(ROW()-2)/128)" table:style-name="ce1">
            <text:p>316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0" table:formula="of:=INT([.G$2]+([.G$130]-[.G$2])*(ROW()-2)/128)" table:style-name="ce1">
            <text:p>3840</text:p>
          </table:table-cell>
          <table:table-cell office:value-type="float" office:value="7680" table:formula="of:=INT([.H$2]+([.H$130]-[.H$2])*(ROW()-2)/128)" table:style-name="ce1">
            <text:p>7680</text:p>
          </table:table-cell>
          <table:table-cell office:value-type="float" office:value="9600" table:formula="of:=INT([.I$2]+([.I$130]-[.I$2])*(ROW()-2)/128)" table:style-name="ce1">
            <text:p>9600</text:p>
          </table:table-cell>
          <table:table-cell office:value-type="float" office:value="11520" table:formula="of:=INT([.J$2]+([.J$130]-[.J$2])*(ROW()-2)/128)" table:style-name="ce1">
            <text:p>11520</text:p>
          </table:table-cell>
          <table:table-cell office:value-type="float" office:value="13440" table:formula="of:=INT([.K$2]+([.K$130]-[.K$2])*(ROW()-2)/128)" table:style-name="ce1">
            <text:p>13440</text:p>
          </table:table-cell>
          <table:table-cell office:value-type="float" office:value="15360" table:formula="of:=INT([.L$2]+([.L$130]-[.L$2])*(ROW()-2)/128)" table:style-name="ce1">
            <text:p>15360</text:p>
          </table:table-cell>
          <table:table-cell office:value-type="float" office:value="17536" table:formula="of:=INT([.M$2]+([.M$130]-[.M$2])*(ROW()-2)/128)" table:style-name="ce1">
            <text:p>17536</text:p>
          </table:table-cell>
          <table:table-cell office:value-type="float" office:value="19712" table:formula="of:=INT([.N$2]+([.N$130]-[.N$2])*(ROW()-2)/128)" table:style-name="ce1">
            <text:p>19712</text:p>
          </table:table-cell>
          <table:table-cell office:value-type="float" office:value="21888" table:formula="of:=INT([.O$2]+([.O$130]-[.O$2])*(ROW()-2)/128)" table:style-name="ce1">
            <text:p>21888</text:p>
          </table:table-cell>
          <table:table-cell office:value-type="float" office:value="24064" table:formula="of:=INT([.P$2]+([.P$130]-[.P$2])*(ROW()-2)/128)" table:style-name="ce1">
            <text:p>24064</text:p>
          </table:table-cell>
          <table:table-cell office:value-type="float" office:value="26240" table:formula="of:=INT([.Q$2]+([.Q$130]-[.Q$2])*(ROW()-2)/128)" table:style-name="ce1">
            <text:p>26240</text:p>
          </table:table-cell>
          <table:table-cell office:value-type="float" office:value="28416" table:formula="of:=INT([.R$2]+([.R$130]-[.R$2])*(ROW()-2)/128)" table:style-name="ce1">
            <text:p>28416</text:p>
          </table:table-cell>
          <table:table-cell office:value-type="float" office:value="29504" table:formula="of:=INT([.S$2]+([.S$130]-[.S$2])*(ROW()-2)/128)" table:style-name="ce1">
            <text:p>29504</text:p>
          </table:table-cell>
          <table:table-cell office:value-type="float" office:value="30592" table:formula="of:=INT([.T$2]+([.T$130]-[.T$2])*(ROW()-2)/128)" table:style-name="ce1">
            <text:p>30592</text:p>
          </table:table-cell>
          <table:table-cell office:value-type="float" office:value="31680" table:formula="of:=INT([.U$2]+([.U$130]-[.U$2])*(ROW()-2)/128)" table:style-name="ce1">
            <text:p>316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76" table:formula="of:=INT([.G$2]+([.G$130]-[.G$2])*(ROW()-2)/128)" table:style-name="ce1">
            <text:p>3776</text:p>
          </table:table-cell>
          <table:table-cell office:value-type="float" office:value="7552" table:formula="of:=INT([.H$2]+([.H$130]-[.H$2])*(ROW()-2)/128)" table:style-name="ce1">
            <text:p>7552</text:p>
          </table:table-cell>
          <table:table-cell office:value-type="float" office:value="9440" table:formula="of:=INT([.I$2]+([.I$130]-[.I$2])*(ROW()-2)/128)" table:style-name="ce1">
            <text:p>9440</text:p>
          </table:table-cell>
          <table:table-cell office:value-type="float" office:value="11328" table:formula="of:=INT([.J$2]+([.J$130]-[.J$2])*(ROW()-2)/128)" table:style-name="ce1">
            <text:p>11328</text:p>
          </table:table-cell>
          <table:table-cell office:value-type="float" office:value="13216" table:formula="of:=INT([.K$2]+([.K$130]-[.K$2])*(ROW()-2)/128)" table:style-name="ce1">
            <text:p>13216</text:p>
          </table:table-cell>
          <table:table-cell office:value-type="float" office:value="15104" table:formula="of:=INT([.L$2]+([.L$130]-[.L$2])*(ROW()-2)/128)" table:style-name="ce1">
            <text:p>15104</text:p>
          </table:table-cell>
          <table:table-cell office:value-type="float" office:value="17312" table:formula="of:=INT([.M$2]+([.M$130]-[.M$2])*(ROW()-2)/128)" table:style-name="ce1">
            <text:p>17312</text:p>
          </table:table-cell>
          <table:table-cell office:value-type="float" office:value="19520" table:formula="of:=INT([.N$2]+([.N$130]-[.N$2])*(ROW()-2)/128)" table:style-name="ce1">
            <text:p>19520</text:p>
          </table:table-cell>
          <table:table-cell office:value-type="float" office:value="21728" table:formula="of:=INT([.O$2]+([.O$130]-[.O$2])*(ROW()-2)/128)" table:style-name="ce1">
            <text:p>21728</text:p>
          </table:table-cell>
          <table:table-cell office:value-type="float" office:value="23936" table:formula="of:=INT([.P$2]+([.P$130]-[.P$2])*(ROW()-2)/128)" table:style-name="ce1">
            <text:p>23936</text:p>
          </table:table-cell>
          <table:table-cell office:value-type="float" office:value="26144" table:formula="of:=INT([.Q$2]+([.Q$130]-[.Q$2])*(ROW()-2)/128)" table:style-name="ce1">
            <text:p>26144</text:p>
          </table:table-cell>
          <table:table-cell office:value-type="float" office:value="28352" table:formula="of:=INT([.R$2]+([.R$130]-[.R$2])*(ROW()-2)/128)" table:style-name="ce1">
            <text:p>28352</text:p>
          </table:table-cell>
          <table:table-cell office:value-type="float" office:value="29456" table:formula="of:=INT([.S$2]+([.S$130]-[.S$2])*(ROW()-2)/128)" table:style-name="ce1">
            <text:p>29456</text:p>
          </table:table-cell>
          <table:table-cell office:value-type="float" office:value="30560" table:formula="of:=INT([.T$2]+([.T$130]-[.T$2])*(ROW()-2)/128)" table:style-name="ce1">
            <text:p>30560</text:p>
          </table:table-cell>
          <table:table-cell office:value-type="float" office:value="31664" table:formula="of:=INT([.U$2]+([.U$130]-[.U$2])*(ROW()-2)/128)" table:style-name="ce1">
            <text:p>316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712" table:formula="of:=INT([.G$2]+([.G$130]-[.G$2])*(ROW()-2)/128)" table:style-name="ce1">
            <text:p>3712</text:p>
          </table:table-cell>
          <table:table-cell office:value-type="float" office:value="7424" table:formula="of:=INT([.H$2]+([.H$130]-[.H$2])*(ROW()-2)/128)" table:style-name="ce1">
            <text:p>7424</text:p>
          </table:table-cell>
          <table:table-cell office:value-type="float" office:value="9280" table:formula="of:=INT([.I$2]+([.I$130]-[.I$2])*(ROW()-2)/128)" table:style-name="ce1">
            <text:p>9280</text:p>
          </table:table-cell>
          <table:table-cell office:value-type="float" office:value="11136" table:formula="of:=INT([.J$2]+([.J$130]-[.J$2])*(ROW()-2)/128)" table:style-name="ce1">
            <text:p>11136</text:p>
          </table:table-cell>
          <table:table-cell office:value-type="float" office:value="12992" table:formula="of:=INT([.K$2]+([.K$130]-[.K$2])*(ROW()-2)/128)" table:style-name="ce1">
            <text:p>12992</text:p>
          </table:table-cell>
          <table:table-cell office:value-type="float" office:value="14848" table:formula="of:=INT([.L$2]+([.L$130]-[.L$2])*(ROW()-2)/128)" table:style-name="ce1">
            <text:p>14848</text:p>
          </table:table-cell>
          <table:table-cell office:value-type="float" office:value="17088" table:formula="of:=INT([.M$2]+([.M$130]-[.M$2])*(ROW()-2)/128)" table:style-name="ce1">
            <text:p>17088</text:p>
          </table:table-cell>
          <table:table-cell office:value-type="float" office:value="19328" table:formula="of:=INT([.N$2]+([.N$130]-[.N$2])*(ROW()-2)/128)" table:style-name="ce1">
            <text:p>19328</text:p>
          </table:table-cell>
          <table:table-cell office:value-type="float" office:value="21568" table:formula="of:=INT([.O$2]+([.O$130]-[.O$2])*(ROW()-2)/128)" table:style-name="ce1">
            <text:p>21568</text:p>
          </table:table-cell>
          <table:table-cell office:value-type="float" office:value="23808" table:formula="of:=INT([.P$2]+([.P$130]-[.P$2])*(ROW()-2)/128)" table:style-name="ce1">
            <text:p>23808</text:p>
          </table:table-cell>
          <table:table-cell office:value-type="float" office:value="26048" table:formula="of:=INT([.Q$2]+([.Q$130]-[.Q$2])*(ROW()-2)/128)" table:style-name="ce1">
            <text:p>26048</text:p>
          </table:table-cell>
          <table:table-cell office:value-type="float" office:value="28288" table:formula="of:=INT([.R$2]+([.R$130]-[.R$2])*(ROW()-2)/128)" table:style-name="ce1">
            <text:p>28288</text:p>
          </table:table-cell>
          <table:table-cell office:value-type="float" office:value="29408" table:formula="of:=INT([.S$2]+([.S$130]-[.S$2])*(ROW()-2)/128)" table:style-name="ce1">
            <text:p>29408</text:p>
          </table:table-cell>
          <table:table-cell office:value-type="float" office:value="30528" table:formula="of:=INT([.T$2]+([.T$130]-[.T$2])*(ROW()-2)/128)" table:style-name="ce1">
            <text:p>30528</text:p>
          </table:table-cell>
          <table:table-cell office:value-type="float" office:value="31648" table:formula="of:=INT([.U$2]+([.U$130]-[.U$2])*(ROW()-2)/128)" table:style-name="ce1">
            <text:p>316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648" table:formula="of:=INT([.G$2]+([.G$130]-[.G$2])*(ROW()-2)/128)" table:style-name="ce1">
            <text:p>3648</text:p>
          </table:table-cell>
          <table:table-cell office:value-type="float" office:value="7296" table:formula="of:=INT([.H$2]+([.H$130]-[.H$2])*(ROW()-2)/128)" table:style-name="ce1">
            <text:p>7296</text:p>
          </table:table-cell>
          <table:table-cell office:value-type="float" office:value="9120" table:formula="of:=INT([.I$2]+([.I$130]-[.I$2])*(ROW()-2)/128)" table:style-name="ce1">
            <text:p>9120</text:p>
          </table:table-cell>
          <table:table-cell office:value-type="float" office:value="10944" table:formula="of:=INT([.J$2]+([.J$130]-[.J$2])*(ROW()-2)/128)" table:style-name="ce1">
            <text:p>10944</text:p>
          </table:table-cell>
          <table:table-cell office:value-type="float" office:value="12768" table:formula="of:=INT([.K$2]+([.K$130]-[.K$2])*(ROW()-2)/128)" table:style-name="ce1">
            <text:p>12768</text:p>
          </table:table-cell>
          <table:table-cell office:value-type="float" office:value="14592" table:formula="of:=INT([.L$2]+([.L$130]-[.L$2])*(ROW()-2)/128)" table:style-name="ce1">
            <text:p>14592</text:p>
          </table:table-cell>
          <table:table-cell office:value-type="float" office:value="16864" table:formula="of:=INT([.M$2]+([.M$130]-[.M$2])*(ROW()-2)/128)" table:style-name="ce1">
            <text:p>16864</text:p>
          </table:table-cell>
          <table:table-cell office:value-type="float" office:value="19136" table:formula="of:=INT([.N$2]+([.N$130]-[.N$2])*(ROW()-2)/128)" table:style-name="ce1">
            <text:p>19136</text:p>
          </table:table-cell>
          <table:table-cell office:value-type="float" office:value="21408" table:formula="of:=INT([.O$2]+([.O$130]-[.O$2])*(ROW()-2)/128)" table:style-name="ce1">
            <text:p>21408</text:p>
          </table:table-cell>
          <table:table-cell office:value-type="float" office:value="23680" table:formula="of:=INT([.P$2]+([.P$130]-[.P$2])*(ROW()-2)/128)" table:style-name="ce1">
            <text:p>23680</text:p>
          </table:table-cell>
          <table:table-cell office:value-type="float" office:value="25952" table:formula="of:=INT([.Q$2]+([.Q$130]-[.Q$2])*(ROW()-2)/128)" table:style-name="ce1">
            <text:p>25952</text:p>
          </table:table-cell>
          <table:table-cell office:value-type="float" office:value="28224" table:formula="of:=INT([.R$2]+([.R$130]-[.R$2])*(ROW()-2)/128)" table:style-name="ce1">
            <text:p>28224</text:p>
          </table:table-cell>
          <table:table-cell office:value-type="float" office:value="29360" table:formula="of:=INT([.S$2]+([.S$130]-[.S$2])*(ROW()-2)/128)" table:style-name="ce1">
            <text:p>29360</text:p>
          </table:table-cell>
          <table:table-cell office:value-type="float" office:value="30496" table:formula="of:=INT([.T$2]+([.T$130]-[.T$2])*(ROW()-2)/128)" table:style-name="ce1">
            <text:p>30496</text:p>
          </table:table-cell>
          <table:table-cell office:value-type="float" office:value="31632" table:formula="of:=INT([.U$2]+([.U$130]-[.U$2])*(ROW()-2)/128)" table:style-name="ce1">
            <text:p>316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84" table:formula="of:=INT([.G$2]+([.G$130]-[.G$2])*(ROW()-2)/128)" table:style-name="ce1">
            <text:p>3584</text:p>
          </table:table-cell>
          <table:table-cell office:value-type="float" office:value="7168" table:formula="of:=INT([.H$2]+([.H$130]-[.H$2])*(ROW()-2)/128)" table:style-name="ce1">
            <text:p>7168</text:p>
          </table:table-cell>
          <table:table-cell office:value-type="float" office:value="8960" table:formula="of:=INT([.I$2]+([.I$130]-[.I$2])*(ROW()-2)/128)" table:style-name="ce1">
            <text:p>8960</text:p>
          </table:table-cell>
          <table:table-cell office:value-type="float" office:value="10752" table:formula="of:=INT([.J$2]+([.J$130]-[.J$2])*(ROW()-2)/128)" table:style-name="ce1">
            <text:p>10752</text:p>
          </table:table-cell>
          <table:table-cell office:value-type="float" office:value="12544" table:formula="of:=INT([.K$2]+([.K$130]-[.K$2])*(ROW()-2)/128)" table:style-name="ce1">
            <text:p>12544</text:p>
          </table:table-cell>
          <table:table-cell office:value-type="float" office:value="14336" table:formula="of:=INT([.L$2]+([.L$130]-[.L$2])*(ROW()-2)/128)" table:style-name="ce1">
            <text:p>14336</text:p>
          </table:table-cell>
          <table:table-cell office:value-type="float" office:value="16640" table:formula="of:=INT([.M$2]+([.M$130]-[.M$2])*(ROW()-2)/128)" table:style-name="ce1">
            <text:p>16640</text:p>
          </table:table-cell>
          <table:table-cell office:value-type="float" office:value="18944" table:formula="of:=INT([.N$2]+([.N$130]-[.N$2])*(ROW()-2)/128)" table:style-name="ce1">
            <text:p>18944</text:p>
          </table:table-cell>
          <table:table-cell office:value-type="float" office:value="21248" table:formula="of:=INT([.O$2]+([.O$130]-[.O$2])*(ROW()-2)/128)" table:style-name="ce1">
            <text:p>21248</text:p>
          </table:table-cell>
          <table:table-cell office:value-type="float" office:value="23552" table:formula="of:=INT([.P$2]+([.P$130]-[.P$2])*(ROW()-2)/128)" table:style-name="ce1">
            <text:p>23552</text:p>
          </table:table-cell>
          <table:table-cell office:value-type="float" office:value="25856" table:formula="of:=INT([.Q$2]+([.Q$130]-[.Q$2])*(ROW()-2)/128)" table:style-name="ce1">
            <text:p>25856</text:p>
          </table:table-cell>
          <table:table-cell office:value-type="float" office:value="28160" table:formula="of:=INT([.R$2]+([.R$130]-[.R$2])*(ROW()-2)/128)" table:style-name="ce1">
            <text:p>28160</text:p>
          </table:table-cell>
          <table:table-cell office:value-type="float" office:value="29312" table:formula="of:=INT([.S$2]+([.S$130]-[.S$2])*(ROW()-2)/128)" table:style-name="ce1">
            <text:p>29312</text:p>
          </table:table-cell>
          <table:table-cell office:value-type="float" office:value="30464" table:formula="of:=INT([.T$2]+([.T$130]-[.T$2])*(ROW()-2)/128)" table:style-name="ce1">
            <text:p>30464</text:p>
          </table:table-cell>
          <table:table-cell office:value-type="float" office:value="31616" table:formula="of:=INT([.U$2]+([.U$130]-[.U$2])*(ROW()-2)/128)" table:style-name="ce1">
            <text:p>316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520" table:formula="of:=INT([.G$2]+([.G$130]-[.G$2])*(ROW()-2)/128)" table:style-name="ce1">
            <text:p>3520</text:p>
          </table:table-cell>
          <table:table-cell office:value-type="float" office:value="7040" table:formula="of:=INT([.H$2]+([.H$130]-[.H$2])*(ROW()-2)/128)" table:style-name="ce1">
            <text:p>7040</text:p>
          </table:table-cell>
          <table:table-cell office:value-type="float" office:value="8800" table:formula="of:=INT([.I$2]+([.I$130]-[.I$2])*(ROW()-2)/128)" table:style-name="ce1">
            <text:p>8800</text:p>
          </table:table-cell>
          <table:table-cell office:value-type="float" office:value="10560" table:formula="of:=INT([.J$2]+([.J$130]-[.J$2])*(ROW()-2)/128)" table:style-name="ce1">
            <text:p>10560</text:p>
          </table:table-cell>
          <table:table-cell office:value-type="float" office:value="12320" table:formula="of:=INT([.K$2]+([.K$130]-[.K$2])*(ROW()-2)/128)" table:style-name="ce1">
            <text:p>12320</text:p>
          </table:table-cell>
          <table:table-cell office:value-type="float" office:value="14080" table:formula="of:=INT([.L$2]+([.L$130]-[.L$2])*(ROW()-2)/128)" table:style-name="ce1">
            <text:p>14080</text:p>
          </table:table-cell>
          <table:table-cell office:value-type="float" office:value="16416" table:formula="of:=INT([.M$2]+([.M$130]-[.M$2])*(ROW()-2)/128)" table:style-name="ce1">
            <text:p>16416</text:p>
          </table:table-cell>
          <table:table-cell office:value-type="float" office:value="18752" table:formula="of:=INT([.N$2]+([.N$130]-[.N$2])*(ROW()-2)/128)" table:style-name="ce1">
            <text:p>18752</text:p>
          </table:table-cell>
          <table:table-cell office:value-type="float" office:value="21088" table:formula="of:=INT([.O$2]+([.O$130]-[.O$2])*(ROW()-2)/128)" table:style-name="ce1">
            <text:p>21088</text:p>
          </table:table-cell>
          <table:table-cell office:value-type="float" office:value="23424" table:formula="of:=INT([.P$2]+([.P$130]-[.P$2])*(ROW()-2)/128)" table:style-name="ce1">
            <text:p>23424</text:p>
          </table:table-cell>
          <table:table-cell office:value-type="float" office:value="25760" table:formula="of:=INT([.Q$2]+([.Q$130]-[.Q$2])*(ROW()-2)/128)" table:style-name="ce1">
            <text:p>25760</text:p>
          </table:table-cell>
          <table:table-cell office:value-type="float" office:value="28096" table:formula="of:=INT([.R$2]+([.R$130]-[.R$2])*(ROW()-2)/128)" table:style-name="ce1">
            <text:p>28096</text:p>
          </table:table-cell>
          <table:table-cell office:value-type="float" office:value="29264" table:formula="of:=INT([.S$2]+([.S$130]-[.S$2])*(ROW()-2)/128)" table:style-name="ce1">
            <text:p>29264</text:p>
          </table:table-cell>
          <table:table-cell office:value-type="float" office:value="30432" table:formula="of:=INT([.T$2]+([.T$130]-[.T$2])*(ROW()-2)/128)" table:style-name="ce1">
            <text:p>30432</text:p>
          </table:table-cell>
          <table:table-cell office:value-type="float" office:value="31600" table:formula="of:=INT([.U$2]+([.U$130]-[.U$2])*(ROW()-2)/128)" table:style-name="ce1">
            <text:p>316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456" table:formula="of:=INT([.G$2]+([.G$130]-[.G$2])*(ROW()-2)/128)" table:style-name="ce1">
            <text:p>3456</text:p>
          </table:table-cell>
          <table:table-cell office:value-type="float" office:value="6912" table:formula="of:=INT([.H$2]+([.H$130]-[.H$2])*(ROW()-2)/128)" table:style-name="ce1">
            <text:p>6912</text:p>
          </table:table-cell>
          <table:table-cell office:value-type="float" office:value="8640" table:formula="of:=INT([.I$2]+([.I$130]-[.I$2])*(ROW()-2)/128)" table:style-name="ce1">
            <text:p>8640</text:p>
          </table:table-cell>
          <table:table-cell office:value-type="float" office:value="10368" table:formula="of:=INT([.J$2]+([.J$130]-[.J$2])*(ROW()-2)/128)" table:style-name="ce1">
            <text:p>10368</text:p>
          </table:table-cell>
          <table:table-cell office:value-type="float" office:value="12096" table:formula="of:=INT([.K$2]+([.K$130]-[.K$2])*(ROW()-2)/128)" table:style-name="ce1">
            <text:p>12096</text:p>
          </table:table-cell>
          <table:table-cell office:value-type="float" office:value="13824" table:formula="of:=INT([.L$2]+([.L$130]-[.L$2])*(ROW()-2)/128)" table:style-name="ce1">
            <text:p>13824</text:p>
          </table:table-cell>
          <table:table-cell office:value-type="float" office:value="16192" table:formula="of:=INT([.M$2]+([.M$130]-[.M$2])*(ROW()-2)/128)" table:style-name="ce1">
            <text:p>16192</text:p>
          </table:table-cell>
          <table:table-cell office:value-type="float" office:value="18560" table:formula="of:=INT([.N$2]+([.N$130]-[.N$2])*(ROW()-2)/128)" table:style-name="ce1">
            <text:p>18560</text:p>
          </table:table-cell>
          <table:table-cell office:value-type="float" office:value="20928" table:formula="of:=INT([.O$2]+([.O$130]-[.O$2])*(ROW()-2)/128)" table:style-name="ce1">
            <text:p>20928</text:p>
          </table:table-cell>
          <table:table-cell office:value-type="float" office:value="23296" table:formula="of:=INT([.P$2]+([.P$130]-[.P$2])*(ROW()-2)/128)" table:style-name="ce1">
            <text:p>23296</text:p>
          </table:table-cell>
          <table:table-cell office:value-type="float" office:value="25664" table:formula="of:=INT([.Q$2]+([.Q$130]-[.Q$2])*(ROW()-2)/128)" table:style-name="ce1">
            <text:p>25664</text:p>
          </table:table-cell>
          <table:table-cell office:value-type="float" office:value="28032" table:formula="of:=INT([.R$2]+([.R$130]-[.R$2])*(ROW()-2)/128)" table:style-name="ce1">
            <text:p>28032</text:p>
          </table:table-cell>
          <table:table-cell office:value-type="float" office:value="29216" table:formula="of:=INT([.S$2]+([.S$130]-[.S$2])*(ROW()-2)/128)" table:style-name="ce1">
            <text:p>29216</text:p>
          </table:table-cell>
          <table:table-cell office:value-type="float" office:value="30400" table:formula="of:=INT([.T$2]+([.T$130]-[.T$2])*(ROW()-2)/128)" table:style-name="ce1">
            <text:p>30400</text:p>
          </table:table-cell>
          <table:table-cell office:value-type="float" office:value="31584" table:formula="of:=INT([.U$2]+([.U$130]-[.U$2])*(ROW()-2)/128)" table:style-name="ce1">
            <text:p>315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92" table:formula="of:=INT([.G$2]+([.G$130]-[.G$2])*(ROW()-2)/128)" table:style-name="ce1">
            <text:p>3392</text:p>
          </table:table-cell>
          <table:table-cell office:value-type="float" office:value="6784" table:formula="of:=INT([.H$2]+([.H$130]-[.H$2])*(ROW()-2)/128)" table:style-name="ce1">
            <text:p>6784</text:p>
          </table:table-cell>
          <table:table-cell office:value-type="float" office:value="8480" table:formula="of:=INT([.I$2]+([.I$130]-[.I$2])*(ROW()-2)/128)" table:style-name="ce1">
            <text:p>8480</text:p>
          </table:table-cell>
          <table:table-cell office:value-type="float" office:value="10176" table:formula="of:=INT([.J$2]+([.J$130]-[.J$2])*(ROW()-2)/128)" table:style-name="ce1">
            <text:p>10176</text:p>
          </table:table-cell>
          <table:table-cell office:value-type="float" office:value="11872" table:formula="of:=INT([.K$2]+([.K$130]-[.K$2])*(ROW()-2)/128)" table:style-name="ce1">
            <text:p>11872</text:p>
          </table:table-cell>
          <table:table-cell office:value-type="float" office:value="13568" table:formula="of:=INT([.L$2]+([.L$130]-[.L$2])*(ROW()-2)/128)" table:style-name="ce1">
            <text:p>13568</text:p>
          </table:table-cell>
          <table:table-cell office:value-type="float" office:value="15968" table:formula="of:=INT([.M$2]+([.M$130]-[.M$2])*(ROW()-2)/128)" table:style-name="ce1">
            <text:p>15968</text:p>
          </table:table-cell>
          <table:table-cell office:value-type="float" office:value="18368" table:formula="of:=INT([.N$2]+([.N$130]-[.N$2])*(ROW()-2)/128)" table:style-name="ce1">
            <text:p>18368</text:p>
          </table:table-cell>
          <table:table-cell office:value-type="float" office:value="20768" table:formula="of:=INT([.O$2]+([.O$130]-[.O$2])*(ROW()-2)/128)" table:style-name="ce1">
            <text:p>20768</text:p>
          </table:table-cell>
          <table:table-cell office:value-type="float" office:value="23168" table:formula="of:=INT([.P$2]+([.P$130]-[.P$2])*(ROW()-2)/128)" table:style-name="ce1">
            <text:p>23168</text:p>
          </table:table-cell>
          <table:table-cell office:value-type="float" office:value="25568" table:formula="of:=INT([.Q$2]+([.Q$130]-[.Q$2])*(ROW()-2)/128)" table:style-name="ce1">
            <text:p>25568</text:p>
          </table:table-cell>
          <table:table-cell office:value-type="float" office:value="27968" table:formula="of:=INT([.R$2]+([.R$130]-[.R$2])*(ROW()-2)/128)" table:style-name="ce1">
            <text:p>27968</text:p>
          </table:table-cell>
          <table:table-cell office:value-type="float" office:value="29168" table:formula="of:=INT([.S$2]+([.S$130]-[.S$2])*(ROW()-2)/128)" table:style-name="ce1">
            <text:p>29168</text:p>
          </table:table-cell>
          <table:table-cell office:value-type="float" office:value="30368" table:formula="of:=INT([.T$2]+([.T$130]-[.T$2])*(ROW()-2)/128)" table:style-name="ce1">
            <text:p>30368</text:p>
          </table:table-cell>
          <table:table-cell office:value-type="float" office:value="31568" table:formula="of:=INT([.U$2]+([.U$130]-[.U$2])*(ROW()-2)/128)" table:style-name="ce1">
            <text:p>315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328" table:formula="of:=INT([.G$2]+([.G$130]-[.G$2])*(ROW()-2)/128)" table:style-name="ce1">
            <text:p>3328</text:p>
          </table:table-cell>
          <table:table-cell office:value-type="float" office:value="6656" table:formula="of:=INT([.H$2]+([.H$130]-[.H$2])*(ROW()-2)/128)" table:style-name="ce1">
            <text:p>6656</text:p>
          </table:table-cell>
          <table:table-cell office:value-type="float" office:value="8320" table:formula="of:=INT([.I$2]+([.I$130]-[.I$2])*(ROW()-2)/128)" table:style-name="ce1">
            <text:p>8320</text:p>
          </table:table-cell>
          <table:table-cell office:value-type="float" office:value="9984" table:formula="of:=INT([.J$2]+([.J$130]-[.J$2])*(ROW()-2)/128)" table:style-name="ce1">
            <text:p>9984</text:p>
          </table:table-cell>
          <table:table-cell office:value-type="float" office:value="11648" table:formula="of:=INT([.K$2]+([.K$130]-[.K$2])*(ROW()-2)/128)" table:style-name="ce1">
            <text:p>11648</text:p>
          </table:table-cell>
          <table:table-cell office:value-type="float" office:value="13312" table:formula="of:=INT([.L$2]+([.L$130]-[.L$2])*(ROW()-2)/128)" table:style-name="ce1">
            <text:p>13312</text:p>
          </table:table-cell>
          <table:table-cell office:value-type="float" office:value="15744" table:formula="of:=INT([.M$2]+([.M$130]-[.M$2])*(ROW()-2)/128)" table:style-name="ce1">
            <text:p>15744</text:p>
          </table:table-cell>
          <table:table-cell office:value-type="float" office:value="18176" table:formula="of:=INT([.N$2]+([.N$130]-[.N$2])*(ROW()-2)/128)" table:style-name="ce1">
            <text:p>18176</text:p>
          </table:table-cell>
          <table:table-cell office:value-type="float" office:value="20608" table:formula="of:=INT([.O$2]+([.O$130]-[.O$2])*(ROW()-2)/128)" table:style-name="ce1">
            <text:p>20608</text:p>
          </table:table-cell>
          <table:table-cell office:value-type="float" office:value="23040" table:formula="of:=INT([.P$2]+([.P$130]-[.P$2])*(ROW()-2)/128)" table:style-name="ce1">
            <text:p>23040</text:p>
          </table:table-cell>
          <table:table-cell office:value-type="float" office:value="25472" table:formula="of:=INT([.Q$2]+([.Q$130]-[.Q$2])*(ROW()-2)/128)" table:style-name="ce1">
            <text:p>25472</text:p>
          </table:table-cell>
          <table:table-cell office:value-type="float" office:value="27904" table:formula="of:=INT([.R$2]+([.R$130]-[.R$2])*(ROW()-2)/128)" table:style-name="ce1">
            <text:p>27904</text:p>
          </table:table-cell>
          <table:table-cell office:value-type="float" office:value="29120" table:formula="of:=INT([.S$2]+([.S$130]-[.S$2])*(ROW()-2)/128)" table:style-name="ce1">
            <text:p>29120</text:p>
          </table:table-cell>
          <table:table-cell office:value-type="float" office:value="30336" table:formula="of:=INT([.T$2]+([.T$130]-[.T$2])*(ROW()-2)/128)" table:style-name="ce1">
            <text:p>30336</text:p>
          </table:table-cell>
          <table:table-cell office:value-type="float" office:value="31552" table:formula="of:=INT([.U$2]+([.U$130]-[.U$2])*(ROW()-2)/128)" table:style-name="ce1">
            <text:p>315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64" table:formula="of:=INT([.G$2]+([.G$130]-[.G$2])*(ROW()-2)/128)" table:style-name="ce1">
            <text:p>3264</text:p>
          </table:table-cell>
          <table:table-cell office:value-type="float" office:value="6528" table:formula="of:=INT([.H$2]+([.H$130]-[.H$2])*(ROW()-2)/128)" table:style-name="ce1">
            <text:p>6528</text:p>
          </table:table-cell>
          <table:table-cell office:value-type="float" office:value="8160" table:formula="of:=INT([.I$2]+([.I$130]-[.I$2])*(ROW()-2)/128)" table:style-name="ce1">
            <text:p>8160</text:p>
          </table:table-cell>
          <table:table-cell office:value-type="float" office:value="9792" table:formula="of:=INT([.J$2]+([.J$130]-[.J$2])*(ROW()-2)/128)" table:style-name="ce1">
            <text:p>9792</text:p>
          </table:table-cell>
          <table:table-cell office:value-type="float" office:value="11424" table:formula="of:=INT([.K$2]+([.K$130]-[.K$2])*(ROW()-2)/128)" table:style-name="ce1">
            <text:p>11424</text:p>
          </table:table-cell>
          <table:table-cell office:value-type="float" office:value="13056" table:formula="of:=INT([.L$2]+([.L$130]-[.L$2])*(ROW()-2)/128)" table:style-name="ce1">
            <text:p>13056</text:p>
          </table:table-cell>
          <table:table-cell office:value-type="float" office:value="15520" table:formula="of:=INT([.M$2]+([.M$130]-[.M$2])*(ROW()-2)/128)" table:style-name="ce1">
            <text:p>15520</text:p>
          </table:table-cell>
          <table:table-cell office:value-type="float" office:value="17984" table:formula="of:=INT([.N$2]+([.N$130]-[.N$2])*(ROW()-2)/128)" table:style-name="ce1">
            <text:p>17984</text:p>
          </table:table-cell>
          <table:table-cell office:value-type="float" office:value="20448" table:formula="of:=INT([.O$2]+([.O$130]-[.O$2])*(ROW()-2)/128)" table:style-name="ce1">
            <text:p>20448</text:p>
          </table:table-cell>
          <table:table-cell office:value-type="float" office:value="22912" table:formula="of:=INT([.P$2]+([.P$130]-[.P$2])*(ROW()-2)/128)" table:style-name="ce1">
            <text:p>22912</text:p>
          </table:table-cell>
          <table:table-cell office:value-type="float" office:value="25376" table:formula="of:=INT([.Q$2]+([.Q$130]-[.Q$2])*(ROW()-2)/128)" table:style-name="ce1">
            <text:p>25376</text:p>
          </table:table-cell>
          <table:table-cell office:value-type="float" office:value="27840" table:formula="of:=INT([.R$2]+([.R$130]-[.R$2])*(ROW()-2)/128)" table:style-name="ce1">
            <text:p>27840</text:p>
          </table:table-cell>
          <table:table-cell office:value-type="float" office:value="29072" table:formula="of:=INT([.S$2]+([.S$130]-[.S$2])*(ROW()-2)/128)" table:style-name="ce1">
            <text:p>29072</text:p>
          </table:table-cell>
          <table:table-cell office:value-type="float" office:value="30304" table:formula="of:=INT([.T$2]+([.T$130]-[.T$2])*(ROW()-2)/128)" table:style-name="ce1">
            <text:p>30304</text:p>
          </table:table-cell>
          <table:table-cell office:value-type="float" office:value="31536" table:formula="of:=INT([.U$2]+([.U$130]-[.U$2])*(ROW()-2)/128)" table:style-name="ce1">
            <text:p>315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00" table:formula="of:=INT([.G$2]+([.G$130]-[.G$2])*(ROW()-2)/128)" table:style-name="ce1">
            <text:p>3200</text:p>
          </table:table-cell>
          <table:table-cell office:value-type="float" office:value="6400" table:formula="of:=INT([.H$2]+([.H$130]-[.H$2])*(ROW()-2)/128)" table:style-name="ce1">
            <text:p>6400</text:p>
          </table:table-cell>
          <table:table-cell office:value-type="float" office:value="8000" table:formula="of:=INT([.I$2]+([.I$130]-[.I$2])*(ROW()-2)/128)" table:style-name="ce1">
            <text:p>8000</text:p>
          </table:table-cell>
          <table:table-cell office:value-type="float" office:value="9600" table:formula="of:=INT([.J$2]+([.J$130]-[.J$2])*(ROW()-2)/128)" table:style-name="ce1">
            <text:p>9600</text:p>
          </table:table-cell>
          <table:table-cell office:value-type="float" office:value="11200" table:formula="of:=INT([.K$2]+([.K$130]-[.K$2])*(ROW()-2)/128)" table:style-name="ce1">
            <text:p>11200</text:p>
          </table:table-cell>
          <table:table-cell office:value-type="float" office:value="12800" table:formula="of:=INT([.L$2]+([.L$130]-[.L$2])*(ROW()-2)/128)" table:style-name="ce1">
            <text:p>12800</text:p>
          </table:table-cell>
          <table:table-cell office:value-type="float" office:value="15296" table:formula="of:=INT([.M$2]+([.M$130]-[.M$2])*(ROW()-2)/128)" table:style-name="ce1">
            <text:p>15296</text:p>
          </table:table-cell>
          <table:table-cell office:value-type="float" office:value="17792" table:formula="of:=INT([.N$2]+([.N$130]-[.N$2])*(ROW()-2)/128)" table:style-name="ce1">
            <text:p>17792</text:p>
          </table:table-cell>
          <table:table-cell office:value-type="float" office:value="20288" table:formula="of:=INT([.O$2]+([.O$130]-[.O$2])*(ROW()-2)/128)" table:style-name="ce1">
            <text:p>20288</text:p>
          </table:table-cell>
          <table:table-cell office:value-type="float" office:value="22784" table:formula="of:=INT([.P$2]+([.P$130]-[.P$2])*(ROW()-2)/128)" table:style-name="ce1">
            <text:p>22784</text:p>
          </table:table-cell>
          <table:table-cell office:value-type="float" office:value="25280" table:formula="of:=INT([.Q$2]+([.Q$130]-[.Q$2])*(ROW()-2)/128)" table:style-name="ce1">
            <text:p>25280</text:p>
          </table:table-cell>
          <table:table-cell office:value-type="float" office:value="27776" table:formula="of:=INT([.R$2]+([.R$130]-[.R$2])*(ROW()-2)/128)" table:style-name="ce1">
            <text:p>27776</text:p>
          </table:table-cell>
          <table:table-cell office:value-type="float" office:value="29024" table:formula="of:=INT([.S$2]+([.S$130]-[.S$2])*(ROW()-2)/128)" table:style-name="ce1">
            <text:p>29024</text:p>
          </table:table-cell>
          <table:table-cell office:value-type="float" office:value="30272" table:formula="of:=INT([.T$2]+([.T$130]-[.T$2])*(ROW()-2)/128)" table:style-name="ce1">
            <text:p>30272</text:p>
          </table:table-cell>
          <table:table-cell office:value-type="float" office:value="31520" table:formula="of:=INT([.U$2]+([.U$130]-[.U$2])*(ROW()-2)/128)" table:style-name="ce1">
            <text:p>315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136" table:formula="of:=INT([.G$2]+([.G$130]-[.G$2])*(ROW()-2)/128)" table:style-name="ce1">
            <text:p>3136</text:p>
          </table:table-cell>
          <table:table-cell office:value-type="float" office:value="6272" table:formula="of:=INT([.H$2]+([.H$130]-[.H$2])*(ROW()-2)/128)" table:style-name="ce1">
            <text:p>6272</text:p>
          </table:table-cell>
          <table:table-cell office:value-type="float" office:value="7840" table:formula="of:=INT([.I$2]+([.I$130]-[.I$2])*(ROW()-2)/128)" table:style-name="ce1">
            <text:p>7840</text:p>
          </table:table-cell>
          <table:table-cell office:value-type="float" office:value="9408" table:formula="of:=INT([.J$2]+([.J$130]-[.J$2])*(ROW()-2)/128)" table:style-name="ce1">
            <text:p>9408</text:p>
          </table:table-cell>
          <table:table-cell office:value-type="float" office:value="10976" table:formula="of:=INT([.K$2]+([.K$130]-[.K$2])*(ROW()-2)/128)" table:style-name="ce1">
            <text:p>10976</text:p>
          </table:table-cell>
          <table:table-cell office:value-type="float" office:value="12544" table:formula="of:=INT([.L$2]+([.L$130]-[.L$2])*(ROW()-2)/128)" table:style-name="ce1">
            <text:p>12544</text:p>
          </table:table-cell>
          <table:table-cell office:value-type="float" office:value="15072" table:formula="of:=INT([.M$2]+([.M$130]-[.M$2])*(ROW()-2)/128)" table:style-name="ce1">
            <text:p>15072</text:p>
          </table:table-cell>
          <table:table-cell office:value-type="float" office:value="17600" table:formula="of:=INT([.N$2]+([.N$130]-[.N$2])*(ROW()-2)/128)" table:style-name="ce1">
            <text:p>17600</text:p>
          </table:table-cell>
          <table:table-cell office:value-type="float" office:value="20128" table:formula="of:=INT([.O$2]+([.O$130]-[.O$2])*(ROW()-2)/128)" table:style-name="ce1">
            <text:p>20128</text:p>
          </table:table-cell>
          <table:table-cell office:value-type="float" office:value="22656" table:formula="of:=INT([.P$2]+([.P$130]-[.P$2])*(ROW()-2)/128)" table:style-name="ce1">
            <text:p>22656</text:p>
          </table:table-cell>
          <table:table-cell office:value-type="float" office:value="25184" table:formula="of:=INT([.Q$2]+([.Q$130]-[.Q$2])*(ROW()-2)/128)" table:style-name="ce1">
            <text:p>25184</text:p>
          </table:table-cell>
          <table:table-cell office:value-type="float" office:value="27712" table:formula="of:=INT([.R$2]+([.R$130]-[.R$2])*(ROW()-2)/128)" table:style-name="ce1">
            <text:p>27712</text:p>
          </table:table-cell>
          <table:table-cell office:value-type="float" office:value="28976" table:formula="of:=INT([.S$2]+([.S$130]-[.S$2])*(ROW()-2)/128)" table:style-name="ce1">
            <text:p>28976</text:p>
          </table:table-cell>
          <table:table-cell office:value-type="float" office:value="30240" table:formula="of:=INT([.T$2]+([.T$130]-[.T$2])*(ROW()-2)/128)" table:style-name="ce1">
            <text:p>30240</text:p>
          </table:table-cell>
          <table:table-cell office:value-type="float" office:value="31504" table:formula="of:=INT([.U$2]+([.U$130]-[.U$2])*(ROW()-2)/128)" table:style-name="ce1">
            <text:p>315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72" table:formula="of:=INT([.G$2]+([.G$130]-[.G$2])*(ROW()-2)/128)" table:style-name="ce1">
            <text:p>3072</text:p>
          </table:table-cell>
          <table:table-cell office:value-type="float" office:value="6144" table:formula="of:=INT([.H$2]+([.H$130]-[.H$2])*(ROW()-2)/128)" table:style-name="ce1">
            <text:p>6144</text:p>
          </table:table-cell>
          <table:table-cell office:value-type="float" office:value="7680" table:formula="of:=INT([.I$2]+([.I$130]-[.I$2])*(ROW()-2)/128)" table:style-name="ce1">
            <text:p>7680</text:p>
          </table:table-cell>
          <table:table-cell office:value-type="float" office:value="9216" table:formula="of:=INT([.J$2]+([.J$130]-[.J$2])*(ROW()-2)/128)" table:style-name="ce1">
            <text:p>9216</text:p>
          </table:table-cell>
          <table:table-cell office:value-type="float" office:value="10752" table:formula="of:=INT([.K$2]+([.K$130]-[.K$2])*(ROW()-2)/128)" table:style-name="ce1">
            <text:p>10752</text:p>
          </table:table-cell>
          <table:table-cell office:value-type="float" office:value="12288" table:formula="of:=INT([.L$2]+([.L$130]-[.L$2])*(ROW()-2)/128)" table:style-name="ce1">
            <text:p>12288</text:p>
          </table:table-cell>
          <table:table-cell office:value-type="float" office:value="14848" table:formula="of:=INT([.M$2]+([.M$130]-[.M$2])*(ROW()-2)/128)" table:style-name="ce1">
            <text:p>14848</text:p>
          </table:table-cell>
          <table:table-cell office:value-type="float" office:value="17408" table:formula="of:=INT([.N$2]+([.N$130]-[.N$2])*(ROW()-2)/128)" table:style-name="ce1">
            <text:p>17408</text:p>
          </table:table-cell>
          <table:table-cell office:value-type="float" office:value="19968" table:formula="of:=INT([.O$2]+([.O$130]-[.O$2])*(ROW()-2)/128)" table:style-name="ce1">
            <text:p>19968</text:p>
          </table:table-cell>
          <table:table-cell office:value-type="float" office:value="22528" table:formula="of:=INT([.P$2]+([.P$130]-[.P$2])*(ROW()-2)/128)" table:style-name="ce1">
            <text:p>22528</text:p>
          </table:table-cell>
          <table:table-cell office:value-type="float" office:value="25088" table:formula="of:=INT([.Q$2]+([.Q$130]-[.Q$2])*(ROW()-2)/128)" table:style-name="ce1">
            <text:p>25088</text:p>
          </table:table-cell>
          <table:table-cell office:value-type="float" office:value="27648" table:formula="of:=INT([.R$2]+([.R$130]-[.R$2])*(ROW()-2)/128)" table:style-name="ce1">
            <text:p>27648</text:p>
          </table:table-cell>
          <table:table-cell office:value-type="float" office:value="28928" table:formula="of:=INT([.S$2]+([.S$130]-[.S$2])*(ROW()-2)/128)" table:style-name="ce1">
            <text:p>28928</text:p>
          </table:table-cell>
          <table:table-cell office:value-type="float" office:value="30208" table:formula="of:=INT([.T$2]+([.T$130]-[.T$2])*(ROW()-2)/128)" table:style-name="ce1">
            <text:p>30208</text:p>
          </table:table-cell>
          <table:table-cell office:value-type="float" office:value="31488" table:formula="of:=INT([.U$2]+([.U$130]-[.U$2])*(ROW()-2)/128)" table:style-name="ce1">
            <text:p>314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008" table:formula="of:=INT([.G$2]+([.G$130]-[.G$2])*(ROW()-2)/128)" table:style-name="ce1">
            <text:p>3008</text:p>
          </table:table-cell>
          <table:table-cell office:value-type="float" office:value="6016" table:formula="of:=INT([.H$2]+([.H$130]-[.H$2])*(ROW()-2)/128)" table:style-name="ce1">
            <text:p>6016</text:p>
          </table:table-cell>
          <table:table-cell office:value-type="float" office:value="7520" table:formula="of:=INT([.I$2]+([.I$130]-[.I$2])*(ROW()-2)/128)" table:style-name="ce1">
            <text:p>7520</text:p>
          </table:table-cell>
          <table:table-cell office:value-type="float" office:value="9024" table:formula="of:=INT([.J$2]+([.J$130]-[.J$2])*(ROW()-2)/128)" table:style-name="ce1">
            <text:p>9024</text:p>
          </table:table-cell>
          <table:table-cell office:value-type="float" office:value="10528" table:formula="of:=INT([.K$2]+([.K$130]-[.K$2])*(ROW()-2)/128)" table:style-name="ce1">
            <text:p>10528</text:p>
          </table:table-cell>
          <table:table-cell office:value-type="float" office:value="12032" table:formula="of:=INT([.L$2]+([.L$130]-[.L$2])*(ROW()-2)/128)" table:style-name="ce1">
            <text:p>12032</text:p>
          </table:table-cell>
          <table:table-cell office:value-type="float" office:value="14624" table:formula="of:=INT([.M$2]+([.M$130]-[.M$2])*(ROW()-2)/128)" table:style-name="ce1">
            <text:p>14624</text:p>
          </table:table-cell>
          <table:table-cell office:value-type="float" office:value="17216" table:formula="of:=INT([.N$2]+([.N$130]-[.N$2])*(ROW()-2)/128)" table:style-name="ce1">
            <text:p>17216</text:p>
          </table:table-cell>
          <table:table-cell office:value-type="float" office:value="19808" table:formula="of:=INT([.O$2]+([.O$130]-[.O$2])*(ROW()-2)/128)" table:style-name="ce1">
            <text:p>19808</text:p>
          </table:table-cell>
          <table:table-cell office:value-type="float" office:value="22400" table:formula="of:=INT([.P$2]+([.P$130]-[.P$2])*(ROW()-2)/128)" table:style-name="ce1">
            <text:p>22400</text:p>
          </table:table-cell>
          <table:table-cell office:value-type="float" office:value="24992" table:formula="of:=INT([.Q$2]+([.Q$130]-[.Q$2])*(ROW()-2)/128)" table:style-name="ce1">
            <text:p>24992</text:p>
          </table:table-cell>
          <table:table-cell office:value-type="float" office:value="27584" table:formula="of:=INT([.R$2]+([.R$130]-[.R$2])*(ROW()-2)/128)" table:style-name="ce1">
            <text:p>27584</text:p>
          </table:table-cell>
          <table:table-cell office:value-type="float" office:value="28880" table:formula="of:=INT([.S$2]+([.S$130]-[.S$2])*(ROW()-2)/128)" table:style-name="ce1">
            <text:p>28880</text:p>
          </table:table-cell>
          <table:table-cell office:value-type="float" office:value="30176" table:formula="of:=INT([.T$2]+([.T$130]-[.T$2])*(ROW()-2)/128)" table:style-name="ce1">
            <text:p>30176</text:p>
          </table:table-cell>
          <table:table-cell office:value-type="float" office:value="31472" table:formula="of:=INT([.U$2]+([.U$130]-[.U$2])*(ROW()-2)/128)" table:style-name="ce1">
            <text:p>314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944" table:formula="of:=INT([.G$2]+([.G$130]-[.G$2])*(ROW()-2)/128)" table:style-name="ce1">
            <text:p>2944</text:p>
          </table:table-cell>
          <table:table-cell office:value-type="float" office:value="5888" table:formula="of:=INT([.H$2]+([.H$130]-[.H$2])*(ROW()-2)/128)" table:style-name="ce1">
            <text:p>5888</text:p>
          </table:table-cell>
          <table:table-cell office:value-type="float" office:value="7360" table:formula="of:=INT([.I$2]+([.I$130]-[.I$2])*(ROW()-2)/128)" table:style-name="ce1">
            <text:p>7360</text:p>
          </table:table-cell>
          <table:table-cell office:value-type="float" office:value="8832" table:formula="of:=INT([.J$2]+([.J$130]-[.J$2])*(ROW()-2)/128)" table:style-name="ce1">
            <text:p>8832</text:p>
          </table:table-cell>
          <table:table-cell office:value-type="float" office:value="10304" table:formula="of:=INT([.K$2]+([.K$130]-[.K$2])*(ROW()-2)/128)" table:style-name="ce1">
            <text:p>10304</text:p>
          </table:table-cell>
          <table:table-cell office:value-type="float" office:value="11776" table:formula="of:=INT([.L$2]+([.L$130]-[.L$2])*(ROW()-2)/128)" table:style-name="ce1">
            <text:p>11776</text:p>
          </table:table-cell>
          <table:table-cell office:value-type="float" office:value="14400" table:formula="of:=INT([.M$2]+([.M$130]-[.M$2])*(ROW()-2)/128)" table:style-name="ce1">
            <text:p>14400</text:p>
          </table:table-cell>
          <table:table-cell office:value-type="float" office:value="17024" table:formula="of:=INT([.N$2]+([.N$130]-[.N$2])*(ROW()-2)/128)" table:style-name="ce1">
            <text:p>17024</text:p>
          </table:table-cell>
          <table:table-cell office:value-type="float" office:value="19648" table:formula="of:=INT([.O$2]+([.O$130]-[.O$2])*(ROW()-2)/128)" table:style-name="ce1">
            <text:p>19648</text:p>
          </table:table-cell>
          <table:table-cell office:value-type="float" office:value="22272" table:formula="of:=INT([.P$2]+([.P$130]-[.P$2])*(ROW()-2)/128)" table:style-name="ce1">
            <text:p>22272</text:p>
          </table:table-cell>
          <table:table-cell office:value-type="float" office:value="24896" table:formula="of:=INT([.Q$2]+([.Q$130]-[.Q$2])*(ROW()-2)/128)" table:style-name="ce1">
            <text:p>24896</text:p>
          </table:table-cell>
          <table:table-cell office:value-type="float" office:value="27520" table:formula="of:=INT([.R$2]+([.R$130]-[.R$2])*(ROW()-2)/128)" table:style-name="ce1">
            <text:p>27520</text:p>
          </table:table-cell>
          <table:table-cell office:value-type="float" office:value="28832" table:formula="of:=INT([.S$2]+([.S$130]-[.S$2])*(ROW()-2)/128)" table:style-name="ce1">
            <text:p>28832</text:p>
          </table:table-cell>
          <table:table-cell office:value-type="float" office:value="30144" table:formula="of:=INT([.T$2]+([.T$130]-[.T$2])*(ROW()-2)/128)" table:style-name="ce1">
            <text:p>30144</text:p>
          </table:table-cell>
          <table:table-cell office:value-type="float" office:value="31456" table:formula="of:=INT([.U$2]+([.U$130]-[.U$2])*(ROW()-2)/128)" table:style-name="ce1">
            <text:p>314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80" table:formula="of:=INT([.G$2]+([.G$130]-[.G$2])*(ROW()-2)/128)" table:style-name="ce1">
            <text:p>2880</text:p>
          </table:table-cell>
          <table:table-cell office:value-type="float" office:value="5760" table:formula="of:=INT([.H$2]+([.H$130]-[.H$2])*(ROW()-2)/128)" table:style-name="ce1">
            <text:p>5760</text:p>
          </table:table-cell>
          <table:table-cell office:value-type="float" office:value="7200" table:formula="of:=INT([.I$2]+([.I$130]-[.I$2])*(ROW()-2)/128)" table:style-name="ce1">
            <text:p>7200</text:p>
          </table:table-cell>
          <table:table-cell office:value-type="float" office:value="8640" table:formula="of:=INT([.J$2]+([.J$130]-[.J$2])*(ROW()-2)/128)" table:style-name="ce1">
            <text:p>8640</text:p>
          </table:table-cell>
          <table:table-cell office:value-type="float" office:value="10080" table:formula="of:=INT([.K$2]+([.K$130]-[.K$2])*(ROW()-2)/128)" table:style-name="ce1">
            <text:p>10080</text:p>
          </table:table-cell>
          <table:table-cell office:value-type="float" office:value="11520" table:formula="of:=INT([.L$2]+([.L$130]-[.L$2])*(ROW()-2)/128)" table:style-name="ce1">
            <text:p>11520</text:p>
          </table:table-cell>
          <table:table-cell office:value-type="float" office:value="14176" table:formula="of:=INT([.M$2]+([.M$130]-[.M$2])*(ROW()-2)/128)" table:style-name="ce1">
            <text:p>14176</text:p>
          </table:table-cell>
          <table:table-cell office:value-type="float" office:value="16832" table:formula="of:=INT([.N$2]+([.N$130]-[.N$2])*(ROW()-2)/128)" table:style-name="ce1">
            <text:p>16832</text:p>
          </table:table-cell>
          <table:table-cell office:value-type="float" office:value="19488" table:formula="of:=INT([.O$2]+([.O$130]-[.O$2])*(ROW()-2)/128)" table:style-name="ce1">
            <text:p>19488</text:p>
          </table:table-cell>
          <table:table-cell office:value-type="float" office:value="22144" table:formula="of:=INT([.P$2]+([.P$130]-[.P$2])*(ROW()-2)/128)" table:style-name="ce1">
            <text:p>22144</text:p>
          </table:table-cell>
          <table:table-cell office:value-type="float" office:value="24800" table:formula="of:=INT([.Q$2]+([.Q$130]-[.Q$2])*(ROW()-2)/128)" table:style-name="ce1">
            <text:p>24800</text:p>
          </table:table-cell>
          <table:table-cell office:value-type="float" office:value="27456" table:formula="of:=INT([.R$2]+([.R$130]-[.R$2])*(ROW()-2)/128)" table:style-name="ce1">
            <text:p>27456</text:p>
          </table:table-cell>
          <table:table-cell office:value-type="float" office:value="28784" table:formula="of:=INT([.S$2]+([.S$130]-[.S$2])*(ROW()-2)/128)" table:style-name="ce1">
            <text:p>28784</text:p>
          </table:table-cell>
          <table:table-cell office:value-type="float" office:value="30112" table:formula="of:=INT([.T$2]+([.T$130]-[.T$2])*(ROW()-2)/128)" table:style-name="ce1">
            <text:p>30112</text:p>
          </table:table-cell>
          <table:table-cell office:value-type="float" office:value="31440" table:formula="of:=INT([.U$2]+([.U$130]-[.U$2])*(ROW()-2)/128)" table:style-name="ce1">
            <text:p>314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816" table:formula="of:=INT([.G$2]+([.G$130]-[.G$2])*(ROW()-2)/128)" table:style-name="ce1">
            <text:p>2816</text:p>
          </table:table-cell>
          <table:table-cell office:value-type="float" office:value="5632" table:formula="of:=INT([.H$2]+([.H$130]-[.H$2])*(ROW()-2)/128)" table:style-name="ce1">
            <text:p>5632</text:p>
          </table:table-cell>
          <table:table-cell office:value-type="float" office:value="7040" table:formula="of:=INT([.I$2]+([.I$130]-[.I$2])*(ROW()-2)/128)" table:style-name="ce1">
            <text:p>7040</text:p>
          </table:table-cell>
          <table:table-cell office:value-type="float" office:value="8448" table:formula="of:=INT([.J$2]+([.J$130]-[.J$2])*(ROW()-2)/128)" table:style-name="ce1">
            <text:p>8448</text:p>
          </table:table-cell>
          <table:table-cell office:value-type="float" office:value="9856" table:formula="of:=INT([.K$2]+([.K$130]-[.K$2])*(ROW()-2)/128)" table:style-name="ce1">
            <text:p>9856</text:p>
          </table:table-cell>
          <table:table-cell office:value-type="float" office:value="11264" table:formula="of:=INT([.L$2]+([.L$130]-[.L$2])*(ROW()-2)/128)" table:style-name="ce1">
            <text:p>11264</text:p>
          </table:table-cell>
          <table:table-cell office:value-type="float" office:value="13952" table:formula="of:=INT([.M$2]+([.M$130]-[.M$2])*(ROW()-2)/128)" table:style-name="ce1">
            <text:p>13952</text:p>
          </table:table-cell>
          <table:table-cell office:value-type="float" office:value="16640" table:formula="of:=INT([.N$2]+([.N$130]-[.N$2])*(ROW()-2)/128)" table:style-name="ce1">
            <text:p>16640</text:p>
          </table:table-cell>
          <table:table-cell office:value-type="float" office:value="19328" table:formula="of:=INT([.O$2]+([.O$130]-[.O$2])*(ROW()-2)/128)" table:style-name="ce1">
            <text:p>19328</text:p>
          </table:table-cell>
          <table:table-cell office:value-type="float" office:value="22016" table:formula="of:=INT([.P$2]+([.P$130]-[.P$2])*(ROW()-2)/128)" table:style-name="ce1">
            <text:p>22016</text:p>
          </table:table-cell>
          <table:table-cell office:value-type="float" office:value="24704" table:formula="of:=INT([.Q$2]+([.Q$130]-[.Q$2])*(ROW()-2)/128)" table:style-name="ce1">
            <text:p>24704</text:p>
          </table:table-cell>
          <table:table-cell office:value-type="float" office:value="27392" table:formula="of:=INT([.R$2]+([.R$130]-[.R$2])*(ROW()-2)/128)" table:style-name="ce1">
            <text:p>27392</text:p>
          </table:table-cell>
          <table:table-cell office:value-type="float" office:value="28736" table:formula="of:=INT([.S$2]+([.S$130]-[.S$2])*(ROW()-2)/128)" table:style-name="ce1">
            <text:p>28736</text:p>
          </table:table-cell>
          <table:table-cell office:value-type="float" office:value="30080" table:formula="of:=INT([.T$2]+([.T$130]-[.T$2])*(ROW()-2)/128)" table:style-name="ce1">
            <text:p>30080</text:p>
          </table:table-cell>
          <table:table-cell office:value-type="float" office:value="31424" table:formula="of:=INT([.U$2]+([.U$130]-[.U$2])*(ROW()-2)/128)" table:style-name="ce1">
            <text:p>314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752" table:formula="of:=INT([.G$2]+([.G$130]-[.G$2])*(ROW()-2)/128)" table:style-name="ce1">
            <text:p>2752</text:p>
          </table:table-cell>
          <table:table-cell office:value-type="float" office:value="5504" table:formula="of:=INT([.H$2]+([.H$130]-[.H$2])*(ROW()-2)/128)" table:style-name="ce1">
            <text:p>5504</text:p>
          </table:table-cell>
          <table:table-cell office:value-type="float" office:value="6880" table:formula="of:=INT([.I$2]+([.I$130]-[.I$2])*(ROW()-2)/128)" table:style-name="ce1">
            <text:p>6880</text:p>
          </table:table-cell>
          <table:table-cell office:value-type="float" office:value="8256" table:formula="of:=INT([.J$2]+([.J$130]-[.J$2])*(ROW()-2)/128)" table:style-name="ce1">
            <text:p>8256</text:p>
          </table:table-cell>
          <table:table-cell office:value-type="float" office:value="9632" table:formula="of:=INT([.K$2]+([.K$130]-[.K$2])*(ROW()-2)/128)" table:style-name="ce1">
            <text:p>9632</text:p>
          </table:table-cell>
          <table:table-cell office:value-type="float" office:value="11008" table:formula="of:=INT([.L$2]+([.L$130]-[.L$2])*(ROW()-2)/128)" table:style-name="ce1">
            <text:p>11008</text:p>
          </table:table-cell>
          <table:table-cell office:value-type="float" office:value="13728" table:formula="of:=INT([.M$2]+([.M$130]-[.M$2])*(ROW()-2)/128)" table:style-name="ce1">
            <text:p>13728</text:p>
          </table:table-cell>
          <table:table-cell office:value-type="float" office:value="16448" table:formula="of:=INT([.N$2]+([.N$130]-[.N$2])*(ROW()-2)/128)" table:style-name="ce1">
            <text:p>16448</text:p>
          </table:table-cell>
          <table:table-cell office:value-type="float" office:value="19168" table:formula="of:=INT([.O$2]+([.O$130]-[.O$2])*(ROW()-2)/128)" table:style-name="ce1">
            <text:p>19168</text:p>
          </table:table-cell>
          <table:table-cell office:value-type="float" office:value="21888" table:formula="of:=INT([.P$2]+([.P$130]-[.P$2])*(ROW()-2)/128)" table:style-name="ce1">
            <text:p>21888</text:p>
          </table:table-cell>
          <table:table-cell office:value-type="float" office:value="24608" table:formula="of:=INT([.Q$2]+([.Q$130]-[.Q$2])*(ROW()-2)/128)" table:style-name="ce1">
            <text:p>24608</text:p>
          </table:table-cell>
          <table:table-cell office:value-type="float" office:value="27328" table:formula="of:=INT([.R$2]+([.R$130]-[.R$2])*(ROW()-2)/128)" table:style-name="ce1">
            <text:p>27328</text:p>
          </table:table-cell>
          <table:table-cell office:value-type="float" office:value="28688" table:formula="of:=INT([.S$2]+([.S$130]-[.S$2])*(ROW()-2)/128)" table:style-name="ce1">
            <text:p>28688</text:p>
          </table:table-cell>
          <table:table-cell office:value-type="float" office:value="30048" table:formula="of:=INT([.T$2]+([.T$130]-[.T$2])*(ROW()-2)/128)" table:style-name="ce1">
            <text:p>30048</text:p>
          </table:table-cell>
          <table:table-cell office:value-type="float" office:value="31408" table:formula="of:=INT([.U$2]+([.U$130]-[.U$2])*(ROW()-2)/128)" table:style-name="ce1">
            <text:p>314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88" table:formula="of:=INT([.G$2]+([.G$130]-[.G$2])*(ROW()-2)/128)" table:style-name="ce1">
            <text:p>2688</text:p>
          </table:table-cell>
          <table:table-cell office:value-type="float" office:value="5376" table:formula="of:=INT([.H$2]+([.H$130]-[.H$2])*(ROW()-2)/128)" table:style-name="ce1">
            <text:p>5376</text:p>
          </table:table-cell>
          <table:table-cell office:value-type="float" office:value="6720" table:formula="of:=INT([.I$2]+([.I$130]-[.I$2])*(ROW()-2)/128)" table:style-name="ce1">
            <text:p>6720</text:p>
          </table:table-cell>
          <table:table-cell office:value-type="float" office:value="8064" table:formula="of:=INT([.J$2]+([.J$130]-[.J$2])*(ROW()-2)/128)" table:style-name="ce1">
            <text:p>8064</text:p>
          </table:table-cell>
          <table:table-cell office:value-type="float" office:value="9408" table:formula="of:=INT([.K$2]+([.K$130]-[.K$2])*(ROW()-2)/128)" table:style-name="ce1">
            <text:p>9408</text:p>
          </table:table-cell>
          <table:table-cell office:value-type="float" office:value="10752" table:formula="of:=INT([.L$2]+([.L$130]-[.L$2])*(ROW()-2)/128)" table:style-name="ce1">
            <text:p>10752</text:p>
          </table:table-cell>
          <table:table-cell office:value-type="float" office:value="13504" table:formula="of:=INT([.M$2]+([.M$130]-[.M$2])*(ROW()-2)/128)" table:style-name="ce1">
            <text:p>13504</text:p>
          </table:table-cell>
          <table:table-cell office:value-type="float" office:value="16256" table:formula="of:=INT([.N$2]+([.N$130]-[.N$2])*(ROW()-2)/128)" table:style-name="ce1">
            <text:p>16256</text:p>
          </table:table-cell>
          <table:table-cell office:value-type="float" office:value="19008" table:formula="of:=INT([.O$2]+([.O$130]-[.O$2])*(ROW()-2)/128)" table:style-name="ce1">
            <text:p>19008</text:p>
          </table:table-cell>
          <table:table-cell office:value-type="float" office:value="21760" table:formula="of:=INT([.P$2]+([.P$130]-[.P$2])*(ROW()-2)/128)" table:style-name="ce1">
            <text:p>21760</text:p>
          </table:table-cell>
          <table:table-cell office:value-type="float" office:value="24512" table:formula="of:=INT([.Q$2]+([.Q$130]-[.Q$2])*(ROW()-2)/128)" table:style-name="ce1">
            <text:p>24512</text:p>
          </table:table-cell>
          <table:table-cell office:value-type="float" office:value="27264" table:formula="of:=INT([.R$2]+([.R$130]-[.R$2])*(ROW()-2)/128)" table:style-name="ce1">
            <text:p>27264</text:p>
          </table:table-cell>
          <table:table-cell office:value-type="float" office:value="28640" table:formula="of:=INT([.S$2]+([.S$130]-[.S$2])*(ROW()-2)/128)" table:style-name="ce1">
            <text:p>28640</text:p>
          </table:table-cell>
          <table:table-cell office:value-type="float" office:value="30016" table:formula="of:=INT([.T$2]+([.T$130]-[.T$2])*(ROW()-2)/128)" table:style-name="ce1">
            <text:p>30016</text:p>
          </table:table-cell>
          <table:table-cell office:value-type="float" office:value="31392" table:formula="of:=INT([.U$2]+([.U$130]-[.U$2])*(ROW()-2)/128)" table:style-name="ce1">
            <text:p>313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624" table:formula="of:=INT([.G$2]+([.G$130]-[.G$2])*(ROW()-2)/128)" table:style-name="ce1">
            <text:p>2624</text:p>
          </table:table-cell>
          <table:table-cell office:value-type="float" office:value="5248" table:formula="of:=INT([.H$2]+([.H$130]-[.H$2])*(ROW()-2)/128)" table:style-name="ce1">
            <text:p>5248</text:p>
          </table:table-cell>
          <table:table-cell office:value-type="float" office:value="6560" table:formula="of:=INT([.I$2]+([.I$130]-[.I$2])*(ROW()-2)/128)" table:style-name="ce1">
            <text:p>6560</text:p>
          </table:table-cell>
          <table:table-cell office:value-type="float" office:value="7872" table:formula="of:=INT([.J$2]+([.J$130]-[.J$2])*(ROW()-2)/128)" table:style-name="ce1">
            <text:p>7872</text:p>
          </table:table-cell>
          <table:table-cell office:value-type="float" office:value="9184" table:formula="of:=INT([.K$2]+([.K$130]-[.K$2])*(ROW()-2)/128)" table:style-name="ce1">
            <text:p>9184</text:p>
          </table:table-cell>
          <table:table-cell office:value-type="float" office:value="10496" table:formula="of:=INT([.L$2]+([.L$130]-[.L$2])*(ROW()-2)/128)" table:style-name="ce1">
            <text:p>10496</text:p>
          </table:table-cell>
          <table:table-cell office:value-type="float" office:value="13280" table:formula="of:=INT([.M$2]+([.M$130]-[.M$2])*(ROW()-2)/128)" table:style-name="ce1">
            <text:p>13280</text:p>
          </table:table-cell>
          <table:table-cell office:value-type="float" office:value="16064" table:formula="of:=INT([.N$2]+([.N$130]-[.N$2])*(ROW()-2)/128)" table:style-name="ce1">
            <text:p>16064</text:p>
          </table:table-cell>
          <table:table-cell office:value-type="float" office:value="18848" table:formula="of:=INT([.O$2]+([.O$130]-[.O$2])*(ROW()-2)/128)" table:style-name="ce1">
            <text:p>18848</text:p>
          </table:table-cell>
          <table:table-cell office:value-type="float" office:value="21632" table:formula="of:=INT([.P$2]+([.P$130]-[.P$2])*(ROW()-2)/128)" table:style-name="ce1">
            <text:p>21632</text:p>
          </table:table-cell>
          <table:table-cell office:value-type="float" office:value="24416" table:formula="of:=INT([.Q$2]+([.Q$130]-[.Q$2])*(ROW()-2)/128)" table:style-name="ce1">
            <text:p>24416</text:p>
          </table:table-cell>
          <table:table-cell office:value-type="float" office:value="27200" table:formula="of:=INT([.R$2]+([.R$130]-[.R$2])*(ROW()-2)/128)" table:style-name="ce1">
            <text:p>27200</text:p>
          </table:table-cell>
          <table:table-cell office:value-type="float" office:value="28592" table:formula="of:=INT([.S$2]+([.S$130]-[.S$2])*(ROW()-2)/128)" table:style-name="ce1">
            <text:p>28592</text:p>
          </table:table-cell>
          <table:table-cell office:value-type="float" office:value="29984" table:formula="of:=INT([.T$2]+([.T$130]-[.T$2])*(ROW()-2)/128)" table:style-name="ce1">
            <text:p>29984</text:p>
          </table:table-cell>
          <table:table-cell office:value-type="float" office:value="31376" table:formula="of:=INT([.U$2]+([.U$130]-[.U$2])*(ROW()-2)/128)" table:style-name="ce1">
            <text:p>313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0" table:formula="of:=INT([.G$2]+([.G$130]-[.G$2])*(ROW()-2)/128)" table:style-name="ce1">
            <text:p>2560</text:p>
          </table:table-cell>
          <table:table-cell office:value-type="float" office:value="5120" table:formula="of:=INT([.H$2]+([.H$130]-[.H$2])*(ROW()-2)/128)" table:style-name="ce1">
            <text:p>5120</text:p>
          </table:table-cell>
          <table:table-cell office:value-type="float" office:value="6400" table:formula="of:=INT([.I$2]+([.I$130]-[.I$2])*(ROW()-2)/128)" table:style-name="ce1">
            <text:p>6400</text:p>
          </table:table-cell>
          <table:table-cell office:value-type="float" office:value="7680" table:formula="of:=INT([.J$2]+([.J$130]-[.J$2])*(ROW()-2)/128)" table:style-name="ce1">
            <text:p>7680</text:p>
          </table:table-cell>
          <table:table-cell office:value-type="float" office:value="8960" table:formula="of:=INT([.K$2]+([.K$130]-[.K$2])*(ROW()-2)/128)" table:style-name="ce1">
            <text:p>8960</text:p>
          </table:table-cell>
          <table:table-cell office:value-type="float" office:value="10240" table:formula="of:=INT([.L$2]+([.L$130]-[.L$2])*(ROW()-2)/128)" table:style-name="ce1">
            <text:p>10240</text:p>
          </table:table-cell>
          <table:table-cell office:value-type="float" office:value="13056" table:formula="of:=INT([.M$2]+([.M$130]-[.M$2])*(ROW()-2)/128)" table:style-name="ce1">
            <text:p>13056</text:p>
          </table:table-cell>
          <table:table-cell office:value-type="float" office:value="15872" table:formula="of:=INT([.N$2]+([.N$130]-[.N$2])*(ROW()-2)/128)" table:style-name="ce1">
            <text:p>15872</text:p>
          </table:table-cell>
          <table:table-cell office:value-type="float" office:value="18688" table:formula="of:=INT([.O$2]+([.O$130]-[.O$2])*(ROW()-2)/128)" table:style-name="ce1">
            <text:p>18688</text:p>
          </table:table-cell>
          <table:table-cell office:value-type="float" office:value="21504" table:formula="of:=INT([.P$2]+([.P$130]-[.P$2])*(ROW()-2)/128)" table:style-name="ce1">
            <text:p>21504</text:p>
          </table:table-cell>
          <table:table-cell office:value-type="float" office:value="24320" table:formula="of:=INT([.Q$2]+([.Q$130]-[.Q$2])*(ROW()-2)/128)" table:style-name="ce1">
            <text:p>24320</text:p>
          </table:table-cell>
          <table:table-cell office:value-type="float" office:value="27136" table:formula="of:=INT([.R$2]+([.R$130]-[.R$2])*(ROW()-2)/128)" table:style-name="ce1">
            <text:p>27136</text:p>
          </table:table-cell>
          <table:table-cell office:value-type="float" office:value="28544" table:formula="of:=INT([.S$2]+([.S$130]-[.S$2])*(ROW()-2)/128)" table:style-name="ce1">
            <text:p>28544</text:p>
          </table:table-cell>
          <table:table-cell office:value-type="float" office:value="29952" table:formula="of:=INT([.T$2]+([.T$130]-[.T$2])*(ROW()-2)/128)" table:style-name="ce1">
            <text:p>29952</text:p>
          </table:table-cell>
          <table:table-cell office:value-type="float" office:value="31360" table:formula="of:=INT([.U$2]+([.U$130]-[.U$2])*(ROW()-2)/128)" table:style-name="ce1">
            <text:p>313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96" table:formula="of:=INT([.G$2]+([.G$130]-[.G$2])*(ROW()-2)/128)" table:style-name="ce1">
            <text:p>2496</text:p>
          </table:table-cell>
          <table:table-cell office:value-type="float" office:value="4992" table:formula="of:=INT([.H$2]+([.H$130]-[.H$2])*(ROW()-2)/128)" table:style-name="ce1">
            <text:p>4992</text:p>
          </table:table-cell>
          <table:table-cell office:value-type="float" office:value="6240" table:formula="of:=INT([.I$2]+([.I$130]-[.I$2])*(ROW()-2)/128)" table:style-name="ce1">
            <text:p>6240</text:p>
          </table:table-cell>
          <table:table-cell office:value-type="float" office:value="7488" table:formula="of:=INT([.J$2]+([.J$130]-[.J$2])*(ROW()-2)/128)" table:style-name="ce1">
            <text:p>7488</text:p>
          </table:table-cell>
          <table:table-cell office:value-type="float" office:value="8736" table:formula="of:=INT([.K$2]+([.K$130]-[.K$2])*(ROW()-2)/128)" table:style-name="ce1">
            <text:p>8736</text:p>
          </table:table-cell>
          <table:table-cell office:value-type="float" office:value="9984" table:formula="of:=INT([.L$2]+([.L$130]-[.L$2])*(ROW()-2)/128)" table:style-name="ce1">
            <text:p>9984</text:p>
          </table:table-cell>
          <table:table-cell office:value-type="float" office:value="12832" table:formula="of:=INT([.M$2]+([.M$130]-[.M$2])*(ROW()-2)/128)" table:style-name="ce1">
            <text:p>12832</text:p>
          </table:table-cell>
          <table:table-cell office:value-type="float" office:value="15680" table:formula="of:=INT([.N$2]+([.N$130]-[.N$2])*(ROW()-2)/128)" table:style-name="ce1">
            <text:p>15680</text:p>
          </table:table-cell>
          <table:table-cell office:value-type="float" office:value="18528" table:formula="of:=INT([.O$2]+([.O$130]-[.O$2])*(ROW()-2)/128)" table:style-name="ce1">
            <text:p>18528</text:p>
          </table:table-cell>
          <table:table-cell office:value-type="float" office:value="21376" table:formula="of:=INT([.P$2]+([.P$130]-[.P$2])*(ROW()-2)/128)" table:style-name="ce1">
            <text:p>21376</text:p>
          </table:table-cell>
          <table:table-cell office:value-type="float" office:value="24224" table:formula="of:=INT([.Q$2]+([.Q$130]-[.Q$2])*(ROW()-2)/128)" table:style-name="ce1">
            <text:p>24224</text:p>
          </table:table-cell>
          <table:table-cell office:value-type="float" office:value="27072" table:formula="of:=INT([.R$2]+([.R$130]-[.R$2])*(ROW()-2)/128)" table:style-name="ce1">
            <text:p>27072</text:p>
          </table:table-cell>
          <table:table-cell office:value-type="float" office:value="28496" table:formula="of:=INT([.S$2]+([.S$130]-[.S$2])*(ROW()-2)/128)" table:style-name="ce1">
            <text:p>28496</text:p>
          </table:table-cell>
          <table:table-cell office:value-type="float" office:value="29920" table:formula="of:=INT([.T$2]+([.T$130]-[.T$2])*(ROW()-2)/128)" table:style-name="ce1">
            <text:p>29920</text:p>
          </table:table-cell>
          <table:table-cell office:value-type="float" office:value="31344" table:formula="of:=INT([.U$2]+([.U$130]-[.U$2])*(ROW()-2)/128)" table:style-name="ce1">
            <text:p>313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432" table:formula="of:=INT([.G$2]+([.G$130]-[.G$2])*(ROW()-2)/128)" table:style-name="ce1">
            <text:p>2432</text:p>
          </table:table-cell>
          <table:table-cell office:value-type="float" office:value="4864" table:formula="of:=INT([.H$2]+([.H$130]-[.H$2])*(ROW()-2)/128)" table:style-name="ce1">
            <text:p>4864</text:p>
          </table:table-cell>
          <table:table-cell office:value-type="float" office:value="6080" table:formula="of:=INT([.I$2]+([.I$130]-[.I$2])*(ROW()-2)/128)" table:style-name="ce1">
            <text:p>6080</text:p>
          </table:table-cell>
          <table:table-cell office:value-type="float" office:value="7296" table:formula="of:=INT([.J$2]+([.J$130]-[.J$2])*(ROW()-2)/128)" table:style-name="ce1">
            <text:p>7296</text:p>
          </table:table-cell>
          <table:table-cell office:value-type="float" office:value="8512" table:formula="of:=INT([.K$2]+([.K$130]-[.K$2])*(ROW()-2)/128)" table:style-name="ce1">
            <text:p>8512</text:p>
          </table:table-cell>
          <table:table-cell office:value-type="float" office:value="9728" table:formula="of:=INT([.L$2]+([.L$130]-[.L$2])*(ROW()-2)/128)" table:style-name="ce1">
            <text:p>9728</text:p>
          </table:table-cell>
          <table:table-cell office:value-type="float" office:value="12608" table:formula="of:=INT([.M$2]+([.M$130]-[.M$2])*(ROW()-2)/128)" table:style-name="ce1">
            <text:p>12608</text:p>
          </table:table-cell>
          <table:table-cell office:value-type="float" office:value="15488" table:formula="of:=INT([.N$2]+([.N$130]-[.N$2])*(ROW()-2)/128)" table:style-name="ce1">
            <text:p>15488</text:p>
          </table:table-cell>
          <table:table-cell office:value-type="float" office:value="18368" table:formula="of:=INT([.O$2]+([.O$130]-[.O$2])*(ROW()-2)/128)" table:style-name="ce1">
            <text:p>18368</text:p>
          </table:table-cell>
          <table:table-cell office:value-type="float" office:value="21248" table:formula="of:=INT([.P$2]+([.P$130]-[.P$2])*(ROW()-2)/128)" table:style-name="ce1">
            <text:p>21248</text:p>
          </table:table-cell>
          <table:table-cell office:value-type="float" office:value="24128" table:formula="of:=INT([.Q$2]+([.Q$130]-[.Q$2])*(ROW()-2)/128)" table:style-name="ce1">
            <text:p>24128</text:p>
          </table:table-cell>
          <table:table-cell office:value-type="float" office:value="27008" table:formula="of:=INT([.R$2]+([.R$130]-[.R$2])*(ROW()-2)/128)" table:style-name="ce1">
            <text:p>27008</text:p>
          </table:table-cell>
          <table:table-cell office:value-type="float" office:value="28448" table:formula="of:=INT([.S$2]+([.S$130]-[.S$2])*(ROW()-2)/128)" table:style-name="ce1">
            <text:p>28448</text:p>
          </table:table-cell>
          <table:table-cell office:value-type="float" office:value="29888" table:formula="of:=INT([.T$2]+([.T$130]-[.T$2])*(ROW()-2)/128)" table:style-name="ce1">
            <text:p>29888</text:p>
          </table:table-cell>
          <table:table-cell office:value-type="float" office:value="31328" table:formula="of:=INT([.U$2]+([.U$130]-[.U$2])*(ROW()-2)/128)" table:style-name="ce1">
            <text:p>313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68" table:formula="of:=INT([.G$2]+([.G$130]-[.G$2])*(ROW()-2)/128)" table:style-name="ce1">
            <text:p>2368</text:p>
          </table:table-cell>
          <table:table-cell office:value-type="float" office:value="4736" table:formula="of:=INT([.H$2]+([.H$130]-[.H$2])*(ROW()-2)/128)" table:style-name="ce1">
            <text:p>4736</text:p>
          </table:table-cell>
          <table:table-cell office:value-type="float" office:value="5920" table:formula="of:=INT([.I$2]+([.I$130]-[.I$2])*(ROW()-2)/128)" table:style-name="ce1">
            <text:p>5920</text:p>
          </table:table-cell>
          <table:table-cell office:value-type="float" office:value="7104" table:formula="of:=INT([.J$2]+([.J$130]-[.J$2])*(ROW()-2)/128)" table:style-name="ce1">
            <text:p>7104</text:p>
          </table:table-cell>
          <table:table-cell office:value-type="float" office:value="8288" table:formula="of:=INT([.K$2]+([.K$130]-[.K$2])*(ROW()-2)/128)" table:style-name="ce1">
            <text:p>8288</text:p>
          </table:table-cell>
          <table:table-cell office:value-type="float" office:value="9472" table:formula="of:=INT([.L$2]+([.L$130]-[.L$2])*(ROW()-2)/128)" table:style-name="ce1">
            <text:p>9472</text:p>
          </table:table-cell>
          <table:table-cell office:value-type="float" office:value="12384" table:formula="of:=INT([.M$2]+([.M$130]-[.M$2])*(ROW()-2)/128)" table:style-name="ce1">
            <text:p>12384</text:p>
          </table:table-cell>
          <table:table-cell office:value-type="float" office:value="15296" table:formula="of:=INT([.N$2]+([.N$130]-[.N$2])*(ROW()-2)/128)" table:style-name="ce1">
            <text:p>15296</text:p>
          </table:table-cell>
          <table:table-cell office:value-type="float" office:value="18208" table:formula="of:=INT([.O$2]+([.O$130]-[.O$2])*(ROW()-2)/128)" table:style-name="ce1">
            <text:p>18208</text:p>
          </table:table-cell>
          <table:table-cell office:value-type="float" office:value="21120" table:formula="of:=INT([.P$2]+([.P$130]-[.P$2])*(ROW()-2)/128)" table:style-name="ce1">
            <text:p>21120</text:p>
          </table:table-cell>
          <table:table-cell office:value-type="float" office:value="24032" table:formula="of:=INT([.Q$2]+([.Q$130]-[.Q$2])*(ROW()-2)/128)" table:style-name="ce1">
            <text:p>24032</text:p>
          </table:table-cell>
          <table:table-cell office:value-type="float" office:value="26944" table:formula="of:=INT([.R$2]+([.R$130]-[.R$2])*(ROW()-2)/128)" table:style-name="ce1">
            <text:p>26944</text:p>
          </table:table-cell>
          <table:table-cell office:value-type="float" office:value="28400" table:formula="of:=INT([.S$2]+([.S$130]-[.S$2])*(ROW()-2)/128)" table:style-name="ce1">
            <text:p>28400</text:p>
          </table:table-cell>
          <table:table-cell office:value-type="float" office:value="29856" table:formula="of:=INT([.T$2]+([.T$130]-[.T$2])*(ROW()-2)/128)" table:style-name="ce1">
            <text:p>29856</text:p>
          </table:table-cell>
          <table:table-cell office:value-type="float" office:value="31312" table:formula="of:=INT([.U$2]+([.U$130]-[.U$2])*(ROW()-2)/128)" table:style-name="ce1">
            <text:p>313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304" table:formula="of:=INT([.G$2]+([.G$130]-[.G$2])*(ROW()-2)/128)" table:style-name="ce1">
            <text:p>2304</text:p>
          </table:table-cell>
          <table:table-cell office:value-type="float" office:value="4608" table:formula="of:=INT([.H$2]+([.H$130]-[.H$2])*(ROW()-2)/128)" table:style-name="ce1">
            <text:p>4608</text:p>
          </table:table-cell>
          <table:table-cell office:value-type="float" office:value="5760" table:formula="of:=INT([.I$2]+([.I$130]-[.I$2])*(ROW()-2)/128)" table:style-name="ce1">
            <text:p>5760</text:p>
          </table:table-cell>
          <table:table-cell office:value-type="float" office:value="6912" table:formula="of:=INT([.J$2]+([.J$130]-[.J$2])*(ROW()-2)/128)" table:style-name="ce1">
            <text:p>6912</text:p>
          </table:table-cell>
          <table:table-cell office:value-type="float" office:value="8064" table:formula="of:=INT([.K$2]+([.K$130]-[.K$2])*(ROW()-2)/128)" table:style-name="ce1">
            <text:p>8064</text:p>
          </table:table-cell>
          <table:table-cell office:value-type="float" office:value="9216" table:formula="of:=INT([.L$2]+([.L$130]-[.L$2])*(ROW()-2)/128)" table:style-name="ce1">
            <text:p>9216</text:p>
          </table:table-cell>
          <table:table-cell office:value-type="float" office:value="12160" table:formula="of:=INT([.M$2]+([.M$130]-[.M$2])*(ROW()-2)/128)" table:style-name="ce1">
            <text:p>12160</text:p>
          </table:table-cell>
          <table:table-cell office:value-type="float" office:value="15104" table:formula="of:=INT([.N$2]+([.N$130]-[.N$2])*(ROW()-2)/128)" table:style-name="ce1">
            <text:p>15104</text:p>
          </table:table-cell>
          <table:table-cell office:value-type="float" office:value="18048" table:formula="of:=INT([.O$2]+([.O$130]-[.O$2])*(ROW()-2)/128)" table:style-name="ce1">
            <text:p>18048</text:p>
          </table:table-cell>
          <table:table-cell office:value-type="float" office:value="20992" table:formula="of:=INT([.P$2]+([.P$130]-[.P$2])*(ROW()-2)/128)" table:style-name="ce1">
            <text:p>20992</text:p>
          </table:table-cell>
          <table:table-cell office:value-type="float" office:value="23936" table:formula="of:=INT([.Q$2]+([.Q$130]-[.Q$2])*(ROW()-2)/128)" table:style-name="ce1">
            <text:p>23936</text:p>
          </table:table-cell>
          <table:table-cell office:value-type="float" office:value="26880" table:formula="of:=INT([.R$2]+([.R$130]-[.R$2])*(ROW()-2)/128)" table:style-name="ce1">
            <text:p>26880</text:p>
          </table:table-cell>
          <table:table-cell office:value-type="float" office:value="28352" table:formula="of:=INT([.S$2]+([.S$130]-[.S$2])*(ROW()-2)/128)" table:style-name="ce1">
            <text:p>28352</text:p>
          </table:table-cell>
          <table:table-cell office:value-type="float" office:value="29824" table:formula="of:=INT([.T$2]+([.T$130]-[.T$2])*(ROW()-2)/128)" table:style-name="ce1">
            <text:p>29824</text:p>
          </table:table-cell>
          <table:table-cell office:value-type="float" office:value="31296" table:formula="of:=INT([.U$2]+([.U$130]-[.U$2])*(ROW()-2)/128)" table:style-name="ce1">
            <text:p>312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240" table:formula="of:=INT([.G$2]+([.G$130]-[.G$2])*(ROW()-2)/128)" table:style-name="ce1">
            <text:p>2240</text:p>
          </table:table-cell>
          <table:table-cell office:value-type="float" office:value="4480" table:formula="of:=INT([.H$2]+([.H$130]-[.H$2])*(ROW()-2)/128)" table:style-name="ce1">
            <text:p>4480</text:p>
          </table:table-cell>
          <table:table-cell office:value-type="float" office:value="5600" table:formula="of:=INT([.I$2]+([.I$130]-[.I$2])*(ROW()-2)/128)" table:style-name="ce1">
            <text:p>5600</text:p>
          </table:table-cell>
          <table:table-cell office:value-type="float" office:value="6720" table:formula="of:=INT([.J$2]+([.J$130]-[.J$2])*(ROW()-2)/128)" table:style-name="ce1">
            <text:p>6720</text:p>
          </table:table-cell>
          <table:table-cell office:value-type="float" office:value="7840" table:formula="of:=INT([.K$2]+([.K$130]-[.K$2])*(ROW()-2)/128)" table:style-name="ce1">
            <text:p>7840</text:p>
          </table:table-cell>
          <table:table-cell office:value-type="float" office:value="8960" table:formula="of:=INT([.L$2]+([.L$130]-[.L$2])*(ROW()-2)/128)" table:style-name="ce1">
            <text:p>8960</text:p>
          </table:table-cell>
          <table:table-cell office:value-type="float" office:value="11936" table:formula="of:=INT([.M$2]+([.M$130]-[.M$2])*(ROW()-2)/128)" table:style-name="ce1">
            <text:p>11936</text:p>
          </table:table-cell>
          <table:table-cell office:value-type="float" office:value="14912" table:formula="of:=INT([.N$2]+([.N$130]-[.N$2])*(ROW()-2)/128)" table:style-name="ce1">
            <text:p>14912</text:p>
          </table:table-cell>
          <table:table-cell office:value-type="float" office:value="17888" table:formula="of:=INT([.O$2]+([.O$130]-[.O$2])*(ROW()-2)/128)" table:style-name="ce1">
            <text:p>17888</text:p>
          </table:table-cell>
          <table:table-cell office:value-type="float" office:value="20864" table:formula="of:=INT([.P$2]+([.P$130]-[.P$2])*(ROW()-2)/128)" table:style-name="ce1">
            <text:p>20864</text:p>
          </table:table-cell>
          <table:table-cell office:value-type="float" office:value="23840" table:formula="of:=INT([.Q$2]+([.Q$130]-[.Q$2])*(ROW()-2)/128)" table:style-name="ce1">
            <text:p>23840</text:p>
          </table:table-cell>
          <table:table-cell office:value-type="float" office:value="26816" table:formula="of:=INT([.R$2]+([.R$130]-[.R$2])*(ROW()-2)/128)" table:style-name="ce1">
            <text:p>26816</text:p>
          </table:table-cell>
          <table:table-cell office:value-type="float" office:value="28304" table:formula="of:=INT([.S$2]+([.S$130]-[.S$2])*(ROW()-2)/128)" table:style-name="ce1">
            <text:p>28304</text:p>
          </table:table-cell>
          <table:table-cell office:value-type="float" office:value="29792" table:formula="of:=INT([.T$2]+([.T$130]-[.T$2])*(ROW()-2)/128)" table:style-name="ce1">
            <text:p>29792</text:p>
          </table:table-cell>
          <table:table-cell office:value-type="float" office:value="31280" table:formula="of:=INT([.U$2]+([.U$130]-[.U$2])*(ROW()-2)/128)" table:style-name="ce1">
            <text:p>312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76" table:formula="of:=INT([.G$2]+([.G$130]-[.G$2])*(ROW()-2)/128)" table:style-name="ce1">
            <text:p>2176</text:p>
          </table:table-cell>
          <table:table-cell office:value-type="float" office:value="4352" table:formula="of:=INT([.H$2]+([.H$130]-[.H$2])*(ROW()-2)/128)" table:style-name="ce1">
            <text:p>4352</text:p>
          </table:table-cell>
          <table:table-cell office:value-type="float" office:value="5440" table:formula="of:=INT([.I$2]+([.I$130]-[.I$2])*(ROW()-2)/128)" table:style-name="ce1">
            <text:p>5440</text:p>
          </table:table-cell>
          <table:table-cell office:value-type="float" office:value="6528" table:formula="of:=INT([.J$2]+([.J$130]-[.J$2])*(ROW()-2)/128)" table:style-name="ce1">
            <text:p>6528</text:p>
          </table:table-cell>
          <table:table-cell office:value-type="float" office:value="7616" table:formula="of:=INT([.K$2]+([.K$130]-[.K$2])*(ROW()-2)/128)" table:style-name="ce1">
            <text:p>7616</text:p>
          </table:table-cell>
          <table:table-cell office:value-type="float" office:value="8704" table:formula="of:=INT([.L$2]+([.L$130]-[.L$2])*(ROW()-2)/128)" table:style-name="ce1">
            <text:p>8704</text:p>
          </table:table-cell>
          <table:table-cell office:value-type="float" office:value="11712" table:formula="of:=INT([.M$2]+([.M$130]-[.M$2])*(ROW()-2)/128)" table:style-name="ce1">
            <text:p>11712</text:p>
          </table:table-cell>
          <table:table-cell office:value-type="float" office:value="14720" table:formula="of:=INT([.N$2]+([.N$130]-[.N$2])*(ROW()-2)/128)" table:style-name="ce1">
            <text:p>14720</text:p>
          </table:table-cell>
          <table:table-cell office:value-type="float" office:value="17728" table:formula="of:=INT([.O$2]+([.O$130]-[.O$2])*(ROW()-2)/128)" table:style-name="ce1">
            <text:p>17728</text:p>
          </table:table-cell>
          <table:table-cell office:value-type="float" office:value="20736" table:formula="of:=INT([.P$2]+([.P$130]-[.P$2])*(ROW()-2)/128)" table:style-name="ce1">
            <text:p>20736</text:p>
          </table:table-cell>
          <table:table-cell office:value-type="float" office:value="23744" table:formula="of:=INT([.Q$2]+([.Q$130]-[.Q$2])*(ROW()-2)/128)" table:style-name="ce1">
            <text:p>23744</text:p>
          </table:table-cell>
          <table:table-cell office:value-type="float" office:value="26752" table:formula="of:=INT([.R$2]+([.R$130]-[.R$2])*(ROW()-2)/128)" table:style-name="ce1">
            <text:p>26752</text:p>
          </table:table-cell>
          <table:table-cell office:value-type="float" office:value="28256" table:formula="of:=INT([.S$2]+([.S$130]-[.S$2])*(ROW()-2)/128)" table:style-name="ce1">
            <text:p>28256</text:p>
          </table:table-cell>
          <table:table-cell office:value-type="float" office:value="29760" table:formula="of:=INT([.T$2]+([.T$130]-[.T$2])*(ROW()-2)/128)" table:style-name="ce1">
            <text:p>29760</text:p>
          </table:table-cell>
          <table:table-cell office:value-type="float" office:value="31264" table:formula="of:=INT([.U$2]+([.U$130]-[.U$2])*(ROW()-2)/128)" table:style-name="ce1">
            <text:p>312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112" table:formula="of:=INT([.G$2]+([.G$130]-[.G$2])*(ROW()-2)/128)" table:style-name="ce1">
            <text:p>2112</text:p>
          </table:table-cell>
          <table:table-cell office:value-type="float" office:value="4224" table:formula="of:=INT([.H$2]+([.H$130]-[.H$2])*(ROW()-2)/128)" table:style-name="ce1">
            <text:p>4224</text:p>
          </table:table-cell>
          <table:table-cell office:value-type="float" office:value="5280" table:formula="of:=INT([.I$2]+([.I$130]-[.I$2])*(ROW()-2)/128)" table:style-name="ce1">
            <text:p>5280</text:p>
          </table:table-cell>
          <table:table-cell office:value-type="float" office:value="6336" table:formula="of:=INT([.J$2]+([.J$130]-[.J$2])*(ROW()-2)/128)" table:style-name="ce1">
            <text:p>6336</text:p>
          </table:table-cell>
          <table:table-cell office:value-type="float" office:value="7392" table:formula="of:=INT([.K$2]+([.K$130]-[.K$2])*(ROW()-2)/128)" table:style-name="ce1">
            <text:p>7392</text:p>
          </table:table-cell>
          <table:table-cell office:value-type="float" office:value="8448" table:formula="of:=INT([.L$2]+([.L$130]-[.L$2])*(ROW()-2)/128)" table:style-name="ce1">
            <text:p>8448</text:p>
          </table:table-cell>
          <table:table-cell office:value-type="float" office:value="11488" table:formula="of:=INT([.M$2]+([.M$130]-[.M$2])*(ROW()-2)/128)" table:style-name="ce1">
            <text:p>11488</text:p>
          </table:table-cell>
          <table:table-cell office:value-type="float" office:value="14528" table:formula="of:=INT([.N$2]+([.N$130]-[.N$2])*(ROW()-2)/128)" table:style-name="ce1">
            <text:p>14528</text:p>
          </table:table-cell>
          <table:table-cell office:value-type="float" office:value="17568" table:formula="of:=INT([.O$2]+([.O$130]-[.O$2])*(ROW()-2)/128)" table:style-name="ce1">
            <text:p>17568</text:p>
          </table:table-cell>
          <table:table-cell office:value-type="float" office:value="20608" table:formula="of:=INT([.P$2]+([.P$130]-[.P$2])*(ROW()-2)/128)" table:style-name="ce1">
            <text:p>20608</text:p>
          </table:table-cell>
          <table:table-cell office:value-type="float" office:value="23648" table:formula="of:=INT([.Q$2]+([.Q$130]-[.Q$2])*(ROW()-2)/128)" table:style-name="ce1">
            <text:p>23648</text:p>
          </table:table-cell>
          <table:table-cell office:value-type="float" office:value="26688" table:formula="of:=INT([.R$2]+([.R$130]-[.R$2])*(ROW()-2)/128)" table:style-name="ce1">
            <text:p>26688</text:p>
          </table:table-cell>
          <table:table-cell office:value-type="float" office:value="28208" table:formula="of:=INT([.S$2]+([.S$130]-[.S$2])*(ROW()-2)/128)" table:style-name="ce1">
            <text:p>28208</text:p>
          </table:table-cell>
          <table:table-cell office:value-type="float" office:value="29728" table:formula="of:=INT([.T$2]+([.T$130]-[.T$2])*(ROW()-2)/128)" table:style-name="ce1">
            <text:p>29728</text:p>
          </table:table-cell>
          <table:table-cell office:value-type="float" office:value="31248" table:formula="of:=INT([.U$2]+([.U$130]-[.U$2])*(ROW()-2)/128)" table:style-name="ce1">
            <text:p>312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048" table:formula="of:=INT([.G$2]+([.G$130]-[.G$2])*(ROW()-2)/128)" table:style-name="ce1">
            <text:p>2048</text:p>
          </table:table-cell>
          <table:table-cell office:value-type="float" office:value="4096" table:formula="of:=INT([.H$2]+([.H$130]-[.H$2])*(ROW()-2)/128)" table:style-name="ce1">
            <text:p>4096</text:p>
          </table:table-cell>
          <table:table-cell office:value-type="float" office:value="5120" table:formula="of:=INT([.I$2]+([.I$130]-[.I$2])*(ROW()-2)/128)" table:style-name="ce1">
            <text:p>5120</text:p>
          </table:table-cell>
          <table:table-cell office:value-type="float" office:value="6144" table:formula="of:=INT([.J$2]+([.J$130]-[.J$2])*(ROW()-2)/128)" table:style-name="ce1">
            <text:p>6144</text:p>
          </table:table-cell>
          <table:table-cell office:value-type="float" office:value="7168" table:formula="of:=INT([.K$2]+([.K$130]-[.K$2])*(ROW()-2)/128)" table:style-name="ce1">
            <text:p>7168</text:p>
          </table:table-cell>
          <table:table-cell office:value-type="float" office:value="8192" table:formula="of:=INT([.L$2]+([.L$130]-[.L$2])*(ROW()-2)/128)" table:style-name="ce1">
            <text:p>8192</text:p>
          </table:table-cell>
          <table:table-cell office:value-type="float" office:value="11264" table:formula="of:=INT([.M$2]+([.M$130]-[.M$2])*(ROW()-2)/128)" table:style-name="ce1">
            <text:p>11264</text:p>
          </table:table-cell>
          <table:table-cell office:value-type="float" office:value="14336" table:formula="of:=INT([.N$2]+([.N$130]-[.N$2])*(ROW()-2)/128)" table:style-name="ce1">
            <text:p>14336</text:p>
          </table:table-cell>
          <table:table-cell office:value-type="float" office:value="17408" table:formula="of:=INT([.O$2]+([.O$130]-[.O$2])*(ROW()-2)/128)" table:style-name="ce1">
            <text:p>17408</text:p>
          </table:table-cell>
          <table:table-cell office:value-type="float" office:value="20480" table:formula="of:=INT([.P$2]+([.P$130]-[.P$2])*(ROW()-2)/128)" table:style-name="ce1">
            <text:p>20480</text:p>
          </table:table-cell>
          <table:table-cell office:value-type="float" office:value="23552" table:formula="of:=INT([.Q$2]+([.Q$130]-[.Q$2])*(ROW()-2)/128)" table:style-name="ce1">
            <text:p>23552</text:p>
          </table:table-cell>
          <table:table-cell office:value-type="float" office:value="26624" table:formula="of:=INT([.R$2]+([.R$130]-[.R$2])*(ROW()-2)/128)" table:style-name="ce1">
            <text:p>26624</text:p>
          </table:table-cell>
          <table:table-cell office:value-type="float" office:value="28160" table:formula="of:=INT([.S$2]+([.S$130]-[.S$2])*(ROW()-2)/128)" table:style-name="ce1">
            <text:p>28160</text:p>
          </table:table-cell>
          <table:table-cell office:value-type="float" office:value="29696" table:formula="of:=INT([.T$2]+([.T$130]-[.T$2])*(ROW()-2)/128)" table:style-name="ce1">
            <text:p>29696</text:p>
          </table:table-cell>
          <table:table-cell office:value-type="float" office:value="31232" table:formula="of:=INT([.U$2]+([.U$130]-[.U$2])*(ROW()-2)/128)" table:style-name="ce1">
            <text:p>312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984" table:formula="of:=INT([.G$2]+([.G$130]-[.G$2])*(ROW()-2)/128)" table:style-name="ce1">
            <text:p>1984</text:p>
          </table:table-cell>
          <table:table-cell office:value-type="float" office:value="3968" table:formula="of:=INT([.H$2]+([.H$130]-[.H$2])*(ROW()-2)/128)" table:style-name="ce1">
            <text:p>3968</text:p>
          </table:table-cell>
          <table:table-cell office:value-type="float" office:value="4960" table:formula="of:=INT([.I$2]+([.I$130]-[.I$2])*(ROW()-2)/128)" table:style-name="ce1">
            <text:p>4960</text:p>
          </table:table-cell>
          <table:table-cell office:value-type="float" office:value="5952" table:formula="of:=INT([.J$2]+([.J$130]-[.J$2])*(ROW()-2)/128)" table:style-name="ce1">
            <text:p>5952</text:p>
          </table:table-cell>
          <table:table-cell office:value-type="float" office:value="6944" table:formula="of:=INT([.K$2]+([.K$130]-[.K$2])*(ROW()-2)/128)" table:style-name="ce1">
            <text:p>6944</text:p>
          </table:table-cell>
          <table:table-cell office:value-type="float" office:value="7936" table:formula="of:=INT([.L$2]+([.L$130]-[.L$2])*(ROW()-2)/128)" table:style-name="ce1">
            <text:p>7936</text:p>
          </table:table-cell>
          <table:table-cell office:value-type="float" office:value="11040" table:formula="of:=INT([.M$2]+([.M$130]-[.M$2])*(ROW()-2)/128)" table:style-name="ce1">
            <text:p>11040</text:p>
          </table:table-cell>
          <table:table-cell office:value-type="float" office:value="14144" table:formula="of:=INT([.N$2]+([.N$130]-[.N$2])*(ROW()-2)/128)" table:style-name="ce1">
            <text:p>14144</text:p>
          </table:table-cell>
          <table:table-cell office:value-type="float" office:value="17248" table:formula="of:=INT([.O$2]+([.O$130]-[.O$2])*(ROW()-2)/128)" table:style-name="ce1">
            <text:p>17248</text:p>
          </table:table-cell>
          <table:table-cell office:value-type="float" office:value="20352" table:formula="of:=INT([.P$2]+([.P$130]-[.P$2])*(ROW()-2)/128)" table:style-name="ce1">
            <text:p>20352</text:p>
          </table:table-cell>
          <table:table-cell office:value-type="float" office:value="23456" table:formula="of:=INT([.Q$2]+([.Q$130]-[.Q$2])*(ROW()-2)/128)" table:style-name="ce1">
            <text:p>23456</text:p>
          </table:table-cell>
          <table:table-cell office:value-type="float" office:value="26560" table:formula="of:=INT([.R$2]+([.R$130]-[.R$2])*(ROW()-2)/128)" table:style-name="ce1">
            <text:p>26560</text:p>
          </table:table-cell>
          <table:table-cell office:value-type="float" office:value="28112" table:formula="of:=INT([.S$2]+([.S$130]-[.S$2])*(ROW()-2)/128)" table:style-name="ce1">
            <text:p>28112</text:p>
          </table:table-cell>
          <table:table-cell office:value-type="float" office:value="29664" table:formula="of:=INT([.T$2]+([.T$130]-[.T$2])*(ROW()-2)/128)" table:style-name="ce1">
            <text:p>29664</text:p>
          </table:table-cell>
          <table:table-cell office:value-type="float" office:value="31216" table:formula="of:=INT([.U$2]+([.U$130]-[.U$2])*(ROW()-2)/128)" table:style-name="ce1">
            <text:p>312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920" table:formula="of:=INT([.G$2]+([.G$130]-[.G$2])*(ROW()-2)/128)" table:style-name="ce1">
            <text:p>1920</text:p>
          </table:table-cell>
          <table:table-cell office:value-type="float" office:value="3840" table:formula="of:=INT([.H$2]+([.H$130]-[.H$2])*(ROW()-2)/128)" table:style-name="ce1">
            <text:p>3840</text:p>
          </table:table-cell>
          <table:table-cell office:value-type="float" office:value="4800" table:formula="of:=INT([.I$2]+([.I$130]-[.I$2])*(ROW()-2)/128)" table:style-name="ce1">
            <text:p>4800</text:p>
          </table:table-cell>
          <table:table-cell office:value-type="float" office:value="5760" table:formula="of:=INT([.J$2]+([.J$130]-[.J$2])*(ROW()-2)/128)" table:style-name="ce1">
            <text:p>5760</text:p>
          </table:table-cell>
          <table:table-cell office:value-type="float" office:value="6720" table:formula="of:=INT([.K$2]+([.K$130]-[.K$2])*(ROW()-2)/128)" table:style-name="ce1">
            <text:p>6720</text:p>
          </table:table-cell>
          <table:table-cell office:value-type="float" office:value="7680" table:formula="of:=INT([.L$2]+([.L$130]-[.L$2])*(ROW()-2)/128)" table:style-name="ce1">
            <text:p>7680</text:p>
          </table:table-cell>
          <table:table-cell office:value-type="float" office:value="10816" table:formula="of:=INT([.M$2]+([.M$130]-[.M$2])*(ROW()-2)/128)" table:style-name="ce1">
            <text:p>10816</text:p>
          </table:table-cell>
          <table:table-cell office:value-type="float" office:value="13952" table:formula="of:=INT([.N$2]+([.N$130]-[.N$2])*(ROW()-2)/128)" table:style-name="ce1">
            <text:p>13952</text:p>
          </table:table-cell>
          <table:table-cell office:value-type="float" office:value="17088" table:formula="of:=INT([.O$2]+([.O$130]-[.O$2])*(ROW()-2)/128)" table:style-name="ce1">
            <text:p>17088</text:p>
          </table:table-cell>
          <table:table-cell office:value-type="float" office:value="20224" table:formula="of:=INT([.P$2]+([.P$130]-[.P$2])*(ROW()-2)/128)" table:style-name="ce1">
            <text:p>20224</text:p>
          </table:table-cell>
          <table:table-cell office:value-type="float" office:value="23360" table:formula="of:=INT([.Q$2]+([.Q$130]-[.Q$2])*(ROW()-2)/128)" table:style-name="ce1">
            <text:p>23360</text:p>
          </table:table-cell>
          <table:table-cell office:value-type="float" office:value="26496" table:formula="of:=INT([.R$2]+([.R$130]-[.R$2])*(ROW()-2)/128)" table:style-name="ce1">
            <text:p>26496</text:p>
          </table:table-cell>
          <table:table-cell office:value-type="float" office:value="28064" table:formula="of:=INT([.S$2]+([.S$130]-[.S$2])*(ROW()-2)/128)" table:style-name="ce1">
            <text:p>28064</text:p>
          </table:table-cell>
          <table:table-cell office:value-type="float" office:value="29632" table:formula="of:=INT([.T$2]+([.T$130]-[.T$2])*(ROW()-2)/128)" table:style-name="ce1">
            <text:p>29632</text:p>
          </table:table-cell>
          <table:table-cell office:value-type="float" office:value="31200" table:formula="of:=INT([.U$2]+([.U$130]-[.U$2])*(ROW()-2)/128)" table:style-name="ce1">
            <text:p>312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856" table:formula="of:=INT([.G$2]+([.G$130]-[.G$2])*(ROW()-2)/128)" table:style-name="ce1">
            <text:p>1856</text:p>
          </table:table-cell>
          <table:table-cell office:value-type="float" office:value="3712" table:formula="of:=INT([.H$2]+([.H$130]-[.H$2])*(ROW()-2)/128)" table:style-name="ce1">
            <text:p>3712</text:p>
          </table:table-cell>
          <table:table-cell office:value-type="float" office:value="4640" table:formula="of:=INT([.I$2]+([.I$130]-[.I$2])*(ROW()-2)/128)" table:style-name="ce1">
            <text:p>4640</text:p>
          </table:table-cell>
          <table:table-cell office:value-type="float" office:value="5568" table:formula="of:=INT([.J$2]+([.J$130]-[.J$2])*(ROW()-2)/128)" table:style-name="ce1">
            <text:p>5568</text:p>
          </table:table-cell>
          <table:table-cell office:value-type="float" office:value="6496" table:formula="of:=INT([.K$2]+([.K$130]-[.K$2])*(ROW()-2)/128)" table:style-name="ce1">
            <text:p>6496</text:p>
          </table:table-cell>
          <table:table-cell office:value-type="float" office:value="7424" table:formula="of:=INT([.L$2]+([.L$130]-[.L$2])*(ROW()-2)/128)" table:style-name="ce1">
            <text:p>7424</text:p>
          </table:table-cell>
          <table:table-cell office:value-type="float" office:value="10592" table:formula="of:=INT([.M$2]+([.M$130]-[.M$2])*(ROW()-2)/128)" table:style-name="ce1">
            <text:p>10592</text:p>
          </table:table-cell>
          <table:table-cell office:value-type="float" office:value="13760" table:formula="of:=INT([.N$2]+([.N$130]-[.N$2])*(ROW()-2)/128)" table:style-name="ce1">
            <text:p>13760</text:p>
          </table:table-cell>
          <table:table-cell office:value-type="float" office:value="16928" table:formula="of:=INT([.O$2]+([.O$130]-[.O$2])*(ROW()-2)/128)" table:style-name="ce1">
            <text:p>16928</text:p>
          </table:table-cell>
          <table:table-cell office:value-type="float" office:value="20096" table:formula="of:=INT([.P$2]+([.P$130]-[.P$2])*(ROW()-2)/128)" table:style-name="ce1">
            <text:p>20096</text:p>
          </table:table-cell>
          <table:table-cell office:value-type="float" office:value="23264" table:formula="of:=INT([.Q$2]+([.Q$130]-[.Q$2])*(ROW()-2)/128)" table:style-name="ce1">
            <text:p>23264</text:p>
          </table:table-cell>
          <table:table-cell office:value-type="float" office:value="26432" table:formula="of:=INT([.R$2]+([.R$130]-[.R$2])*(ROW()-2)/128)" table:style-name="ce1">
            <text:p>26432</text:p>
          </table:table-cell>
          <table:table-cell office:value-type="float" office:value="28016" table:formula="of:=INT([.S$2]+([.S$130]-[.S$2])*(ROW()-2)/128)" table:style-name="ce1">
            <text:p>28016</text:p>
          </table:table-cell>
          <table:table-cell office:value-type="float" office:value="29600" table:formula="of:=INT([.T$2]+([.T$130]-[.T$2])*(ROW()-2)/128)" table:style-name="ce1">
            <text:p>29600</text:p>
          </table:table-cell>
          <table:table-cell office:value-type="float" office:value="31184" table:formula="of:=INT([.U$2]+([.U$130]-[.U$2])*(ROW()-2)/128)" table:style-name="ce1">
            <text:p>311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792" table:formula="of:=INT([.G$2]+([.G$130]-[.G$2])*(ROW()-2)/128)" table:style-name="ce1">
            <text:p>1792</text:p>
          </table:table-cell>
          <table:table-cell office:value-type="float" office:value="3584" table:formula="of:=INT([.H$2]+([.H$130]-[.H$2])*(ROW()-2)/128)" table:style-name="ce1">
            <text:p>3584</text:p>
          </table:table-cell>
          <table:table-cell office:value-type="float" office:value="4480" table:formula="of:=INT([.I$2]+([.I$130]-[.I$2])*(ROW()-2)/128)" table:style-name="ce1">
            <text:p>4480</text:p>
          </table:table-cell>
          <table:table-cell office:value-type="float" office:value="5376" table:formula="of:=INT([.J$2]+([.J$130]-[.J$2])*(ROW()-2)/128)" table:style-name="ce1">
            <text:p>5376</text:p>
          </table:table-cell>
          <table:table-cell office:value-type="float" office:value="6272" table:formula="of:=INT([.K$2]+([.K$130]-[.K$2])*(ROW()-2)/128)" table:style-name="ce1">
            <text:p>6272</text:p>
          </table:table-cell>
          <table:table-cell office:value-type="float" office:value="7168" table:formula="of:=INT([.L$2]+([.L$130]-[.L$2])*(ROW()-2)/128)" table:style-name="ce1">
            <text:p>7168</text:p>
          </table:table-cell>
          <table:table-cell office:value-type="float" office:value="10368" table:formula="of:=INT([.M$2]+([.M$130]-[.M$2])*(ROW()-2)/128)" table:style-name="ce1">
            <text:p>10368</text:p>
          </table:table-cell>
          <table:table-cell office:value-type="float" office:value="13568" table:formula="of:=INT([.N$2]+([.N$130]-[.N$2])*(ROW()-2)/128)" table:style-name="ce1">
            <text:p>13568</text:p>
          </table:table-cell>
          <table:table-cell office:value-type="float" office:value="16768" table:formula="of:=INT([.O$2]+([.O$130]-[.O$2])*(ROW()-2)/128)" table:style-name="ce1">
            <text:p>16768</text:p>
          </table:table-cell>
          <table:table-cell office:value-type="float" office:value="19968" table:formula="of:=INT([.P$2]+([.P$130]-[.P$2])*(ROW()-2)/128)" table:style-name="ce1">
            <text:p>19968</text:p>
          </table:table-cell>
          <table:table-cell office:value-type="float" office:value="23168" table:formula="of:=INT([.Q$2]+([.Q$130]-[.Q$2])*(ROW()-2)/128)" table:style-name="ce1">
            <text:p>23168</text:p>
          </table:table-cell>
          <table:table-cell office:value-type="float" office:value="26368" table:formula="of:=INT([.R$2]+([.R$130]-[.R$2])*(ROW()-2)/128)" table:style-name="ce1">
            <text:p>26368</text:p>
          </table:table-cell>
          <table:table-cell office:value-type="float" office:value="27968" table:formula="of:=INT([.S$2]+([.S$130]-[.S$2])*(ROW()-2)/128)" table:style-name="ce1">
            <text:p>27968</text:p>
          </table:table-cell>
          <table:table-cell office:value-type="float" office:value="29568" table:formula="of:=INT([.T$2]+([.T$130]-[.T$2])*(ROW()-2)/128)" table:style-name="ce1">
            <text:p>29568</text:p>
          </table:table-cell>
          <table:table-cell office:value-type="float" office:value="31168" table:formula="of:=INT([.U$2]+([.U$130]-[.U$2])*(ROW()-2)/128)" table:style-name="ce1">
            <text:p>311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728" table:formula="of:=INT([.G$2]+([.G$130]-[.G$2])*(ROW()-2)/128)" table:style-name="ce1">
            <text:p>1728</text:p>
          </table:table-cell>
          <table:table-cell office:value-type="float" office:value="3456" table:formula="of:=INT([.H$2]+([.H$130]-[.H$2])*(ROW()-2)/128)" table:style-name="ce1">
            <text:p>3456</text:p>
          </table:table-cell>
          <table:table-cell office:value-type="float" office:value="4320" table:formula="of:=INT([.I$2]+([.I$130]-[.I$2])*(ROW()-2)/128)" table:style-name="ce1">
            <text:p>4320</text:p>
          </table:table-cell>
          <table:table-cell office:value-type="float" office:value="5184" table:formula="of:=INT([.J$2]+([.J$130]-[.J$2])*(ROW()-2)/128)" table:style-name="ce1">
            <text:p>5184</text:p>
          </table:table-cell>
          <table:table-cell office:value-type="float" office:value="6048" table:formula="of:=INT([.K$2]+([.K$130]-[.K$2])*(ROW()-2)/128)" table:style-name="ce1">
            <text:p>6048</text:p>
          </table:table-cell>
          <table:table-cell office:value-type="float" office:value="6912" table:formula="of:=INT([.L$2]+([.L$130]-[.L$2])*(ROW()-2)/128)" table:style-name="ce1">
            <text:p>6912</text:p>
          </table:table-cell>
          <table:table-cell office:value-type="float" office:value="10144" table:formula="of:=INT([.M$2]+([.M$130]-[.M$2])*(ROW()-2)/128)" table:style-name="ce1">
            <text:p>10144</text:p>
          </table:table-cell>
          <table:table-cell office:value-type="float" office:value="13376" table:formula="of:=INT([.N$2]+([.N$130]-[.N$2])*(ROW()-2)/128)" table:style-name="ce1">
            <text:p>13376</text:p>
          </table:table-cell>
          <table:table-cell office:value-type="float" office:value="16608" table:formula="of:=INT([.O$2]+([.O$130]-[.O$2])*(ROW()-2)/128)" table:style-name="ce1">
            <text:p>16608</text:p>
          </table:table-cell>
          <table:table-cell office:value-type="float" office:value="19840" table:formula="of:=INT([.P$2]+([.P$130]-[.P$2])*(ROW()-2)/128)" table:style-name="ce1">
            <text:p>19840</text:p>
          </table:table-cell>
          <table:table-cell office:value-type="float" office:value="23072" table:formula="of:=INT([.Q$2]+([.Q$130]-[.Q$2])*(ROW()-2)/128)" table:style-name="ce1">
            <text:p>23072</text:p>
          </table:table-cell>
          <table:table-cell office:value-type="float" office:value="26304" table:formula="of:=INT([.R$2]+([.R$130]-[.R$2])*(ROW()-2)/128)" table:style-name="ce1">
            <text:p>26304</text:p>
          </table:table-cell>
          <table:table-cell office:value-type="float" office:value="27920" table:formula="of:=INT([.S$2]+([.S$130]-[.S$2])*(ROW()-2)/128)" table:style-name="ce1">
            <text:p>27920</text:p>
          </table:table-cell>
          <table:table-cell office:value-type="float" office:value="29536" table:formula="of:=INT([.T$2]+([.T$130]-[.T$2])*(ROW()-2)/128)" table:style-name="ce1">
            <text:p>29536</text:p>
          </table:table-cell>
          <table:table-cell office:value-type="float" office:value="31152" table:formula="of:=INT([.U$2]+([.U$130]-[.U$2])*(ROW()-2)/128)" table:style-name="ce1">
            <text:p>311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664" table:formula="of:=INT([.G$2]+([.G$130]-[.G$2])*(ROW()-2)/128)" table:style-name="ce1">
            <text:p>1664</text:p>
          </table:table-cell>
          <table:table-cell office:value-type="float" office:value="3328" table:formula="of:=INT([.H$2]+([.H$130]-[.H$2])*(ROW()-2)/128)" table:style-name="ce1">
            <text:p>3328</text:p>
          </table:table-cell>
          <table:table-cell office:value-type="float" office:value="4160" table:formula="of:=INT([.I$2]+([.I$130]-[.I$2])*(ROW()-2)/128)" table:style-name="ce1">
            <text:p>4160</text:p>
          </table:table-cell>
          <table:table-cell office:value-type="float" office:value="4992" table:formula="of:=INT([.J$2]+([.J$130]-[.J$2])*(ROW()-2)/128)" table:style-name="ce1">
            <text:p>4992</text:p>
          </table:table-cell>
          <table:table-cell office:value-type="float" office:value="5824" table:formula="of:=INT([.K$2]+([.K$130]-[.K$2])*(ROW()-2)/128)" table:style-name="ce1">
            <text:p>5824</text:p>
          </table:table-cell>
          <table:table-cell office:value-type="float" office:value="6656" table:formula="of:=INT([.L$2]+([.L$130]-[.L$2])*(ROW()-2)/128)" table:style-name="ce1">
            <text:p>6656</text:p>
          </table:table-cell>
          <table:table-cell office:value-type="float" office:value="9920" table:formula="of:=INT([.M$2]+([.M$130]-[.M$2])*(ROW()-2)/128)" table:style-name="ce1">
            <text:p>9920</text:p>
          </table:table-cell>
          <table:table-cell office:value-type="float" office:value="13184" table:formula="of:=INT([.N$2]+([.N$130]-[.N$2])*(ROW()-2)/128)" table:style-name="ce1">
            <text:p>13184</text:p>
          </table:table-cell>
          <table:table-cell office:value-type="float" office:value="16448" table:formula="of:=INT([.O$2]+([.O$130]-[.O$2])*(ROW()-2)/128)" table:style-name="ce1">
            <text:p>16448</text:p>
          </table:table-cell>
          <table:table-cell office:value-type="float" office:value="19712" table:formula="of:=INT([.P$2]+([.P$130]-[.P$2])*(ROW()-2)/128)" table:style-name="ce1">
            <text:p>19712</text:p>
          </table:table-cell>
          <table:table-cell office:value-type="float" office:value="22976" table:formula="of:=INT([.Q$2]+([.Q$130]-[.Q$2])*(ROW()-2)/128)" table:style-name="ce1">
            <text:p>22976</text:p>
          </table:table-cell>
          <table:table-cell office:value-type="float" office:value="26240" table:formula="of:=INT([.R$2]+([.R$130]-[.R$2])*(ROW()-2)/128)" table:style-name="ce1">
            <text:p>26240</text:p>
          </table:table-cell>
          <table:table-cell office:value-type="float" office:value="27872" table:formula="of:=INT([.S$2]+([.S$130]-[.S$2])*(ROW()-2)/128)" table:style-name="ce1">
            <text:p>27872</text:p>
          </table:table-cell>
          <table:table-cell office:value-type="float" office:value="29504" table:formula="of:=INT([.T$2]+([.T$130]-[.T$2])*(ROW()-2)/128)" table:style-name="ce1">
            <text:p>29504</text:p>
          </table:table-cell>
          <table:table-cell office:value-type="float" office:value="31136" table:formula="of:=INT([.U$2]+([.U$130]-[.U$2])*(ROW()-2)/128)" table:style-name="ce1">
            <text:p>311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600" table:formula="of:=INT([.G$2]+([.G$130]-[.G$2])*(ROW()-2)/128)" table:style-name="ce1">
            <text:p>1600</text:p>
          </table:table-cell>
          <table:table-cell office:value-type="float" office:value="3200" table:formula="of:=INT([.H$2]+([.H$130]-[.H$2])*(ROW()-2)/128)" table:style-name="ce1">
            <text:p>3200</text:p>
          </table:table-cell>
          <table:table-cell office:value-type="float" office:value="4000" table:formula="of:=INT([.I$2]+([.I$130]-[.I$2])*(ROW()-2)/128)" table:style-name="ce1">
            <text:p>4000</text:p>
          </table:table-cell>
          <table:table-cell office:value-type="float" office:value="4800" table:formula="of:=INT([.J$2]+([.J$130]-[.J$2])*(ROW()-2)/128)" table:style-name="ce1">
            <text:p>4800</text:p>
          </table:table-cell>
          <table:table-cell office:value-type="float" office:value="5600" table:formula="of:=INT([.K$2]+([.K$130]-[.K$2])*(ROW()-2)/128)" table:style-name="ce1">
            <text:p>5600</text:p>
          </table:table-cell>
          <table:table-cell office:value-type="float" office:value="6400" table:formula="of:=INT([.L$2]+([.L$130]-[.L$2])*(ROW()-2)/128)" table:style-name="ce1">
            <text:p>6400</text:p>
          </table:table-cell>
          <table:table-cell office:value-type="float" office:value="9696" table:formula="of:=INT([.M$2]+([.M$130]-[.M$2])*(ROW()-2)/128)" table:style-name="ce1">
            <text:p>9696</text:p>
          </table:table-cell>
          <table:table-cell office:value-type="float" office:value="12992" table:formula="of:=INT([.N$2]+([.N$130]-[.N$2])*(ROW()-2)/128)" table:style-name="ce1">
            <text:p>12992</text:p>
          </table:table-cell>
          <table:table-cell office:value-type="float" office:value="16288" table:formula="of:=INT([.O$2]+([.O$130]-[.O$2])*(ROW()-2)/128)" table:style-name="ce1">
            <text:p>16288</text:p>
          </table:table-cell>
          <table:table-cell office:value-type="float" office:value="19584" table:formula="of:=INT([.P$2]+([.P$130]-[.P$2])*(ROW()-2)/128)" table:style-name="ce1">
            <text:p>19584</text:p>
          </table:table-cell>
          <table:table-cell office:value-type="float" office:value="22880" table:formula="of:=INT([.Q$2]+([.Q$130]-[.Q$2])*(ROW()-2)/128)" table:style-name="ce1">
            <text:p>22880</text:p>
          </table:table-cell>
          <table:table-cell office:value-type="float" office:value="26176" table:formula="of:=INT([.R$2]+([.R$130]-[.R$2])*(ROW()-2)/128)" table:style-name="ce1">
            <text:p>26176</text:p>
          </table:table-cell>
          <table:table-cell office:value-type="float" office:value="27824" table:formula="of:=INT([.S$2]+([.S$130]-[.S$2])*(ROW()-2)/128)" table:style-name="ce1">
            <text:p>27824</text:p>
          </table:table-cell>
          <table:table-cell office:value-type="float" office:value="29472" table:formula="of:=INT([.T$2]+([.T$130]-[.T$2])*(ROW()-2)/128)" table:style-name="ce1">
            <text:p>29472</text:p>
          </table:table-cell>
          <table:table-cell office:value-type="float" office:value="31120" table:formula="of:=INT([.U$2]+([.U$130]-[.U$2])*(ROW()-2)/128)" table:style-name="ce1">
            <text:p>3112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536" table:formula="of:=INT([.G$2]+([.G$130]-[.G$2])*(ROW()-2)/128)" table:style-name="ce1">
            <text:p>1536</text:p>
          </table:table-cell>
          <table:table-cell office:value-type="float" office:value="3072" table:formula="of:=INT([.H$2]+([.H$130]-[.H$2])*(ROW()-2)/128)" table:style-name="ce1">
            <text:p>3072</text:p>
          </table:table-cell>
          <table:table-cell office:value-type="float" office:value="3840" table:formula="of:=INT([.I$2]+([.I$130]-[.I$2])*(ROW()-2)/128)" table:style-name="ce1">
            <text:p>3840</text:p>
          </table:table-cell>
          <table:table-cell office:value-type="float" office:value="4608" table:formula="of:=INT([.J$2]+([.J$130]-[.J$2])*(ROW()-2)/128)" table:style-name="ce1">
            <text:p>4608</text:p>
          </table:table-cell>
          <table:table-cell office:value-type="float" office:value="5376" table:formula="of:=INT([.K$2]+([.K$130]-[.K$2])*(ROW()-2)/128)" table:style-name="ce1">
            <text:p>5376</text:p>
          </table:table-cell>
          <table:table-cell office:value-type="float" office:value="6144" table:formula="of:=INT([.L$2]+([.L$130]-[.L$2])*(ROW()-2)/128)" table:style-name="ce1">
            <text:p>6144</text:p>
          </table:table-cell>
          <table:table-cell office:value-type="float" office:value="9472" table:formula="of:=INT([.M$2]+([.M$130]-[.M$2])*(ROW()-2)/128)" table:style-name="ce1">
            <text:p>9472</text:p>
          </table:table-cell>
          <table:table-cell office:value-type="float" office:value="12800" table:formula="of:=INT([.N$2]+([.N$130]-[.N$2])*(ROW()-2)/128)" table:style-name="ce1">
            <text:p>12800</text:p>
          </table:table-cell>
          <table:table-cell office:value-type="float" office:value="16128" table:formula="of:=INT([.O$2]+([.O$130]-[.O$2])*(ROW()-2)/128)" table:style-name="ce1">
            <text:p>16128</text:p>
          </table:table-cell>
          <table:table-cell office:value-type="float" office:value="19456" table:formula="of:=INT([.P$2]+([.P$130]-[.P$2])*(ROW()-2)/128)" table:style-name="ce1">
            <text:p>19456</text:p>
          </table:table-cell>
          <table:table-cell office:value-type="float" office:value="22784" table:formula="of:=INT([.Q$2]+([.Q$130]-[.Q$2])*(ROW()-2)/128)" table:style-name="ce1">
            <text:p>22784</text:p>
          </table:table-cell>
          <table:table-cell office:value-type="float" office:value="26112" table:formula="of:=INT([.R$2]+([.R$130]-[.R$2])*(ROW()-2)/128)" table:style-name="ce1">
            <text:p>26112</text:p>
          </table:table-cell>
          <table:table-cell office:value-type="float" office:value="27776" table:formula="of:=INT([.S$2]+([.S$130]-[.S$2])*(ROW()-2)/128)" table:style-name="ce1">
            <text:p>27776</text:p>
          </table:table-cell>
          <table:table-cell office:value-type="float" office:value="29440" table:formula="of:=INT([.T$2]+([.T$130]-[.T$2])*(ROW()-2)/128)" table:style-name="ce1">
            <text:p>29440</text:p>
          </table:table-cell>
          <table:table-cell office:value-type="float" office:value="31104" table:formula="of:=INT([.U$2]+([.U$130]-[.U$2])*(ROW()-2)/128)" table:style-name="ce1">
            <text:p>3110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472" table:formula="of:=INT([.G$2]+([.G$130]-[.G$2])*(ROW()-2)/128)" table:style-name="ce1">
            <text:p>1472</text:p>
          </table:table-cell>
          <table:table-cell office:value-type="float" office:value="2944" table:formula="of:=INT([.H$2]+([.H$130]-[.H$2])*(ROW()-2)/128)" table:style-name="ce1">
            <text:p>2944</text:p>
          </table:table-cell>
          <table:table-cell office:value-type="float" office:value="3680" table:formula="of:=INT([.I$2]+([.I$130]-[.I$2])*(ROW()-2)/128)" table:style-name="ce1">
            <text:p>3680</text:p>
          </table:table-cell>
          <table:table-cell office:value-type="float" office:value="4416" table:formula="of:=INT([.J$2]+([.J$130]-[.J$2])*(ROW()-2)/128)" table:style-name="ce1">
            <text:p>4416</text:p>
          </table:table-cell>
          <table:table-cell office:value-type="float" office:value="5152" table:formula="of:=INT([.K$2]+([.K$130]-[.K$2])*(ROW()-2)/128)" table:style-name="ce1">
            <text:p>5152</text:p>
          </table:table-cell>
          <table:table-cell office:value-type="float" office:value="5888" table:formula="of:=INT([.L$2]+([.L$130]-[.L$2])*(ROW()-2)/128)" table:style-name="ce1">
            <text:p>5888</text:p>
          </table:table-cell>
          <table:table-cell office:value-type="float" office:value="9248" table:formula="of:=INT([.M$2]+([.M$130]-[.M$2])*(ROW()-2)/128)" table:style-name="ce1">
            <text:p>9248</text:p>
          </table:table-cell>
          <table:table-cell office:value-type="float" office:value="12608" table:formula="of:=INT([.N$2]+([.N$130]-[.N$2])*(ROW()-2)/128)" table:style-name="ce1">
            <text:p>12608</text:p>
          </table:table-cell>
          <table:table-cell office:value-type="float" office:value="15968" table:formula="of:=INT([.O$2]+([.O$130]-[.O$2])*(ROW()-2)/128)" table:style-name="ce1">
            <text:p>15968</text:p>
          </table:table-cell>
          <table:table-cell office:value-type="float" office:value="19328" table:formula="of:=INT([.P$2]+([.P$130]-[.P$2])*(ROW()-2)/128)" table:style-name="ce1">
            <text:p>19328</text:p>
          </table:table-cell>
          <table:table-cell office:value-type="float" office:value="22688" table:formula="of:=INT([.Q$2]+([.Q$130]-[.Q$2])*(ROW()-2)/128)" table:style-name="ce1">
            <text:p>22688</text:p>
          </table:table-cell>
          <table:table-cell office:value-type="float" office:value="26048" table:formula="of:=INT([.R$2]+([.R$130]-[.R$2])*(ROW()-2)/128)" table:style-name="ce1">
            <text:p>26048</text:p>
          </table:table-cell>
          <table:table-cell office:value-type="float" office:value="27728" table:formula="of:=INT([.S$2]+([.S$130]-[.S$2])*(ROW()-2)/128)" table:style-name="ce1">
            <text:p>27728</text:p>
          </table:table-cell>
          <table:table-cell office:value-type="float" office:value="29408" table:formula="of:=INT([.T$2]+([.T$130]-[.T$2])*(ROW()-2)/128)" table:style-name="ce1">
            <text:p>29408</text:p>
          </table:table-cell>
          <table:table-cell office:value-type="float" office:value="31088" table:formula="of:=INT([.U$2]+([.U$130]-[.U$2])*(ROW()-2)/128)" table:style-name="ce1">
            <text:p>3108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408" table:formula="of:=INT([.G$2]+([.G$130]-[.G$2])*(ROW()-2)/128)" table:style-name="ce1">
            <text:p>1408</text:p>
          </table:table-cell>
          <table:table-cell office:value-type="float" office:value="2816" table:formula="of:=INT([.H$2]+([.H$130]-[.H$2])*(ROW()-2)/128)" table:style-name="ce1">
            <text:p>2816</text:p>
          </table:table-cell>
          <table:table-cell office:value-type="float" office:value="3520" table:formula="of:=INT([.I$2]+([.I$130]-[.I$2])*(ROW()-2)/128)" table:style-name="ce1">
            <text:p>3520</text:p>
          </table:table-cell>
          <table:table-cell office:value-type="float" office:value="4224" table:formula="of:=INT([.J$2]+([.J$130]-[.J$2])*(ROW()-2)/128)" table:style-name="ce1">
            <text:p>4224</text:p>
          </table:table-cell>
          <table:table-cell office:value-type="float" office:value="4928" table:formula="of:=INT([.K$2]+([.K$130]-[.K$2])*(ROW()-2)/128)" table:style-name="ce1">
            <text:p>4928</text:p>
          </table:table-cell>
          <table:table-cell office:value-type="float" office:value="5632" table:formula="of:=INT([.L$2]+([.L$130]-[.L$2])*(ROW()-2)/128)" table:style-name="ce1">
            <text:p>5632</text:p>
          </table:table-cell>
          <table:table-cell office:value-type="float" office:value="9024" table:formula="of:=INT([.M$2]+([.M$130]-[.M$2])*(ROW()-2)/128)" table:style-name="ce1">
            <text:p>9024</text:p>
          </table:table-cell>
          <table:table-cell office:value-type="float" office:value="12416" table:formula="of:=INT([.N$2]+([.N$130]-[.N$2])*(ROW()-2)/128)" table:style-name="ce1">
            <text:p>12416</text:p>
          </table:table-cell>
          <table:table-cell office:value-type="float" office:value="15808" table:formula="of:=INT([.O$2]+([.O$130]-[.O$2])*(ROW()-2)/128)" table:style-name="ce1">
            <text:p>15808</text:p>
          </table:table-cell>
          <table:table-cell office:value-type="float" office:value="19200" table:formula="of:=INT([.P$2]+([.P$130]-[.P$2])*(ROW()-2)/128)" table:style-name="ce1">
            <text:p>19200</text:p>
          </table:table-cell>
          <table:table-cell office:value-type="float" office:value="22592" table:formula="of:=INT([.Q$2]+([.Q$130]-[.Q$2])*(ROW()-2)/128)" table:style-name="ce1">
            <text:p>22592</text:p>
          </table:table-cell>
          <table:table-cell office:value-type="float" office:value="25984" table:formula="of:=INT([.R$2]+([.R$130]-[.R$2])*(ROW()-2)/128)" table:style-name="ce1">
            <text:p>25984</text:p>
          </table:table-cell>
          <table:table-cell office:value-type="float" office:value="27680" table:formula="of:=INT([.S$2]+([.S$130]-[.S$2])*(ROW()-2)/128)" table:style-name="ce1">
            <text:p>27680</text:p>
          </table:table-cell>
          <table:table-cell office:value-type="float" office:value="29376" table:formula="of:=INT([.T$2]+([.T$130]-[.T$2])*(ROW()-2)/128)" table:style-name="ce1">
            <text:p>29376</text:p>
          </table:table-cell>
          <table:table-cell office:value-type="float" office:value="31072" table:formula="of:=INT([.U$2]+([.U$130]-[.U$2])*(ROW()-2)/128)" table:style-name="ce1">
            <text:p>3107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344" table:formula="of:=INT([.G$2]+([.G$130]-[.G$2])*(ROW()-2)/128)" table:style-name="ce1">
            <text:p>1344</text:p>
          </table:table-cell>
          <table:table-cell office:value-type="float" office:value="2688" table:formula="of:=INT([.H$2]+([.H$130]-[.H$2])*(ROW()-2)/128)" table:style-name="ce1">
            <text:p>2688</text:p>
          </table:table-cell>
          <table:table-cell office:value-type="float" office:value="3360" table:formula="of:=INT([.I$2]+([.I$130]-[.I$2])*(ROW()-2)/128)" table:style-name="ce1">
            <text:p>3360</text:p>
          </table:table-cell>
          <table:table-cell office:value-type="float" office:value="4032" table:formula="of:=INT([.J$2]+([.J$130]-[.J$2])*(ROW()-2)/128)" table:style-name="ce1">
            <text:p>4032</text:p>
          </table:table-cell>
          <table:table-cell office:value-type="float" office:value="4704" table:formula="of:=INT([.K$2]+([.K$130]-[.K$2])*(ROW()-2)/128)" table:style-name="ce1">
            <text:p>4704</text:p>
          </table:table-cell>
          <table:table-cell office:value-type="float" office:value="5376" table:formula="of:=INT([.L$2]+([.L$130]-[.L$2])*(ROW()-2)/128)" table:style-name="ce1">
            <text:p>5376</text:p>
          </table:table-cell>
          <table:table-cell office:value-type="float" office:value="8800" table:formula="of:=INT([.M$2]+([.M$130]-[.M$2])*(ROW()-2)/128)" table:style-name="ce1">
            <text:p>8800</text:p>
          </table:table-cell>
          <table:table-cell office:value-type="float" office:value="12224" table:formula="of:=INT([.N$2]+([.N$130]-[.N$2])*(ROW()-2)/128)" table:style-name="ce1">
            <text:p>12224</text:p>
          </table:table-cell>
          <table:table-cell office:value-type="float" office:value="15648" table:formula="of:=INT([.O$2]+([.O$130]-[.O$2])*(ROW()-2)/128)" table:style-name="ce1">
            <text:p>15648</text:p>
          </table:table-cell>
          <table:table-cell office:value-type="float" office:value="19072" table:formula="of:=INT([.P$2]+([.P$130]-[.P$2])*(ROW()-2)/128)" table:style-name="ce1">
            <text:p>19072</text:p>
          </table:table-cell>
          <table:table-cell office:value-type="float" office:value="22496" table:formula="of:=INT([.Q$2]+([.Q$130]-[.Q$2])*(ROW()-2)/128)" table:style-name="ce1">
            <text:p>22496</text:p>
          </table:table-cell>
          <table:table-cell office:value-type="float" office:value="25920" table:formula="of:=INT([.R$2]+([.R$130]-[.R$2])*(ROW()-2)/128)" table:style-name="ce1">
            <text:p>25920</text:p>
          </table:table-cell>
          <table:table-cell office:value-type="float" office:value="27632" table:formula="of:=INT([.S$2]+([.S$130]-[.S$2])*(ROW()-2)/128)" table:style-name="ce1">
            <text:p>27632</text:p>
          </table:table-cell>
          <table:table-cell office:value-type="float" office:value="29344" table:formula="of:=INT([.T$2]+([.T$130]-[.T$2])*(ROW()-2)/128)" table:style-name="ce1">
            <text:p>29344</text:p>
          </table:table-cell>
          <table:table-cell office:value-type="float" office:value="31056" table:formula="of:=INT([.U$2]+([.U$130]-[.U$2])*(ROW()-2)/128)" table:style-name="ce1">
            <text:p>3105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0" table:formula="of:=INT([.G$2]+([.G$130]-[.G$2])*(ROW()-2)/128)" table:style-name="ce1">
            <text:p>1280</text:p>
          </table:table-cell>
          <table:table-cell office:value-type="float" office:value="2560" table:formula="of:=INT([.H$2]+([.H$130]-[.H$2])*(ROW()-2)/128)" table:style-name="ce1">
            <text:p>2560</text:p>
          </table:table-cell>
          <table:table-cell office:value-type="float" office:value="3200" table:formula="of:=INT([.I$2]+([.I$130]-[.I$2])*(ROW()-2)/128)" table:style-name="ce1">
            <text:p>3200</text:p>
          </table:table-cell>
          <table:table-cell office:value-type="float" office:value="3840" table:formula="of:=INT([.J$2]+([.J$130]-[.J$2])*(ROW()-2)/128)" table:style-name="ce1">
            <text:p>3840</text:p>
          </table:table-cell>
          <table:table-cell office:value-type="float" office:value="4480" table:formula="of:=INT([.K$2]+([.K$130]-[.K$2])*(ROW()-2)/128)" table:style-name="ce1">
            <text:p>4480</text:p>
          </table:table-cell>
          <table:table-cell office:value-type="float" office:value="5120" table:formula="of:=INT([.L$2]+([.L$130]-[.L$2])*(ROW()-2)/128)" table:style-name="ce1">
            <text:p>5120</text:p>
          </table:table-cell>
          <table:table-cell office:value-type="float" office:value="8576" table:formula="of:=INT([.M$2]+([.M$130]-[.M$2])*(ROW()-2)/128)" table:style-name="ce1">
            <text:p>8576</text:p>
          </table:table-cell>
          <table:table-cell office:value-type="float" office:value="12032" table:formula="of:=INT([.N$2]+([.N$130]-[.N$2])*(ROW()-2)/128)" table:style-name="ce1">
            <text:p>12032</text:p>
          </table:table-cell>
          <table:table-cell office:value-type="float" office:value="15488" table:formula="of:=INT([.O$2]+([.O$130]-[.O$2])*(ROW()-2)/128)" table:style-name="ce1">
            <text:p>15488</text:p>
          </table:table-cell>
          <table:table-cell office:value-type="float" office:value="18944" table:formula="of:=INT([.P$2]+([.P$130]-[.P$2])*(ROW()-2)/128)" table:style-name="ce1">
            <text:p>18944</text:p>
          </table:table-cell>
          <table:table-cell office:value-type="float" office:value="22400" table:formula="of:=INT([.Q$2]+([.Q$130]-[.Q$2])*(ROW()-2)/128)" table:style-name="ce1">
            <text:p>22400</text:p>
          </table:table-cell>
          <table:table-cell office:value-type="float" office:value="25856" table:formula="of:=INT([.R$2]+([.R$130]-[.R$2])*(ROW()-2)/128)" table:style-name="ce1">
            <text:p>25856</text:p>
          </table:table-cell>
          <table:table-cell office:value-type="float" office:value="27584" table:formula="of:=INT([.S$2]+([.S$130]-[.S$2])*(ROW()-2)/128)" table:style-name="ce1">
            <text:p>27584</text:p>
          </table:table-cell>
          <table:table-cell office:value-type="float" office:value="29312" table:formula="of:=INT([.T$2]+([.T$130]-[.T$2])*(ROW()-2)/128)" table:style-name="ce1">
            <text:p>29312</text:p>
          </table:table-cell>
          <table:table-cell office:value-type="float" office:value="31040" table:formula="of:=INT([.U$2]+([.U$130]-[.U$2])*(ROW()-2)/128)" table:style-name="ce1">
            <text:p>3104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16" table:formula="of:=INT([.G$2]+([.G$130]-[.G$2])*(ROW()-2)/128)" table:style-name="ce1">
            <text:p>1216</text:p>
          </table:table-cell>
          <table:table-cell office:value-type="float" office:value="2432" table:formula="of:=INT([.H$2]+([.H$130]-[.H$2])*(ROW()-2)/128)" table:style-name="ce1">
            <text:p>2432</text:p>
          </table:table-cell>
          <table:table-cell office:value-type="float" office:value="3040" table:formula="of:=INT([.I$2]+([.I$130]-[.I$2])*(ROW()-2)/128)" table:style-name="ce1">
            <text:p>3040</text:p>
          </table:table-cell>
          <table:table-cell office:value-type="float" office:value="3648" table:formula="of:=INT([.J$2]+([.J$130]-[.J$2])*(ROW()-2)/128)" table:style-name="ce1">
            <text:p>3648</text:p>
          </table:table-cell>
          <table:table-cell office:value-type="float" office:value="4256" table:formula="of:=INT([.K$2]+([.K$130]-[.K$2])*(ROW()-2)/128)" table:style-name="ce1">
            <text:p>4256</text:p>
          </table:table-cell>
          <table:table-cell office:value-type="float" office:value="4864" table:formula="of:=INT([.L$2]+([.L$130]-[.L$2])*(ROW()-2)/128)" table:style-name="ce1">
            <text:p>4864</text:p>
          </table:table-cell>
          <table:table-cell office:value-type="float" office:value="8352" table:formula="of:=INT([.M$2]+([.M$130]-[.M$2])*(ROW()-2)/128)" table:style-name="ce1">
            <text:p>8352</text:p>
          </table:table-cell>
          <table:table-cell office:value-type="float" office:value="11840" table:formula="of:=INT([.N$2]+([.N$130]-[.N$2])*(ROW()-2)/128)" table:style-name="ce1">
            <text:p>11840</text:p>
          </table:table-cell>
          <table:table-cell office:value-type="float" office:value="15328" table:formula="of:=INT([.O$2]+([.O$130]-[.O$2])*(ROW()-2)/128)" table:style-name="ce1">
            <text:p>15328</text:p>
          </table:table-cell>
          <table:table-cell office:value-type="float" office:value="18816" table:formula="of:=INT([.P$2]+([.P$130]-[.P$2])*(ROW()-2)/128)" table:style-name="ce1">
            <text:p>18816</text:p>
          </table:table-cell>
          <table:table-cell office:value-type="float" office:value="22304" table:formula="of:=INT([.Q$2]+([.Q$130]-[.Q$2])*(ROW()-2)/128)" table:style-name="ce1">
            <text:p>22304</text:p>
          </table:table-cell>
          <table:table-cell office:value-type="float" office:value="25792" table:formula="of:=INT([.R$2]+([.R$130]-[.R$2])*(ROW()-2)/128)" table:style-name="ce1">
            <text:p>25792</text:p>
          </table:table-cell>
          <table:table-cell office:value-type="float" office:value="27536" table:formula="of:=INT([.S$2]+([.S$130]-[.S$2])*(ROW()-2)/128)" table:style-name="ce1">
            <text:p>27536</text:p>
          </table:table-cell>
          <table:table-cell office:value-type="float" office:value="29280" table:formula="of:=INT([.T$2]+([.T$130]-[.T$2])*(ROW()-2)/128)" table:style-name="ce1">
            <text:p>29280</text:p>
          </table:table-cell>
          <table:table-cell office:value-type="float" office:value="31024" table:formula="of:=INT([.U$2]+([.U$130]-[.U$2])*(ROW()-2)/128)" table:style-name="ce1">
            <text:p>3102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152" table:formula="of:=INT([.G$2]+([.G$130]-[.G$2])*(ROW()-2)/128)" table:style-name="ce1">
            <text:p>1152</text:p>
          </table:table-cell>
          <table:table-cell office:value-type="float" office:value="2304" table:formula="of:=INT([.H$2]+([.H$130]-[.H$2])*(ROW()-2)/128)" table:style-name="ce1">
            <text:p>2304</text:p>
          </table:table-cell>
          <table:table-cell office:value-type="float" office:value="2880" table:formula="of:=INT([.I$2]+([.I$130]-[.I$2])*(ROW()-2)/128)" table:style-name="ce1">
            <text:p>2880</text:p>
          </table:table-cell>
          <table:table-cell office:value-type="float" office:value="3456" table:formula="of:=INT([.J$2]+([.J$130]-[.J$2])*(ROW()-2)/128)" table:style-name="ce1">
            <text:p>3456</text:p>
          </table:table-cell>
          <table:table-cell office:value-type="float" office:value="4032" table:formula="of:=INT([.K$2]+([.K$130]-[.K$2])*(ROW()-2)/128)" table:style-name="ce1">
            <text:p>4032</text:p>
          </table:table-cell>
          <table:table-cell office:value-type="float" office:value="4608" table:formula="of:=INT([.L$2]+([.L$130]-[.L$2])*(ROW()-2)/128)" table:style-name="ce1">
            <text:p>4608</text:p>
          </table:table-cell>
          <table:table-cell office:value-type="float" office:value="8128" table:formula="of:=INT([.M$2]+([.M$130]-[.M$2])*(ROW()-2)/128)" table:style-name="ce1">
            <text:p>8128</text:p>
          </table:table-cell>
          <table:table-cell office:value-type="float" office:value="11648" table:formula="of:=INT([.N$2]+([.N$130]-[.N$2])*(ROW()-2)/128)" table:style-name="ce1">
            <text:p>11648</text:p>
          </table:table-cell>
          <table:table-cell office:value-type="float" office:value="15168" table:formula="of:=INT([.O$2]+([.O$130]-[.O$2])*(ROW()-2)/128)" table:style-name="ce1">
            <text:p>15168</text:p>
          </table:table-cell>
          <table:table-cell office:value-type="float" office:value="18688" table:formula="of:=INT([.P$2]+([.P$130]-[.P$2])*(ROW()-2)/128)" table:style-name="ce1">
            <text:p>18688</text:p>
          </table:table-cell>
          <table:table-cell office:value-type="float" office:value="22208" table:formula="of:=INT([.Q$2]+([.Q$130]-[.Q$2])*(ROW()-2)/128)" table:style-name="ce1">
            <text:p>22208</text:p>
          </table:table-cell>
          <table:table-cell office:value-type="float" office:value="25728" table:formula="of:=INT([.R$2]+([.R$130]-[.R$2])*(ROW()-2)/128)" table:style-name="ce1">
            <text:p>25728</text:p>
          </table:table-cell>
          <table:table-cell office:value-type="float" office:value="27488" table:formula="of:=INT([.S$2]+([.S$130]-[.S$2])*(ROW()-2)/128)" table:style-name="ce1">
            <text:p>27488</text:p>
          </table:table-cell>
          <table:table-cell office:value-type="float" office:value="29248" table:formula="of:=INT([.T$2]+([.T$130]-[.T$2])*(ROW()-2)/128)" table:style-name="ce1">
            <text:p>29248</text:p>
          </table:table-cell>
          <table:table-cell office:value-type="float" office:value="31008" table:formula="of:=INT([.U$2]+([.U$130]-[.U$2])*(ROW()-2)/128)" table:style-name="ce1">
            <text:p>3100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088" table:formula="of:=INT([.G$2]+([.G$130]-[.G$2])*(ROW()-2)/128)" table:style-name="ce1">
            <text:p>1088</text:p>
          </table:table-cell>
          <table:table-cell office:value-type="float" office:value="2176" table:formula="of:=INT([.H$2]+([.H$130]-[.H$2])*(ROW()-2)/128)" table:style-name="ce1">
            <text:p>2176</text:p>
          </table:table-cell>
          <table:table-cell office:value-type="float" office:value="2720" table:formula="of:=INT([.I$2]+([.I$130]-[.I$2])*(ROW()-2)/128)" table:style-name="ce1">
            <text:p>2720</text:p>
          </table:table-cell>
          <table:table-cell office:value-type="float" office:value="3264" table:formula="of:=INT([.J$2]+([.J$130]-[.J$2])*(ROW()-2)/128)" table:style-name="ce1">
            <text:p>3264</text:p>
          </table:table-cell>
          <table:table-cell office:value-type="float" office:value="3808" table:formula="of:=INT([.K$2]+([.K$130]-[.K$2])*(ROW()-2)/128)" table:style-name="ce1">
            <text:p>3808</text:p>
          </table:table-cell>
          <table:table-cell office:value-type="float" office:value="4352" table:formula="of:=INT([.L$2]+([.L$130]-[.L$2])*(ROW()-2)/128)" table:style-name="ce1">
            <text:p>4352</text:p>
          </table:table-cell>
          <table:table-cell office:value-type="float" office:value="7904" table:formula="of:=INT([.M$2]+([.M$130]-[.M$2])*(ROW()-2)/128)" table:style-name="ce1">
            <text:p>7904</text:p>
          </table:table-cell>
          <table:table-cell office:value-type="float" office:value="11456" table:formula="of:=INT([.N$2]+([.N$130]-[.N$2])*(ROW()-2)/128)" table:style-name="ce1">
            <text:p>11456</text:p>
          </table:table-cell>
          <table:table-cell office:value-type="float" office:value="15008" table:formula="of:=INT([.O$2]+([.O$130]-[.O$2])*(ROW()-2)/128)" table:style-name="ce1">
            <text:p>15008</text:p>
          </table:table-cell>
          <table:table-cell office:value-type="float" office:value="18560" table:formula="of:=INT([.P$2]+([.P$130]-[.P$2])*(ROW()-2)/128)" table:style-name="ce1">
            <text:p>18560</text:p>
          </table:table-cell>
          <table:table-cell office:value-type="float" office:value="22112" table:formula="of:=INT([.Q$2]+([.Q$130]-[.Q$2])*(ROW()-2)/128)" table:style-name="ce1">
            <text:p>22112</text:p>
          </table:table-cell>
          <table:table-cell office:value-type="float" office:value="25664" table:formula="of:=INT([.R$2]+([.R$130]-[.R$2])*(ROW()-2)/128)" table:style-name="ce1">
            <text:p>25664</text:p>
          </table:table-cell>
          <table:table-cell office:value-type="float" office:value="27440" table:formula="of:=INT([.S$2]+([.S$130]-[.S$2])*(ROW()-2)/128)" table:style-name="ce1">
            <text:p>27440</text:p>
          </table:table-cell>
          <table:table-cell office:value-type="float" office:value="29216" table:formula="of:=INT([.T$2]+([.T$130]-[.T$2])*(ROW()-2)/128)" table:style-name="ce1">
            <text:p>29216</text:p>
          </table:table-cell>
          <table:table-cell office:value-type="float" office:value="30992" table:formula="of:=INT([.U$2]+([.U$130]-[.U$2])*(ROW()-2)/128)" table:style-name="ce1">
            <text:p>3099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024" table:formula="of:=INT([.G$2]+([.G$130]-[.G$2])*(ROW()-2)/128)" table:style-name="ce1">
            <text:p>1024</text:p>
          </table:table-cell>
          <table:table-cell office:value-type="float" office:value="2048" table:formula="of:=INT([.H$2]+([.H$130]-[.H$2])*(ROW()-2)/128)" table:style-name="ce1">
            <text:p>2048</text:p>
          </table:table-cell>
          <table:table-cell office:value-type="float" office:value="2560" table:formula="of:=INT([.I$2]+([.I$130]-[.I$2])*(ROW()-2)/128)" table:style-name="ce1">
            <text:p>2560</text:p>
          </table:table-cell>
          <table:table-cell office:value-type="float" office:value="3072" table:formula="of:=INT([.J$2]+([.J$130]-[.J$2])*(ROW()-2)/128)" table:style-name="ce1">
            <text:p>3072</text:p>
          </table:table-cell>
          <table:table-cell office:value-type="float" office:value="3584" table:formula="of:=INT([.K$2]+([.K$130]-[.K$2])*(ROW()-2)/128)" table:style-name="ce1">
            <text:p>3584</text:p>
          </table:table-cell>
          <table:table-cell office:value-type="float" office:value="4096" table:formula="of:=INT([.L$2]+([.L$130]-[.L$2])*(ROW()-2)/128)" table:style-name="ce1">
            <text:p>4096</text:p>
          </table:table-cell>
          <table:table-cell office:value-type="float" office:value="7680" table:formula="of:=INT([.M$2]+([.M$130]-[.M$2])*(ROW()-2)/128)" table:style-name="ce1">
            <text:p>7680</text:p>
          </table:table-cell>
          <table:table-cell office:value-type="float" office:value="11264" table:formula="of:=INT([.N$2]+([.N$130]-[.N$2])*(ROW()-2)/128)" table:style-name="ce1">
            <text:p>11264</text:p>
          </table:table-cell>
          <table:table-cell office:value-type="float" office:value="14848" table:formula="of:=INT([.O$2]+([.O$130]-[.O$2])*(ROW()-2)/128)" table:style-name="ce1">
            <text:p>14848</text:p>
          </table:table-cell>
          <table:table-cell office:value-type="float" office:value="18432" table:formula="of:=INT([.P$2]+([.P$130]-[.P$2])*(ROW()-2)/128)" table:style-name="ce1">
            <text:p>18432</text:p>
          </table:table-cell>
          <table:table-cell office:value-type="float" office:value="22016" table:formula="of:=INT([.Q$2]+([.Q$130]-[.Q$2])*(ROW()-2)/128)" table:style-name="ce1">
            <text:p>22016</text:p>
          </table:table-cell>
          <table:table-cell office:value-type="float" office:value="25600" table:formula="of:=INT([.R$2]+([.R$130]-[.R$2])*(ROW()-2)/128)" table:style-name="ce1">
            <text:p>25600</text:p>
          </table:table-cell>
          <table:table-cell office:value-type="float" office:value="27392" table:formula="of:=INT([.S$2]+([.S$130]-[.S$2])*(ROW()-2)/128)" table:style-name="ce1">
            <text:p>27392</text:p>
          </table:table-cell>
          <table:table-cell office:value-type="float" office:value="29184" table:formula="of:=INT([.T$2]+([.T$130]-[.T$2])*(ROW()-2)/128)" table:style-name="ce1">
            <text:p>29184</text:p>
          </table:table-cell>
          <table:table-cell office:value-type="float" office:value="30976" table:formula="of:=INT([.U$2]+([.U$130]-[.U$2])*(ROW()-2)/128)" table:style-name="ce1">
            <text:p>3097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960" table:formula="of:=INT([.G$2]+([.G$130]-[.G$2])*(ROW()-2)/128)" table:style-name="ce1">
            <text:p>960</text:p>
          </table:table-cell>
          <table:table-cell office:value-type="float" office:value="1920" table:formula="of:=INT([.H$2]+([.H$130]-[.H$2])*(ROW()-2)/128)" table:style-name="ce1">
            <text:p>1920</text:p>
          </table:table-cell>
          <table:table-cell office:value-type="float" office:value="2400" table:formula="of:=INT([.I$2]+([.I$130]-[.I$2])*(ROW()-2)/128)" table:style-name="ce1">
            <text:p>2400</text:p>
          </table:table-cell>
          <table:table-cell office:value-type="float" office:value="2880" table:formula="of:=INT([.J$2]+([.J$130]-[.J$2])*(ROW()-2)/128)" table:style-name="ce1">
            <text:p>2880</text:p>
          </table:table-cell>
          <table:table-cell office:value-type="float" office:value="3360" table:formula="of:=INT([.K$2]+([.K$130]-[.K$2])*(ROW()-2)/128)" table:style-name="ce1">
            <text:p>3360</text:p>
          </table:table-cell>
          <table:table-cell office:value-type="float" office:value="3840" table:formula="of:=INT([.L$2]+([.L$130]-[.L$2])*(ROW()-2)/128)" table:style-name="ce1">
            <text:p>3840</text:p>
          </table:table-cell>
          <table:table-cell office:value-type="float" office:value="7456" table:formula="of:=INT([.M$2]+([.M$130]-[.M$2])*(ROW()-2)/128)" table:style-name="ce1">
            <text:p>7456</text:p>
          </table:table-cell>
          <table:table-cell office:value-type="float" office:value="11072" table:formula="of:=INT([.N$2]+([.N$130]-[.N$2])*(ROW()-2)/128)" table:style-name="ce1">
            <text:p>11072</text:p>
          </table:table-cell>
          <table:table-cell office:value-type="float" office:value="14688" table:formula="of:=INT([.O$2]+([.O$130]-[.O$2])*(ROW()-2)/128)" table:style-name="ce1">
            <text:p>14688</text:p>
          </table:table-cell>
          <table:table-cell office:value-type="float" office:value="18304" table:formula="of:=INT([.P$2]+([.P$130]-[.P$2])*(ROW()-2)/128)" table:style-name="ce1">
            <text:p>18304</text:p>
          </table:table-cell>
          <table:table-cell office:value-type="float" office:value="21920" table:formula="of:=INT([.Q$2]+([.Q$130]-[.Q$2])*(ROW()-2)/128)" table:style-name="ce1">
            <text:p>21920</text:p>
          </table:table-cell>
          <table:table-cell office:value-type="float" office:value="25536" table:formula="of:=INT([.R$2]+([.R$130]-[.R$2])*(ROW()-2)/128)" table:style-name="ce1">
            <text:p>25536</text:p>
          </table:table-cell>
          <table:table-cell office:value-type="float" office:value="27344" table:formula="of:=INT([.S$2]+([.S$130]-[.S$2])*(ROW()-2)/128)" table:style-name="ce1">
            <text:p>27344</text:p>
          </table:table-cell>
          <table:table-cell office:value-type="float" office:value="29152" table:formula="of:=INT([.T$2]+([.T$130]-[.T$2])*(ROW()-2)/128)" table:style-name="ce1">
            <text:p>29152</text:p>
          </table:table-cell>
          <table:table-cell office:value-type="float" office:value="30960" table:formula="of:=INT([.U$2]+([.U$130]-[.U$2])*(ROW()-2)/128)" table:style-name="ce1">
            <text:p>3096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96" table:formula="of:=INT([.G$2]+([.G$130]-[.G$2])*(ROW()-2)/128)" table:style-name="ce1">
            <text:p>896</text:p>
          </table:table-cell>
          <table:table-cell office:value-type="float" office:value="1792" table:formula="of:=INT([.H$2]+([.H$130]-[.H$2])*(ROW()-2)/128)" table:style-name="ce1">
            <text:p>1792</text:p>
          </table:table-cell>
          <table:table-cell office:value-type="float" office:value="2240" table:formula="of:=INT([.I$2]+([.I$130]-[.I$2])*(ROW()-2)/128)" table:style-name="ce1">
            <text:p>2240</text:p>
          </table:table-cell>
          <table:table-cell office:value-type="float" office:value="2688" table:formula="of:=INT([.J$2]+([.J$130]-[.J$2])*(ROW()-2)/128)" table:style-name="ce1">
            <text:p>2688</text:p>
          </table:table-cell>
          <table:table-cell office:value-type="float" office:value="3136" table:formula="of:=INT([.K$2]+([.K$130]-[.K$2])*(ROW()-2)/128)" table:style-name="ce1">
            <text:p>3136</text:p>
          </table:table-cell>
          <table:table-cell office:value-type="float" office:value="3584" table:formula="of:=INT([.L$2]+([.L$130]-[.L$2])*(ROW()-2)/128)" table:style-name="ce1">
            <text:p>3584</text:p>
          </table:table-cell>
          <table:table-cell office:value-type="float" office:value="7232" table:formula="of:=INT([.M$2]+([.M$130]-[.M$2])*(ROW()-2)/128)" table:style-name="ce1">
            <text:p>7232</text:p>
          </table:table-cell>
          <table:table-cell office:value-type="float" office:value="10880" table:formula="of:=INT([.N$2]+([.N$130]-[.N$2])*(ROW()-2)/128)" table:style-name="ce1">
            <text:p>10880</text:p>
          </table:table-cell>
          <table:table-cell office:value-type="float" office:value="14528" table:formula="of:=INT([.O$2]+([.O$130]-[.O$2])*(ROW()-2)/128)" table:style-name="ce1">
            <text:p>14528</text:p>
          </table:table-cell>
          <table:table-cell office:value-type="float" office:value="18176" table:formula="of:=INT([.P$2]+([.P$130]-[.P$2])*(ROW()-2)/128)" table:style-name="ce1">
            <text:p>18176</text:p>
          </table:table-cell>
          <table:table-cell office:value-type="float" office:value="21824" table:formula="of:=INT([.Q$2]+([.Q$130]-[.Q$2])*(ROW()-2)/128)" table:style-name="ce1">
            <text:p>21824</text:p>
          </table:table-cell>
          <table:table-cell office:value-type="float" office:value="25472" table:formula="of:=INT([.R$2]+([.R$130]-[.R$2])*(ROW()-2)/128)" table:style-name="ce1">
            <text:p>25472</text:p>
          </table:table-cell>
          <table:table-cell office:value-type="float" office:value="27296" table:formula="of:=INT([.S$2]+([.S$130]-[.S$2])*(ROW()-2)/128)" table:style-name="ce1">
            <text:p>27296</text:p>
          </table:table-cell>
          <table:table-cell office:value-type="float" office:value="29120" table:formula="of:=INT([.T$2]+([.T$130]-[.T$2])*(ROW()-2)/128)" table:style-name="ce1">
            <text:p>29120</text:p>
          </table:table-cell>
          <table:table-cell office:value-type="float" office:value="30944" table:formula="of:=INT([.U$2]+([.U$130]-[.U$2])*(ROW()-2)/128)" table:style-name="ce1">
            <text:p>3094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832" table:formula="of:=INT([.G$2]+([.G$130]-[.G$2])*(ROW()-2)/128)" table:style-name="ce1">
            <text:p>832</text:p>
          </table:table-cell>
          <table:table-cell office:value-type="float" office:value="1664" table:formula="of:=INT([.H$2]+([.H$130]-[.H$2])*(ROW()-2)/128)" table:style-name="ce1">
            <text:p>1664</text:p>
          </table:table-cell>
          <table:table-cell office:value-type="float" office:value="2080" table:formula="of:=INT([.I$2]+([.I$130]-[.I$2])*(ROW()-2)/128)" table:style-name="ce1">
            <text:p>2080</text:p>
          </table:table-cell>
          <table:table-cell office:value-type="float" office:value="2496" table:formula="of:=INT([.J$2]+([.J$130]-[.J$2])*(ROW()-2)/128)" table:style-name="ce1">
            <text:p>2496</text:p>
          </table:table-cell>
          <table:table-cell office:value-type="float" office:value="2912" table:formula="of:=INT([.K$2]+([.K$130]-[.K$2])*(ROW()-2)/128)" table:style-name="ce1">
            <text:p>2912</text:p>
          </table:table-cell>
          <table:table-cell office:value-type="float" office:value="3328" table:formula="of:=INT([.L$2]+([.L$130]-[.L$2])*(ROW()-2)/128)" table:style-name="ce1">
            <text:p>3328</text:p>
          </table:table-cell>
          <table:table-cell office:value-type="float" office:value="7008" table:formula="of:=INT([.M$2]+([.M$130]-[.M$2])*(ROW()-2)/128)" table:style-name="ce1">
            <text:p>7008</text:p>
          </table:table-cell>
          <table:table-cell office:value-type="float" office:value="10688" table:formula="of:=INT([.N$2]+([.N$130]-[.N$2])*(ROW()-2)/128)" table:style-name="ce1">
            <text:p>10688</text:p>
          </table:table-cell>
          <table:table-cell office:value-type="float" office:value="14368" table:formula="of:=INT([.O$2]+([.O$130]-[.O$2])*(ROW()-2)/128)" table:style-name="ce1">
            <text:p>14368</text:p>
          </table:table-cell>
          <table:table-cell office:value-type="float" office:value="18048" table:formula="of:=INT([.P$2]+([.P$130]-[.P$2])*(ROW()-2)/128)" table:style-name="ce1">
            <text:p>18048</text:p>
          </table:table-cell>
          <table:table-cell office:value-type="float" office:value="21728" table:formula="of:=INT([.Q$2]+([.Q$130]-[.Q$2])*(ROW()-2)/128)" table:style-name="ce1">
            <text:p>21728</text:p>
          </table:table-cell>
          <table:table-cell office:value-type="float" office:value="25408" table:formula="of:=INT([.R$2]+([.R$130]-[.R$2])*(ROW()-2)/128)" table:style-name="ce1">
            <text:p>25408</text:p>
          </table:table-cell>
          <table:table-cell office:value-type="float" office:value="27248" table:formula="of:=INT([.S$2]+([.S$130]-[.S$2])*(ROW()-2)/128)" table:style-name="ce1">
            <text:p>27248</text:p>
          </table:table-cell>
          <table:table-cell office:value-type="float" office:value="29088" table:formula="of:=INT([.T$2]+([.T$130]-[.T$2])*(ROW()-2)/128)" table:style-name="ce1">
            <text:p>29088</text:p>
          </table:table-cell>
          <table:table-cell office:value-type="float" office:value="30928" table:formula="of:=INT([.U$2]+([.U$130]-[.U$2])*(ROW()-2)/128)" table:style-name="ce1">
            <text:p>3092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68" table:formula="of:=INT([.G$2]+([.G$130]-[.G$2])*(ROW()-2)/128)" table:style-name="ce1">
            <text:p>768</text:p>
          </table:table-cell>
          <table:table-cell office:value-type="float" office:value="1536" table:formula="of:=INT([.H$2]+([.H$130]-[.H$2])*(ROW()-2)/128)" table:style-name="ce1">
            <text:p>1536</text:p>
          </table:table-cell>
          <table:table-cell office:value-type="float" office:value="1920" table:formula="of:=INT([.I$2]+([.I$130]-[.I$2])*(ROW()-2)/128)" table:style-name="ce1">
            <text:p>1920</text:p>
          </table:table-cell>
          <table:table-cell office:value-type="float" office:value="2304" table:formula="of:=INT([.J$2]+([.J$130]-[.J$2])*(ROW()-2)/128)" table:style-name="ce1">
            <text:p>2304</text:p>
          </table:table-cell>
          <table:table-cell office:value-type="float" office:value="2688" table:formula="of:=INT([.K$2]+([.K$130]-[.K$2])*(ROW()-2)/128)" table:style-name="ce1">
            <text:p>2688</text:p>
          </table:table-cell>
          <table:table-cell office:value-type="float" office:value="3072" table:formula="of:=INT([.L$2]+([.L$130]-[.L$2])*(ROW()-2)/128)" table:style-name="ce1">
            <text:p>3072</text:p>
          </table:table-cell>
          <table:table-cell office:value-type="float" office:value="6784" table:formula="of:=INT([.M$2]+([.M$130]-[.M$2])*(ROW()-2)/128)" table:style-name="ce1">
            <text:p>6784</text:p>
          </table:table-cell>
          <table:table-cell office:value-type="float" office:value="10496" table:formula="of:=INT([.N$2]+([.N$130]-[.N$2])*(ROW()-2)/128)" table:style-name="ce1">
            <text:p>10496</text:p>
          </table:table-cell>
          <table:table-cell office:value-type="float" office:value="14208" table:formula="of:=INT([.O$2]+([.O$130]-[.O$2])*(ROW()-2)/128)" table:style-name="ce1">
            <text:p>14208</text:p>
          </table:table-cell>
          <table:table-cell office:value-type="float" office:value="17920" table:formula="of:=INT([.P$2]+([.P$130]-[.P$2])*(ROW()-2)/128)" table:style-name="ce1">
            <text:p>17920</text:p>
          </table:table-cell>
          <table:table-cell office:value-type="float" office:value="21632" table:formula="of:=INT([.Q$2]+([.Q$130]-[.Q$2])*(ROW()-2)/128)" table:style-name="ce1">
            <text:p>21632</text:p>
          </table:table-cell>
          <table:table-cell office:value-type="float" office:value="25344" table:formula="of:=INT([.R$2]+([.R$130]-[.R$2])*(ROW()-2)/128)" table:style-name="ce1">
            <text:p>25344</text:p>
          </table:table-cell>
          <table:table-cell office:value-type="float" office:value="27200" table:formula="of:=INT([.S$2]+([.S$130]-[.S$2])*(ROW()-2)/128)" table:style-name="ce1">
            <text:p>27200</text:p>
          </table:table-cell>
          <table:table-cell office:value-type="float" office:value="29056" table:formula="of:=INT([.T$2]+([.T$130]-[.T$2])*(ROW()-2)/128)" table:style-name="ce1">
            <text:p>29056</text:p>
          </table:table-cell>
          <table:table-cell office:value-type="float" office:value="30912" table:formula="of:=INT([.U$2]+([.U$130]-[.U$2])*(ROW()-2)/128)" table:style-name="ce1">
            <text:p>3091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704" table:formula="of:=INT([.G$2]+([.G$130]-[.G$2])*(ROW()-2)/128)" table:style-name="ce1">
            <text:p>704</text:p>
          </table:table-cell>
          <table:table-cell office:value-type="float" office:value="1408" table:formula="of:=INT([.H$2]+([.H$130]-[.H$2])*(ROW()-2)/128)" table:style-name="ce1">
            <text:p>1408</text:p>
          </table:table-cell>
          <table:table-cell office:value-type="float" office:value="1760" table:formula="of:=INT([.I$2]+([.I$130]-[.I$2])*(ROW()-2)/128)" table:style-name="ce1">
            <text:p>1760</text:p>
          </table:table-cell>
          <table:table-cell office:value-type="float" office:value="2112" table:formula="of:=INT([.J$2]+([.J$130]-[.J$2])*(ROW()-2)/128)" table:style-name="ce1">
            <text:p>2112</text:p>
          </table:table-cell>
          <table:table-cell office:value-type="float" office:value="2464" table:formula="of:=INT([.K$2]+([.K$130]-[.K$2])*(ROW()-2)/128)" table:style-name="ce1">
            <text:p>2464</text:p>
          </table:table-cell>
          <table:table-cell office:value-type="float" office:value="2816" table:formula="of:=INT([.L$2]+([.L$130]-[.L$2])*(ROW()-2)/128)" table:style-name="ce1">
            <text:p>2816</text:p>
          </table:table-cell>
          <table:table-cell office:value-type="float" office:value="6560" table:formula="of:=INT([.M$2]+([.M$130]-[.M$2])*(ROW()-2)/128)" table:style-name="ce1">
            <text:p>6560</text:p>
          </table:table-cell>
          <table:table-cell office:value-type="float" office:value="10304" table:formula="of:=INT([.N$2]+([.N$130]-[.N$2])*(ROW()-2)/128)" table:style-name="ce1">
            <text:p>10304</text:p>
          </table:table-cell>
          <table:table-cell office:value-type="float" office:value="14048" table:formula="of:=INT([.O$2]+([.O$130]-[.O$2])*(ROW()-2)/128)" table:style-name="ce1">
            <text:p>14048</text:p>
          </table:table-cell>
          <table:table-cell office:value-type="float" office:value="17792" table:formula="of:=INT([.P$2]+([.P$130]-[.P$2])*(ROW()-2)/128)" table:style-name="ce1">
            <text:p>17792</text:p>
          </table:table-cell>
          <table:table-cell office:value-type="float" office:value="21536" table:formula="of:=INT([.Q$2]+([.Q$130]-[.Q$2])*(ROW()-2)/128)" table:style-name="ce1">
            <text:p>21536</text:p>
          </table:table-cell>
          <table:table-cell office:value-type="float" office:value="25280" table:formula="of:=INT([.R$2]+([.R$130]-[.R$2])*(ROW()-2)/128)" table:style-name="ce1">
            <text:p>25280</text:p>
          </table:table-cell>
          <table:table-cell office:value-type="float" office:value="27152" table:formula="of:=INT([.S$2]+([.S$130]-[.S$2])*(ROW()-2)/128)" table:style-name="ce1">
            <text:p>27152</text:p>
          </table:table-cell>
          <table:table-cell office:value-type="float" office:value="29024" table:formula="of:=INT([.T$2]+([.T$130]-[.T$2])*(ROW()-2)/128)" table:style-name="ce1">
            <text:p>29024</text:p>
          </table:table-cell>
          <table:table-cell office:value-type="float" office:value="30896" table:formula="of:=INT([.U$2]+([.U$130]-[.U$2])*(ROW()-2)/128)" table:style-name="ce1">
            <text:p>3089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1280" table:formula="of:=INT([.H$2]+([.H$130]-[.H$2])*(ROW()-2)/128)" table:style-name="ce1">
            <text:p>1280</text:p>
          </table:table-cell>
          <table:table-cell office:value-type="float" office:value="1600" table:formula="of:=INT([.I$2]+([.I$130]-[.I$2])*(ROW()-2)/128)" table:style-name="ce1">
            <text:p>1600</text:p>
          </table:table-cell>
          <table:table-cell office:value-type="float" office:value="1920" table:formula="of:=INT([.J$2]+([.J$130]-[.J$2])*(ROW()-2)/128)" table:style-name="ce1">
            <text:p>1920</text:p>
          </table:table-cell>
          <table:table-cell office:value-type="float" office:value="2240" table:formula="of:=INT([.K$2]+([.K$130]-[.K$2])*(ROW()-2)/128)" table:style-name="ce1">
            <text:p>2240</text:p>
          </table:table-cell>
          <table:table-cell office:value-type="float" office:value="2560" table:formula="of:=INT([.L$2]+([.L$130]-[.L$2])*(ROW()-2)/128)" table:style-name="ce1">
            <text:p>2560</text:p>
          </table:table-cell>
          <table:table-cell office:value-type="float" office:value="6336" table:formula="of:=INT([.M$2]+([.M$130]-[.M$2])*(ROW()-2)/128)" table:style-name="ce1">
            <text:p>6336</text:p>
          </table:table-cell>
          <table:table-cell office:value-type="float" office:value="10112" table:formula="of:=INT([.N$2]+([.N$130]-[.N$2])*(ROW()-2)/128)" table:style-name="ce1">
            <text:p>10112</text:p>
          </table:table-cell>
          <table:table-cell office:value-type="float" office:value="13888" table:formula="of:=INT([.O$2]+([.O$130]-[.O$2])*(ROW()-2)/128)" table:style-name="ce1">
            <text:p>13888</text:p>
          </table:table-cell>
          <table:table-cell office:value-type="float" office:value="17664" table:formula="of:=INT([.P$2]+([.P$130]-[.P$2])*(ROW()-2)/128)" table:style-name="ce1">
            <text:p>17664</text:p>
          </table:table-cell>
          <table:table-cell office:value-type="float" office:value="21440" table:formula="of:=INT([.Q$2]+([.Q$130]-[.Q$2])*(ROW()-2)/128)" table:style-name="ce1">
            <text:p>21440</text:p>
          </table:table-cell>
          <table:table-cell office:value-type="float" office:value="25216" table:formula="of:=INT([.R$2]+([.R$130]-[.R$2])*(ROW()-2)/128)" table:style-name="ce1">
            <text:p>25216</text:p>
          </table:table-cell>
          <table:table-cell office:value-type="float" office:value="27104" table:formula="of:=INT([.S$2]+([.S$130]-[.S$2])*(ROW()-2)/128)" table:style-name="ce1">
            <text:p>27104</text:p>
          </table:table-cell>
          <table:table-cell office:value-type="float" office:value="28992" table:formula="of:=INT([.T$2]+([.T$130]-[.T$2])*(ROW()-2)/128)" table:style-name="ce1">
            <text:p>28992</text:p>
          </table:table-cell>
          <table:table-cell office:value-type="float" office:value="30880" table:formula="of:=INT([.U$2]+([.U$130]-[.U$2])*(ROW()-2)/128)" table:style-name="ce1">
            <text:p>3088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76" table:formula="of:=INT([.G$2]+([.G$130]-[.G$2])*(ROW()-2)/128)" table:style-name="ce1">
            <text:p>576</text:p>
          </table:table-cell>
          <table:table-cell office:value-type="float" office:value="1152" table:formula="of:=INT([.H$2]+([.H$130]-[.H$2])*(ROW()-2)/128)" table:style-name="ce1">
            <text:p>1152</text:p>
          </table:table-cell>
          <table:table-cell office:value-type="float" office:value="1440" table:formula="of:=INT([.I$2]+([.I$130]-[.I$2])*(ROW()-2)/128)" table:style-name="ce1">
            <text:p>1440</text:p>
          </table:table-cell>
          <table:table-cell office:value-type="float" office:value="1728" table:formula="of:=INT([.J$2]+([.J$130]-[.J$2])*(ROW()-2)/128)" table:style-name="ce1">
            <text:p>1728</text:p>
          </table:table-cell>
          <table:table-cell office:value-type="float" office:value="2016" table:formula="of:=INT([.K$2]+([.K$130]-[.K$2])*(ROW()-2)/128)" table:style-name="ce1">
            <text:p>2016</text:p>
          </table:table-cell>
          <table:table-cell office:value-type="float" office:value="2304" table:formula="of:=INT([.L$2]+([.L$130]-[.L$2])*(ROW()-2)/128)" table:style-name="ce1">
            <text:p>2304</text:p>
          </table:table-cell>
          <table:table-cell office:value-type="float" office:value="6112" table:formula="of:=INT([.M$2]+([.M$130]-[.M$2])*(ROW()-2)/128)" table:style-name="ce1">
            <text:p>6112</text:p>
          </table:table-cell>
          <table:table-cell office:value-type="float" office:value="9920" table:formula="of:=INT([.N$2]+([.N$130]-[.N$2])*(ROW()-2)/128)" table:style-name="ce1">
            <text:p>9920</text:p>
          </table:table-cell>
          <table:table-cell office:value-type="float" office:value="13728" table:formula="of:=INT([.O$2]+([.O$130]-[.O$2])*(ROW()-2)/128)" table:style-name="ce1">
            <text:p>13728</text:p>
          </table:table-cell>
          <table:table-cell office:value-type="float" office:value="17536" table:formula="of:=INT([.P$2]+([.P$130]-[.P$2])*(ROW()-2)/128)" table:style-name="ce1">
            <text:p>17536</text:p>
          </table:table-cell>
          <table:table-cell office:value-type="float" office:value="21344" table:formula="of:=INT([.Q$2]+([.Q$130]-[.Q$2])*(ROW()-2)/128)" table:style-name="ce1">
            <text:p>21344</text:p>
          </table:table-cell>
          <table:table-cell office:value-type="float" office:value="25152" table:formula="of:=INT([.R$2]+([.R$130]-[.R$2])*(ROW()-2)/128)" table:style-name="ce1">
            <text:p>25152</text:p>
          </table:table-cell>
          <table:table-cell office:value-type="float" office:value="27056" table:formula="of:=INT([.S$2]+([.S$130]-[.S$2])*(ROW()-2)/128)" table:style-name="ce1">
            <text:p>27056</text:p>
          </table:table-cell>
          <table:table-cell office:value-type="float" office:value="28960" table:formula="of:=INT([.T$2]+([.T$130]-[.T$2])*(ROW()-2)/128)" table:style-name="ce1">
            <text:p>28960</text:p>
          </table:table-cell>
          <table:table-cell office:value-type="float" office:value="30864" table:formula="of:=INT([.U$2]+([.U$130]-[.U$2])*(ROW()-2)/128)" table:style-name="ce1">
            <text:p>3086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1024" table:formula="of:=INT([.H$2]+([.H$130]-[.H$2])*(ROW()-2)/128)" table:style-name="ce1">
            <text:p>1024</text:p>
          </table:table-cell>
          <table:table-cell office:value-type="float" office:value="1280" table:formula="of:=INT([.I$2]+([.I$130]-[.I$2])*(ROW()-2)/128)" table:style-name="ce1">
            <text:p>1280</text:p>
          </table:table-cell>
          <table:table-cell office:value-type="float" office:value="1536" table:formula="of:=INT([.J$2]+([.J$130]-[.J$2])*(ROW()-2)/128)" table:style-name="ce1">
            <text:p>1536</text:p>
          </table:table-cell>
          <table:table-cell office:value-type="float" office:value="1792" table:formula="of:=INT([.K$2]+([.K$130]-[.K$2])*(ROW()-2)/128)" table:style-name="ce1">
            <text:p>1792</text:p>
          </table:table-cell>
          <table:table-cell office:value-type="float" office:value="2048" table:formula="of:=INT([.L$2]+([.L$130]-[.L$2])*(ROW()-2)/128)" table:style-name="ce1">
            <text:p>2048</text:p>
          </table:table-cell>
          <table:table-cell office:value-type="float" office:value="5888" table:formula="of:=INT([.M$2]+([.M$130]-[.M$2])*(ROW()-2)/128)" table:style-name="ce1">
            <text:p>5888</text:p>
          </table:table-cell>
          <table:table-cell office:value-type="float" office:value="9728" table:formula="of:=INT([.N$2]+([.N$130]-[.N$2])*(ROW()-2)/128)" table:style-name="ce1">
            <text:p>9728</text:p>
          </table:table-cell>
          <table:table-cell office:value-type="float" office:value="13568" table:formula="of:=INT([.O$2]+([.O$130]-[.O$2])*(ROW()-2)/128)" table:style-name="ce1">
            <text:p>13568</text:p>
          </table:table-cell>
          <table:table-cell office:value-type="float" office:value="17408" table:formula="of:=INT([.P$2]+([.P$130]-[.P$2])*(ROW()-2)/128)" table:style-name="ce1">
            <text:p>17408</text:p>
          </table:table-cell>
          <table:table-cell office:value-type="float" office:value="21248" table:formula="of:=INT([.Q$2]+([.Q$130]-[.Q$2])*(ROW()-2)/128)" table:style-name="ce1">
            <text:p>21248</text:p>
          </table:table-cell>
          <table:table-cell office:value-type="float" office:value="25088" table:formula="of:=INT([.R$2]+([.R$130]-[.R$2])*(ROW()-2)/128)" table:style-name="ce1">
            <text:p>25088</text:p>
          </table:table-cell>
          <table:table-cell office:value-type="float" office:value="27008" table:formula="of:=INT([.S$2]+([.S$130]-[.S$2])*(ROW()-2)/128)" table:style-name="ce1">
            <text:p>27008</text:p>
          </table:table-cell>
          <table:table-cell office:value-type="float" office:value="28928" table:formula="of:=INT([.T$2]+([.T$130]-[.T$2])*(ROW()-2)/128)" table:style-name="ce1">
            <text:p>28928</text:p>
          </table:table-cell>
          <table:table-cell office:value-type="float" office:value="30848" table:formula="of:=INT([.U$2]+([.U$130]-[.U$2])*(ROW()-2)/128)" table:style-name="ce1">
            <text:p>3084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448" table:formula="of:=INT([.G$2]+([.G$130]-[.G$2])*(ROW()-2)/128)" table:style-name="ce1">
            <text:p>448</text:p>
          </table:table-cell>
          <table:table-cell office:value-type="float" office:value="896" table:formula="of:=INT([.H$2]+([.H$130]-[.H$2])*(ROW()-2)/128)" table:style-name="ce1">
            <text:p>896</text:p>
          </table:table-cell>
          <table:table-cell office:value-type="float" office:value="1120" table:formula="of:=INT([.I$2]+([.I$130]-[.I$2])*(ROW()-2)/128)" table:style-name="ce1">
            <text:p>1120</text:p>
          </table:table-cell>
          <table:table-cell office:value-type="float" office:value="1344" table:formula="of:=INT([.J$2]+([.J$130]-[.J$2])*(ROW()-2)/128)" table:style-name="ce1">
            <text:p>1344</text:p>
          </table:table-cell>
          <table:table-cell office:value-type="float" office:value="1568" table:formula="of:=INT([.K$2]+([.K$130]-[.K$2])*(ROW()-2)/128)" table:style-name="ce1">
            <text:p>1568</text:p>
          </table:table-cell>
          <table:table-cell office:value-type="float" office:value="1792" table:formula="of:=INT([.L$2]+([.L$130]-[.L$2])*(ROW()-2)/128)" table:style-name="ce1">
            <text:p>1792</text:p>
          </table:table-cell>
          <table:table-cell office:value-type="float" office:value="5664" table:formula="of:=INT([.M$2]+([.M$130]-[.M$2])*(ROW()-2)/128)" table:style-name="ce1">
            <text:p>5664</text:p>
          </table:table-cell>
          <table:table-cell office:value-type="float" office:value="9536" table:formula="of:=INT([.N$2]+([.N$130]-[.N$2])*(ROW()-2)/128)" table:style-name="ce1">
            <text:p>9536</text:p>
          </table:table-cell>
          <table:table-cell office:value-type="float" office:value="13408" table:formula="of:=INT([.O$2]+([.O$130]-[.O$2])*(ROW()-2)/128)" table:style-name="ce1">
            <text:p>13408</text:p>
          </table:table-cell>
          <table:table-cell office:value-type="float" office:value="17280" table:formula="of:=INT([.P$2]+([.P$130]-[.P$2])*(ROW()-2)/128)" table:style-name="ce1">
            <text:p>17280</text:p>
          </table:table-cell>
          <table:table-cell office:value-type="float" office:value="21152" table:formula="of:=INT([.Q$2]+([.Q$130]-[.Q$2])*(ROW()-2)/128)" table:style-name="ce1">
            <text:p>21152</text:p>
          </table:table-cell>
          <table:table-cell office:value-type="float" office:value="25024" table:formula="of:=INT([.R$2]+([.R$130]-[.R$2])*(ROW()-2)/128)" table:style-name="ce1">
            <text:p>25024</text:p>
          </table:table-cell>
          <table:table-cell office:value-type="float" office:value="26960" table:formula="of:=INT([.S$2]+([.S$130]-[.S$2])*(ROW()-2)/128)" table:style-name="ce1">
            <text:p>26960</text:p>
          </table:table-cell>
          <table:table-cell office:value-type="float" office:value="28896" table:formula="of:=INT([.T$2]+([.T$130]-[.T$2])*(ROW()-2)/128)" table:style-name="ce1">
            <text:p>28896</text:p>
          </table:table-cell>
          <table:table-cell office:value-type="float" office:value="30832" table:formula="of:=INT([.U$2]+([.U$130]-[.U$2])*(ROW()-2)/128)" table:style-name="ce1">
            <text:p>3083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768" table:formula="of:=INT([.H$2]+([.H$130]-[.H$2])*(ROW()-2)/128)" table:style-name="ce1">
            <text:p>768</text:p>
          </table:table-cell>
          <table:table-cell office:value-type="float" office:value="960" table:formula="of:=INT([.I$2]+([.I$130]-[.I$2])*(ROW()-2)/128)" table:style-name="ce1">
            <text:p>960</text:p>
          </table:table-cell>
          <table:table-cell office:value-type="float" office:value="1152" table:formula="of:=INT([.J$2]+([.J$130]-[.J$2])*(ROW()-2)/128)" table:style-name="ce1">
            <text:p>1152</text:p>
          </table:table-cell>
          <table:table-cell office:value-type="float" office:value="1344" table:formula="of:=INT([.K$2]+([.K$130]-[.K$2])*(ROW()-2)/128)" table:style-name="ce1">
            <text:p>1344</text:p>
          </table:table-cell>
          <table:table-cell office:value-type="float" office:value="1536" table:formula="of:=INT([.L$2]+([.L$130]-[.L$2])*(ROW()-2)/128)" table:style-name="ce1">
            <text:p>1536</text:p>
          </table:table-cell>
          <table:table-cell office:value-type="float" office:value="5440" table:formula="of:=INT([.M$2]+([.M$130]-[.M$2])*(ROW()-2)/128)" table:style-name="ce1">
            <text:p>5440</text:p>
          </table:table-cell>
          <table:table-cell office:value-type="float" office:value="9344" table:formula="of:=INT([.N$2]+([.N$130]-[.N$2])*(ROW()-2)/128)" table:style-name="ce1">
            <text:p>9344</text:p>
          </table:table-cell>
          <table:table-cell office:value-type="float" office:value="13248" table:formula="of:=INT([.O$2]+([.O$130]-[.O$2])*(ROW()-2)/128)" table:style-name="ce1">
            <text:p>13248</text:p>
          </table:table-cell>
          <table:table-cell office:value-type="float" office:value="17152" table:formula="of:=INT([.P$2]+([.P$130]-[.P$2])*(ROW()-2)/128)" table:style-name="ce1">
            <text:p>17152</text:p>
          </table:table-cell>
          <table:table-cell office:value-type="float" office:value="21056" table:formula="of:=INT([.Q$2]+([.Q$130]-[.Q$2])*(ROW()-2)/128)" table:style-name="ce1">
            <text:p>21056</text:p>
          </table:table-cell>
          <table:table-cell office:value-type="float" office:value="24960" table:formula="of:=INT([.R$2]+([.R$130]-[.R$2])*(ROW()-2)/128)" table:style-name="ce1">
            <text:p>24960</text:p>
          </table:table-cell>
          <table:table-cell office:value-type="float" office:value="26912" table:formula="of:=INT([.S$2]+([.S$130]-[.S$2])*(ROW()-2)/128)" table:style-name="ce1">
            <text:p>26912</text:p>
          </table:table-cell>
          <table:table-cell office:value-type="float" office:value="28864" table:formula="of:=INT([.T$2]+([.T$130]-[.T$2])*(ROW()-2)/128)" table:style-name="ce1">
            <text:p>28864</text:p>
          </table:table-cell>
          <table:table-cell office:value-type="float" office:value="30816" table:formula="of:=INT([.U$2]+([.U$130]-[.U$2])*(ROW()-2)/128)" table:style-name="ce1">
            <text:p>3081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20" table:formula="of:=INT([.G$2]+([.G$130]-[.G$2])*(ROW()-2)/128)" table:style-name="ce1">
            <text:p>320</text:p>
          </table:table-cell>
          <table:table-cell office:value-type="float" office:value="640" table:formula="of:=INT([.H$2]+([.H$130]-[.H$2])*(ROW()-2)/128)" table:style-name="ce1">
            <text:p>640</text:p>
          </table:table-cell>
          <table:table-cell office:value-type="float" office:value="800" table:formula="of:=INT([.I$2]+([.I$130]-[.I$2])*(ROW()-2)/128)" table:style-name="ce1">
            <text:p>800</text:p>
          </table:table-cell>
          <table:table-cell office:value-type="float" office:value="960" table:formula="of:=INT([.J$2]+([.J$130]-[.J$2])*(ROW()-2)/128)" table:style-name="ce1">
            <text:p>960</text:p>
          </table:table-cell>
          <table:table-cell office:value-type="float" office:value="1120" table:formula="of:=INT([.K$2]+([.K$130]-[.K$2])*(ROW()-2)/128)" table:style-name="ce1">
            <text:p>1120</text:p>
          </table:table-cell>
          <table:table-cell office:value-type="float" office:value="1280" table:formula="of:=INT([.L$2]+([.L$130]-[.L$2])*(ROW()-2)/128)" table:style-name="ce1">
            <text:p>1280</text:p>
          </table:table-cell>
          <table:table-cell office:value-type="float" office:value="5216" table:formula="of:=INT([.M$2]+([.M$130]-[.M$2])*(ROW()-2)/128)" table:style-name="ce1">
            <text:p>5216</text:p>
          </table:table-cell>
          <table:table-cell office:value-type="float" office:value="9152" table:formula="of:=INT([.N$2]+([.N$130]-[.N$2])*(ROW()-2)/128)" table:style-name="ce1">
            <text:p>9152</text:p>
          </table:table-cell>
          <table:table-cell office:value-type="float" office:value="13088" table:formula="of:=INT([.O$2]+([.O$130]-[.O$2])*(ROW()-2)/128)" table:style-name="ce1">
            <text:p>13088</text:p>
          </table:table-cell>
          <table:table-cell office:value-type="float" office:value="17024" table:formula="of:=INT([.P$2]+([.P$130]-[.P$2])*(ROW()-2)/128)" table:style-name="ce1">
            <text:p>17024</text:p>
          </table:table-cell>
          <table:table-cell office:value-type="float" office:value="20960" table:formula="of:=INT([.Q$2]+([.Q$130]-[.Q$2])*(ROW()-2)/128)" table:style-name="ce1">
            <text:p>20960</text:p>
          </table:table-cell>
          <table:table-cell office:value-type="float" office:value="24896" table:formula="of:=INT([.R$2]+([.R$130]-[.R$2])*(ROW()-2)/128)" table:style-name="ce1">
            <text:p>24896</text:p>
          </table:table-cell>
          <table:table-cell office:value-type="float" office:value="26864" table:formula="of:=INT([.S$2]+([.S$130]-[.S$2])*(ROW()-2)/128)" table:style-name="ce1">
            <text:p>26864</text:p>
          </table:table-cell>
          <table:table-cell office:value-type="float" office:value="28832" table:formula="of:=INT([.T$2]+([.T$130]-[.T$2])*(ROW()-2)/128)" table:style-name="ce1">
            <text:p>28832</text:p>
          </table:table-cell>
          <table:table-cell office:value-type="float" office:value="30800" table:formula="of:=INT([.U$2]+([.U$130]-[.U$2])*(ROW()-2)/128)" table:style-name="ce1">
            <text:p>30800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512" table:formula="of:=INT([.H$2]+([.H$130]-[.H$2])*(ROW()-2)/128)" table:style-name="ce1">
            <text:p>512</text:p>
          </table:table-cell>
          <table:table-cell office:value-type="float" office:value="640" table:formula="of:=INT([.I$2]+([.I$130]-[.I$2])*(ROW()-2)/128)" table:style-name="ce1">
            <text:p>640</text:p>
          </table:table-cell>
          <table:table-cell office:value-type="float" office:value="768" table:formula="of:=INT([.J$2]+([.J$130]-[.J$2])*(ROW()-2)/128)" table:style-name="ce1">
            <text:p>768</text:p>
          </table:table-cell>
          <table:table-cell office:value-type="float" office:value="896" table:formula="of:=INT([.K$2]+([.K$130]-[.K$2])*(ROW()-2)/128)" table:style-name="ce1">
            <text:p>896</text:p>
          </table:table-cell>
          <table:table-cell office:value-type="float" office:value="1024" table:formula="of:=INT([.L$2]+([.L$130]-[.L$2])*(ROW()-2)/128)" table:style-name="ce1">
            <text:p>1024</text:p>
          </table:table-cell>
          <table:table-cell office:value-type="float" office:value="4992" table:formula="of:=INT([.M$2]+([.M$130]-[.M$2])*(ROW()-2)/128)" table:style-name="ce1">
            <text:p>4992</text:p>
          </table:table-cell>
          <table:table-cell office:value-type="float" office:value="8960" table:formula="of:=INT([.N$2]+([.N$130]-[.N$2])*(ROW()-2)/128)" table:style-name="ce1">
            <text:p>8960</text:p>
          </table:table-cell>
          <table:table-cell office:value-type="float" office:value="12928" table:formula="of:=INT([.O$2]+([.O$130]-[.O$2])*(ROW()-2)/128)" table:style-name="ce1">
            <text:p>12928</text:p>
          </table:table-cell>
          <table:table-cell office:value-type="float" office:value="16896" table:formula="of:=INT([.P$2]+([.P$130]-[.P$2])*(ROW()-2)/128)" table:style-name="ce1">
            <text:p>16896</text:p>
          </table:table-cell>
          <table:table-cell office:value-type="float" office:value="20864" table:formula="of:=INT([.Q$2]+([.Q$130]-[.Q$2])*(ROW()-2)/128)" table:style-name="ce1">
            <text:p>20864</text:p>
          </table:table-cell>
          <table:table-cell office:value-type="float" office:value="24832" table:formula="of:=INT([.R$2]+([.R$130]-[.R$2])*(ROW()-2)/128)" table:style-name="ce1">
            <text:p>24832</text:p>
          </table:table-cell>
          <table:table-cell office:value-type="float" office:value="26816" table:formula="of:=INT([.S$2]+([.S$130]-[.S$2])*(ROW()-2)/128)" table:style-name="ce1">
            <text:p>26816</text:p>
          </table:table-cell>
          <table:table-cell office:value-type="float" office:value="28800" table:formula="of:=INT([.T$2]+([.T$130]-[.T$2])*(ROW()-2)/128)" table:style-name="ce1">
            <text:p>28800</text:p>
          </table:table-cell>
          <table:table-cell office:value-type="float" office:value="30784" table:formula="of:=INT([.U$2]+([.U$130]-[.U$2])*(ROW()-2)/128)" table:style-name="ce1">
            <text:p>3078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92" table:formula="of:=INT([.G$2]+([.G$130]-[.G$2])*(ROW()-2)/128)" table:style-name="ce1">
            <text:p>192</text:p>
          </table:table-cell>
          <table:table-cell office:value-type="float" office:value="384" table:formula="of:=INT([.H$2]+([.H$130]-[.H$2])*(ROW()-2)/128)" table:style-name="ce1">
            <text:p>384</text:p>
          </table:table-cell>
          <table:table-cell office:value-type="float" office:value="480" table:formula="of:=INT([.I$2]+([.I$130]-[.I$2])*(ROW()-2)/128)" table:style-name="ce1">
            <text:p>480</text:p>
          </table:table-cell>
          <table:table-cell office:value-type="float" office:value="576" table:formula="of:=INT([.J$2]+([.J$130]-[.J$2])*(ROW()-2)/128)" table:style-name="ce1">
            <text:p>576</text:p>
          </table:table-cell>
          <table:table-cell office:value-type="float" office:value="672" table:formula="of:=INT([.K$2]+([.K$130]-[.K$2])*(ROW()-2)/128)" table:style-name="ce1">
            <text:p>672</text:p>
          </table:table-cell>
          <table:table-cell office:value-type="float" office:value="768" table:formula="of:=INT([.L$2]+([.L$130]-[.L$2])*(ROW()-2)/128)" table:style-name="ce1">
            <text:p>768</text:p>
          </table:table-cell>
          <table:table-cell office:value-type="float" office:value="4768" table:formula="of:=INT([.M$2]+([.M$130]-[.M$2])*(ROW()-2)/128)" table:style-name="ce1">
            <text:p>4768</text:p>
          </table:table-cell>
          <table:table-cell office:value-type="float" office:value="8768" table:formula="of:=INT([.N$2]+([.N$130]-[.N$2])*(ROW()-2)/128)" table:style-name="ce1">
            <text:p>8768</text:p>
          </table:table-cell>
          <table:table-cell office:value-type="float" office:value="12768" table:formula="of:=INT([.O$2]+([.O$130]-[.O$2])*(ROW()-2)/128)" table:style-name="ce1">
            <text:p>12768</text:p>
          </table:table-cell>
          <table:table-cell office:value-type="float" office:value="16768" table:formula="of:=INT([.P$2]+([.P$130]-[.P$2])*(ROW()-2)/128)" table:style-name="ce1">
            <text:p>16768</text:p>
          </table:table-cell>
          <table:table-cell office:value-type="float" office:value="20768" table:formula="of:=INT([.Q$2]+([.Q$130]-[.Q$2])*(ROW()-2)/128)" table:style-name="ce1">
            <text:p>20768</text:p>
          </table:table-cell>
          <table:table-cell office:value-type="float" office:value="24768" table:formula="of:=INT([.R$2]+([.R$130]-[.R$2])*(ROW()-2)/128)" table:style-name="ce1">
            <text:p>24768</text:p>
          </table:table-cell>
          <table:table-cell office:value-type="float" office:value="26768" table:formula="of:=INT([.S$2]+([.S$130]-[.S$2])*(ROW()-2)/128)" table:style-name="ce1">
            <text:p>26768</text:p>
          </table:table-cell>
          <table:table-cell office:value-type="float" office:value="28768" table:formula="of:=INT([.T$2]+([.T$130]-[.T$2])*(ROW()-2)/128)" table:style-name="ce1">
            <text:p>28768</text:p>
          </table:table-cell>
          <table:table-cell office:value-type="float" office:value="30768" table:formula="of:=INT([.U$2]+([.U$130]-[.U$2])*(ROW()-2)/128)" table:style-name="ce1">
            <text:p>30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256" table:formula="of:=INT([.H$2]+([.H$130]-[.H$2])*(ROW()-2)/128)" table:style-name="ce1">
            <text:p>256</text:p>
          </table:table-cell>
          <table:table-cell office:value-type="float" office:value="320" table:formula="of:=INT([.I$2]+([.I$130]-[.I$2])*(ROW()-2)/128)" table:style-name="ce1">
            <text:p>320</text:p>
          </table:table-cell>
          <table:table-cell office:value-type="float" office:value="384" table:formula="of:=INT([.J$2]+([.J$130]-[.J$2])*(ROW()-2)/128)" table:style-name="ce1">
            <text:p>384</text:p>
          </table:table-cell>
          <table:table-cell office:value-type="float" office:value="448" table:formula="of:=INT([.K$2]+([.K$130]-[.K$2])*(ROW()-2)/128)" table:style-name="ce1">
            <text:p>448</text:p>
          </table:table-cell>
          <table:table-cell office:value-type="float" office:value="512" table:formula="of:=INT([.L$2]+([.L$130]-[.L$2])*(ROW()-2)/128)" table:style-name="ce1">
            <text:p>512</text:p>
          </table:table-cell>
          <table:table-cell office:value-type="float" office:value="4544" table:formula="of:=INT([.M$2]+([.M$130]-[.M$2])*(ROW()-2)/128)" table:style-name="ce1">
            <text:p>4544</text:p>
          </table:table-cell>
          <table:table-cell office:value-type="float" office:value="8576" table:formula="of:=INT([.N$2]+([.N$130]-[.N$2])*(ROW()-2)/128)" table:style-name="ce1">
            <text:p>8576</text:p>
          </table:table-cell>
          <table:table-cell office:value-type="float" office:value="12608" table:formula="of:=INT([.O$2]+([.O$130]-[.O$2])*(ROW()-2)/128)" table:style-name="ce1">
            <text:p>12608</text:p>
          </table:table-cell>
          <table:table-cell office:value-type="float" office:value="16640" table:formula="of:=INT([.P$2]+([.P$130]-[.P$2])*(ROW()-2)/128)" table:style-name="ce1">
            <text:p>16640</text:p>
          </table:table-cell>
          <table:table-cell office:value-type="float" office:value="20672" table:formula="of:=INT([.Q$2]+([.Q$130]-[.Q$2])*(ROW()-2)/128)" table:style-name="ce1">
            <text:p>20672</text:p>
          </table:table-cell>
          <table:table-cell office:value-type="float" office:value="24704" table:formula="of:=INT([.R$2]+([.R$130]-[.R$2])*(ROW()-2)/128)" table:style-name="ce1">
            <text:p>24704</text:p>
          </table:table-cell>
          <table:table-cell office:value-type="float" office:value="26720" table:formula="of:=INT([.S$2]+([.S$130]-[.S$2])*(ROW()-2)/128)" table:style-name="ce1">
            <text:p>26720</text:p>
          </table:table-cell>
          <table:table-cell office:value-type="float" office:value="28736" table:formula="of:=INT([.T$2]+([.T$130]-[.T$2])*(ROW()-2)/128)" table:style-name="ce1">
            <text:p>28736</text:p>
          </table:table-cell>
          <table:table-cell office:value-type="float" office:value="30752" table:formula="of:=INT([.U$2]+([.U$130]-[.U$2])*(ROW()-2)/128)" table:style-name="ce1">
            <text:p>30752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" table:formula="of:=INT([.G$2]+([.G$130]-[.G$2])*(ROW()-2)/128)" table:style-name="ce1">
            <text:p>64</text:p>
          </table:table-cell>
          <table:table-cell office:value-type="float" office:value="128" table:formula="of:=INT([.H$2]+([.H$130]-[.H$2])*(ROW()-2)/128)" table:style-name="ce1">
            <text:p>128</text:p>
          </table:table-cell>
          <table:table-cell office:value-type="float" office:value="160" table:formula="of:=INT([.I$2]+([.I$130]-[.I$2])*(ROW()-2)/128)" table:style-name="ce1">
            <text:p>160</text:p>
          </table:table-cell>
          <table:table-cell office:value-type="float" office:value="192" table:formula="of:=INT([.J$2]+([.J$130]-[.J$2])*(ROW()-2)/128)" table:style-name="ce1">
            <text:p>192</text:p>
          </table:table-cell>
          <table:table-cell office:value-type="float" office:value="224" table:formula="of:=INT([.K$2]+([.K$130]-[.K$2])*(ROW()-2)/128)" table:style-name="ce1">
            <text:p>224</text:p>
          </table:table-cell>
          <table:table-cell office:value-type="float" office:value="256" table:formula="of:=INT([.L$2]+([.L$130]-[.L$2])*(ROW()-2)/128)" table:style-name="ce1">
            <text:p>256</text:p>
          </table:table-cell>
          <table:table-cell office:value-type="float" office:value="4320" table:formula="of:=INT([.M$2]+([.M$130]-[.M$2])*(ROW()-2)/128)" table:style-name="ce1">
            <text:p>4320</text:p>
          </table:table-cell>
          <table:table-cell office:value-type="float" office:value="8384" table:formula="of:=INT([.N$2]+([.N$130]-[.N$2])*(ROW()-2)/128)" table:style-name="ce1">
            <text:p>8384</text:p>
          </table:table-cell>
          <table:table-cell office:value-type="float" office:value="12448" table:formula="of:=INT([.O$2]+([.O$130]-[.O$2])*(ROW()-2)/128)" table:style-name="ce1">
            <text:p>12448</text:p>
          </table:table-cell>
          <table:table-cell office:value-type="float" office:value="16512" table:formula="of:=INT([.P$2]+([.P$130]-[.P$2])*(ROW()-2)/128)" table:style-name="ce1">
            <text:p>16512</text:p>
          </table:table-cell>
          <table:table-cell office:value-type="float" office:value="20576" table:formula="of:=INT([.Q$2]+([.Q$130]-[.Q$2])*(ROW()-2)/128)" table:style-name="ce1">
            <text:p>20576</text:p>
          </table:table-cell>
          <table:table-cell office:value-type="float" office:value="24640" table:formula="of:=INT([.R$2]+([.R$130]-[.R$2])*(ROW()-2)/128)" table:style-name="ce1">
            <text:p>24640</text:p>
          </table:table-cell>
          <table:table-cell office:value-type="float" office:value="26672" table:formula="of:=INT([.S$2]+([.S$130]-[.S$2])*(ROW()-2)/128)" table:style-name="ce1">
            <text:p>26672</text:p>
          </table:table-cell>
          <table:table-cell office:value-type="float" office:value="28704" table:formula="of:=INT([.T$2]+([.T$130]-[.T$2])*(ROW()-2)/128)" table:style-name="ce1">
            <text:p>28704</text:p>
          </table:table-cell>
          <table:table-cell office:value-type="float" office:value="30736" table:formula="of:=INT([.U$2]+([.U$130]-[.U$2])*(ROW()-2)/128)" table:style-name="ce1">
            <text:p>30736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8" table:formula="of:=ROW()-2" table:style-name="ce1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4096" table:style-name="ce2">
            <text:p>4096</text:p>
          </table:table-cell>
          <table:table-cell office:value-type="float" office:value="8192" table:style-name="ce2">
            <text:p>8192</text:p>
          </table:table-cell>
          <table:table-cell office:value-type="float" office:value="12288" table:style-name="ce2">
            <text:p>12288</text:p>
          </table:table-cell>
          <table:table-cell office:value-type="float" office:value="16384" table:style-name="ce2">
            <text:p>16384</text:p>
          </table:table-cell>
          <table:table-cell office:value-type="float" office:value="20480" table:style-name="ce2">
            <text:p>20480</text:p>
          </table:table-cell>
          <table:table-cell office:value-type="float" office:value="24576" table:style-name="ce2">
            <text:p>24576</text:p>
          </table:table-cell>
          <table:table-cell office:value-type="float" office:value="26624" table:style-name="ce2">
            <text:p>26624</text:p>
          </table:table-cell>
          <table:table-cell office:value-type="float" office:value="28672" table:style-name="ce2">
            <text:p>28672</text:p>
          </table:table-cell>
          <table:table-cell office:value-type="float" office:value="30720" table:style-name="ce2">
            <text:p>30720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1" table:style-name="ta1">
        <table:table-column table:style-name="co1" table:number-columns-repeated="16384" table:default-cell-style-name="ce1"/>
        <table:table-row table:style-name="ro1">
          <table:table-cell table:number-columns-repeated="4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" table:formula="of:=ROW()-2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28" table:style-name="ce2">
            <text:p>12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table:formula="of:=ROW()-2" table:style-name="ce1">
            <text:p>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" table:formula="of:=ROW()-2" table:style-name="ce1">
            <text:p>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" table:formula="of:=ROW()-2" table:style-name="ce1">
            <text:p>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" table:formula="of:=ROW()-2" table:style-name="ce1">
            <text:p>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" table:formula="of:=ROW()-2" table:style-name="ce1">
            <text:p>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" table:formula="of:=ROW()-2" table:style-name="ce1">
            <text:p>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" table:formula="of:=ROW()-2" table:style-name="ce1">
            <text:p>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" table:formula="of:=ROW()-2" table:style-name="ce1">
            <text:p>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" table:formula="of:=ROW()-2" table:style-name="ce1">
            <text:p>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128" table:formula="of:=INT([.G$2]+([.G$130]-[.G$2])*(ROW()-2)/128)" table:style-name="ce1">
            <text:p>128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8" table:formula="of:=ROW()-2" table:style-name="ce1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128" table:style-name="ce2">
            <text:p>12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2" table:style-name="ta1">
        <table:table-column table:style-name="co1" table:number-columns-repeated="16384" table:default-cell-style-name="ce1"/>
        <table:table-row table:style-name="ro1">
          <table:table-cell table:number-columns-repeated="4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" table:formula="of:=ROW()-2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56" table:style-name="ce2">
            <text:p>256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table:formula="of:=ROW()-2" table:style-name="ce1">
            <text:p>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" table:formula="of:=ROW()-2" table:style-name="ce1">
            <text:p>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" table:formula="of:=ROW()-2" table:style-name="ce1">
            <text:p>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" table:formula="of:=ROW()-2" table:style-name="ce1">
            <text:p>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" table:formula="of:=ROW()-2" table:style-name="ce1">
            <text:p>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" table:formula="of:=ROW()-2" table:style-name="ce1">
            <text:p>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" table:formula="of:=ROW()-2" table:style-name="ce1">
            <text:p>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" table:formula="of:=ROW()-2" table:style-name="ce1">
            <text:p>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" table:formula="of:=ROW()-2" table:style-name="ce1">
            <text:p>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256" table:formula="of:=INT([.G$2]+([.G$130]-[.G$2])*(ROW()-2)/128)" table:style-name="ce1">
            <text:p>256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8" table:formula="of:=ROW()-2" table:style-name="ce1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256" table:style-name="ce2">
            <text:p>256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3" table:style-name="ta1">
        <table:table-column table:style-name="co1" table:number-columns-repeated="16384" table:default-cell-style-name="ce1"/>
        <table:table-row table:style-name="ro1">
          <table:table-cell table:number-columns-repeated="4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" table:formula="of:=ROW()-2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84" table:style-name="ce2">
            <text:p>384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table:formula="of:=ROW()-2" table:style-name="ce1">
            <text:p>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" table:formula="of:=ROW()-2" table:style-name="ce1">
            <text:p>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" table:formula="of:=ROW()-2" table:style-name="ce1">
            <text:p>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" table:formula="of:=ROW()-2" table:style-name="ce1">
            <text:p>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" table:formula="of:=ROW()-2" table:style-name="ce1">
            <text:p>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" table:formula="of:=ROW()-2" table:style-name="ce1">
            <text:p>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" table:formula="of:=ROW()-2" table:style-name="ce1">
            <text:p>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" table:formula="of:=ROW()-2" table:style-name="ce1">
            <text:p>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" table:formula="of:=ROW()-2" table:style-name="ce1">
            <text:p>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384" table:formula="of:=INT([.G$2]+([.G$130]-[.G$2])*(ROW()-2)/128)" table:style-name="ce1">
            <text:p>384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8" table:formula="of:=ROW()-2" table:style-name="ce1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384" table:style-name="ce2">
            <text:p>384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4" table:style-name="ta1">
        <table:table-column table:style-name="co1" table:number-columns-repeated="16384" table:default-cell-style-name="ce1"/>
        <table:table-row table:style-name="ro1">
          <table:table-cell table:number-columns-repeated="4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" table:formula="of:=ROW()-2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12" table:style-name="ce2">
            <text:p>512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table:formula="of:=ROW()-2" table:style-name="ce1">
            <text:p>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" table:formula="of:=ROW()-2" table:style-name="ce1">
            <text:p>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" table:formula="of:=ROW()-2" table:style-name="ce1">
            <text:p>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" table:formula="of:=ROW()-2" table:style-name="ce1">
            <text:p>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" table:formula="of:=ROW()-2" table:style-name="ce1">
            <text:p>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" table:formula="of:=ROW()-2" table:style-name="ce1">
            <text:p>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" table:formula="of:=ROW()-2" table:style-name="ce1">
            <text:p>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" table:formula="of:=ROW()-2" table:style-name="ce1">
            <text:p>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" table:formula="of:=ROW()-2" table:style-name="ce1">
            <text:p>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512" table:formula="of:=INT([.G$2]+([.G$130]-[.G$2])*(ROW()-2)/128)" table:style-name="ce1">
            <text:p>512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8" table:formula="of:=ROW()-2" table:style-name="ce1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512" table:style-name="ce2">
            <text:p>512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  <table:table table:name="wave_shape_table_5" table:style-name="ta1">
        <table:table-column table:style-name="co1" table:number-columns-repeated="16384" table:default-cell-style-name="ce1"/>
        <table:table-row table:style-name="ro1">
          <table:table-cell table:number-columns-repeated="4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" table:formula="of:=ROW()-2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40" table:style-name="ce2">
            <text:p>640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table:formula="of:=ROW()-2" table:style-name="ce1">
            <text:p>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" table:formula="of:=ROW()-2" table:style-name="ce1">
            <text:p>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" table:formula="of:=ROW()-2" table:style-name="ce1">
            <text:p>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" table:formula="of:=ROW()-2" table:style-name="ce1">
            <text:p>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" table:formula="of:=ROW()-2" table:style-name="ce1">
            <text:p>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" table:formula="of:=ROW()-2" table:style-name="ce1">
            <text:p>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" table:formula="of:=ROW()-2" table:style-name="ce1">
            <text:p>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" table:formula="of:=ROW()-2" table:style-name="ce1">
            <text:p>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" table:formula="of:=ROW()-2" table:style-name="ce1">
            <text:p>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" table:formula="of:=ROW()-2" table:style-name="ce1">
            <text:p>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" table:formula="of:=ROW()-2" table:style-name="ce1">
            <text:p>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" table:formula="of:=ROW()-2" table:style-name="ce1">
            <text:p>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3" table:formula="of:=ROW()-2" table:style-name="ce1">
            <text:p>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4" table:formula="of:=ROW()-2" table:style-name="ce1">
            <text:p>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5" table:formula="of:=ROW()-2" table:style-name="ce1">
            <text:p>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6" table:formula="of:=ROW()-2" table:style-name="ce1">
            <text:p>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7" table:formula="of:=ROW()-2" table:style-name="ce1">
            <text:p>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8" table:formula="of:=ROW()-2" table:style-name="ce1">
            <text:p>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9" table:formula="of:=ROW()-2" table:style-name="ce1">
            <text:p>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0" table:formula="of:=ROW()-2" table:style-name="ce1">
            <text:p>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1" table:formula="of:=ROW()-2" table:style-name="ce1">
            <text:p>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2" table:formula="of:=ROW()-2" table:style-name="ce1">
            <text:p>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3" table:formula="of:=ROW()-2" table:style-name="ce1">
            <text:p>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4" table:formula="of:=ROW()-2" table:style-name="ce1">
            <text:p>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5" table:formula="of:=ROW()-2" table:style-name="ce1">
            <text:p>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6" table:formula="of:=ROW()-2" table:style-name="ce1">
            <text:p>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7" table:formula="of:=ROW()-2" table:style-name="ce1">
            <text:p>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8" table:formula="of:=ROW()-2" table:style-name="ce1">
            <text:p>2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29" table:formula="of:=ROW()-2" table:style-name="ce1">
            <text:p>2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0" table:formula="of:=ROW()-2" table:style-name="ce1">
            <text:p>3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1" table:formula="of:=ROW()-2" table:style-name="ce1">
            <text:p>3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2" table:formula="of:=ROW()-2" table:style-name="ce1">
            <text:p>3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3" table:formula="of:=ROW()-2" table:style-name="ce1">
            <text:p>3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4" table:formula="of:=ROW()-2" table:style-name="ce1">
            <text:p>3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5" table:formula="of:=ROW()-2" table:style-name="ce1">
            <text:p>3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6" table:formula="of:=ROW()-2" table:style-name="ce1">
            <text:p>3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7" table:formula="of:=ROW()-2" table:style-name="ce1">
            <text:p>3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8" table:formula="of:=ROW()-2" table:style-name="ce1">
            <text:p>3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39" table:formula="of:=ROW()-2" table:style-name="ce1">
            <text:p>3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0" table:formula="of:=ROW()-2" table:style-name="ce1">
            <text:p>4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1" table:formula="of:=ROW()-2" table:style-name="ce1">
            <text:p>4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2" table:formula="of:=ROW()-2" table:style-name="ce1">
            <text:p>4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3" table:formula="of:=ROW()-2" table:style-name="ce1">
            <text:p>4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4" table:formula="of:=ROW()-2" table:style-name="ce1">
            <text:p>4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5" table:formula="of:=ROW()-2" table:style-name="ce1">
            <text:p>4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6" table:formula="of:=ROW()-2" table:style-name="ce1">
            <text:p>4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7" table:formula="of:=ROW()-2" table:style-name="ce1">
            <text:p>4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8" table:formula="of:=ROW()-2" table:style-name="ce1">
            <text:p>4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49" table:formula="of:=ROW()-2" table:style-name="ce1">
            <text:p>4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0" table:formula="of:=ROW()-2" table:style-name="ce1">
            <text:p>5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1" table:formula="of:=ROW()-2" table:style-name="ce1">
            <text:p>5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2" table:formula="of:=ROW()-2" table:style-name="ce1">
            <text:p>5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3" table:formula="of:=ROW()-2" table:style-name="ce1">
            <text:p>5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4" table:formula="of:=ROW()-2" table:style-name="ce1">
            <text:p>5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5" table:formula="of:=ROW()-2" table:style-name="ce1">
            <text:p>5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6" table:formula="of:=ROW()-2" table:style-name="ce1">
            <text:p>5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7" table:formula="of:=ROW()-2" table:style-name="ce1">
            <text:p>5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8" table:formula="of:=ROW()-2" table:style-name="ce1">
            <text:p>5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59" table:formula="of:=ROW()-2" table:style-name="ce1">
            <text:p>5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0" table:formula="of:=ROW()-2" table:style-name="ce1">
            <text:p>6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1" table:formula="of:=ROW()-2" table:style-name="ce1">
            <text:p>6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2" table:formula="of:=ROW()-2" table:style-name="ce1">
            <text:p>6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3" table:formula="of:=ROW()-2" table:style-name="ce1">
            <text:p>6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4" table:formula="of:=ROW()-2" table:style-name="ce1">
            <text:p>6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5" table:formula="of:=ROW()-2" table:style-name="ce1">
            <text:p>6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6" table:formula="of:=ROW()-2" table:style-name="ce1">
            <text:p>6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7" table:formula="of:=ROW()-2" table:style-name="ce1">
            <text:p>6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8" table:formula="of:=ROW()-2" table:style-name="ce1">
            <text:p>6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69" table:formula="of:=ROW()-2" table:style-name="ce1">
            <text:p>6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0" table:formula="of:=ROW()-2" table:style-name="ce1">
            <text:p>7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1" table:formula="of:=ROW()-2" table:style-name="ce1">
            <text:p>7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2" table:formula="of:=ROW()-2" table:style-name="ce1">
            <text:p>7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3" table:formula="of:=ROW()-2" table:style-name="ce1">
            <text:p>7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4" table:formula="of:=ROW()-2" table:style-name="ce1">
            <text:p>7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5" table:formula="of:=ROW()-2" table:style-name="ce1">
            <text:p>7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6" table:formula="of:=ROW()-2" table:style-name="ce1">
            <text:p>7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7" table:formula="of:=ROW()-2" table:style-name="ce1">
            <text:p>7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8" table:formula="of:=ROW()-2" table:style-name="ce1">
            <text:p>7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79" table:formula="of:=ROW()-2" table:style-name="ce1">
            <text:p>7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0" table:formula="of:=ROW()-2" table:style-name="ce1">
            <text:p>8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1" table:formula="of:=ROW()-2" table:style-name="ce1">
            <text:p>8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2" table:formula="of:=ROW()-2" table:style-name="ce1">
            <text:p>8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3" table:formula="of:=ROW()-2" table:style-name="ce1">
            <text:p>8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4" table:formula="of:=ROW()-2" table:style-name="ce1">
            <text:p>8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5" table:formula="of:=ROW()-2" table:style-name="ce1">
            <text:p>8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6" table:formula="of:=ROW()-2" table:style-name="ce1">
            <text:p>8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7" table:formula="of:=ROW()-2" table:style-name="ce1">
            <text:p>8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8" table:formula="of:=ROW()-2" table:style-name="ce1">
            <text:p>8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89" table:formula="of:=ROW()-2" table:style-name="ce1">
            <text:p>8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0" table:formula="of:=ROW()-2" table:style-name="ce1">
            <text:p>9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1" table:formula="of:=ROW()-2" table:style-name="ce1">
            <text:p>9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2" table:formula="of:=ROW()-2" table:style-name="ce1">
            <text:p>9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3" table:formula="of:=ROW()-2" table:style-name="ce1">
            <text:p>9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4" table:formula="of:=ROW()-2" table:style-name="ce1">
            <text:p>9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5" table:formula="of:=ROW()-2" table:style-name="ce1">
            <text:p>9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6" table:formula="of:=ROW()-2" table:style-name="ce1">
            <text:p>9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7" table:formula="of:=ROW()-2" table:style-name="ce1">
            <text:p>9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8" table:formula="of:=ROW()-2" table:style-name="ce1">
            <text:p>9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99" table:formula="of:=ROW()-2" table:style-name="ce1">
            <text:p>9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0" table:formula="of:=ROW()-2" table:style-name="ce1">
            <text:p>10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1" table:formula="of:=ROW()-2" table:style-name="ce1">
            <text:p>10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2" table:formula="of:=ROW()-2" table:style-name="ce1">
            <text:p>10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3" table:formula="of:=ROW()-2" table:style-name="ce1">
            <text:p>10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4" table:formula="of:=ROW()-2" table:style-name="ce1">
            <text:p>10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5" table:formula="of:=ROW()-2" table:style-name="ce1">
            <text:p>10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6" table:formula="of:=ROW()-2" table:style-name="ce1">
            <text:p>10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7" table:formula="of:=ROW()-2" table:style-name="ce1">
            <text:p>10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8" table:formula="of:=ROW()-2" table:style-name="ce1">
            <text:p>10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09" table:formula="of:=ROW()-2" table:style-name="ce1">
            <text:p>10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0" table:formula="of:=ROW()-2" table:style-name="ce1">
            <text:p>11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1" table:formula="of:=ROW()-2" table:style-name="ce1">
            <text:p>11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2" table:formula="of:=ROW()-2" table:style-name="ce1">
            <text:p>11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3" table:formula="of:=ROW()-2" table:style-name="ce1">
            <text:p>11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4" table:formula="of:=ROW()-2" table:style-name="ce1">
            <text:p>11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5" table:formula="of:=ROW()-2" table:style-name="ce1">
            <text:p>11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6" table:formula="of:=ROW()-2" table:style-name="ce1">
            <text:p>11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7" table:formula="of:=ROW()-2" table:style-name="ce1">
            <text:p>11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8" table:formula="of:=ROW()-2" table:style-name="ce1">
            <text:p>118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19" table:formula="of:=ROW()-2" table:style-name="ce1">
            <text:p>119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0" table:formula="of:=ROW()-2" table:style-name="ce1">
            <text:p>120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1" table:formula="of:=ROW()-2" table:style-name="ce1">
            <text:p>121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2" table:formula="of:=ROW()-2" table:style-name="ce1">
            <text:p>122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3" table:formula="of:=ROW()-2" table:style-name="ce1">
            <text:p>123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4" table:formula="of:=ROW()-2" table:style-name="ce1">
            <text:p>124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5" table:formula="of:=ROW()-2" table:style-name="ce1">
            <text:p>125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6" table:formula="of:=ROW()-2" table:style-name="ce1">
            <text:p>126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7" table:formula="of:=ROW()-2" table:style-name="ce1">
            <text:p>127</text:p>
          </table:table-cell>
          <table:table-cell office:value-type="float" office:value="0" table:formula="of:=INT([.F$2]+([.F$130]-[.F$2])*(ROW()-2)/128)" table:style-name="ce1">
            <text:p>0</text:p>
          </table:table-cell>
          <table:table-cell office:value-type="float" office:value="640" table:formula="of:=INT([.G$2]+([.G$130]-[.G$2])*(ROW()-2)/128)" table:style-name="ce1">
            <text:p>640</text:p>
          </table:table-cell>
          <table:table-cell office:value-type="float" office:value="32768" table:formula="of:=INT([.H$2]+([.H$130]-[.H$2])*(ROW()-2)/128)" table:style-name="ce1">
            <text:p>32768</text:p>
          </table:table-cell>
          <table:table-cell office:value-type="float" office:value="32768" table:formula="of:=INT([.I$2]+([.I$130]-[.I$2])*(ROW()-2)/128)" table:style-name="ce1">
            <text:p>32768</text:p>
          </table:table-cell>
          <table:table-cell office:value-type="float" office:value="32768" table:formula="of:=INT([.J$2]+([.J$130]-[.J$2])*(ROW()-2)/128)" table:style-name="ce1">
            <text:p>32768</text:p>
          </table:table-cell>
          <table:table-cell office:value-type="float" office:value="32768" table:formula="of:=INT([.K$2]+([.K$130]-[.K$2])*(ROW()-2)/128)" table:style-name="ce1">
            <text:p>32768</text:p>
          </table:table-cell>
          <table:table-cell office:value-type="float" office:value="32768" table:formula="of:=INT([.L$2]+([.L$130]-[.L$2])*(ROW()-2)/128)" table:style-name="ce1">
            <text:p>32768</text:p>
          </table:table-cell>
          <table:table-cell office:value-type="float" office:value="32768" table:formula="of:=INT([.M$2]+([.M$130]-[.M$2])*(ROW()-2)/128)" table:style-name="ce1">
            <text:p>32768</text:p>
          </table:table-cell>
          <table:table-cell office:value-type="float" office:value="32768" table:formula="of:=INT([.N$2]+([.N$130]-[.N$2])*(ROW()-2)/128)" table:style-name="ce1">
            <text:p>32768</text:p>
          </table:table-cell>
          <table:table-cell office:value-type="float" office:value="32768" table:formula="of:=INT([.O$2]+([.O$130]-[.O$2])*(ROW()-2)/128)" table:style-name="ce1">
            <text:p>32768</text:p>
          </table:table-cell>
          <table:table-cell office:value-type="float" office:value="32768" table:formula="of:=INT([.P$2]+([.P$130]-[.P$2])*(ROW()-2)/128)" table:style-name="ce1">
            <text:p>32768</text:p>
          </table:table-cell>
          <table:table-cell office:value-type="float" office:value="32768" table:formula="of:=INT([.Q$2]+([.Q$130]-[.Q$2])*(ROW()-2)/128)" table:style-name="ce1">
            <text:p>32768</text:p>
          </table:table-cell>
          <table:table-cell office:value-type="float" office:value="32768" table:formula="of:=INT([.R$2]+([.R$130]-[.R$2])*(ROW()-2)/128)" table:style-name="ce1">
            <text:p>32768</text:p>
          </table:table-cell>
          <table:table-cell office:value-type="float" office:value="32768" table:formula="of:=INT([.S$2]+([.S$130]-[.S$2])*(ROW()-2)/128)" table:style-name="ce1">
            <text:p>32768</text:p>
          </table:table-cell>
          <table:table-cell office:value-type="float" office:value="32768" table:formula="of:=INT([.T$2]+([.T$130]-[.T$2])*(ROW()-2)/128)" table:style-name="ce1">
            <text:p>32768</text:p>
          </table:table-cell>
          <table:table-cell office:value-type="float" office:value="32768" table:formula="of:=INT([.U$2]+([.U$130]-[.U$2])*(ROW()-2)/128)" table:style-name="ce1">
            <text:p>3276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28" table:formula="of:=ROW()-2" table:style-name="ce1">
            <text:p>128</text:p>
          </table:table-cell>
          <table:table-cell office:value-type="float" office:value="0" table:style-name="ce2">
            <text:p>0</text:p>
          </table:table-cell>
          <table:table-cell office:value-type="float" office:value="640" table:style-name="ce2">
            <text:p>640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office:value-type="float" office:value="32768" table:style-name="ce2">
            <text:p>32768</text:p>
          </table:table-cell>
          <table:table-cell table:number-columns-repeated="16363"/>
        </table:table-row>
        <table:table-row table:number-rows-repeated="10484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Yu Gothic" svg:font-family="&quot;Yu Gothic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Yu Gothic" style:font-name-asian="Yu Gothic" style:font-name-complex="Yu Gothic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029</meta:generator>
    <meta:initial-creator>risgk</meta:initial-creator>
    <dc:creator>石垣 良</dc:creator>
    <meta:creation-date>2015-06-05T18:19:34Z</meta:creation-date>
    <dc:date>2025-08-12T03:03:00Z</dc:date>
  </office:meta>
</office:document-meta>
</file>